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65.89pt"/>
    </style:style>
    <style:style style:name="co2" style:family="table-column">
      <style:table-column-properties fo:break-before="auto" style:column-width="68.51pt"/>
    </style:style>
    <style:style style:name="co3" style:family="table-column">
      <style:table-column-properties fo:break-before="auto" style:column-width="166.65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1"/>
    <style:style style:name="ce3" style:family="table-cell" style:parent-style-name="Default" style:data-style-name="N51">
      <style:text-properties fo:font-weight="bold" style:font-weight-asian="bold" style:font-weight-complex="bold"/>
    </style:style>
    <style:style style:name="ce4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ce4"/>
        <table:table-column table:style-name="co2" table:default-cell-style-name="Default"/>
        <table:table-column table:style-name="co6" table:default-cell-style-name="ce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lientID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hora</text:p>
          </table:table-cell>
          <table:table-cell table:style-name="Default" office:value-type="string" calcext:value-type="string">
            <text:p>response time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 </text:p>
          </table:table-cell>
          <table:table-cell office:value-type="string" calcext:value-type="string">
            <text:p><text:s/>Wed Sep 20 21:57:20 BRT 2017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];13;8))" office:value-type="float" office:value="0.914814814814815" calcext:value-type="float">
            <text:p>0.9148148148</text:p>
          </table:table-cell>
          <table:table-cell table:formula="of:=IF([.B2]=[.B1];[.G1];[.F3]-[.F2])" office:value-type="time" office:time-value="PT00H00M03S" calcext:value-type="time">
            <text:p>00:00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 </text:p>
          </table:table-cell>
          <table:table-cell office:value-type="string" calcext:value-type="string">
            <text:p><text:s/>Wed Sep 20 21:57:23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3];13;8))" office:value-type="float" office:value="0.914849537037037" calcext:value-type="float">
            <text:p>0.914849537</text:p>
          </table:table-cell>
          <table:table-cell table:formula="of:=IF([.B3]=[.B2];[.G2];[.F4]-[.F3])" office:value-type="time" office:time-value="PT00H00M03S" calcext:value-type="time">
            <text:p>00:00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 </text:p>
          </table:table-cell>
          <table:table-cell office:value-type="string" calcext:value-type="string">
            <text:p><text:s/>Wed Sep 20 21:57:2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];13;8))" office:value-type="float" office:value="0.914884259259259" calcext:value-type="float">
            <text:p>0.9148842593</text:p>
          </table:table-cell>
          <table:table-cell table:formula="of:=IF([.B4]=[.B3];[.G3];[.F5]-[.F4])" office:value-type="time" office:time-value="PT00H00M09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 </text:p>
          </table:table-cell>
          <table:table-cell office:value-type="string" calcext:value-type="string">
            <text:p><text:s/>Wed Sep 20 21:57:35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5];13;8))" office:value-type="float" office:value="0.914988425925926" calcext:value-type="float">
            <text:p>0.9149884259</text:p>
          </table:table-cell>
          <table:table-cell table:formula="of:=IF([.B5]=[.B4];[.G4];[.F6]-[.F5])" office:value-type="time" office:time-value="PT00H00M09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0 </text:p>
          </table:table-cell>
          <table:table-cell office:value-type="string" calcext:value-type="string">
            <text:p><text:s/>Wed Sep 20 21:58:2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];13;8))" office:value-type="float" office:value="0.915509259259259" calcext:value-type="float">
            <text:p>0.9155092593</text:p>
          </table:table-cell>
          <table:table-cell table:formula="of:=IF([.B6]=[.B5];[.G5];[.F7]-[.F6])" office:value-type="time" office:time-value="PT00H00M47S" calcext:value-type="time">
            <text:p>00:00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0 </text:p>
          </table:table-cell>
          <table:table-cell office:value-type="string" calcext:value-type="string">
            <text:p><text:s/>Wed Sep 20 21:59:07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7];13;8))" office:value-type="float" office:value="0.916053240740741" calcext:value-type="float">
            <text:p>0.9160532407</text:p>
          </table:table-cell>
          <table:table-cell table:formula="of:=IF([.B7]=[.B6];[.G6];[.F8]-[.F7])" office:value-type="time" office:time-value="PT00H00M47S" calcext:value-type="time">
            <text:p>00:00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1 </text:p>
          </table:table-cell>
          <table:table-cell office:value-type="string" calcext:value-type="string">
            <text:p><text:s/>Wed Sep 20 21:58:2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];13;8))" office:value-type="float" office:value="0.915509259259259" calcext:value-type="float">
            <text:p>0.9155092593</text:p>
          </table:table-cell>
          <table:table-cell table:formula="of:=IF([.B8]=[.B7];[.G7];[.F9]-[.F8])" office:value-type="time" office:time-value="PT00H00M48S" calcext:value-type="time">
            <text:p>00:00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1 </text:p>
          </table:table-cell>
          <table:table-cell office:value-type="string" calcext:value-type="string">
            <text:p><text:s/>Wed Sep 20 21:59:08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9];13;8))" office:value-type="float" office:value="0.916064814814815" calcext:value-type="float">
            <text:p>0.9160648148</text:p>
          </table:table-cell>
          <table:table-cell table:formula="of:=IF([.B9]=[.B8];[.G8];[.F10]-[.F9])" office:value-type="time" office:time-value="PT00H00M48S" calcext:value-type="time">
            <text:p>00:00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2 </text:p>
          </table:table-cell>
          <table:table-cell office:value-type="string" calcext:value-type="string">
            <text:p><text:s/>Wed Sep 20 21:58:2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];13;8))" office:value-type="float" office:value="0.915509259259259" calcext:value-type="float">
            <text:p>0.9155092593</text:p>
          </table:table-cell>
          <table:table-cell table:formula="of:=IF([.B10]=[.B9];[.G9];[.F11]-[.F10])" office:value-type="time" office:time-value="PT00H00M49S" calcext:value-type="time">
            <text:p>00:00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2 </text:p>
          </table:table-cell>
          <table:table-cell office:value-type="string" calcext:value-type="string">
            <text:p><text:s/>Wed Sep 20 21:59:0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11];13;8))" office:value-type="float" office:value="0.916076388888889" calcext:value-type="float">
            <text:p>0.9160763889</text:p>
          </table:table-cell>
          <table:table-cell table:formula="of:=IF([.B11]=[.B10];[.G10];[.F12]-[.F11])" office:value-type="time" office:time-value="PT00H00M49S" calcext:value-type="time">
            <text:p>00:00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3 </text:p>
          </table:table-cell>
          <table:table-cell office:value-type="string" calcext:value-type="string">
            <text:p><text:s/>Wed Sep 20 21:58:2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2];13;8))" office:value-type="float" office:value="0.915520833333333" calcext:value-type="float">
            <text:p>0.9155208333</text:p>
          </table:table-cell>
          <table:table-cell table:formula="of:=IF([.B12]=[.B11];[.G11];[.F13]-[.F12])" office:value-type="time" office:time-value="PT00H00M49S" calcext:value-type="time">
            <text:p>00:00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3 </text:p>
          </table:table-cell>
          <table:table-cell office:value-type="string" calcext:value-type="string">
            <text:p><text:s/>Wed Sep 20 21:59:10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13];13;8))" office:value-type="float" office:value="0.916087962962963" calcext:value-type="float">
            <text:p>0.916087963</text:p>
          </table:table-cell>
          <table:table-cell table:formula="of:=IF([.B13]=[.B12];[.G12];[.F14]-[.F13])" office:value-type="time" office:time-value="PT00H00M49S" calcext:value-type="time">
            <text:p>00:00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4 </text:p>
          </table:table-cell>
          <table:table-cell office:value-type="string" calcext:value-type="string">
            <text:p><text:s/>Wed Sep 20 21:58:2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4];13;8))" office:value-type="float" office:value="0.915520833333333" calcext:value-type="float">
            <text:p>0.9155208333</text:p>
          </table:table-cell>
          <table:table-cell table:formula="of:=IF([.B14]=[.B13];[.G13];[.F15]-[.F14])" office:value-type="time" office:time-value="PT00H00M49S" calcext:value-type="time">
            <text:p>00:00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4 </text:p>
          </table:table-cell>
          <table:table-cell office:value-type="string" calcext:value-type="string">
            <text:p><text:s/>Wed Sep 20 21:59:10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15];13;8))" office:value-type="float" office:value="0.916087962962963" calcext:value-type="float">
            <text:p>0.916087963</text:p>
          </table:table-cell>
          <table:table-cell table:formula="of:=IF([.B15]=[.B14];[.G14];[.F16]-[.F15])" office:value-type="time" office:time-value="PT00H00M49S" calcext:value-type="time">
            <text:p>00:00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5 </text:p>
          </table:table-cell>
          <table:table-cell office:value-type="string" calcext:value-type="string">
            <text:p><text:s/>Wed Sep 20 21:58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6];13;8))" office:value-type="float" office:value="0.915532407407407" calcext:value-type="float">
            <text:p>0.9155324074</text:p>
          </table:table-cell>
          <table:table-cell table:formula="of:=IF([.B16]=[.B15];[.G15];[.F17]-[.F16])" office:value-type="time" office:time-value="PT00H00M52S" calcext:value-type="time">
            <text:p>00:00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5 </text:p>
          </table:table-cell>
          <table:table-cell office:value-type="string" calcext:value-type="string">
            <text:p><text:s/>Wed Sep 20 21:59:14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17];13;8))" office:value-type="float" office:value="0.916134259259259" calcext:value-type="float">
            <text:p>0.9161342593</text:p>
          </table:table-cell>
          <table:table-cell table:formula="of:=IF([.B17]=[.B16];[.G16];[.F18]-[.F17])" office:value-type="time" office:time-value="PT00H00M52S" calcext:value-type="time">
            <text:p>00:00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6 </text:p>
          </table:table-cell>
          <table:table-cell office:value-type="string" calcext:value-type="string">
            <text:p><text:s/>Wed Sep 20 21:58:2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8];13;8))" office:value-type="float" office:value="0.915543981481481" calcext:value-type="float">
            <text:p>0.9155439815</text:p>
          </table:table-cell>
          <table:table-cell table:formula="of:=IF([.B18]=[.B17];[.G17];[.F19]-[.F18])" office:value-type="time" office:time-value="PT00H00M51S" calcext:value-type="time">
            <text:p>00:00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6 </text:p>
          </table:table-cell>
          <table:table-cell office:value-type="string" calcext:value-type="string">
            <text:p><text:s/>Wed Sep 20 21:59:1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19];13;8))" office:value-type="float" office:value="0.916134259259259" calcext:value-type="float">
            <text:p>0.9161342593</text:p>
          </table:table-cell>
          <table:table-cell table:formula="of:=IF([.B19]=[.B18];[.G18];[.F20]-[.F19])" office:value-type="time" office:time-value="PT00H00M51S" calcext:value-type="time">
            <text:p>00:00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7 </text:p>
          </table:table-cell>
          <table:table-cell office:value-type="string" calcext:value-type="string">
            <text:p><text:s/>Wed Sep 20 21:58:2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0];13;8))" office:value-type="float" office:value="0.915543981481481" calcext:value-type="float">
            <text:p>0.9155439815</text:p>
          </table:table-cell>
          <table:table-cell table:formula="of:=IF([.B20]=[.B19];[.G19];[.F21]-[.F20])" office:value-type="time" office:time-value="PT00H00M53S" calcext:value-type="time">
            <text:p>00:00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7 </text:p>
          </table:table-cell>
          <table:table-cell office:value-type="string" calcext:value-type="string">
            <text:p><text:s/>Wed Sep 20 21:59:16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21];13;8))" office:value-type="float" office:value="0.916157407407407" calcext:value-type="float">
            <text:p>0.9161574074</text:p>
          </table:table-cell>
          <table:table-cell table:formula="of:=IF([.B21]=[.B20];[.G20];[.F22]-[.F21])" office:value-type="time" office:time-value="PT00H00M53S" calcext:value-type="time">
            <text:p>00:00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8 </text:p>
          </table:table-cell>
          <table:table-cell office:value-type="string" calcext:value-type="string">
            <text:p><text:s/>Wed Sep 20 21:58:2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2];13;8))" office:value-type="float" office:value="0.915555555555556" calcext:value-type="float">
            <text:p>0.9155555556</text:p>
          </table:table-cell>
          <table:table-cell table:formula="of:=IF([.B22]=[.B21];[.G21];[.F23]-[.F22])" office:value-type="time" office:time-value="PT00H00M53S" calcext:value-type="time">
            <text:p>00:00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8 </text:p>
          </table:table-cell>
          <table:table-cell office:value-type="string" calcext:value-type="string">
            <text:p><text:s/>Wed Sep 20 21:59:17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23];13;8))" office:value-type="float" office:value="0.916168981481481" calcext:value-type="float">
            <text:p>0.9161689815</text:p>
          </table:table-cell>
          <table:table-cell table:formula="of:=IF([.B23]=[.B22];[.G22];[.F24]-[.F23])" office:value-type="time" office:time-value="PT00H00M53S" calcext:value-type="time">
            <text:p>00:00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9 </text:p>
          </table:table-cell>
          <table:table-cell office:value-type="string" calcext:value-type="string">
            <text:p><text:s/>Wed Sep 20 21:58:2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4];13;8))" office:value-type="float" office:value="0.91556712962963" calcext:value-type="float">
            <text:p>0.9155671296</text:p>
          </table:table-cell>
          <table:table-cell table:formula="of:=IF([.B24]=[.B23];[.G23];[.F25]-[.F24])" office:value-type="time" office:time-value="PT00H00M53S" calcext:value-type="time">
            <text:p>00:00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09 </text:p>
          </table:table-cell>
          <table:table-cell office:value-type="string" calcext:value-type="string">
            <text:p><text:s/>Wed Sep 20 21:59:18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25];13;8))" office:value-type="float" office:value="0.916180555555555" calcext:value-type="float">
            <text:p>0.9161805556</text:p>
          </table:table-cell>
          <table:table-cell table:formula="of:=IF([.B25]=[.B24];[.G24];[.F26]-[.F25])" office:value-type="time" office:time-value="PT00H00M53S" calcext:value-type="time">
            <text:p>00:00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 </text:p>
          </table:table-cell>
          <table:table-cell office:value-type="string" calcext:value-type="string">
            <text:p><text:s/>Wed Sep 20 21:57:2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6];13;8))" office:value-type="float" office:value="0.914895833333333" calcext:value-type="float">
            <text:p>0.9148958333</text:p>
          </table:table-cell>
          <table:table-cell table:formula="of:=IF([.B26]=[.B25];[.G25];[.F27]-[.F26])" office:value-type="time" office:time-value="PT00H00M10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 </text:p>
          </table:table-cell>
          <table:table-cell office:value-type="string" calcext:value-type="string">
            <text:p><text:s/>Wed Sep 20 21:57:37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27];13;8))" office:value-type="float" office:value="0.915011574074074" calcext:value-type="float">
            <text:p>0.9150115741</text:p>
          </table:table-cell>
          <table:table-cell table:formula="of:=IF([.B27]=[.B26];[.G26];[.F28]-[.F27])" office:value-type="time" office:time-value="PT00H00M10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0 </text:p>
          </table:table-cell>
          <table:table-cell office:value-type="string" calcext:value-type="string">
            <text:p><text:s/>Wed Sep 20 21:58:2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8];13;8))" office:value-type="float" office:value="0.91556712962963" calcext:value-type="float">
            <text:p>0.9155671296</text:p>
          </table:table-cell>
          <table:table-cell table:formula="of:=IF([.B28]=[.B27];[.G27];[.F29]-[.F28])" office:value-type="time" office:time-value="PT00H00M52S" calcext:value-type="time">
            <text:p>00:00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0 </text:p>
          </table:table-cell>
          <table:table-cell office:value-type="string" calcext:value-type="string">
            <text:p><text:s/>Wed Sep 20 21:59:1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29];13;8))" office:value-type="float" office:value="0.916168981481481" calcext:value-type="float">
            <text:p>0.9161689815</text:p>
          </table:table-cell>
          <table:table-cell table:formula="of:=IF([.B29]=[.B28];[.G28];[.F30]-[.F29])" office:value-type="time" office:time-value="PT00H00M52S" calcext:value-type="time">
            <text:p>00:00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1 </text:p>
          </table:table-cell>
          <table:table-cell office:value-type="string" calcext:value-type="string">
            <text:p><text:s/>Wed Sep 20 21:58:2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0];13;8))" office:value-type="float" office:value="0.915578703703704" calcext:value-type="float">
            <text:p>0.9155787037</text:p>
          </table:table-cell>
          <table:table-cell table:formula="of:=IF([.B30]=[.B29];[.G29];[.F31]-[.F30])" office:value-type="time" office:time-value="PT00H00M53S" calcext:value-type="time">
            <text:p>00:00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1 </text:p>
          </table:table-cell>
          <table:table-cell office:value-type="string" calcext:value-type="string">
            <text:p><text:s/>Wed Sep 20 21:59:1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31];13;8))" office:value-type="float" office:value="0.91619212962963" calcext:value-type="float">
            <text:p>0.9161921296</text:p>
          </table:table-cell>
          <table:table-cell table:formula="of:=IF([.B31]=[.B30];[.G30];[.F32]-[.F31])" office:value-type="time" office:time-value="PT00H00M53S" calcext:value-type="time">
            <text:p>00:00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2 </text:p>
          </table:table-cell>
          <table:table-cell office:value-type="string" calcext:value-type="string">
            <text:p><text:s/>Wed Sep 20 21:58:2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2];13;8))" office:value-type="float" office:value="0.915590277777778" calcext:value-type="float">
            <text:p>0.9155902778</text:p>
          </table:table-cell>
          <table:table-cell table:formula="of:=IF([.B32]=[.B31];[.G31];[.F33]-[.F32])" office:value-type="time" office:time-value="PT00H00M51S" calcext:value-type="time">
            <text:p>00:00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2 </text:p>
          </table:table-cell>
          <table:table-cell office:value-type="string" calcext:value-type="string">
            <text:p><text:s/>Wed Sep 20 21:59:18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33];13;8))" office:value-type="float" office:value="0.916180555555555" calcext:value-type="float">
            <text:p>0.9161805556</text:p>
          </table:table-cell>
          <table:table-cell table:formula="of:=IF([.B33]=[.B32];[.G32];[.F34]-[.F33])" office:value-type="time" office:time-value="PT00H00M51S" calcext:value-type="time">
            <text:p>00:00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3 </text:p>
          </table:table-cell>
          <table:table-cell office:value-type="string" calcext:value-type="string">
            <text:p><text:s/>Wed Sep 20 21:58:2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4];13;8))" office:value-type="float" office:value="0.915590277777778" calcext:value-type="float">
            <text:p>0.9155902778</text:p>
          </table:table-cell>
          <table:table-cell table:formula="of:=IF([.B34]=[.B33];[.G33];[.F35]-[.F34])" office:value-type="time" office:time-value="PT00H00M55S" calcext:value-type="time">
            <text:p>00:00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3 </text:p>
          </table:table-cell>
          <table:table-cell office:value-type="string" calcext:value-type="string">
            <text:p><text:s/>Wed Sep 20 21:59:22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35];13;8))" office:value-type="float" office:value="0.916226851851852" calcext:value-type="float">
            <text:p>0.9162268519</text:p>
          </table:table-cell>
          <table:table-cell table:formula="of:=IF([.B35]=[.B34];[.G34];[.F36]-[.F35])" office:value-type="time" office:time-value="PT00H00M55S" calcext:value-type="time">
            <text:p>00:00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4 </text:p>
          </table:table-cell>
          <table:table-cell office:value-type="string" calcext:value-type="string">
            <text:p><text:s/>Wed Sep 20 21:58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6];13;8))" office:value-type="float" office:value="0.915601851851852" calcext:value-type="float">
            <text:p>0.9156018519</text:p>
          </table:table-cell>
          <table:table-cell table:formula="of:=IF([.B36]=[.B35];[.G35];[.F37]-[.F36])" office:value-type="time" office:time-value="PT00H00M56S" calcext:value-type="time">
            <text:p>00:00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4 </text:p>
          </table:table-cell>
          <table:table-cell office:value-type="string" calcext:value-type="string">
            <text:p><text:s/>Wed Sep 20 21:59:24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37];13;8))" office:value-type="float" office:value="0.91625" calcext:value-type="float">
            <text:p>0.91625</text:p>
          </table:table-cell>
          <table:table-cell table:formula="of:=IF([.B37]=[.B36];[.G36];[.F38]-[.F37])" office:value-type="time" office:time-value="PT00H00M56S" calcext:value-type="time">
            <text:p>00:00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5 </text:p>
          </table:table-cell>
          <table:table-cell office:value-type="string" calcext:value-type="string">
            <text:p><text:s/>Wed Sep 20 21:58:2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8];13;8))" office:value-type="float" office:value="0.915613425925926" calcext:value-type="float">
            <text:p>0.9156134259</text:p>
          </table:table-cell>
          <table:table-cell table:formula="of:=IF([.B38]=[.B37];[.G37];[.F39]-[.F38])" office:value-type="time" office:time-value="PT00H00M55S" calcext:value-type="time">
            <text:p>00:00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5 </text:p>
          </table:table-cell>
          <table:table-cell office:value-type="string" calcext:value-type="string">
            <text:p><text:s/>Wed Sep 20 21:59:2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39];13;8))" office:value-type="float" office:value="0.91625" calcext:value-type="float">
            <text:p>0.91625</text:p>
          </table:table-cell>
          <table:table-cell table:formula="of:=IF([.B39]=[.B38];[.G38];[.F40]-[.F39])" office:value-type="time" office:time-value="PT00H00M55S" calcext:value-type="time">
            <text:p>00:00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6 </text:p>
          </table:table-cell>
          <table:table-cell office:value-type="string" calcext:value-type="string">
            <text:p><text:s/>Wed Sep 20 21:58:2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0];13;8))" office:value-type="float" office:value="0.915613425925926" calcext:value-type="float">
            <text:p>0.9156134259</text:p>
          </table:table-cell>
          <table:table-cell table:formula="of:=IF([.B40]=[.B39];[.G39];[.F41]-[.F40])" office:value-type="time" office:time-value="PT00H00M56S" calcext:value-type="time">
            <text:p>00:00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6 </text:p>
          </table:table-cell>
          <table:table-cell office:value-type="string" calcext:value-type="string">
            <text:p><text:s/>Wed Sep 20 21:59:25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41];13;8))" office:value-type="float" office:value="0.916261574074074" calcext:value-type="float">
            <text:p>0.9162615741</text:p>
          </table:table-cell>
          <table:table-cell table:formula="of:=IF([.B41]=[.B40];[.G40];[.F42]-[.F41])" office:value-type="time" office:time-value="PT00H00M56S" calcext:value-type="time">
            <text:p>00:00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7 </text:p>
          </table:table-cell>
          <table:table-cell office:value-type="string" calcext:value-type="string">
            <text:p><text:s/>Wed Sep 20 21:58:3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2];13;8))" office:value-type="float" office:value="0.915625" calcext:value-type="float">
            <text:p>0.915625</text:p>
          </table:table-cell>
          <table:table-cell table:formula="of:=IF([.B42]=[.B41];[.G41];[.F43]-[.F42])" office:value-type="time" office:time-value="PT00H00M57S" calcext:value-type="time">
            <text:p>00:00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7 </text:p>
          </table:table-cell>
          <table:table-cell office:value-type="string" calcext:value-type="string">
            <text:p><text:s/>Wed Sep 20 21:59:2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43];13;8))" office:value-type="float" office:value="0.916284722222222" calcext:value-type="float">
            <text:p>0.9162847222</text:p>
          </table:table-cell>
          <table:table-cell table:formula="of:=IF([.B43]=[.B42];[.G42];[.F44]-[.F43])" office:value-type="time" office:time-value="PT00H00M57S" calcext:value-type="time">
            <text:p>00:00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8 </text:p>
          </table:table-cell>
          <table:table-cell office:value-type="string" calcext:value-type="string">
            <text:p><text:s/>Wed Sep 20 21:58:3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4];13;8))" office:value-type="float" office:value="0.915636574074074" calcext:value-type="float">
            <text:p>0.9156365741</text:p>
          </table:table-cell>
          <table:table-cell table:formula="of:=IF([.B44]=[.B43];[.G43];[.F45]-[.F44])" office:value-type="time" office:time-value="PT00H00M56S" calcext:value-type="time">
            <text:p>00:00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8 </text:p>
          </table:table-cell>
          <table:table-cell office:value-type="string" calcext:value-type="string">
            <text:p><text:s/>Wed Sep 20 21:59:27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45];13;8))" office:value-type="float" office:value="0.916284722222222" calcext:value-type="float">
            <text:p>0.9162847222</text:p>
          </table:table-cell>
          <table:table-cell table:formula="of:=IF([.B45]=[.B44];[.G44];[.F46]-[.F45])" office:value-type="time" office:time-value="PT00H00M56S" calcext:value-type="time">
            <text:p>00:00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9 </text:p>
          </table:table-cell>
          <table:table-cell office:value-type="string" calcext:value-type="string">
            <text:p><text:s/>Wed Sep 20 21:58:3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6];13;8))" office:value-type="float" office:value="0.915636574074074" calcext:value-type="float">
            <text:p>0.9156365741</text:p>
          </table:table-cell>
          <table:table-cell table:formula="of:=IF([.B46]=[.B45];[.G45];[.F47]-[.F46])" office:value-type="time" office:time-value="PT00H00M57S" calcext:value-type="time">
            <text:p>00:00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19 </text:p>
          </table:table-cell>
          <table:table-cell office:value-type="string" calcext:value-type="string">
            <text:p><text:s/>Wed Sep 20 21:59:28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47];13;8))" office:value-type="float" office:value="0.916296296296296" calcext:value-type="float">
            <text:p>0.9162962963</text:p>
          </table:table-cell>
          <table:table-cell table:formula="of:=IF([.B47]=[.B46];[.G46];[.F48]-[.F47])" office:value-type="time" office:time-value="PT00H00M57S" calcext:value-type="time">
            <text:p>00:00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 </text:p>
          </table:table-cell>
          <table:table-cell office:value-type="string" calcext:value-type="string">
            <text:p><text:s/>Wed Sep 20 21:57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8];13;8))" office:value-type="float" office:value="0.914907407407407" calcext:value-type="float">
            <text:p>0.9149074074</text:p>
          </table:table-cell>
          <table:table-cell table:formula="of:=IF([.B48]=[.B47];[.G47];[.F49]-[.F48])" office:value-type="time" office:time-value="PT00H00M09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 </text:p>
          </table:table-cell>
          <table:table-cell office:value-type="string" calcext:value-type="string">
            <text:p><text:s/>Wed Sep 20 21:57:37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49];13;8))" office:value-type="float" office:value="0.915011574074074" calcext:value-type="float">
            <text:p>0.9150115741</text:p>
          </table:table-cell>
          <table:table-cell table:formula="of:=IF([.B49]=[.B48];[.G48];[.F50]-[.F49])" office:value-type="time" office:time-value="PT00H00M09S" calcext:value-type="time">
            <text:p>00:00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0 </text:p>
          </table:table-cell>
          <table:table-cell office:value-type="string" calcext:value-type="string">
            <text:p><text:s/>Wed Sep 20 21:58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0];13;8))" office:value-type="float" office:value="0.915648148148148" calcext:value-type="float">
            <text:p>0.9156481481</text:p>
          </table:table-cell>
          <table:table-cell table:formula="of:=IF([.B50]=[.B49];[.G49];[.F51]-[.F50])" office:value-type="time" office:time-value="PT00H00M56S" calcext:value-type="time">
            <text:p>00:00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0 </text:p>
          </table:table-cell>
          <table:table-cell office:value-type="string" calcext:value-type="string">
            <text:p><text:s/>Wed Sep 20 21:59:28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51];13;8))" office:value-type="float" office:value="0.916296296296296" calcext:value-type="float">
            <text:p>0.9162962963</text:p>
          </table:table-cell>
          <table:table-cell table:formula="of:=IF([.B51]=[.B50];[.G50];[.F52]-[.F51])" office:value-type="time" office:time-value="PT00H00M56S" calcext:value-type="time">
            <text:p>00:00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1 </text:p>
          </table:table-cell>
          <table:table-cell office:value-type="string" calcext:value-type="string">
            <text:p><text:s/>Wed Sep 20 21:58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2];13;8))" office:value-type="float" office:value="0.915648148148148" calcext:value-type="float">
            <text:p>0.9156481481</text:p>
          </table:table-cell>
          <table:table-cell table:formula="of:=IF([.B52]=[.B51];[.G51];[.F53]-[.F52])" office:value-type="time" office:time-value="PT00H00M57S" calcext:value-type="time">
            <text:p>00:00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1 </text:p>
          </table:table-cell>
          <table:table-cell office:value-type="string" calcext:value-type="string">
            <text:p><text:s/>Wed Sep 20 21:59:2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53];13;8))" office:value-type="float" office:value="0.91630787037037" calcext:value-type="float">
            <text:p>0.9163078704</text:p>
          </table:table-cell>
          <table:table-cell table:formula="of:=IF([.B53]=[.B52];[.G52];[.F54]-[.F53])" office:value-type="time" office:time-value="PT00H00M57S" calcext:value-type="time">
            <text:p>00:00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2 </text:p>
          </table:table-cell>
          <table:table-cell office:value-type="string" calcext:value-type="string">
            <text:p><text:s/>Wed Sep 20 21:58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4];13;8))" office:value-type="float" office:value="0.915648148148148" calcext:value-type="float">
            <text:p>0.9156481481</text:p>
          </table:table-cell>
          <table:table-cell table:formula="of:=IF([.B54]=[.B53];[.G53];[.F55]-[.F54])" office:value-type="time" office:time-value="PT00H01M01S" calcext:value-type="time">
            <text:p>00:01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2 </text:p>
          </table:table-cell>
          <table:table-cell office:value-type="string" calcext:value-type="string">
            <text:p><text:s/>Wed Sep 20 21:59:33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55];13;8))" office:value-type="float" office:value="0.916354166666667" calcext:value-type="float">
            <text:p>0.9163541667</text:p>
          </table:table-cell>
          <table:table-cell table:formula="of:=IF([.B55]=[.B54];[.G54];[.F56]-[.F55])" office:value-type="time" office:time-value="PT00H01M01S" calcext:value-type="time">
            <text:p>00:01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3 </text:p>
          </table:table-cell>
          <table:table-cell office:value-type="string" calcext:value-type="string">
            <text:p><text:s/>Wed Sep 20 21:58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6];13;8))" office:value-type="float" office:value="0.915648148148148" calcext:value-type="float">
            <text:p>0.9156481481</text:p>
          </table:table-cell>
          <table:table-cell table:formula="of:=IF([.B56]=[.B55];[.G55];[.F57]-[.F56])" office:value-type="time" office:time-value="PT00H01M03S" calcext:value-type="time">
            <text:p>00:01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3 </text:p>
          </table:table-cell>
          <table:table-cell office:value-type="string" calcext:value-type="string">
            <text:p><text:s/>Wed Sep 20 21:59:35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57];13;8))" office:value-type="float" office:value="0.916377314814815" calcext:value-type="float">
            <text:p>0.9163773148</text:p>
          </table:table-cell>
          <table:table-cell table:formula="of:=IF([.B57]=[.B56];[.G56];[.F58]-[.F57])" office:value-type="time" office:time-value="PT00H01M03S" calcext:value-type="time">
            <text:p>00:01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4 </text:p>
          </table:table-cell>
          <table:table-cell office:value-type="string" calcext:value-type="string">
            <text:p><text:s/>Wed Sep 20 21:58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8];13;8))" office:value-type="float" office:value="0.915659722222222" calcext:value-type="float">
            <text:p>0.9156597222</text:p>
          </table:table-cell>
          <table:table-cell table:formula="of:=IF([.B58]=[.B57];[.G57];[.F59]-[.F58])" office:value-type="time" office:time-value="PT00H01M04S" calcext:value-type="time">
            <text:p>00:01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4 </text:p>
          </table:table-cell>
          <table:table-cell office:value-type="string" calcext:value-type="string">
            <text:p><text:s/>Wed Sep 20 21:59:37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59];13;8))" office:value-type="float" office:value="0.916400462962963" calcext:value-type="float">
            <text:p>0.916400463</text:p>
          </table:table-cell>
          <table:table-cell table:formula="of:=IF([.B59]=[.B58];[.G58];[.F60]-[.F59])" office:value-type="time" office:time-value="PT00H01M04S" calcext:value-type="time">
            <text:p>00:01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5 </text:p>
          </table:table-cell>
          <table:table-cell office:value-type="string" calcext:value-type="string">
            <text:p><text:s/>Wed Sep 20 21:58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0];13;8))" office:value-type="float" office:value="0.915659722222222" calcext:value-type="float">
            <text:p>0.9156597222</text:p>
          </table:table-cell>
          <table:table-cell table:formula="of:=IF([.B60]=[.B59];[.G59];[.F61]-[.F60])" office:value-type="time" office:time-value="PT00H01M06S" calcext:value-type="time">
            <text:p>00:01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5 </text:p>
          </table:table-cell>
          <table:table-cell office:value-type="string" calcext:value-type="string">
            <text:p><text:s/>Wed Sep 20 21:59:39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61];13;8))" office:value-type="float" office:value="0.916423611111111" calcext:value-type="float">
            <text:p>0.9164236111</text:p>
          </table:table-cell>
          <table:table-cell table:formula="of:=IF([.B61]=[.B60];[.G60];[.F62]-[.F61])" office:value-type="time" office:time-value="PT00H01M06S" calcext:value-type="time">
            <text:p>00:01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6 </text:p>
          </table:table-cell>
          <table:table-cell office:value-type="string" calcext:value-type="string">
            <text:p><text:s/>Wed Sep 20 21:58:3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2];13;8))" office:value-type="float" office:value="0.915671296296296" calcext:value-type="float">
            <text:p>0.9156712963</text:p>
          </table:table-cell>
          <table:table-cell table:formula="of:=IF([.B62]=[.B61];[.G61];[.F63]-[.F62])" office:value-type="time" office:time-value="PT00H01M07S" calcext:value-type="time">
            <text:p>00:01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6 </text:p>
          </table:table-cell>
          <table:table-cell office:value-type="string" calcext:value-type="string">
            <text:p><text:s/>Wed Sep 20 21:59:41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63];13;8))" office:value-type="float" office:value="0.916446759259259" calcext:value-type="float">
            <text:p>0.9164467593</text:p>
          </table:table-cell>
          <table:table-cell table:formula="of:=IF([.B63]=[.B62];[.G62];[.F64]-[.F63])" office:value-type="time" office:time-value="PT00H01M07S" calcext:value-type="time">
            <text:p>00:01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7 </text:p>
          </table:table-cell>
          <table:table-cell office:value-type="string" calcext:value-type="string">
            <text:p><text:s/>Wed Sep 20 21:58:3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4];13;8))" office:value-type="float" office:value="0.915671296296296" calcext:value-type="float">
            <text:p>0.9156712963</text:p>
          </table:table-cell>
          <table:table-cell table:formula="of:=IF([.B64]=[.B63];[.G63];[.F65]-[.F64])" office:value-type="time" office:time-value="PT00H01M07S" calcext:value-type="time">
            <text:p>00:01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7 </text:p>
          </table:table-cell>
          <table:table-cell office:value-type="string" calcext:value-type="string">
            <text:p><text:s/>Wed Sep 20 21:59:41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65];13;8))" office:value-type="float" office:value="0.916446759259259" calcext:value-type="float">
            <text:p>0.9164467593</text:p>
          </table:table-cell>
          <table:table-cell table:formula="of:=IF([.B65]=[.B64];[.G64];[.F66]-[.F65])" office:value-type="time" office:time-value="PT00H01M07S" calcext:value-type="time">
            <text:p>00:01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8 </text:p>
          </table:table-cell>
          <table:table-cell office:value-type="string" calcext:value-type="string">
            <text:p><text:s/>Wed Sep 20 21:58:3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6];13;8))" office:value-type="float" office:value="0.91568287037037" calcext:value-type="float">
            <text:p>0.9156828704</text:p>
          </table:table-cell>
          <table:table-cell table:formula="of:=IF([.B66]=[.B65];[.G65];[.F67]-[.F66])" office:value-type="time" office:time-value="PT00H01M05S" calcext:value-type="time">
            <text:p>00:01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8 </text:p>
          </table:table-cell>
          <table:table-cell office:value-type="string" calcext:value-type="string">
            <text:p><text:s/>Wed Sep 20 21:59:40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67];13;8))" office:value-type="float" office:value="0.916435185185185" calcext:value-type="float">
            <text:p>0.9164351852</text:p>
          </table:table-cell>
          <table:table-cell table:formula="of:=IF([.B67]=[.B66];[.G66];[.F68]-[.F67])" office:value-type="time" office:time-value="PT00H01M05S" calcext:value-type="time">
            <text:p>00:01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9 </text:p>
          </table:table-cell>
          <table:table-cell office:value-type="string" calcext:value-type="string">
            <text:p><text:s/>Wed Sep 20 21:58:3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8];13;8))" office:value-type="float" office:value="0.915694444444445" calcext:value-type="float">
            <text:p>0.9156944444</text:p>
          </table:table-cell>
          <table:table-cell table:formula="of:=IF([.B68]=[.B67];[.G67];[.F69]-[.F68])" office:value-type="time" office:time-value="PT00H01M06S" calcext:value-type="time">
            <text:p>00:01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29 </text:p>
          </table:table-cell>
          <table:table-cell office:value-type="string" calcext:value-type="string">
            <text:p><text:s/>Wed Sep 20 21:59:42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69];13;8))" office:value-type="float" office:value="0.916458333333333" calcext:value-type="float">
            <text:p>0.9164583333</text:p>
          </table:table-cell>
          <table:table-cell table:formula="of:=IF([.B69]=[.B68];[.G68];[.F70]-[.F69])" office:value-type="time" office:time-value="PT00H01M06S" calcext:value-type="time">
            <text:p>00:01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 </text:p>
          </table:table-cell>
          <table:table-cell office:value-type="string" calcext:value-type="string">
            <text:p><text:s/>Wed Sep 20 21:57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0];13;8))" office:value-type="float" office:value="0.914907407407407" calcext:value-type="float">
            <text:p>0.9149074074</text:p>
          </table:table-cell>
          <table:table-cell table:formula="of:=IF([.B70]=[.B69];[.G69];[.F71]-[.F70])" office:value-type="time" office:time-value="PT00H00M10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 </text:p>
          </table:table-cell>
          <table:table-cell office:value-type="string" calcext:value-type="string">
            <text:p><text:s/>Wed Sep 20 21:57:38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71];13;8))" office:value-type="float" office:value="0.915023148148148" calcext:value-type="float">
            <text:p>0.9150231481</text:p>
          </table:table-cell>
          <table:table-cell table:formula="of:=IF([.B71]=[.B70];[.G70];[.F72]-[.F71])" office:value-type="time" office:time-value="PT00H00M10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0 </text:p>
          </table:table-cell>
          <table:table-cell office:value-type="string" calcext:value-type="string">
            <text:p><text:s/>Wed Sep 20 21:58:3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2];13;8))" office:value-type="float" office:value="0.915694444444445" calcext:value-type="float">
            <text:p>0.9156944444</text:p>
          </table:table-cell>
          <table:table-cell table:formula="of:=IF([.B72]=[.B71];[.G71];[.F73]-[.F72])" office:value-type="time" office:time-value="PT00H01M07S" calcext:value-type="time">
            <text:p>00:01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0 </text:p>
          </table:table-cell>
          <table:table-cell office:value-type="string" calcext:value-type="string">
            <text:p><text:s/>Wed Sep 20 21:59:43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73];13;8))" office:value-type="float" office:value="0.916469907407407" calcext:value-type="float">
            <text:p>0.9164699074</text:p>
          </table:table-cell>
          <table:table-cell table:formula="of:=IF([.B73]=[.B72];[.G72];[.F74]-[.F73])" office:value-type="time" office:time-value="PT00H01M07S" calcext:value-type="time">
            <text:p>00:01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1 </text:p>
          </table:table-cell>
          <table:table-cell office:value-type="string" calcext:value-type="string">
            <text:p><text:s/>Wed Sep 20 21:58:3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4];13;8))" office:value-type="float" office:value="0.915706018518518" calcext:value-type="float">
            <text:p>0.9157060185</text:p>
          </table:table-cell>
          <table:table-cell table:formula="of:=IF([.B74]=[.B73];[.G73];[.F75]-[.F74])" office:value-type="time" office:time-value="PT00H01M09S" calcext:value-type="time">
            <text:p>00:01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1 </text:p>
          </table:table-cell>
          <table:table-cell office:value-type="string" calcext:value-type="string">
            <text:p><text:s/>Wed Sep 20 21:59:46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75];13;8))" office:value-type="float" office:value="0.91650462962963" calcext:value-type="float">
            <text:p>0.9165046296</text:p>
          </table:table-cell>
          <table:table-cell table:formula="of:=IF([.B75]=[.B74];[.G74];[.F76]-[.F75])" office:value-type="time" office:time-value="PT00H01M09S" calcext:value-type="time">
            <text:p>00:01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2 </text:p>
          </table:table-cell>
          <table:table-cell office:value-type="string" calcext:value-type="string">
            <text:p><text:s/>Wed Sep 20 21:58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6];13;8))" office:value-type="float" office:value="0.915717592592593" calcext:value-type="float">
            <text:p>0.9157175926</text:p>
          </table:table-cell>
          <table:table-cell table:formula="of:=IF([.B76]=[.B75];[.G75];[.F77]-[.F76])" office:value-type="time" office:time-value="PT00H01M11S" calcext:value-type="time">
            <text:p>00:01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2 </text:p>
          </table:table-cell>
          <table:table-cell office:value-type="string" calcext:value-type="string">
            <text:p><text:s/>Wed Sep 20 21:59:49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77];13;8))" office:value-type="float" office:value="0.916539351851852" calcext:value-type="float">
            <text:p>0.9165393519</text:p>
          </table:table-cell>
          <table:table-cell table:formula="of:=IF([.B77]=[.B76];[.G76];[.F78]-[.F77])" office:value-type="time" office:time-value="PT00H01M11S" calcext:value-type="time">
            <text:p>00:01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3 </text:p>
          </table:table-cell>
          <table:table-cell office:value-type="string" calcext:value-type="string">
            <text:p><text:s/>Wed Sep 20 21:58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8];13;8))" office:value-type="float" office:value="0.915717592592593" calcext:value-type="float">
            <text:p>0.9157175926</text:p>
          </table:table-cell>
          <table:table-cell table:formula="of:=IF([.B78]=[.B77];[.G77];[.F79]-[.F78])" office:value-type="time" office:time-value="PT00H01M12S" calcext:value-type="time">
            <text:p>00:01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3 </text:p>
          </table:table-cell>
          <table:table-cell office:value-type="string" calcext:value-type="string">
            <text:p><text:s/>Wed Sep 20 21:59:50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79];13;8))" office:value-type="float" office:value="0.916550925925926" calcext:value-type="float">
            <text:p>0.9165509259</text:p>
          </table:table-cell>
          <table:table-cell table:formula="of:=IF([.B79]=[.B78];[.G78];[.F80]-[.F79])" office:value-type="time" office:time-value="PT00H01M12S" calcext:value-type="time">
            <text:p>00:01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4 </text:p>
          </table:table-cell>
          <table:table-cell office:value-type="string" calcext:value-type="string">
            <text:p><text:s/>Wed Sep 20 21:58:3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0];13;8))" office:value-type="float" office:value="0.915729166666667" calcext:value-type="float">
            <text:p>0.9157291667</text:p>
          </table:table-cell>
          <table:table-cell table:formula="of:=IF([.B80]=[.B79];[.G79];[.F81]-[.F80])" office:value-type="time" office:time-value="PT00H01M14S" calcext:value-type="time">
            <text:p>00:01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4 </text:p>
          </table:table-cell>
          <table:table-cell office:value-type="string" calcext:value-type="string">
            <text:p><text:s/>Wed Sep 20 21:59:53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81];13;8))" office:value-type="float" office:value="0.916585648148148" calcext:value-type="float">
            <text:p>0.9165856481</text:p>
          </table:table-cell>
          <table:table-cell table:formula="of:=IF([.B81]=[.B80];[.G80];[.F82]-[.F81])" office:value-type="time" office:time-value="PT00H01M14S" calcext:value-type="time">
            <text:p>00:01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5 </text:p>
          </table:table-cell>
          <table:table-cell office:value-type="string" calcext:value-type="string">
            <text:p><text:s/>Wed Sep 20 21:58:4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2];13;8))" office:value-type="float" office:value="0.915740740740741" calcext:value-type="float">
            <text:p>0.9157407407</text:p>
          </table:table-cell>
          <table:table-cell table:formula="of:=IF([.B82]=[.B81];[.G81];[.F83]-[.F82])" office:value-type="time" office:time-value="PT00H01M15S" calcext:value-type="time">
            <text:p>00:01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5 </text:p>
          </table:table-cell>
          <table:table-cell office:value-type="string" calcext:value-type="string">
            <text:p><text:s/>Wed Sep 20 21:59:55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83];13;8))" office:value-type="float" office:value="0.916608796296296" calcext:value-type="float">
            <text:p>0.9166087963</text:p>
          </table:table-cell>
          <table:table-cell table:formula="of:=IF([.B83]=[.B82];[.G82];[.F84]-[.F83])" office:value-type="time" office:time-value="PT00H01M15S" calcext:value-type="time">
            <text:p>00:01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6 </text:p>
          </table:table-cell>
          <table:table-cell office:value-type="string" calcext:value-type="string">
            <text:p><text:s/>Wed Sep 20 21:58:4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4];13;8))" office:value-type="float" office:value="0.915740740740741" calcext:value-type="float">
            <text:p>0.9157407407</text:p>
          </table:table-cell>
          <table:table-cell table:formula="of:=IF([.B84]=[.B83];[.G83];[.F85]-[.F84])" office:value-type="time" office:time-value="PT00H01M15S" calcext:value-type="time">
            <text:p>00:01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6 </text:p>
          </table:table-cell>
          <table:table-cell office:value-type="string" calcext:value-type="string">
            <text:p><text:s/>Wed Sep 20 21:59:55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85];13;8))" office:value-type="float" office:value="0.916608796296296" calcext:value-type="float">
            <text:p>0.9166087963</text:p>
          </table:table-cell>
          <table:table-cell table:formula="of:=IF([.B85]=[.B84];[.G84];[.F86]-[.F85])" office:value-type="time" office:time-value="PT00H01M15S" calcext:value-type="time">
            <text:p>00:01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7 </text:p>
          </table:table-cell>
          <table:table-cell office:value-type="string" calcext:value-type="string">
            <text:p><text:s/>Wed Sep 20 21:58:4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6];13;8))" office:value-type="float" office:value="0.915752314814815" calcext:value-type="float">
            <text:p>0.9157523148</text:p>
          </table:table-cell>
          <table:table-cell table:formula="of:=IF([.B86]=[.B85];[.G85];[.F87]-[.F86])" office:value-type="time" office:time-value="PT00H01M15S" calcext:value-type="time">
            <text:p>00:01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7 </text:p>
          </table:table-cell>
          <table:table-cell office:value-type="string" calcext:value-type="string">
            <text:p><text:s/>Wed Sep 20 21:59:56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87];13;8))" office:value-type="float" office:value="0.91662037037037" calcext:value-type="float">
            <text:p>0.9166203704</text:p>
          </table:table-cell>
          <table:table-cell table:formula="of:=IF([.B87]=[.B86];[.G86];[.F88]-[.F87])" office:value-type="time" office:time-value="PT00H01M15S" calcext:value-type="time">
            <text:p>00:01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8 </text:p>
          </table:table-cell>
          <table:table-cell office:value-type="string" calcext:value-type="string">
            <text:p><text:s/>Wed Sep 20 21:58:4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8];13;8))" office:value-type="float" office:value="0.915763888888889" calcext:value-type="float">
            <text:p>0.9157638889</text:p>
          </table:table-cell>
          <table:table-cell table:formula="of:=IF([.B88]=[.B87];[.G87];[.F89]-[.F88])" office:value-type="time" office:time-value="PT00H01M14S" calcext:value-type="time">
            <text:p>00:01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8 </text:p>
          </table:table-cell>
          <table:table-cell office:value-type="string" calcext:value-type="string">
            <text:p><text:s/>Wed Sep 20 21:59:56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89];13;8))" office:value-type="float" office:value="0.91662037037037" calcext:value-type="float">
            <text:p>0.9166203704</text:p>
          </table:table-cell>
          <table:table-cell table:formula="of:=IF([.B89]=[.B88];[.G88];[.F90]-[.F89])" office:value-type="time" office:time-value="PT00H01M14S" calcext:value-type="time">
            <text:p>00:01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9 </text:p>
          </table:table-cell>
          <table:table-cell office:value-type="string" calcext:value-type="string">
            <text:p><text:s/>Wed Sep 20 21:58:4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0];13;8))" office:value-type="float" office:value="0.915763888888889" calcext:value-type="float">
            <text:p>0.9157638889</text:p>
          </table:table-cell>
          <table:table-cell table:formula="of:=IF([.B90]=[.B89];[.G89];[.F91]-[.F90])" office:value-type="time" office:time-value="PT00H01M15S" calcext:value-type="time">
            <text:p>00:01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39 </text:p>
          </table:table-cell>
          <table:table-cell office:value-type="string" calcext:value-type="string">
            <text:p><text:s/>Wed Sep 20 21:59:57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91];13;8))" office:value-type="float" office:value="0.916631944444444" calcext:value-type="float">
            <text:p>0.9166319444</text:p>
          </table:table-cell>
          <table:table-cell table:formula="of:=IF([.B91]=[.B90];[.G90];[.F92]-[.F91])" office:value-type="time" office:time-value="PT00H01M15S" calcext:value-type="time">
            <text:p>00:01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 </text:p>
          </table:table-cell>
          <table:table-cell office:value-type="string" calcext:value-type="string">
            <text:p><text:s/>Wed Sep 20 21:57:2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2];13;8))" office:value-type="float" office:value="0.914918981481481" calcext:value-type="float">
            <text:p>0.9149189815</text:p>
          </table:table-cell>
          <table:table-cell table:formula="of:=IF([.B92]=[.B91];[.G91];[.F93]-[.F92])" office:value-type="time" office:time-value="PT00H00M10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 </text:p>
          </table:table-cell>
          <table:table-cell office:value-type="string" calcext:value-type="string">
            <text:p><text:s/>Wed Sep 20 21:57:39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93];13;8))" office:value-type="float" office:value="0.915034722222222" calcext:value-type="float">
            <text:p>0.9150347222</text:p>
          </table:table-cell>
          <table:table-cell table:formula="of:=IF([.B93]=[.B92];[.G92];[.F94]-[.F93])" office:value-type="time" office:time-value="PT00H00M10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0 </text:p>
          </table:table-cell>
          <table:table-cell office:value-type="string" calcext:value-type="string">
            <text:p><text:s/>Wed Sep 20 21:58:4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4];13;8))" office:value-type="float" office:value="0.915775462962963" calcext:value-type="float">
            <text:p>0.915775463</text:p>
          </table:table-cell>
          <table:table-cell table:formula="of:=IF([.B94]=[.B93];[.G93];[.F95]-[.F94])" office:value-type="time" office:time-value="PT00H01M17S" calcext:value-type="time">
            <text:p>00:01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0 </text:p>
          </table:table-cell>
          <table:table-cell office:value-type="string" calcext:value-type="string">
            <text:p><text:s/>Wed Sep 20 22:00:00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95];13;8))" office:value-type="float" office:value="0.916666666666667" calcext:value-type="float">
            <text:p>0.9166666667</text:p>
          </table:table-cell>
          <table:table-cell table:formula="of:=IF([.B95]=[.B94];[.G94];[.F96]-[.F95])" office:value-type="time" office:time-value="PT00H01M17S" calcext:value-type="time">
            <text:p>00:01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1 </text:p>
          </table:table-cell>
          <table:table-cell office:value-type="string" calcext:value-type="string">
            <text:p><text:s/>Wed Sep 20 21:58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6];13;8))" office:value-type="float" office:value="0.915787037037037" calcext:value-type="float">
            <text:p>0.915787037</text:p>
          </table:table-cell>
          <table:table-cell table:formula="of:=IF([.B96]=[.B95];[.G95];[.F97]-[.F96])" office:value-type="time" office:time-value="PT00H01M18S" calcext:value-type="time">
            <text:p>00:01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1 </text:p>
          </table:table-cell>
          <table:table-cell office:value-type="string" calcext:value-type="string">
            <text:p><text:s/>Wed Sep 20 22:00:02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97];13;8))" office:value-type="float" office:value="0.916689814814815" calcext:value-type="float">
            <text:p>0.9166898148</text:p>
          </table:table-cell>
          <table:table-cell table:formula="of:=IF([.B97]=[.B96];[.G96];[.F98]-[.F97])" office:value-type="time" office:time-value="PT00H01M18S" calcext:value-type="time">
            <text:p>00:01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2 </text:p>
          </table:table-cell>
          <table:table-cell office:value-type="string" calcext:value-type="string">
            <text:p><text:s/>Wed Sep 20 21:58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8];13;8))" office:value-type="float" office:value="0.915787037037037" calcext:value-type="float">
            <text:p>0.915787037</text:p>
          </table:table-cell>
          <table:table-cell table:formula="of:=IF([.B98]=[.B97];[.G97];[.F99]-[.F98])" office:value-type="time" office:time-value="PT00H01M19S" calcext:value-type="time">
            <text:p>00:01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2 </text:p>
          </table:table-cell>
          <table:table-cell office:value-type="string" calcext:value-type="string">
            <text:p><text:s/>Wed Sep 20 22:00:0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99];13;8))" office:value-type="float" office:value="0.916701388888889" calcext:value-type="float">
            <text:p>0.9167013889</text:p>
          </table:table-cell>
          <table:table-cell table:formula="of:=IF([.B99]=[.B98];[.G98];[.F100]-[.F99])" office:value-type="time" office:time-value="PT00H01M19S" calcext:value-type="time">
            <text:p>00:01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3 </text:p>
          </table:table-cell>
          <table:table-cell office:value-type="string" calcext:value-type="string">
            <text:p><text:s/>Wed Sep 20 21:58:4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0];13;8))" office:value-type="float" office:value="0.915798611111111" calcext:value-type="float">
            <text:p>0.9157986111</text:p>
          </table:table-cell>
          <table:table-cell table:formula="of:=IF([.B100]=[.B99];[.G99];[.F101]-[.F100])" office:value-type="time" office:time-value="PT00H01M20S" calcext:value-type="time">
            <text:p>00:01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3 </text:p>
          </table:table-cell>
          <table:table-cell office:value-type="string" calcext:value-type="string">
            <text:p><text:s/>Wed Sep 20 22:00:05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101];13;8))" office:value-type="float" office:value="0.916724537037037" calcext:value-type="float">
            <text:p>0.916724537</text:p>
          </table:table-cell>
          <table:table-cell table:formula="of:=IF([.B101]=[.B100];[.G100];[.F102]-[.F101])" office:value-type="time" office:time-value="PT00H01M20S" calcext:value-type="time">
            <text:p>00:01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4 </text:p>
          </table:table-cell>
          <table:table-cell office:value-type="string" calcext:value-type="string">
            <text:p><text:s/>Wed Sep 20 21:58:4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2];13;8))" office:value-type="float" office:value="0.915810185185185" calcext:value-type="float">
            <text:p>0.9158101852</text:p>
          </table:table-cell>
          <table:table-cell table:formula="of:=IF([.B102]=[.B101];[.G101];[.F103]-[.F102])" office:value-type="time" office:time-value="PT00H01M20S" calcext:value-type="time">
            <text:p>00:01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4 </text:p>
          </table:table-cell>
          <table:table-cell office:value-type="string" calcext:value-type="string">
            <text:p><text:s/>Wed Sep 20 22:00:06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103];13;8))" office:value-type="float" office:value="0.916736111111111" calcext:value-type="float">
            <text:p>0.9167361111</text:p>
          </table:table-cell>
          <table:table-cell table:formula="of:=IF([.B103]=[.B102];[.G102];[.F104]-[.F103])" office:value-type="time" office:time-value="PT00H01M20S" calcext:value-type="time">
            <text:p>00:01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5 </text:p>
          </table:table-cell>
          <table:table-cell office:value-type="string" calcext:value-type="string">
            <text:p><text:s/>Wed Sep 20 21:58:4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4];13;8))" office:value-type="float" office:value="0.915810185185185" calcext:value-type="float">
            <text:p>0.9158101852</text:p>
          </table:table-cell>
          <table:table-cell table:formula="of:=IF([.B104]=[.B103];[.G103];[.F105]-[.F104])" office:value-type="time" office:time-value="PT00H01M20S" calcext:value-type="time">
            <text:p>00:01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5 </text:p>
          </table:table-cell>
          <table:table-cell office:value-type="string" calcext:value-type="string">
            <text:p><text:s/>Wed Sep 20 22:00:06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105];13;8))" office:value-type="float" office:value="0.916736111111111" calcext:value-type="float">
            <text:p>0.9167361111</text:p>
          </table:table-cell>
          <table:table-cell table:formula="of:=IF([.B105]=[.B104];[.G104];[.F106]-[.F105])" office:value-type="time" office:time-value="PT00H01M20S" calcext:value-type="time">
            <text:p>00:01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6 </text:p>
          </table:table-cell>
          <table:table-cell office:value-type="string" calcext:value-type="string">
            <text:p><text:s/>Wed Sep 20 21:58:4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6];13;8))" office:value-type="float" office:value="0.915821759259259" calcext:value-type="float">
            <text:p>0.9158217593</text:p>
          </table:table-cell>
          <table:table-cell table:formula="of:=IF([.B106]=[.B105];[.G105];[.F107]-[.F106])" office:value-type="time" office:time-value="PT00H01M19S" calcext:value-type="time">
            <text:p>00:01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6 </text:p>
          </table:table-cell>
          <table:table-cell office:value-type="string" calcext:value-type="string">
            <text:p><text:s/>Wed Sep 20 22:00:06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107];13;8))" office:value-type="float" office:value="0.916736111111111" calcext:value-type="float">
            <text:p>0.9167361111</text:p>
          </table:table-cell>
          <table:table-cell table:formula="of:=IF([.B107]=[.B106];[.G106];[.F108]-[.F107])" office:value-type="time" office:time-value="PT00H01M19S" calcext:value-type="time">
            <text:p>00:01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7 </text:p>
          </table:table-cell>
          <table:table-cell office:value-type="string" calcext:value-type="string">
            <text:p><text:s/>Wed Sep 20 21:58:4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8];13;8))" office:value-type="float" office:value="0.915833333333333" calcext:value-type="float">
            <text:p>0.9158333333</text:p>
          </table:table-cell>
          <table:table-cell table:formula="of:=IF([.B108]=[.B107];[.G107];[.F109]-[.F108])" office:value-type="time" office:time-value="PT00H01M19S" calcext:value-type="time">
            <text:p>00:01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7 </text:p>
          </table:table-cell>
          <table:table-cell office:value-type="string" calcext:value-type="string">
            <text:p><text:s/>Wed Sep 20 22:00:07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109];13;8))" office:value-type="float" office:value="0.916747685185185" calcext:value-type="float">
            <text:p>0.9167476852</text:p>
          </table:table-cell>
          <table:table-cell table:formula="of:=IF([.B109]=[.B108];[.G108];[.F110]-[.F109])" office:value-type="time" office:time-value="PT00H01M19S" calcext:value-type="time">
            <text:p>00:01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8 </text:p>
          </table:table-cell>
          <table:table-cell office:value-type="string" calcext:value-type="string">
            <text:p><text:s/>Wed Sep 20 21:58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10];13;8))" office:value-type="float" office:value="0.915844907407407" calcext:value-type="float">
            <text:p>0.9158449074</text:p>
          </table:table-cell>
          <table:table-cell table:formula="of:=IF([.B110]=[.B109];[.G109];[.F111]-[.F110])" office:value-type="time" office:time-value="PT00H01M19S" calcext:value-type="time">
            <text:p>00:01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8 </text:p>
          </table:table-cell>
          <table:table-cell office:value-type="string" calcext:value-type="string">
            <text:p><text:s/>Wed Sep 20 22:00:08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111];13;8))" office:value-type="float" office:value="0.916759259259259" calcext:value-type="float">
            <text:p>0.9167592593</text:p>
          </table:table-cell>
          <table:table-cell table:formula="of:=IF([.B111]=[.B110];[.G110];[.F112]-[.F111])" office:value-type="time" office:time-value="PT00H01M19S" calcext:value-type="time">
            <text:p>00:01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9 </text:p>
          </table:table-cell>
          <table:table-cell office:value-type="string" calcext:value-type="string">
            <text:p><text:s/>Wed Sep 20 21:58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12];13;8))" office:value-type="float" office:value="0.915844907407407" calcext:value-type="float">
            <text:p>0.9158449074</text:p>
          </table:table-cell>
          <table:table-cell table:formula="of:=IF([.B112]=[.B111];[.G111];[.F113]-[.F112])" office:value-type="time" office:time-value="PT00H01M21S" calcext:value-type="time">
            <text:p>00:01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49 </text:p>
          </table:table-cell>
          <table:table-cell office:value-type="string" calcext:value-type="string">
            <text:p><text:s/>Wed Sep 20 22:00:10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113];13;8))" office:value-type="float" office:value="0.916782407407407" calcext:value-type="float">
            <text:p>0.9167824074</text:p>
          </table:table-cell>
          <table:table-cell table:formula="of:=IF([.B113]=[.B112];[.G112];[.F114]-[.F113])" office:value-type="time" office:time-value="PT00H01M21S" calcext:value-type="time">
            <text:p>00:01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 </text:p>
          </table:table-cell>
          <table:table-cell office:value-type="string" calcext:value-type="string">
            <text:p><text:s/>Wed Sep 20 21:57:3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14];13;8))" office:value-type="float" office:value="0.914930555555556" calcext:value-type="float">
            <text:p>0.9149305556</text:p>
          </table:table-cell>
          <table:table-cell table:formula="of:=IF([.B114]=[.B113];[.G113];[.F115]-[.F114])" office:value-type="time" office:time-value="PT00H00M10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 </text:p>
          </table:table-cell>
          <table:table-cell office:value-type="string" calcext:value-type="string">
            <text:p><text:s/>Wed Sep 20 21:57:40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115];13;8))" office:value-type="float" office:value="0.915046296296296" calcext:value-type="float">
            <text:p>0.9150462963</text:p>
          </table:table-cell>
          <table:table-cell table:formula="of:=IF([.B115]=[.B114];[.G114];[.F116]-[.F115])" office:value-type="time" office:time-value="PT00H00M10S" calcext:value-type="time">
            <text:p>00:00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0 </text:p>
          </table:table-cell>
          <table:table-cell office:value-type="string" calcext:value-type="string">
            <text:p><text:s/>Wed Sep 20 21:58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16];13;8))" office:value-type="float" office:value="0.915844907407407" calcext:value-type="float">
            <text:p>0.9158449074</text:p>
          </table:table-cell>
          <table:table-cell table:formula="of:=IF([.B116]=[.B115];[.G115];[.F117]-[.F116])" office:value-type="time" office:time-value="PT00H01M23S" calcext:value-type="time">
            <text:p>00:01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0 </text:p>
          </table:table-cell>
          <table:table-cell office:value-type="string" calcext:value-type="string">
            <text:p><text:s/>Wed Sep 20 22:00:12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117];13;8))" office:value-type="float" office:value="0.916805555555555" calcext:value-type="float">
            <text:p>0.9168055556</text:p>
          </table:table-cell>
          <table:table-cell table:formula="of:=IF([.B117]=[.B116];[.G116];[.F118]-[.F117])" office:value-type="time" office:time-value="PT00H01M23S" calcext:value-type="time">
            <text:p>00:01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1 </text:p>
          </table:table-cell>
          <table:table-cell office:value-type="string" calcext:value-type="string">
            <text:p><text:s/>Wed Sep 20 21:58:5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18];13;8))" office:value-type="float" office:value="0.915856481481482" calcext:value-type="float">
            <text:p>0.9158564815</text:p>
          </table:table-cell>
          <table:table-cell table:formula="of:=IF([.B118]=[.B117];[.G117];[.F119]-[.F118])" office:value-type="time" office:time-value="PT00H01M23S" calcext:value-type="time">
            <text:p>00:01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1 </text:p>
          </table:table-cell>
          <table:table-cell office:value-type="string" calcext:value-type="string">
            <text:p><text:s/>Wed Sep 20 22:00:1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119];13;8))" office:value-type="float" office:value="0.91681712962963" calcext:value-type="float">
            <text:p>0.9168171296</text:p>
          </table:table-cell>
          <table:table-cell table:formula="of:=IF([.B119]=[.B118];[.G118];[.F120]-[.F119])" office:value-type="time" office:time-value="PT00H01M23S" calcext:value-type="time">
            <text:p>00:01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2 </text:p>
          </table:table-cell>
          <table:table-cell office:value-type="string" calcext:value-type="string">
            <text:p><text:s/>Wed Sep 20 21:58:5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20];13;8))" office:value-type="float" office:value="0.915856481481482" calcext:value-type="float">
            <text:p>0.9158564815</text:p>
          </table:table-cell>
          <table:table-cell table:formula="of:=IF([.B120]=[.B119];[.G119];[.F121]-[.F120])" office:value-type="time" office:time-value="PT00H01M25S" calcext:value-type="time">
            <text:p>00:01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2 </text:p>
          </table:table-cell>
          <table:table-cell office:value-type="string" calcext:value-type="string">
            <text:p><text:s/>Wed Sep 20 22:00:15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121];13;8))" office:value-type="float" office:value="0.916840277777778" calcext:value-type="float">
            <text:p>0.9168402778</text:p>
          </table:table-cell>
          <table:table-cell table:formula="of:=IF([.B121]=[.B120];[.G120];[.F122]-[.F121])" office:value-type="time" office:time-value="PT00H01M25S" calcext:value-type="time">
            <text:p>00:01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3 </text:p>
          </table:table-cell>
          <table:table-cell office:value-type="string" calcext:value-type="string">
            <text:p><text:s/>Wed Sep 20 21:58:5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22];13;8))" office:value-type="float" office:value="0.915868055555555" calcext:value-type="float">
            <text:p>0.9158680556</text:p>
          </table:table-cell>
          <table:table-cell table:formula="of:=IF([.B122]=[.B121];[.G121];[.F123]-[.F122])" office:value-type="time" office:time-value="PT00H01M25S" calcext:value-type="time">
            <text:p>00:01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3 </text:p>
          </table:table-cell>
          <table:table-cell office:value-type="string" calcext:value-type="string">
            <text:p><text:s/>Wed Sep 20 22:00:16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123];13;8))" office:value-type="float" office:value="0.916851851851852" calcext:value-type="float">
            <text:p>0.9168518519</text:p>
          </table:table-cell>
          <table:table-cell table:formula="of:=IF([.B123]=[.B122];[.G122];[.F124]-[.F123])" office:value-type="time" office:time-value="PT00H01M25S" calcext:value-type="time">
            <text:p>00:01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4 </text:p>
          </table:table-cell>
          <table:table-cell office:value-type="string" calcext:value-type="string">
            <text:p><text:s/>Wed Sep 20 21:58:5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24];13;8))" office:value-type="float" office:value="0.915868055555555" calcext:value-type="float">
            <text:p>0.9158680556</text:p>
          </table:table-cell>
          <table:table-cell table:formula="of:=IF([.B124]=[.B123];[.G123];[.F125]-[.F124])" office:value-type="time" office:time-value="PT00H01M25S" calcext:value-type="time">
            <text:p>00:01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4 </text:p>
          </table:table-cell>
          <table:table-cell office:value-type="string" calcext:value-type="string">
            <text:p><text:s/>Wed Sep 20 22:00:16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125];13;8))" office:value-type="float" office:value="0.916851851851852" calcext:value-type="float">
            <text:p>0.9168518519</text:p>
          </table:table-cell>
          <table:table-cell table:formula="of:=IF([.B125]=[.B124];[.G124];[.F126]-[.F125])" office:value-type="time" office:time-value="PT00H01M25S" calcext:value-type="time">
            <text:p>00:01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5 </text:p>
          </table:table-cell>
          <table:table-cell office:value-type="string" calcext:value-type="string">
            <text:p><text:s/>Wed Sep 20 21:58:5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26];13;8))" office:value-type="float" office:value="0.91587962962963" calcext:value-type="float">
            <text:p>0.9158796296</text:p>
          </table:table-cell>
          <table:table-cell table:formula="of:=IF([.B126]=[.B125];[.G125];[.F127]-[.F126])" office:value-type="time" office:time-value="PT00H01M24S" calcext:value-type="time">
            <text:p>00:01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5 </text:p>
          </table:table-cell>
          <table:table-cell office:value-type="string" calcext:value-type="string">
            <text:p><text:s/>Wed Sep 20 22:00:16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127];13;8))" office:value-type="float" office:value="0.916851851851852" calcext:value-type="float">
            <text:p>0.9168518519</text:p>
          </table:table-cell>
          <table:table-cell table:formula="of:=IF([.B127]=[.B126];[.G126];[.F128]-[.F127])" office:value-type="time" office:time-value="PT00H01M24S" calcext:value-type="time">
            <text:p>00:01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6 </text:p>
          </table:table-cell>
          <table:table-cell office:value-type="string" calcext:value-type="string">
            <text:p><text:s/>Wed Sep 20 21:58:5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28];13;8))" office:value-type="float" office:value="0.915891203703704" calcext:value-type="float">
            <text:p>0.9158912037</text:p>
          </table:table-cell>
          <table:table-cell table:formula="of:=IF([.B128]=[.B127];[.G127];[.F129]-[.F128])" office:value-type="time" office:time-value="PT00H01M24S" calcext:value-type="time">
            <text:p>00:01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6 </text:p>
          </table:table-cell>
          <table:table-cell office:value-type="string" calcext:value-type="string">
            <text:p><text:s/>Wed Sep 20 22:00:17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129];13;8))" office:value-type="float" office:value="0.916863425925926" calcext:value-type="float">
            <text:p>0.9168634259</text:p>
          </table:table-cell>
          <table:table-cell table:formula="of:=IF([.B129]=[.B128];[.G128];[.F130]-[.F129])" office:value-type="time" office:time-value="PT00H01M24S" calcext:value-type="time">
            <text:p>00:01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7 </text:p>
          </table:table-cell>
          <table:table-cell office:value-type="string" calcext:value-type="string">
            <text:p><text:s/>Wed Sep 20 21:58:5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30];13;8))" office:value-type="float" office:value="0.915902777777778" calcext:value-type="float">
            <text:p>0.9159027778</text:p>
          </table:table-cell>
          <table:table-cell table:formula="of:=IF([.B130]=[.B129];[.G129];[.F131]-[.F130])" office:value-type="time" office:time-value="PT00H01M25S" calcext:value-type="time">
            <text:p>00:01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7 </text:p>
          </table:table-cell>
          <table:table-cell office:value-type="string" calcext:value-type="string">
            <text:p><text:s/>Wed Sep 20 22:00:1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131];13;8))" office:value-type="float" office:value="0.916886574074074" calcext:value-type="float">
            <text:p>0.9168865741</text:p>
          </table:table-cell>
          <table:table-cell table:formula="of:=IF([.B131]=[.B130];[.G130];[.F132]-[.F131])" office:value-type="time" office:time-value="PT00H01M25S" calcext:value-type="time">
            <text:p>00:01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8 </text:p>
          </table:table-cell>
          <table:table-cell office:value-type="string" calcext:value-type="string">
            <text:p><text:s/>Wed Sep 20 21:58:5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32];13;8))" office:value-type="float" office:value="0.915902777777778" calcext:value-type="float">
            <text:p>0.9159027778</text:p>
          </table:table-cell>
          <table:table-cell table:formula="of:=IF([.B132]=[.B131];[.G131];[.F133]-[.F132])" office:value-type="time" office:time-value="PT00H01M26S" calcext:value-type="time">
            <text:p>00:01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8 </text:p>
          </table:table-cell>
          <table:table-cell office:value-type="string" calcext:value-type="string">
            <text:p><text:s/>Wed Sep 20 22:00:20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133];13;8))" office:value-type="float" office:value="0.916898148148148" calcext:value-type="float">
            <text:p>0.9168981481</text:p>
          </table:table-cell>
          <table:table-cell table:formula="of:=IF([.B133]=[.B132];[.G132];[.F134]-[.F133])" office:value-type="time" office:time-value="PT00H01M26S" calcext:value-type="time">
            <text:p>00:01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9 </text:p>
          </table:table-cell>
          <table:table-cell office:value-type="string" calcext:value-type="string">
            <text:p><text:s/>Wed Sep 20 21:58:5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34];13;8))" office:value-type="float" office:value="0.915914351851852" calcext:value-type="float">
            <text:p>0.9159143519</text:p>
          </table:table-cell>
          <table:table-cell table:formula="of:=IF([.B134]=[.B133];[.G133];[.F135]-[.F134])" office:value-type="time" office:time-value="PT00H01M29S" calcext:value-type="time">
            <text:p>00:01: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59 </text:p>
          </table:table-cell>
          <table:table-cell office:value-type="string" calcext:value-type="string">
            <text:p><text:s/>Wed Sep 20 22:00:2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135];13;8))" office:value-type="float" office:value="0.916944444444444" calcext:value-type="float">
            <text:p>0.9169444444</text:p>
          </table:table-cell>
          <table:table-cell table:formula="of:=IF([.B135]=[.B134];[.G134];[.F136]-[.F135])" office:value-type="time" office:time-value="PT00H01M29S" calcext:value-type="time">
            <text:p>00:01: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 </text:p>
          </table:table-cell>
          <table:table-cell office:value-type="string" calcext:value-type="string">
            <text:p><text:s/>Wed Sep 20 21:57:3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36];13;8))" office:value-type="float" office:value="0.914930555555556" calcext:value-type="float">
            <text:p>0.9149305556</text:p>
          </table:table-cell>
          <table:table-cell table:formula="of:=IF([.B136]=[.B135];[.G135];[.F137]-[.F136])" office:value-type="time" office:time-value="PT00H00M11S" calcext:value-type="time">
            <text:p>00:00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 </text:p>
          </table:table-cell>
          <table:table-cell office:value-type="string" calcext:value-type="string">
            <text:p><text:s/>Wed Sep 20 21:57:41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137];13;8))" office:value-type="float" office:value="0.91505787037037" calcext:value-type="float">
            <text:p>0.9150578704</text:p>
          </table:table-cell>
          <table:table-cell table:formula="of:=IF([.B137]=[.B136];[.G136];[.F138]-[.F137])" office:value-type="time" office:time-value="PT00H00M11S" calcext:value-type="time">
            <text:p>00:00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0 </text:p>
          </table:table-cell>
          <table:table-cell office:value-type="string" calcext:value-type="string">
            <text:p><text:s/>Wed Sep 20 21:58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38];13;8))" office:value-type="float" office:value="0.915925925925926" calcext:value-type="float">
            <text:p>0.9159259259</text:p>
          </table:table-cell>
          <table:table-cell table:formula="of:=IF([.B138]=[.B137];[.G137];[.F139]-[.F138])" office:value-type="time" office:time-value="PT00H01M30S" calcext:value-type="time">
            <text:p>00:01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0 </text:p>
          </table:table-cell>
          <table:table-cell office:value-type="string" calcext:value-type="string">
            <text:p><text:s/>Wed Sep 20 22:00:26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139];13;8))" office:value-type="float" office:value="0.916967592592593" calcext:value-type="float">
            <text:p>0.9169675926</text:p>
          </table:table-cell>
          <table:table-cell table:formula="of:=IF([.B139]=[.B138];[.G138];[.F140]-[.F139])" office:value-type="time" office:time-value="PT00H01M30S" calcext:value-type="time">
            <text:p>00:01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1 </text:p>
          </table:table-cell>
          <table:table-cell office:value-type="string" calcext:value-type="string">
            <text:p><text:s/>Wed Sep 20 21:58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40];13;8))" office:value-type="float" office:value="0.915925925925926" calcext:value-type="float">
            <text:p>0.9159259259</text:p>
          </table:table-cell>
          <table:table-cell table:formula="of:=IF([.B140]=[.B139];[.G139];[.F141]-[.F140])" office:value-type="time" office:time-value="PT00H01M34S" calcext:value-type="time">
            <text:p>00:01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1 </text:p>
          </table:table-cell>
          <table:table-cell office:value-type="string" calcext:value-type="string">
            <text:p><text:s/>Wed Sep 20 22:00:30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141];13;8))" office:value-type="float" office:value="0.917013888888889" calcext:value-type="float">
            <text:p>0.9170138889</text:p>
          </table:table-cell>
          <table:table-cell table:formula="of:=IF([.B141]=[.B140];[.G140];[.F142]-[.F141])" office:value-type="time" office:time-value="PT00H01M34S" calcext:value-type="time">
            <text:p>00:01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2 </text:p>
          </table:table-cell>
          <table:table-cell office:value-type="string" calcext:value-type="string">
            <text:p><text:s/>Wed Sep 20 21:58:5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42];13;8))" office:value-type="float" office:value="0.9159375" calcext:value-type="float">
            <text:p>0.9159375</text:p>
          </table:table-cell>
          <table:table-cell table:formula="of:=IF([.B142]=[.B141];[.G141];[.F143]-[.F142])" office:value-type="time" office:time-value="PT00H01M33S" calcext:value-type="time">
            <text:p>00:01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2 </text:p>
          </table:table-cell>
          <table:table-cell office:value-type="string" calcext:value-type="string">
            <text:p><text:s/>Wed Sep 20 22:00:30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143];13;8))" office:value-type="float" office:value="0.917013888888889" calcext:value-type="float">
            <text:p>0.9170138889</text:p>
          </table:table-cell>
          <table:table-cell table:formula="of:=IF([.B143]=[.B142];[.G142];[.F144]-[.F143])" office:value-type="time" office:time-value="PT00H01M33S" calcext:value-type="time">
            <text:p>00:01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3 </text:p>
          </table:table-cell>
          <table:table-cell office:value-type="string" calcext:value-type="string">
            <text:p><text:s/>Wed Sep 20 21:58:5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44];13;8))" office:value-type="float" office:value="0.9159375" calcext:value-type="float">
            <text:p>0.9159375</text:p>
          </table:table-cell>
          <table:table-cell table:formula="of:=IF([.B144]=[.B143];[.G143];[.F145]-[.F144])" office:value-type="time" office:time-value="PT00H01M34S" calcext:value-type="time">
            <text:p>00:01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3 </text:p>
          </table:table-cell>
          <table:table-cell office:value-type="string" calcext:value-type="string">
            <text:p><text:s/>Wed Sep 20 22:00:31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145];13;8))" office:value-type="float" office:value="0.917025462962963" calcext:value-type="float">
            <text:p>0.917025463</text:p>
          </table:table-cell>
          <table:table-cell table:formula="of:=IF([.B145]=[.B144];[.G144];[.F146]-[.F145])" office:value-type="time" office:time-value="PT00H01M34S" calcext:value-type="time">
            <text:p>00:01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4 </text:p>
          </table:table-cell>
          <table:table-cell office:value-type="string" calcext:value-type="string">
            <text:p><text:s/>Wed Sep 20 21:58:5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46];13;8))" office:value-type="float" office:value="0.915949074074074" calcext:value-type="float">
            <text:p>0.9159490741</text:p>
          </table:table-cell>
          <table:table-cell table:formula="of:=IF([.B146]=[.B145];[.G145];[.F147]-[.F146])" office:value-type="time" office:time-value="PT00H01M33S" calcext:value-type="time">
            <text:p>00:01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4 </text:p>
          </table:table-cell>
          <table:table-cell office:value-type="string" calcext:value-type="string">
            <text:p><text:s/>Wed Sep 20 22:00:31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147];13;8))" office:value-type="float" office:value="0.917025462962963" calcext:value-type="float">
            <text:p>0.917025463</text:p>
          </table:table-cell>
          <table:table-cell table:formula="of:=IF([.B147]=[.B146];[.G146];[.F148]-[.F147])" office:value-type="time" office:time-value="PT00H01M33S" calcext:value-type="time">
            <text:p>00:01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5 </text:p>
          </table:table-cell>
          <table:table-cell office:value-type="string" calcext:value-type="string">
            <text:p><text:s/>Wed Sep 20 21:58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48];13;8))" office:value-type="float" office:value="0.915960648148148" calcext:value-type="float">
            <text:p>0.9159606481</text:p>
          </table:table-cell>
          <table:table-cell table:formula="of:=IF([.B148]=[.B147];[.G147];[.F149]-[.F148])" office:value-type="time" office:time-value="PT00H01M32S" calcext:value-type="time">
            <text:p>00:01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5 </text:p>
          </table:table-cell>
          <table:table-cell office:value-type="string" calcext:value-type="string">
            <text:p><text:s/>Wed Sep 20 22:00:31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149];13;8))" office:value-type="float" office:value="0.917025462962963" calcext:value-type="float">
            <text:p>0.917025463</text:p>
          </table:table-cell>
          <table:table-cell table:formula="of:=IF([.B149]=[.B148];[.G148];[.F150]-[.F149])" office:value-type="time" office:time-value="PT00H01M32S" calcext:value-type="time">
            <text:p>00:01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6 </text:p>
          </table:table-cell>
          <table:table-cell office:value-type="string" calcext:value-type="string">
            <text:p><text:s/>Wed Sep 20 21:59:0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50];13;8))" office:value-type="float" office:value="0.915972222222222" calcext:value-type="float">
            <text:p>0.9159722222</text:p>
          </table:table-cell>
          <table:table-cell table:formula="of:=IF([.B150]=[.B149];[.G149];[.F151]-[.F150])" office:value-type="time" office:time-value="PT00H01M33S" calcext:value-type="time">
            <text:p>00:01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6 </text:p>
          </table:table-cell>
          <table:table-cell office:value-type="string" calcext:value-type="string">
            <text:p><text:s/>Wed Sep 20 22:00:33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151];13;8))" office:value-type="float" office:value="0.917048611111111" calcext:value-type="float">
            <text:p>0.9170486111</text:p>
          </table:table-cell>
          <table:table-cell table:formula="of:=IF([.B151]=[.B150];[.G150];[.F152]-[.F151])" office:value-type="time" office:time-value="PT00H01M33S" calcext:value-type="time">
            <text:p>00:01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7 </text:p>
          </table:table-cell>
          <table:table-cell office:value-type="string" calcext:value-type="string">
            <text:p><text:s/>Wed Sep 20 21:59:0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52];13;8))" office:value-type="float" office:value="0.915983796296296" calcext:value-type="float">
            <text:p>0.9159837963</text:p>
          </table:table-cell>
          <table:table-cell table:formula="of:=IF([.B152]=[.B151];[.G151];[.F153]-[.F152])" office:value-type="time" office:time-value="PT00H01M34S" calcext:value-type="time">
            <text:p>00:01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7 </text:p>
          </table:table-cell>
          <table:table-cell office:value-type="string" calcext:value-type="string">
            <text:p><text:s/>Wed Sep 20 22:00:35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153];13;8))" office:value-type="float" office:value="0.917071759259259" calcext:value-type="float">
            <text:p>0.9170717593</text:p>
          </table:table-cell>
          <table:table-cell table:formula="of:=IF([.B153]=[.B152];[.G152];[.F154]-[.F153])" office:value-type="time" office:time-value="PT00H01M34S" calcext:value-type="time">
            <text:p>00:01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8 </text:p>
          </table:table-cell>
          <table:table-cell office:value-type="string" calcext:value-type="string">
            <text:p><text:s/>Wed Sep 20 21:59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54];13;8))" office:value-type="float" office:value="0.91599537037037" calcext:value-type="float">
            <text:p>0.9159953704</text:p>
          </table:table-cell>
          <table:table-cell table:formula="of:=IF([.B154]=[.B153];[.G153];[.F155]-[.F154])" office:value-type="time" office:time-value="PT00H01M35S" calcext:value-type="time">
            <text:p>00:01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8 </text:p>
          </table:table-cell>
          <table:table-cell office:value-type="string" calcext:value-type="string">
            <text:p><text:s/>Wed Sep 20 22:00:37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155];13;8))" office:value-type="float" office:value="0.917094907407407" calcext:value-type="float">
            <text:p>0.9170949074</text:p>
          </table:table-cell>
          <table:table-cell table:formula="of:=IF([.B155]=[.B154];[.G154];[.F156]-[.F155])" office:value-type="time" office:time-value="PT00H01M35S" calcext:value-type="time">
            <text:p>00:01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9 </text:p>
          </table:table-cell>
          <table:table-cell office:value-type="string" calcext:value-type="string">
            <text:p><text:s/>Wed Sep 20 21:59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56];13;8))" office:value-type="float" office:value="0.91599537037037" calcext:value-type="float">
            <text:p>0.9159953704</text:p>
          </table:table-cell>
          <table:table-cell table:formula="of:=IF([.B156]=[.B155];[.G155];[.F157]-[.F156])" office:value-type="time" office:time-value="PT00H01M38S" calcext:value-type="time">
            <text:p>00:01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69 </text:p>
          </table:table-cell>
          <table:table-cell office:value-type="string" calcext:value-type="string">
            <text:p><text:s/>Wed Sep 20 22:00:40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157];13;8))" office:value-type="float" office:value="0.91712962962963" calcext:value-type="float">
            <text:p>0.9171296296</text:p>
          </table:table-cell>
          <table:table-cell table:formula="of:=IF([.B157]=[.B156];[.G156];[.F158]-[.F157])" office:value-type="time" office:time-value="PT00H01M38S" calcext:value-type="time">
            <text:p>00:01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 </text:p>
          </table:table-cell>
          <table:table-cell office:value-type="string" calcext:value-type="string">
            <text:p><text:s/>Wed Sep 20 21:57:3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58];13;8))" office:value-type="float" office:value="0.91494212962963" calcext:value-type="float">
            <text:p>0.9149421296</text:p>
          </table:table-cell>
          <table:table-cell table:formula="of:=IF([.B158]=[.B157];[.G157];[.F159]-[.F158])" office:value-type="time" office:time-value="PT00H00M11S" calcext:value-type="time">
            <text:p>00:00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 </text:p>
          </table:table-cell>
          <table:table-cell office:value-type="string" calcext:value-type="string">
            <text:p><text:s/>Wed Sep 20 21:57:42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159];13;8))" office:value-type="float" office:value="0.915069444444444" calcext:value-type="float">
            <text:p>0.9150694444</text:p>
          </table:table-cell>
          <table:table-cell table:formula="of:=IF([.B159]=[.B158];[.G158];[.F160]-[.F159])" office:value-type="time" office:time-value="PT00H00M11S" calcext:value-type="time">
            <text:p>00:00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0 </text:p>
          </table:table-cell>
          <table:table-cell office:value-type="string" calcext:value-type="string">
            <text:p><text:s/>Wed Sep 20 21:59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60];13;8))" office:value-type="float" office:value="0.91599537037037" calcext:value-type="float">
            <text:p>0.9159953704</text:p>
          </table:table-cell>
          <table:table-cell table:formula="of:=IF([.B160]=[.B159];[.G159];[.F161]-[.F160])" office:value-type="time" office:time-value="PT00H01M42S" calcext:value-type="time">
            <text:p>00:01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0 </text:p>
          </table:table-cell>
          <table:table-cell office:value-type="string" calcext:value-type="string">
            <text:p><text:s/>Wed Sep 20 22:00:44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161];13;8))" office:value-type="float" office:value="0.917175925925926" calcext:value-type="float">
            <text:p>0.9171759259</text:p>
          </table:table-cell>
          <table:table-cell table:formula="of:=IF([.B161]=[.B160];[.G160];[.F162]-[.F161])" office:value-type="time" office:time-value="PT00H01M42S" calcext:value-type="time">
            <text:p>00:01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1 </text:p>
          </table:table-cell>
          <table:table-cell office:value-type="string" calcext:value-type="string">
            <text:p><text:s/>Wed Sep 20 21:59:0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62];13;8))" office:value-type="float" office:value="0.916006944444444" calcext:value-type="float">
            <text:p>0.9160069444</text:p>
          </table:table-cell>
          <table:table-cell table:formula="of:=IF([.B162]=[.B161];[.G161];[.F163]-[.F162])" office:value-type="time" office:time-value="PT00H01M41S" calcext:value-type="time">
            <text:p>00:01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1 </text:p>
          </table:table-cell>
          <table:table-cell office:value-type="string" calcext:value-type="string">
            <text:p><text:s/>Wed Sep 20 22:00:44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163];13;8))" office:value-type="float" office:value="0.917175925925926" calcext:value-type="float">
            <text:p>0.9171759259</text:p>
          </table:table-cell>
          <table:table-cell table:formula="of:=IF([.B163]=[.B162];[.G162];[.F164]-[.F163])" office:value-type="time" office:time-value="PT00H01M41S" calcext:value-type="time">
            <text:p>00:01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2 </text:p>
          </table:table-cell>
          <table:table-cell office:value-type="string" calcext:value-type="string">
            <text:p><text:s/>Wed Sep 20 21:59:0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64];13;8))" office:value-type="float" office:value="0.916018518518519" calcext:value-type="float">
            <text:p>0.9160185185</text:p>
          </table:table-cell>
          <table:table-cell table:formula="of:=IF([.B164]=[.B163];[.G163];[.F165]-[.F164])" office:value-type="time" office:time-value="PT00H01M40S" calcext:value-type="time">
            <text:p>00:01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2 </text:p>
          </table:table-cell>
          <table:table-cell office:value-type="string" calcext:value-type="string">
            <text:p><text:s/>Wed Sep 20 22:00:44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165];13;8))" office:value-type="float" office:value="0.917175925925926" calcext:value-type="float">
            <text:p>0.9171759259</text:p>
          </table:table-cell>
          <table:table-cell table:formula="of:=IF([.B165]=[.B164];[.G164];[.F166]-[.F165])" office:value-type="time" office:time-value="PT00H01M40S" calcext:value-type="time">
            <text:p>00:01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3 </text:p>
          </table:table-cell>
          <table:table-cell office:value-type="string" calcext:value-type="string">
            <text:p><text:s/>Wed Sep 20 21:59:0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66];13;8))" office:value-type="float" office:value="0.916030092592593" calcext:value-type="float">
            <text:p>0.9160300926</text:p>
          </table:table-cell>
          <table:table-cell table:formula="of:=IF([.B166]=[.B165];[.G165];[.F167]-[.F166])" office:value-type="time" office:time-value="PT00H01M39S" calcext:value-type="time">
            <text:p>00:01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3 </text:p>
          </table:table-cell>
          <table:table-cell office:value-type="string" calcext:value-type="string">
            <text:p><text:s/>Wed Sep 20 22:00:44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167];13;8))" office:value-type="float" office:value="0.917175925925926" calcext:value-type="float">
            <text:p>0.9171759259</text:p>
          </table:table-cell>
          <table:table-cell table:formula="of:=IF([.B167]=[.B166];[.G166];[.F168]-[.F167])" office:value-type="time" office:time-value="PT00H01M39S" calcext:value-type="time">
            <text:p>00:01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4 </text:p>
          </table:table-cell>
          <table:table-cell office:value-type="string" calcext:value-type="string">
            <text:p><text:s/>Wed Sep 20 21:59:0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68];13;8))" office:value-type="float" office:value="0.916030092592593" calcext:value-type="float">
            <text:p>0.9160300926</text:p>
          </table:table-cell>
          <table:table-cell table:formula="of:=IF([.B168]=[.B167];[.G167];[.F169]-[.F168])" office:value-type="time" office:time-value="PT00H01M40S" calcext:value-type="time">
            <text:p>00:01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4 </text:p>
          </table:table-cell>
          <table:table-cell office:value-type="string" calcext:value-type="string">
            <text:p><text:s/>Wed Sep 20 22:00:45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169];13;8))" office:value-type="float" office:value="0.9171875" calcext:value-type="float">
            <text:p>0.9171875</text:p>
          </table:table-cell>
          <table:table-cell table:formula="of:=IF([.B169]=[.B168];[.G168];[.F170]-[.F169])" office:value-type="time" office:time-value="PT00H01M40S" calcext:value-type="time">
            <text:p>00:01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5 </text:p>
          </table:table-cell>
          <table:table-cell office:value-type="string" calcext:value-type="string">
            <text:p><text:s/>Wed Sep 20 21:59:0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70];13;8))" office:value-type="float" office:value="0.916041666666667" calcext:value-type="float">
            <text:p>0.9160416667</text:p>
          </table:table-cell>
          <table:table-cell table:formula="of:=IF([.B170]=[.B169];[.G169];[.F171]-[.F170])" office:value-type="time" office:time-value="PT00H01M40S" calcext:value-type="time">
            <text:p>00:01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5 </text:p>
          </table:table-cell>
          <table:table-cell office:value-type="string" calcext:value-type="string">
            <text:p><text:s/>Wed Sep 20 22:00:46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171];13;8))" office:value-type="float" office:value="0.917199074074074" calcext:value-type="float">
            <text:p>0.9171990741</text:p>
          </table:table-cell>
          <table:table-cell table:formula="of:=IF([.B171]=[.B170];[.G170];[.F172]-[.F171])" office:value-type="time" office:time-value="PT00H01M40S" calcext:value-type="time">
            <text:p>00:01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6 </text:p>
          </table:table-cell>
          <table:table-cell office:value-type="string" calcext:value-type="string">
            <text:p><text:s/>Wed Sep 20 21:59:0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72];13;8))" office:value-type="float" office:value="0.916041666666667" calcext:value-type="float">
            <text:p>0.9160416667</text:p>
          </table:table-cell>
          <table:table-cell table:formula="of:=IF([.B172]=[.B171];[.G171];[.F173]-[.F172])" office:value-type="time" office:time-value="PT00H01M41S" calcext:value-type="time">
            <text:p>00:01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6 </text:p>
          </table:table-cell>
          <table:table-cell office:value-type="string" calcext:value-type="string">
            <text:p><text:s/>Wed Sep 20 22:00:47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173];13;8))" office:value-type="float" office:value="0.917210648148148" calcext:value-type="float">
            <text:p>0.9172106481</text:p>
          </table:table-cell>
          <table:table-cell table:formula="of:=IF([.B173]=[.B172];[.G172];[.F174]-[.F173])" office:value-type="time" office:time-value="PT00H01M41S" calcext:value-type="time">
            <text:p>00:01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7 </text:p>
          </table:table-cell>
          <table:table-cell office:value-type="string" calcext:value-type="string">
            <text:p><text:s/>Wed Sep 20 21:59:0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74];13;8))" office:value-type="float" office:value="0.916053240740741" calcext:value-type="float">
            <text:p>0.9160532407</text:p>
          </table:table-cell>
          <table:table-cell table:formula="of:=IF([.B174]=[.B173];[.G173];[.F175]-[.F174])" office:value-type="time" office:time-value="PT00H01M43S" calcext:value-type="time">
            <text:p>00:01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7 </text:p>
          </table:table-cell>
          <table:table-cell office:value-type="string" calcext:value-type="string">
            <text:p><text:s/>Wed Sep 20 22:00:50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175];13;8))" office:value-type="float" office:value="0.91724537037037" calcext:value-type="float">
            <text:p>0.9172453704</text:p>
          </table:table-cell>
          <table:table-cell table:formula="of:=IF([.B175]=[.B174];[.G174];[.F176]-[.F175])" office:value-type="time" office:time-value="PT00H01M43S" calcext:value-type="time">
            <text:p>00:01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8 </text:p>
          </table:table-cell>
          <table:table-cell office:value-type="string" calcext:value-type="string">
            <text:p><text:s/>Wed Sep 20 21:59:0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76];13;8))" office:value-type="float" office:value="0.916053240740741" calcext:value-type="float">
            <text:p>0.9160532407</text:p>
          </table:table-cell>
          <table:table-cell table:formula="of:=IF([.B176]=[.B175];[.G175];[.F177]-[.F176])" office:value-type="time" office:time-value="PT00H01M46S" calcext:value-type="time">
            <text:p>00:01: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8 </text:p>
          </table:table-cell>
          <table:table-cell office:value-type="string" calcext:value-type="string">
            <text:p><text:s/>Wed Sep 20 22:00:5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177];13;8))" office:value-type="float" office:value="0.917280092592593" calcext:value-type="float">
            <text:p>0.9172800926</text:p>
          </table:table-cell>
          <table:table-cell table:formula="of:=IF([.B177]=[.B176];[.G176];[.F178]-[.F177])" office:value-type="time" office:time-value="PT00H01M46S" calcext:value-type="time">
            <text:p>00:01: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9 </text:p>
          </table:table-cell>
          <table:table-cell office:value-type="string" calcext:value-type="string">
            <text:p><text:s/>Wed Sep 20 21:59:0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78];13;8))" office:value-type="float" office:value="0.916064814814815" calcext:value-type="float">
            <text:p>0.9160648148</text:p>
          </table:table-cell>
          <table:table-cell table:formula="of:=IF([.B178]=[.B177];[.G177];[.F179]-[.F178])" office:value-type="time" office:time-value="PT00H01M49S" calcext:value-type="time">
            <text:p>00:01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79 </text:p>
          </table:table-cell>
          <table:table-cell office:value-type="string" calcext:value-type="string">
            <text:p><text:s/>Wed Sep 20 22:00:57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179];13;8))" office:value-type="float" office:value="0.917326388888889" calcext:value-type="float">
            <text:p>0.9173263889</text:p>
          </table:table-cell>
          <table:table-cell table:formula="of:=IF([.B179]=[.B178];[.G178];[.F180]-[.F179])" office:value-type="time" office:time-value="PT00H01M49S" calcext:value-type="time">
            <text:p>00:01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 </text:p>
          </table:table-cell>
          <table:table-cell office:value-type="string" calcext:value-type="string">
            <text:p><text:s/>Wed Sep 20 21:57:3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80];13;8))" office:value-type="float" office:value="0.91494212962963" calcext:value-type="float">
            <text:p>0.9149421296</text:p>
          </table:table-cell>
          <table:table-cell table:formula="of:=IF([.B180]=[.B179];[.G179];[.F181]-[.F180])" office:value-type="time" office:time-value="PT00H00M13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 </text:p>
          </table:table-cell>
          <table:table-cell office:value-type="string" calcext:value-type="string">
            <text:p><text:s/>Wed Sep 20 21:57:44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181];13;8))" office:value-type="float" office:value="0.915092592592593" calcext:value-type="float">
            <text:p>0.9150925926</text:p>
          </table:table-cell>
          <table:table-cell table:formula="of:=IF([.B181]=[.B180];[.G180];[.F182]-[.F181])" office:value-type="time" office:time-value="PT00H00M13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0 </text:p>
          </table:table-cell>
          <table:table-cell office:value-type="string" calcext:value-type="string">
            <text:p><text:s/>Wed Sep 20 21:59:0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82];13;8))" office:value-type="float" office:value="0.916076388888889" calcext:value-type="float">
            <text:p>0.9160763889</text:p>
          </table:table-cell>
          <table:table-cell table:formula="of:=IF([.B182]=[.B181];[.G181];[.F183]-[.F182])" office:value-type="time" office:time-value="PT00H01M48S" calcext:value-type="time">
            <text:p>00:01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0 </text:p>
          </table:table-cell>
          <table:table-cell office:value-type="string" calcext:value-type="string">
            <text:p><text:s/>Wed Sep 20 22:00:57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183];13;8))" office:value-type="float" office:value="0.917326388888889" calcext:value-type="float">
            <text:p>0.9173263889</text:p>
          </table:table-cell>
          <table:table-cell table:formula="of:=IF([.B183]=[.B182];[.G182];[.F184]-[.F183])" office:value-type="time" office:time-value="PT00H01M48S" calcext:value-type="time">
            <text:p>00:01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1 </text:p>
          </table:table-cell>
          <table:table-cell office:value-type="string" calcext:value-type="string">
            <text:p><text:s/>Wed Sep 20 21:59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84];13;8))" office:value-type="float" office:value="0.916087962962963" calcext:value-type="float">
            <text:p>0.916087963</text:p>
          </table:table-cell>
          <table:table-cell table:formula="of:=IF([.B184]=[.B183];[.G183];[.F185]-[.F184])" office:value-type="time" office:time-value="PT00H01M47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1 </text:p>
          </table:table-cell>
          <table:table-cell office:value-type="string" calcext:value-type="string">
            <text:p><text:s/>Wed Sep 20 22:00:57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185];13;8))" office:value-type="float" office:value="0.917326388888889" calcext:value-type="float">
            <text:p>0.9173263889</text:p>
          </table:table-cell>
          <table:table-cell table:formula="of:=IF([.B185]=[.B184];[.G184];[.F186]-[.F185])" office:value-type="time" office:time-value="PT00H01M47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2 </text:p>
          </table:table-cell>
          <table:table-cell office:value-type="string" calcext:value-type="string">
            <text:p><text:s/>Wed Sep 20 21:59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86];13;8))" office:value-type="float" office:value="0.916087962962963" calcext:value-type="float">
            <text:p>0.916087963</text:p>
          </table:table-cell>
          <table:table-cell table:formula="of:=IF([.B186]=[.B185];[.G185];[.F187]-[.F186])" office:value-type="time" office:time-value="PT00H01M47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2 </text:p>
          </table:table-cell>
          <table:table-cell office:value-type="string" calcext:value-type="string">
            <text:p><text:s/>Wed Sep 20 22:00:57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187];13;8))" office:value-type="float" office:value="0.917326388888889" calcext:value-type="float">
            <text:p>0.9173263889</text:p>
          </table:table-cell>
          <table:table-cell table:formula="of:=IF([.B187]=[.B186];[.G186];[.F188]-[.F187])" office:value-type="time" office:time-value="PT00H01M47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3 </text:p>
          </table:table-cell>
          <table:table-cell office:value-type="string" calcext:value-type="string">
            <text:p><text:s/>Wed Sep 20 21:59:1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88];13;8))" office:value-type="float" office:value="0.916099537037037" calcext:value-type="float">
            <text:p>0.916099537</text:p>
          </table:table-cell>
          <table:table-cell table:formula="of:=IF([.B188]=[.B187];[.G187];[.F189]-[.F188])" office:value-type="time" office:time-value="PT00H01M48S" calcext:value-type="time">
            <text:p>00:01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3 </text:p>
          </table:table-cell>
          <table:table-cell office:value-type="string" calcext:value-type="string">
            <text:p><text:s/>Wed Sep 20 22:00:59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189];13;8))" office:value-type="float" office:value="0.917349537037037" calcext:value-type="float">
            <text:p>0.917349537</text:p>
          </table:table-cell>
          <table:table-cell table:formula="of:=IF([.B189]=[.B188];[.G188];[.F190]-[.F189])" office:value-type="time" office:time-value="PT00H01M48S" calcext:value-type="time">
            <text:p>00:01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4 </text:p>
          </table:table-cell>
          <table:table-cell office:value-type="string" calcext:value-type="string">
            <text:p><text:s/>Wed Sep 20 21:59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90];13;8))" office:value-type="float" office:value="0.916111111111111" calcext:value-type="float">
            <text:p>0.9161111111</text:p>
          </table:table-cell>
          <table:table-cell table:formula="of:=IF([.B190]=[.B189];[.G189];[.F191]-[.F190])" office:value-type="time" office:time-value="PT00H01M47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4 </text:p>
          </table:table-cell>
          <table:table-cell office:value-type="string" calcext:value-type="string">
            <text:p><text:s/>Wed Sep 20 22:00:5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191];13;8))" office:value-type="float" office:value="0.917349537037037" calcext:value-type="float">
            <text:p>0.917349537</text:p>
          </table:table-cell>
          <table:table-cell table:formula="of:=IF([.B191]=[.B190];[.G190];[.F192]-[.F191])" office:value-type="time" office:time-value="PT00H01M47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5 </text:p>
          </table:table-cell>
          <table:table-cell office:value-type="string" calcext:value-type="string">
            <text:p><text:s/>Wed Sep 20 21:59:1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92];13;8))" office:value-type="float" office:value="0.916122685185185" calcext:value-type="float">
            <text:p>0.9161226852</text:p>
          </table:table-cell>
          <table:table-cell table:formula="of:=IF([.B192]=[.B191];[.G191];[.F193]-[.F192])" office:value-type="time" office:time-value="PT00H01M47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5 </text:p>
          </table:table-cell>
          <table:table-cell office:value-type="string" calcext:value-type="string">
            <text:p><text:s/>Wed Sep 20 22:01:00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193];13;8))" office:value-type="float" office:value="0.917361111111111" calcext:value-type="float">
            <text:p>0.9173611111</text:p>
          </table:table-cell>
          <table:table-cell table:formula="of:=IF([.B193]=[.B192];[.G192];[.F194]-[.F193])" office:value-type="time" office:time-value="PT00H01M47S" calcext:value-type="time">
            <text:p>00:01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6 </text:p>
          </table:table-cell>
          <table:table-cell office:value-type="string" calcext:value-type="string">
            <text:p><text:s/>Wed Sep 20 21:59:1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94];13;8))" office:value-type="float" office:value="0.916134259259259" calcext:value-type="float">
            <text:p>0.9161342593</text:p>
          </table:table-cell>
          <table:table-cell table:formula="of:=IF([.B194]=[.B193];[.G193];[.F195]-[.F194])" office:value-type="time" office:time-value="PT00H01M50S" calcext:value-type="time">
            <text:p>00:01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6 </text:p>
          </table:table-cell>
          <table:table-cell office:value-type="string" calcext:value-type="string">
            <text:p><text:s/>Wed Sep 20 22:01:0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195];13;8))" office:value-type="float" office:value="0.917407407407407" calcext:value-type="float">
            <text:p>0.9174074074</text:p>
          </table:table-cell>
          <table:table-cell table:formula="of:=IF([.B195]=[.B194];[.G194];[.F196]-[.F195])" office:value-type="time" office:time-value="PT00H01M50S" calcext:value-type="time">
            <text:p>00:01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7 </text:p>
          </table:table-cell>
          <table:table-cell office:value-type="string" calcext:value-type="string">
            <text:p><text:s/>Wed Sep 20 21:59:1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96];13;8))" office:value-type="float" office:value="0.916134259259259" calcext:value-type="float">
            <text:p>0.9161342593</text:p>
          </table:table-cell>
          <table:table-cell table:formula="of:=IF([.B196]=[.B195];[.G195];[.F197]-[.F196])" office:value-type="time" office:time-value="PT00H01M51S" calcext:value-type="time">
            <text:p>00:01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7 </text:p>
          </table:table-cell>
          <table:table-cell office:value-type="string" calcext:value-type="string">
            <text:p><text:s/>Wed Sep 20 22:01:05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197];13;8))" office:value-type="float" office:value="0.917418981481482" calcext:value-type="float">
            <text:p>0.9174189815</text:p>
          </table:table-cell>
          <table:table-cell table:formula="of:=IF([.B197]=[.B196];[.G196];[.F198]-[.F197])" office:value-type="time" office:time-value="PT00H01M51S" calcext:value-type="time">
            <text:p>00:01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8 </text:p>
          </table:table-cell>
          <table:table-cell office:value-type="string" calcext:value-type="string">
            <text:p><text:s/>Wed Sep 20 21:59:1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98];13;8))" office:value-type="float" office:value="0.916145833333333" calcext:value-type="float">
            <text:p>0.9161458333</text:p>
          </table:table-cell>
          <table:table-cell table:formula="of:=IF([.B198]=[.B197];[.G197];[.F199]-[.F198])" office:value-type="time" office:time-value="PT00H01M55S" calcext:value-type="time">
            <text:p>00:01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8 </text:p>
          </table:table-cell>
          <table:table-cell office:value-type="string" calcext:value-type="string">
            <text:p><text:s/>Wed Sep 20 22:01:10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199];13;8))" office:value-type="float" office:value="0.917476851851852" calcext:value-type="float">
            <text:p>0.9174768519</text:p>
          </table:table-cell>
          <table:table-cell table:formula="of:=IF([.B199]=[.B198];[.G198];[.F200]-[.F199])" office:value-type="time" office:time-value="PT00H01M55S" calcext:value-type="time">
            <text:p>00:01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9 </text:p>
          </table:table-cell>
          <table:table-cell office:value-type="string" calcext:value-type="string">
            <text:p><text:s/>Wed Sep 20 21:59:1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00];13;8))" office:value-type="float" office:value="0.916157407407407" calcext:value-type="float">
            <text:p>0.9161574074</text:p>
          </table:table-cell>
          <table:table-cell table:formula="of:=IF([.B200]=[.B199];[.G199];[.F201]-[.F200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89 </text:p>
          </table:table-cell>
          <table:table-cell office:value-type="string" calcext:value-type="string">
            <text:p><text:s/>Wed Sep 20 22:01:09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201];13;8))" office:value-type="float" office:value="0.917465277777778" calcext:value-type="float">
            <text:p>0.9174652778</text:p>
          </table:table-cell>
          <table:table-cell table:formula="of:=IF([.B201]=[.B200];[.G200];[.F202]-[.F201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 </text:p>
          </table:table-cell>
          <table:table-cell office:value-type="string" calcext:value-type="string">
            <text:p><text:s/>Wed Sep 20 21:57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02];13;8))" office:value-type="float" office:value="0.914953703703704" calcext:value-type="float">
            <text:p>0.9149537037</text:p>
          </table:table-cell>
          <table:table-cell table:formula="of:=IF([.B202]=[.B201];[.G201];[.F203]-[.F202])" office:value-type="time" office:time-value="PT00H00M12S" calcext:value-type="time">
            <text:p>00:00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 </text:p>
          </table:table-cell>
          <table:table-cell office:value-type="string" calcext:value-type="string">
            <text:p><text:s/>Wed Sep 20 21:57:44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203];13;8))" office:value-type="float" office:value="0.915092592592593" calcext:value-type="float">
            <text:p>0.9150925926</text:p>
          </table:table-cell>
          <table:table-cell table:formula="of:=IF([.B203]=[.B202];[.G202];[.F204]-[.F203])" office:value-type="time" office:time-value="PT00H00M12S" calcext:value-type="time">
            <text:p>00:00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0 </text:p>
          </table:table-cell>
          <table:table-cell office:value-type="string" calcext:value-type="string">
            <text:p><text:s/>Wed Sep 20 21:59:1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04];13;8))" office:value-type="float" office:value="0.916157407407407" calcext:value-type="float">
            <text:p>0.9161574074</text:p>
          </table:table-cell>
          <table:table-cell table:formula="of:=IF([.B204]=[.B203];[.G203];[.F205]-[.F204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0 </text:p>
          </table:table-cell>
          <table:table-cell office:value-type="string" calcext:value-type="string">
            <text:p><text:s/>Wed Sep 20 22:01:09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205];13;8))" office:value-type="float" office:value="0.917465277777778" calcext:value-type="float">
            <text:p>0.9174652778</text:p>
          </table:table-cell>
          <table:table-cell table:formula="of:=IF([.B205]=[.B204];[.G204];[.F206]-[.F205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1 </text:p>
          </table:table-cell>
          <table:table-cell office:value-type="string" calcext:value-type="string">
            <text:p><text:s/>Wed Sep 20 21:59:1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06];13;8))" office:value-type="float" office:value="0.916168981481481" calcext:value-type="float">
            <text:p>0.9161689815</text:p>
          </table:table-cell>
          <table:table-cell table:formula="of:=IF([.B206]=[.B205];[.G205];[.F207]-[.F206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1 </text:p>
          </table:table-cell>
          <table:table-cell office:value-type="string" calcext:value-type="string">
            <text:p><text:s/>Wed Sep 20 22:01:10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207];13;8))" office:value-type="float" office:value="0.917476851851852" calcext:value-type="float">
            <text:p>0.9174768519</text:p>
          </table:table-cell>
          <table:table-cell table:formula="of:=IF([.B207]=[.B206];[.G206];[.F208]-[.F207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2 </text:p>
          </table:table-cell>
          <table:table-cell office:value-type="string" calcext:value-type="string">
            <text:p><text:s/>Wed Sep 20 21:59:1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08];13;8))" office:value-type="float" office:value="0.916180555555555" calcext:value-type="float">
            <text:p>0.9161805556</text:p>
          </table:table-cell>
          <table:table-cell table:formula="of:=IF([.B208]=[.B207];[.G207];[.F209]-[.F208])" office:value-type="time" office:time-value="PT00H01M54S" calcext:value-type="time">
            <text:p>00:01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2 </text:p>
          </table:table-cell>
          <table:table-cell office:value-type="string" calcext:value-type="string">
            <text:p><text:s/>Wed Sep 20 22:01:1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209];13;8))" office:value-type="float" office:value="0.9175" calcext:value-type="float">
            <text:p>0.9175</text:p>
          </table:table-cell>
          <table:table-cell table:formula="of:=IF([.B209]=[.B208];[.G208];[.F210]-[.F209])" office:value-type="time" office:time-value="PT00H01M54S" calcext:value-type="time">
            <text:p>00:01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3 </text:p>
          </table:table-cell>
          <table:table-cell office:value-type="string" calcext:value-type="string">
            <text:p><text:s/>Wed Sep 20 21:59:1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10];13;8))" office:value-type="float" office:value="0.91619212962963" calcext:value-type="float">
            <text:p>0.9161921296</text:p>
          </table:table-cell>
          <table:table-cell table:formula="of:=IF([.B210]=[.B209];[.G209];[.F211]-[.F210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3 </text:p>
          </table:table-cell>
          <table:table-cell office:value-type="string" calcext:value-type="string">
            <text:p><text:s/>Wed Sep 20 22:01:12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211];13;8))" office:value-type="float" office:value="0.9175" calcext:value-type="float">
            <text:p>0.9175</text:p>
          </table:table-cell>
          <table:table-cell table:formula="of:=IF([.B211]=[.B210];[.G210];[.F212]-[.F211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4 </text:p>
          </table:table-cell>
          <table:table-cell office:value-type="string" calcext:value-type="string">
            <text:p><text:s/>Wed Sep 20 21:59:1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12];13;8))" office:value-type="float" office:value="0.91619212962963" calcext:value-type="float">
            <text:p>0.9161921296</text:p>
          </table:table-cell>
          <table:table-cell table:formula="of:=IF([.B212]=[.B211];[.G211];[.F213]-[.F212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4 </text:p>
          </table:table-cell>
          <table:table-cell office:value-type="string" calcext:value-type="string">
            <text:p><text:s/>Wed Sep 20 22:01:12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213];13;8))" office:value-type="float" office:value="0.9175" calcext:value-type="float">
            <text:p>0.9175</text:p>
          </table:table-cell>
          <table:table-cell table:formula="of:=IF([.B213]=[.B212];[.G212];[.F214]-[.F213])" office:value-type="time" office:time-value="PT00H01M53S" calcext:value-type="time">
            <text:p>00:01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5 </text:p>
          </table:table-cell>
          <table:table-cell office:value-type="string" calcext:value-type="string">
            <text:p><text:s/>Wed Sep 20 21:59:2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14];13;8))" office:value-type="float" office:value="0.916203703703704" calcext:value-type="float">
            <text:p>0.9162037037</text:p>
          </table:table-cell>
          <table:table-cell table:formula="of:=IF([.B214]=[.B213];[.G213];[.F215]-[.F214])" office:value-type="time" office:time-value="PT00H01M55S" calcext:value-type="time">
            <text:p>00:01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5 </text:p>
          </table:table-cell>
          <table:table-cell office:value-type="string" calcext:value-type="string">
            <text:p><text:s/>Wed Sep 20 22:01:15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215];13;8))" office:value-type="float" office:value="0.917534722222222" calcext:value-type="float">
            <text:p>0.9175347222</text:p>
          </table:table-cell>
          <table:table-cell table:formula="of:=IF([.B215]=[.B214];[.G214];[.F216]-[.F215])" office:value-type="time" office:time-value="PT00H01M55S" calcext:value-type="time">
            <text:p>00:01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6 </text:p>
          </table:table-cell>
          <table:table-cell office:value-type="string" calcext:value-type="string">
            <text:p><text:s/>Wed Sep 20 21:59:2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16];13;8))" office:value-type="float" office:value="0.916215277777778" calcext:value-type="float">
            <text:p>0.9162152778</text:p>
          </table:table-cell>
          <table:table-cell table:formula="of:=IF([.B216]=[.B215];[.G215];[.F217]-[.F216])" office:value-type="time" office:time-value="PT00H01M54S" calcext:value-type="time">
            <text:p>00:01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6 </text:p>
          </table:table-cell>
          <table:table-cell office:value-type="string" calcext:value-type="string">
            <text:p><text:s/>Wed Sep 20 22:01:15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217];13;8))" office:value-type="float" office:value="0.917534722222222" calcext:value-type="float">
            <text:p>0.9175347222</text:p>
          </table:table-cell>
          <table:table-cell table:formula="of:=IF([.B217]=[.B216];[.G216];[.F218]-[.F217])" office:value-type="time" office:time-value="PT00H01M54S" calcext:value-type="time">
            <text:p>00:01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7 </text:p>
          </table:table-cell>
          <table:table-cell office:value-type="string" calcext:value-type="string">
            <text:p><text:s/>Wed Sep 20 21:59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18];13;8))" office:value-type="float" office:value="0.916226851851852" calcext:value-type="float">
            <text:p>0.9162268519</text:p>
          </table:table-cell>
          <table:table-cell table:formula="of:=IF([.B218]=[.B217];[.G217];[.F219]-[.F218])" office:value-type="time" office:time-value="PT00H01M58S" calcext:value-type="time">
            <text:p>00:01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7 </text:p>
          </table:table-cell>
          <table:table-cell office:value-type="string" calcext:value-type="string">
            <text:p><text:s/>Wed Sep 20 22:01:20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219];13;8))" office:value-type="float" office:value="0.917592592592593" calcext:value-type="float">
            <text:p>0.9175925926</text:p>
          </table:table-cell>
          <table:table-cell table:formula="of:=IF([.B219]=[.B218];[.G218];[.F220]-[.F219])" office:value-type="time" office:time-value="PT00H01M58S" calcext:value-type="time">
            <text:p>00:01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8 </text:p>
          </table:table-cell>
          <table:table-cell office:value-type="string" calcext:value-type="string">
            <text:p><text:s/>Wed Sep 20 21:59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20];13;8))" office:value-type="float" office:value="0.916226851851852" calcext:value-type="float">
            <text:p>0.9162268519</text:p>
          </table:table-cell>
          <table:table-cell table:formula="of:=IF([.B220]=[.B219];[.G219];[.F221]-[.F220])" office:value-type="time" office:time-value="PT00H01M58S" calcext:value-type="time">
            <text:p>00:01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8 </text:p>
          </table:table-cell>
          <table:table-cell office:value-type="string" calcext:value-type="string">
            <text:p><text:s/>Wed Sep 20 22:01:20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221];13;8))" office:value-type="float" office:value="0.917592592592593" calcext:value-type="float">
            <text:p>0.9175925926</text:p>
          </table:table-cell>
          <table:table-cell table:formula="of:=IF([.B221]=[.B220];[.G220];[.F222]-[.F221])" office:value-type="time" office:time-value="PT00H01M58S" calcext:value-type="time">
            <text:p>00:01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9 </text:p>
          </table:table-cell>
          <table:table-cell office:value-type="string" calcext:value-type="string">
            <text:p><text:s/>Wed Sep 20 21:59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22];13;8))" office:value-type="float" office:value="0.916226851851852" calcext:value-type="float">
            <text:p>0.9162268519</text:p>
          </table:table-cell>
          <table:table-cell table:formula="of:=IF([.B222]=[.B221];[.G221];[.F223]-[.F222])" office:value-type="time" office:time-value="PT00H01M58S" calcext:value-type="time">
            <text:p>00:01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199 </text:p>
          </table:table-cell>
          <table:table-cell office:value-type="string" calcext:value-type="string">
            <text:p><text:s/>Wed Sep 20 22:01:20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223];13;8))" office:value-type="float" office:value="0.917592592592593" calcext:value-type="float">
            <text:p>0.9175925926</text:p>
          </table:table-cell>
          <table:table-cell table:formula="of:=IF([.B223]=[.B222];[.G222];[.F224]-[.F223])" office:value-type="time" office:time-value="PT00H01M58S" calcext:value-type="time">
            <text:p>00:01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 </text:p>
          </table:table-cell>
          <table:table-cell office:value-type="string" calcext:value-type="string">
            <text:p><text:s/>Wed Sep 20 21:57:2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24];13;8))" office:value-type="float" office:value="0.914826388888889" calcext:value-type="float">
            <text:p>0.9148263889</text:p>
          </table:table-cell>
          <table:table-cell table:formula="of:=IF([.B224]=[.B223];[.G223];[.F225]-[.F224])" office:value-type="time" office:time-value="PT00H00M04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 </text:p>
          </table:table-cell>
          <table:table-cell office:value-type="string" calcext:value-type="string">
            <text:p><text:s/>Wed Sep 20 21:57:25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225];13;8))" office:value-type="float" office:value="0.914872685185185" calcext:value-type="float">
            <text:p>0.9148726852</text:p>
          </table:table-cell>
          <table:table-cell table:formula="of:=IF([.B225]=[.B224];[.G224];[.F226]-[.F225])" office:value-type="time" office:time-value="PT00H00M04S" calcext:value-type="time">
            <text:p>00:00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 </text:p>
          </table:table-cell>
          <table:table-cell office:value-type="string" calcext:value-type="string">
            <text:p><text:s/>Wed Sep 20 21:57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26];13;8))" office:value-type="float" office:value="0.914953703703704" calcext:value-type="float">
            <text:p>0.9149537037</text:p>
          </table:table-cell>
          <table:table-cell table:formula="of:=IF([.B226]=[.B225];[.G225];[.F227]-[.F226])" office:value-type="time" office:time-value="PT00H00M14S" calcext:value-type="time">
            <text:p>00:00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 </text:p>
          </table:table-cell>
          <table:table-cell office:value-type="string" calcext:value-type="string">
            <text:p><text:s/>Wed Sep 20 21:57:46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227];13;8))" office:value-type="float" office:value="0.915115740740741" calcext:value-type="float">
            <text:p>0.9151157407</text:p>
          </table:table-cell>
          <table:table-cell table:formula="of:=IF([.B227]=[.B226];[.G226];[.F228]-[.F227])" office:value-type="time" office:time-value="PT00H00M14S" calcext:value-type="time">
            <text:p>00:00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0 </text:p>
          </table:table-cell>
          <table:table-cell office:value-type="string" calcext:value-type="string">
            <text:p><text:s/>Wed Sep 20 21:59:2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28];13;8))" office:value-type="float" office:value="0.916238425925926" calcext:value-type="float">
            <text:p>0.9162384259</text:p>
          </table:table-cell>
          <table:table-cell table:formula="of:=IF([.B228]=[.B227];[.G227];[.F229]-[.F228])" office:value-type="time" office:time-value="PT00H01M57S" calcext:value-type="time">
            <text:p>00:01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0 </text:p>
          </table:table-cell>
          <table:table-cell office:value-type="string" calcext:value-type="string">
            <text:p><text:s/>Wed Sep 20 22:01:20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229];13;8))" office:value-type="float" office:value="0.917592592592593" calcext:value-type="float">
            <text:p>0.9175925926</text:p>
          </table:table-cell>
          <table:table-cell table:formula="of:=IF([.B229]=[.B228];[.G228];[.F230]-[.F229])" office:value-type="time" office:time-value="PT00H01M57S" calcext:value-type="time">
            <text:p>00:01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1 </text:p>
          </table:table-cell>
          <table:table-cell office:value-type="string" calcext:value-type="string">
            <text:p><text:s/>Wed Sep 20 21:59:2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30];13;8))" office:value-type="float" office:value="0.91625" calcext:value-type="float">
            <text:p>0.91625</text:p>
          </table:table-cell>
          <table:table-cell table:formula="of:=IF([.B230]=[.B229];[.G229];[.F231]-[.F230])" office:value-type="time" office:time-value="PT00H01M59S" calcext:value-type="time">
            <text:p>00:01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1 </text:p>
          </table:table-cell>
          <table:table-cell office:value-type="string" calcext:value-type="string">
            <text:p><text:s/>Wed Sep 20 22:01:23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231];13;8))" office:value-type="float" office:value="0.917627314814815" calcext:value-type="float">
            <text:p>0.9176273148</text:p>
          </table:table-cell>
          <table:table-cell table:formula="of:=IF([.B231]=[.B230];[.G230];[.F232]-[.F231])" office:value-type="time" office:time-value="PT00H01M59S" calcext:value-type="time">
            <text:p>00:01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2 </text:p>
          </table:table-cell>
          <table:table-cell office:value-type="string" calcext:value-type="string">
            <text:p><text:s/>Wed Sep 20 21:59:2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32];13;8))" office:value-type="float" office:value="0.916261574074074" calcext:value-type="float">
            <text:p>0.9162615741</text:p>
          </table:table-cell>
          <table:table-cell table:formula="of:=IF([.B232]=[.B231];[.G231];[.F233]-[.F232])" office:value-type="time" office:time-value="PT00H02M00S" calcext:value-type="time">
            <text:p>00:02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2 </text:p>
          </table:table-cell>
          <table:table-cell office:value-type="string" calcext:value-type="string">
            <text:p><text:s/>Wed Sep 20 22:01:25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233];13;8))" office:value-type="float" office:value="0.917650462962963" calcext:value-type="float">
            <text:p>0.917650463</text:p>
          </table:table-cell>
          <table:table-cell table:formula="of:=IF([.B233]=[.B232];[.G232];[.F234]-[.F233])" office:value-type="time" office:time-value="PT00H02M00S" calcext:value-type="time">
            <text:p>00:02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3 </text:p>
          </table:table-cell>
          <table:table-cell office:value-type="string" calcext:value-type="string">
            <text:p><text:s/>Wed Sep 20 21:59:2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34];13;8))" office:value-type="float" office:value="0.916273148148148" calcext:value-type="float">
            <text:p>0.9162731481</text:p>
          </table:table-cell>
          <table:table-cell table:formula="of:=IF([.B234]=[.B233];[.G233];[.F235]-[.F234])" office:value-type="time" office:time-value="PT00H01M58S" calcext:value-type="time">
            <text:p>00:01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3 </text:p>
          </table:table-cell>
          <table:table-cell office:value-type="string" calcext:value-type="string">
            <text:p><text:s/>Wed Sep 20 22:01:24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235];13;8))" office:value-type="float" office:value="0.917638888888889" calcext:value-type="float">
            <text:p>0.9176388889</text:p>
          </table:table-cell>
          <table:table-cell table:formula="of:=IF([.B235]=[.B234];[.G234];[.F236]-[.F235])" office:value-type="time" office:time-value="PT00H01M58S" calcext:value-type="time">
            <text:p>00:01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4 </text:p>
          </table:table-cell>
          <table:table-cell office:value-type="string" calcext:value-type="string">
            <text:p><text:s/>Wed Sep 20 21:59:2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36];13;8))" office:value-type="float" office:value="0.916273148148148" calcext:value-type="float">
            <text:p>0.9162731481</text:p>
          </table:table-cell>
          <table:table-cell table:formula="of:=IF([.B236]=[.B235];[.G235];[.F237]-[.F236])" office:value-type="time" office:time-value="PT00H02M02S" calcext:value-type="time">
            <text:p>00:02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4 </text:p>
          </table:table-cell>
          <table:table-cell office:value-type="string" calcext:value-type="string">
            <text:p><text:s/>Wed Sep 20 22:01:28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237];13;8))" office:value-type="float" office:value="0.917685185185185" calcext:value-type="float">
            <text:p>0.9176851852</text:p>
          </table:table-cell>
          <table:table-cell table:formula="of:=IF([.B237]=[.B236];[.G236];[.F238]-[.F237])" office:value-type="time" office:time-value="PT00H02M02S" calcext:value-type="time">
            <text:p>00:02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5 </text:p>
          </table:table-cell>
          <table:table-cell office:value-type="string" calcext:value-type="string">
            <text:p><text:s/>Wed Sep 20 21:59:2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38];13;8))" office:value-type="float" office:value="0.916273148148148" calcext:value-type="float">
            <text:p>0.9162731481</text:p>
          </table:table-cell>
          <table:table-cell table:formula="of:=IF([.B238]=[.B237];[.G237];[.F239]-[.F238])" office:value-type="time" office:time-value="PT00H02M02S" calcext:value-type="time">
            <text:p>00:02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5 </text:p>
          </table:table-cell>
          <table:table-cell office:value-type="string" calcext:value-type="string">
            <text:p><text:s/>Wed Sep 20 22:01:28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239];13;8))" office:value-type="float" office:value="0.917685185185185" calcext:value-type="float">
            <text:p>0.9176851852</text:p>
          </table:table-cell>
          <table:table-cell table:formula="of:=IF([.B239]=[.B238];[.G238];[.F240]-[.F239])" office:value-type="time" office:time-value="PT00H02M02S" calcext:value-type="time">
            <text:p>00:02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6 </text:p>
          </table:table-cell>
          <table:table-cell office:value-type="string" calcext:value-type="string">
            <text:p><text:s/>Wed Sep 20 21:59:2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40];13;8))" office:value-type="float" office:value="0.916284722222222" calcext:value-type="float">
            <text:p>0.9162847222</text:p>
          </table:table-cell>
          <table:table-cell table:formula="of:=IF([.B240]=[.B239];[.G239];[.F241]-[.F240])" office:value-type="time" office:time-value="PT00H02M07S" calcext:value-type="time">
            <text:p>00:02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6 </text:p>
          </table:table-cell>
          <table:table-cell office:value-type="string" calcext:value-type="string">
            <text:p><text:s/>Wed Sep 20 22:01:34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241];13;8))" office:value-type="float" office:value="0.91775462962963" calcext:value-type="float">
            <text:p>0.9177546296</text:p>
          </table:table-cell>
          <table:table-cell table:formula="of:=IF([.B241]=[.B240];[.G240];[.F242]-[.F241])" office:value-type="time" office:time-value="PT00H02M07S" calcext:value-type="time">
            <text:p>00:02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7 </text:p>
          </table:table-cell>
          <table:table-cell office:value-type="string" calcext:value-type="string">
            <text:p><text:s/>Wed Sep 20 21:59:2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42];13;8))" office:value-type="float" office:value="0.916284722222222" calcext:value-type="float">
            <text:p>0.9162847222</text:p>
          </table:table-cell>
          <table:table-cell table:formula="of:=IF([.B242]=[.B241];[.G241];[.F243]-[.F242])" office:value-type="time" office:time-value="PT00H02M07S" calcext:value-type="time">
            <text:p>00:02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7 </text:p>
          </table:table-cell>
          <table:table-cell office:value-type="string" calcext:value-type="string">
            <text:p><text:s/>Wed Sep 20 22:01:34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243];13;8))" office:value-type="float" office:value="0.91775462962963" calcext:value-type="float">
            <text:p>0.9177546296</text:p>
          </table:table-cell>
          <table:table-cell table:formula="of:=IF([.B243]=[.B242];[.G242];[.F244]-[.F243])" office:value-type="time" office:time-value="PT00H02M07S" calcext:value-type="time">
            <text:p>00:02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8 </text:p>
          </table:table-cell>
          <table:table-cell office:value-type="string" calcext:value-type="string">
            <text:p><text:s/>Wed Sep 20 21:59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44];13;8))" office:value-type="float" office:value="0.916296296296296" calcext:value-type="float">
            <text:p>0.9162962963</text:p>
          </table:table-cell>
          <table:table-cell table:formula="of:=IF([.B244]=[.B243];[.G243];[.F245]-[.F244])" office:value-type="time" office:time-value="PT00H02M05S" calcext:value-type="time">
            <text:p>00:02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8 </text:p>
          </table:table-cell>
          <table:table-cell office:value-type="string" calcext:value-type="string">
            <text:p><text:s/>Wed Sep 20 22:01:33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245];13;8))" office:value-type="float" office:value="0.917743055555555" calcext:value-type="float">
            <text:p>0.9177430556</text:p>
          </table:table-cell>
          <table:table-cell table:formula="of:=IF([.B245]=[.B244];[.G244];[.F246]-[.F245])" office:value-type="time" office:time-value="PT00H02M05S" calcext:value-type="time">
            <text:p>00:02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9 </text:p>
          </table:table-cell>
          <table:table-cell office:value-type="string" calcext:value-type="string">
            <text:p><text:s/>Wed Sep 20 21:59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46];13;8))" office:value-type="float" office:value="0.916296296296296" calcext:value-type="float">
            <text:p>0.9162962963</text:p>
          </table:table-cell>
          <table:table-cell table:formula="of:=IF([.B246]=[.B245];[.G245];[.F247]-[.F246])" office:value-type="time" office:time-value="PT00H02M07S" calcext:value-type="time">
            <text:p>00:02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09 </text:p>
          </table:table-cell>
          <table:table-cell office:value-type="string" calcext:value-type="string">
            <text:p><text:s/>Wed Sep 20 22:01:35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247];13;8))" office:value-type="float" office:value="0.917766203703704" calcext:value-type="float">
            <text:p>0.9177662037</text:p>
          </table:table-cell>
          <table:table-cell table:formula="of:=IF([.B247]=[.B246];[.G246];[.F248]-[.F247])" office:value-type="time" office:time-value="PT00H02M07S" calcext:value-type="time">
            <text:p>00:02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 </text:p>
          </table:table-cell>
          <table:table-cell office:value-type="string" calcext:value-type="string">
            <text:p><text:s/>Wed Sep 20 21:57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48];13;8))" office:value-type="float" office:value="0.914965277777778" calcext:value-type="float">
            <text:p>0.9149652778</text:p>
          </table:table-cell>
          <table:table-cell table:formula="of:=IF([.B248]=[.B247];[.G247];[.F249]-[.F248])" office:value-type="time" office:time-value="PT00H00M13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 </text:p>
          </table:table-cell>
          <table:table-cell office:value-type="string" calcext:value-type="string">
            <text:p><text:s/>Wed Sep 20 21:57:46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249];13;8))" office:value-type="float" office:value="0.915115740740741" calcext:value-type="float">
            <text:p>0.9151157407</text:p>
          </table:table-cell>
          <table:table-cell table:formula="of:=IF([.B249]=[.B248];[.G248];[.F250]-[.F249])" office:value-type="time" office:time-value="PT00H00M13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0 </text:p>
          </table:table-cell>
          <table:table-cell office:value-type="string" calcext:value-type="string">
            <text:p><text:s/>Wed Sep 20 21:59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50];13;8))" office:value-type="float" office:value="0.916296296296296" calcext:value-type="float">
            <text:p>0.9162962963</text:p>
          </table:table-cell>
          <table:table-cell table:formula="of:=IF([.B250]=[.B249];[.G249];[.F251]-[.F250])" office:value-type="time" office:time-value="PT00H02M07S" calcext:value-type="time">
            <text:p>00:02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0 </text:p>
          </table:table-cell>
          <table:table-cell office:value-type="string" calcext:value-type="string">
            <text:p><text:s/>Wed Sep 20 22:01:35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251];13;8))" office:value-type="float" office:value="0.917766203703704" calcext:value-type="float">
            <text:p>0.9177662037</text:p>
          </table:table-cell>
          <table:table-cell table:formula="of:=IF([.B251]=[.B250];[.G250];[.F252]-[.F251])" office:value-type="time" office:time-value="PT00H02M07S" calcext:value-type="time">
            <text:p>00:02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1 </text:p>
          </table:table-cell>
          <table:table-cell office:value-type="string" calcext:value-type="string">
            <text:p><text:s/>Wed Sep 20 21:59:2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52];13;8))" office:value-type="float" office:value="0.91630787037037" calcext:value-type="float">
            <text:p>0.9163078704</text:p>
          </table:table-cell>
          <table:table-cell table:formula="of:=IF([.B252]=[.B251];[.G251];[.F253]-[.F252])" office:value-type="time" office:time-value="PT00H02M09S" calcext:value-type="time">
            <text:p>00:02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1 </text:p>
          </table:table-cell>
          <table:table-cell office:value-type="string" calcext:value-type="string">
            <text:p><text:s/>Wed Sep 20 22:01:38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253];13;8))" office:value-type="float" office:value="0.917800925925926" calcext:value-type="float">
            <text:p>0.9178009259</text:p>
          </table:table-cell>
          <table:table-cell table:formula="of:=IF([.B253]=[.B252];[.G252];[.F254]-[.F253])" office:value-type="time" office:time-value="PT00H02M09S" calcext:value-type="time">
            <text:p>00:02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2 </text:p>
          </table:table-cell>
          <table:table-cell office:value-type="string" calcext:value-type="string">
            <text:p><text:s/>Wed Sep 20 21:59:2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54];13;8))" office:value-type="float" office:value="0.91630787037037" calcext:value-type="float">
            <text:p>0.9163078704</text:p>
          </table:table-cell>
          <table:table-cell table:formula="of:=IF([.B254]=[.B253];[.G253];[.F255]-[.F254])" office:value-type="time" office:time-value="PT00H02M08S" calcext:value-type="time">
            <text:p>00:02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2 </text:p>
          </table:table-cell>
          <table:table-cell office:value-type="string" calcext:value-type="string">
            <text:p><text:s/>Wed Sep 20 22:01:37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255];13;8))" office:value-type="float" office:value="0.917789351851852" calcext:value-type="float">
            <text:p>0.9177893519</text:p>
          </table:table-cell>
          <table:table-cell table:formula="of:=IF([.B255]=[.B254];[.G254];[.F256]-[.F255])" office:value-type="time" office:time-value="PT00H02M08S" calcext:value-type="time">
            <text:p>00:02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3 </text:p>
          </table:table-cell>
          <table:table-cell office:value-type="string" calcext:value-type="string">
            <text:p><text:s/>Wed Sep 20 21:59:3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56];13;8))" office:value-type="float" office:value="0.916319444444444" calcext:value-type="float">
            <text:p>0.9163194444</text:p>
          </table:table-cell>
          <table:table-cell table:formula="of:=IF([.B256]=[.B255];[.G255];[.F257]-[.F256])" office:value-type="time" office:time-value="PT00H02M12S" calcext:value-type="time">
            <text:p>00:02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3 </text:p>
          </table:table-cell>
          <table:table-cell office:value-type="string" calcext:value-type="string">
            <text:p><text:s/>Wed Sep 20 22:01:42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257];13;8))" office:value-type="float" office:value="0.917847222222222" calcext:value-type="float">
            <text:p>0.9178472222</text:p>
          </table:table-cell>
          <table:table-cell table:formula="of:=IF([.B257]=[.B256];[.G256];[.F258]-[.F257])" office:value-type="time" office:time-value="PT00H02M12S" calcext:value-type="time">
            <text:p>00:02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4 </text:p>
          </table:table-cell>
          <table:table-cell office:value-type="string" calcext:value-type="string">
            <text:p><text:s/>Wed Sep 20 21:59:3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58];13;8))" office:value-type="float" office:value="0.916319444444444" calcext:value-type="float">
            <text:p>0.9163194444</text:p>
          </table:table-cell>
          <table:table-cell table:formula="of:=IF([.B258]=[.B257];[.G257];[.F259]-[.F258])" office:value-type="time" office:time-value="PT00H02M12S" calcext:value-type="time">
            <text:p>00:02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4 </text:p>
          </table:table-cell>
          <table:table-cell office:value-type="string" calcext:value-type="string">
            <text:p><text:s/>Wed Sep 20 22:01:42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259];13;8))" office:value-type="float" office:value="0.917847222222222" calcext:value-type="float">
            <text:p>0.9178472222</text:p>
          </table:table-cell>
          <table:table-cell table:formula="of:=IF([.B259]=[.B258];[.G258];[.F260]-[.F259])" office:value-type="time" office:time-value="PT00H02M12S" calcext:value-type="time">
            <text:p>00:02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5 </text:p>
          </table:table-cell>
          <table:table-cell office:value-type="string" calcext:value-type="string">
            <text:p><text:s/>Wed Sep 20 21:59:3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60];13;8))" office:value-type="float" office:value="0.916331018518518" calcext:value-type="float">
            <text:p>0.9163310185</text:p>
          </table:table-cell>
          <table:table-cell table:formula="of:=IF([.B260]=[.B259];[.G259];[.F261]-[.F260])" office:value-type="time" office:time-value="PT00H02M17S" calcext:value-type="time">
            <text:p>00:02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5 </text:p>
          </table:table-cell>
          <table:table-cell office:value-type="string" calcext:value-type="string">
            <text:p><text:s/>Wed Sep 20 22:01:4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261];13;8))" office:value-type="float" office:value="0.917916666666667" calcext:value-type="float">
            <text:p>0.9179166667</text:p>
          </table:table-cell>
          <table:table-cell table:formula="of:=IF([.B261]=[.B260];[.G260];[.F262]-[.F261])" office:value-type="time" office:time-value="PT00H02M17S" calcext:value-type="time">
            <text:p>00:02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6 </text:p>
          </table:table-cell>
          <table:table-cell office:value-type="string" calcext:value-type="string">
            <text:p><text:s/>Wed Sep 20 21:59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62];13;8))" office:value-type="float" office:value="0.916342592592592" calcext:value-type="float">
            <text:p>0.9163425926</text:p>
          </table:table-cell>
          <table:table-cell table:formula="of:=IF([.B262]=[.B261];[.G261];[.F263]-[.F262])" office:value-type="time" office:time-value="PT00H02M14S" calcext:value-type="time">
            <text:p>00:02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6 </text:p>
          </table:table-cell>
          <table:table-cell office:value-type="string" calcext:value-type="string">
            <text:p><text:s/>Wed Sep 20 22:01:46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263];13;8))" office:value-type="float" office:value="0.917893518518519" calcext:value-type="float">
            <text:p>0.9178935185</text:p>
          </table:table-cell>
          <table:table-cell table:formula="of:=IF([.B263]=[.B262];[.G262];[.F264]-[.F263])" office:value-type="time" office:time-value="PT00H02M14S" calcext:value-type="time">
            <text:p>00:02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7 </text:p>
          </table:table-cell>
          <table:table-cell office:value-type="string" calcext:value-type="string">
            <text:p><text:s/>Wed Sep 20 21:59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64];13;8))" office:value-type="float" office:value="0.916342592592592" calcext:value-type="float">
            <text:p>0.9163425926</text:p>
          </table:table-cell>
          <table:table-cell table:formula="of:=IF([.B264]=[.B263];[.G263];[.F265]-[.F264])" office:value-type="time" office:time-value="PT00H02M15S" calcext:value-type="time">
            <text:p>00:02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7 </text:p>
          </table:table-cell>
          <table:table-cell office:value-type="string" calcext:value-type="string">
            <text:p><text:s/>Wed Sep 20 22:01:47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265];13;8))" office:value-type="float" office:value="0.917905092592592" calcext:value-type="float">
            <text:p>0.9179050926</text:p>
          </table:table-cell>
          <table:table-cell table:formula="of:=IF([.B265]=[.B264];[.G264];[.F266]-[.F265])" office:value-type="time" office:time-value="PT00H02M15S" calcext:value-type="time">
            <text:p>00:02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8 </text:p>
          </table:table-cell>
          <table:table-cell office:value-type="string" calcext:value-type="string">
            <text:p><text:s/>Wed Sep 20 21:59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66];13;8))" office:value-type="float" office:value="0.916354166666667" calcext:value-type="float">
            <text:p>0.9163541667</text:p>
          </table:table-cell>
          <table:table-cell table:formula="of:=IF([.B266]=[.B265];[.G265];[.F267]-[.F266])" office:value-type="time" office:time-value="PT00H02M14S" calcext:value-type="time">
            <text:p>00:02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8 </text:p>
          </table:table-cell>
          <table:table-cell office:value-type="string" calcext:value-type="string">
            <text:p><text:s/>Wed Sep 20 22:01:47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267];13;8))" office:value-type="float" office:value="0.917905092592592" calcext:value-type="float">
            <text:p>0.9179050926</text:p>
          </table:table-cell>
          <table:table-cell table:formula="of:=IF([.B267]=[.B266];[.G266];[.F268]-[.F267])" office:value-type="time" office:time-value="PT00H02M14S" calcext:value-type="time">
            <text:p>00:02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9 </text:p>
          </table:table-cell>
          <table:table-cell office:value-type="string" calcext:value-type="string">
            <text:p><text:s/>Wed Sep 20 21:59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68];13;8))" office:value-type="float" office:value="0.916354166666667" calcext:value-type="float">
            <text:p>0.9163541667</text:p>
          </table:table-cell>
          <table:table-cell table:formula="of:=IF([.B268]=[.B267];[.G267];[.F269]-[.F268])" office:value-type="time" office:time-value="PT00H02M16S" calcext:value-type="time">
            <text:p>00:02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19 </text:p>
          </table:table-cell>
          <table:table-cell office:value-type="string" calcext:value-type="string">
            <text:p><text:s/>Wed Sep 20 22:01:4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269];13;8))" office:value-type="float" office:value="0.917928240740741" calcext:value-type="float">
            <text:p>0.9179282407</text:p>
          </table:table-cell>
          <table:table-cell table:formula="of:=IF([.B269]=[.B268];[.G268];[.F270]-[.F269])" office:value-type="time" office:time-value="PT00H02M16S" calcext:value-type="time">
            <text:p>00:02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 </text:p>
          </table:table-cell>
          <table:table-cell office:value-type="string" calcext:value-type="string">
            <text:p><text:s/>Wed Sep 20 21:57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70];13;8))" office:value-type="float" office:value="0.914965277777778" calcext:value-type="float">
            <text:p>0.9149652778</text:p>
          </table:table-cell>
          <table:table-cell table:formula="of:=IF([.B270]=[.B269];[.G269];[.F271]-[.F270])" office:value-type="time" office:time-value="PT00H00M13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 </text:p>
          </table:table-cell>
          <table:table-cell office:value-type="string" calcext:value-type="string">
            <text:p><text:s/>Wed Sep 20 21:57:46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271];13;8))" office:value-type="float" office:value="0.915115740740741" calcext:value-type="float">
            <text:p>0.9151157407</text:p>
          </table:table-cell>
          <table:table-cell table:formula="of:=IF([.B271]=[.B270];[.G270];[.F272]-[.F271])" office:value-type="time" office:time-value="PT00H00M13S" calcext:value-type="time">
            <text:p>00:00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0 </text:p>
          </table:table-cell>
          <table:table-cell office:value-type="string" calcext:value-type="string">
            <text:p><text:s/>Wed Sep 20 21:59:3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72];13;8))" office:value-type="float" office:value="0.916365740740741" calcext:value-type="float">
            <text:p>0.9163657407</text:p>
          </table:table-cell>
          <table:table-cell table:formula="of:=IF([.B272]=[.B271];[.G271];[.F273]-[.F272])" office:value-type="time" office:time-value="PT00H02M16S" calcext:value-type="time">
            <text:p>00:02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0 </text:p>
          </table:table-cell>
          <table:table-cell office:value-type="string" calcext:value-type="string">
            <text:p><text:s/>Wed Sep 20 22:01:50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273];13;8))" office:value-type="float" office:value="0.917939814814815" calcext:value-type="float">
            <text:p>0.9179398148</text:p>
          </table:table-cell>
          <table:table-cell table:formula="of:=IF([.B273]=[.B272];[.G272];[.F274]-[.F273])" office:value-type="time" office:time-value="PT00H02M16S" calcext:value-type="time">
            <text:p>00:02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1 </text:p>
          </table:table-cell>
          <table:table-cell office:value-type="string" calcext:value-type="string">
            <text:p><text:s/>Wed Sep 20 21:59:3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74];13;8))" office:value-type="float" office:value="0.916365740740741" calcext:value-type="float">
            <text:p>0.9163657407</text:p>
          </table:table-cell>
          <table:table-cell table:formula="of:=IF([.B274]=[.B273];[.G273];[.F275]-[.F274])" office:value-type="time" office:time-value="PT00H02M18S" calcext:value-type="time">
            <text:p>00:02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1 </text:p>
          </table:table-cell>
          <table:table-cell office:value-type="string" calcext:value-type="string">
            <text:p><text:s/>Wed Sep 20 22:01:5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275];13;8))" office:value-type="float" office:value="0.917962962962963" calcext:value-type="float">
            <text:p>0.917962963</text:p>
          </table:table-cell>
          <table:table-cell table:formula="of:=IF([.B275]=[.B274];[.G274];[.F276]-[.F275])" office:value-type="time" office:time-value="PT00H02M18S" calcext:value-type="time">
            <text:p>00:02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2 </text:p>
          </table:table-cell>
          <table:table-cell office:value-type="string" calcext:value-type="string">
            <text:p><text:s/>Wed Sep 20 21:59:3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76];13;8))" office:value-type="float" office:value="0.916365740740741" calcext:value-type="float">
            <text:p>0.9163657407</text:p>
          </table:table-cell>
          <table:table-cell table:formula="of:=IF([.B276]=[.B275];[.G275];[.F277]-[.F276])" office:value-type="time" office:time-value="PT00H02M22S" calcext:value-type="time">
            <text:p>00:02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2 </text:p>
          </table:table-cell>
          <table:table-cell office:value-type="string" calcext:value-type="string">
            <text:p><text:s/>Wed Sep 20 22:01:56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277];13;8))" office:value-type="float" office:value="0.918009259259259" calcext:value-type="float">
            <text:p>0.9180092593</text:p>
          </table:table-cell>
          <table:table-cell table:formula="of:=IF([.B277]=[.B276];[.G276];[.F278]-[.F277])" office:value-type="time" office:time-value="PT00H02M22S" calcext:value-type="time">
            <text:p>00:02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3 </text:p>
          </table:table-cell>
          <table:table-cell office:value-type="string" calcext:value-type="string">
            <text:p><text:s/>Wed Sep 20 21:59:3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78];13;8))" office:value-type="float" office:value="0.916377314814815" calcext:value-type="float">
            <text:p>0.9163773148</text:p>
          </table:table-cell>
          <table:table-cell table:formula="of:=IF([.B278]=[.B277];[.G277];[.F279]-[.F278])" office:value-type="time" office:time-value="PT00H02M21S" calcext:value-type="time">
            <text:p>00:02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3 </text:p>
          </table:table-cell>
          <table:table-cell office:value-type="string" calcext:value-type="string">
            <text:p><text:s/>Wed Sep 20 22:01:56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279];13;8))" office:value-type="float" office:value="0.918009259259259" calcext:value-type="float">
            <text:p>0.9180092593</text:p>
          </table:table-cell>
          <table:table-cell table:formula="of:=IF([.B279]=[.B278];[.G278];[.F280]-[.F279])" office:value-type="time" office:time-value="PT00H02M21S" calcext:value-type="time">
            <text:p>00:02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4 </text:p>
          </table:table-cell>
          <table:table-cell office:value-type="string" calcext:value-type="string">
            <text:p><text:s/>Wed Sep 20 21:59:3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80];13;8))" office:value-type="float" office:value="0.916377314814815" calcext:value-type="float">
            <text:p>0.9163773148</text:p>
          </table:table-cell>
          <table:table-cell table:formula="of:=IF([.B280]=[.B279];[.G279];[.F281]-[.F280])" office:value-type="time" office:time-value="PT00H02M26S" calcext:value-type="time">
            <text:p>00:02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4 </text:p>
          </table:table-cell>
          <table:table-cell office:value-type="string" calcext:value-type="string">
            <text:p><text:s/>Wed Sep 20 22:02:01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281];13;8))" office:value-type="float" office:value="0.91806712962963" calcext:value-type="float">
            <text:p>0.9180671296</text:p>
          </table:table-cell>
          <table:table-cell table:formula="of:=IF([.B281]=[.B280];[.G280];[.F282]-[.F281])" office:value-type="time" office:time-value="PT00H02M26S" calcext:value-type="time">
            <text:p>00:02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5 </text:p>
          </table:table-cell>
          <table:table-cell office:value-type="string" calcext:value-type="string">
            <text:p><text:s/>Wed Sep 20 21:59:3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82];13;8))" office:value-type="float" office:value="0.916388888888889" calcext:value-type="float">
            <text:p>0.9163888889</text:p>
          </table:table-cell>
          <table:table-cell table:formula="of:=IF([.B282]=[.B281];[.G281];[.F283]-[.F282])" office:value-type="time" office:time-value="PT00H02M26S" calcext:value-type="time">
            <text:p>00:02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5 </text:p>
          </table:table-cell>
          <table:table-cell office:value-type="string" calcext:value-type="string">
            <text:p><text:s/>Wed Sep 20 22:02:02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283];13;8))" office:value-type="float" office:value="0.918078703703704" calcext:value-type="float">
            <text:p>0.9180787037</text:p>
          </table:table-cell>
          <table:table-cell table:formula="of:=IF([.B283]=[.B282];[.G282];[.F284]-[.F283])" office:value-type="time" office:time-value="PT00H02M26S" calcext:value-type="time">
            <text:p>00:02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6 </text:p>
          </table:table-cell>
          <table:table-cell office:value-type="string" calcext:value-type="string">
            <text:p><text:s/>Wed Sep 20 21:59:3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84];13;8))" office:value-type="float" office:value="0.916388888888889" calcext:value-type="float">
            <text:p>0.9163888889</text:p>
          </table:table-cell>
          <table:table-cell table:formula="of:=IF([.B284]=[.B283];[.G283];[.F285]-[.F284])" office:value-type="time" office:time-value="PT00H02M26S" calcext:value-type="time">
            <text:p>00:02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6 </text:p>
          </table:table-cell>
          <table:table-cell office:value-type="string" calcext:value-type="string">
            <text:p><text:s/>Wed Sep 20 22:02:02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285];13;8))" office:value-type="float" office:value="0.918078703703704" calcext:value-type="float">
            <text:p>0.9180787037</text:p>
          </table:table-cell>
          <table:table-cell table:formula="of:=IF([.B285]=[.B284];[.G284];[.F286]-[.F285])" office:value-type="time" office:time-value="PT00H02M26S" calcext:value-type="time">
            <text:p>00:02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7 </text:p>
          </table:table-cell>
          <table:table-cell office:value-type="string" calcext:value-type="string">
            <text:p><text:s/>Wed Sep 20 21:59:3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86];13;8))" office:value-type="float" office:value="0.916400462962963" calcext:value-type="float">
            <text:p>0.916400463</text:p>
          </table:table-cell>
          <table:table-cell table:formula="of:=IF([.B286]=[.B285];[.G285];[.F287]-[.F286])" office:value-type="time" office:time-value="PT00H02M25S" calcext:value-type="time">
            <text:p>00:02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7 </text:p>
          </table:table-cell>
          <table:table-cell office:value-type="string" calcext:value-type="string">
            <text:p><text:s/>Wed Sep 20 22:02:02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287];13;8))" office:value-type="float" office:value="0.918078703703704" calcext:value-type="float">
            <text:p>0.9180787037</text:p>
          </table:table-cell>
          <table:table-cell table:formula="of:=IF([.B287]=[.B286];[.G286];[.F288]-[.F287])" office:value-type="time" office:time-value="PT00H02M25S" calcext:value-type="time">
            <text:p>00:02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8 </text:p>
          </table:table-cell>
          <table:table-cell office:value-type="string" calcext:value-type="string">
            <text:p><text:s/>Wed Sep 20 21:59:3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88];13;8))" office:value-type="float" office:value="0.916400462962963" calcext:value-type="float">
            <text:p>0.916400463</text:p>
          </table:table-cell>
          <table:table-cell table:formula="of:=IF([.B288]=[.B287];[.G287];[.F289]-[.F288])" office:value-type="time" office:time-value="PT00H02M27S" calcext:value-type="time">
            <text:p>00:02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8 </text:p>
          </table:table-cell>
          <table:table-cell office:value-type="string" calcext:value-type="string">
            <text:p><text:s/>Wed Sep 20 22:02:04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289];13;8))" office:value-type="float" office:value="0.918101851851852" calcext:value-type="float">
            <text:p>0.9181018519</text:p>
          </table:table-cell>
          <table:table-cell table:formula="of:=IF([.B289]=[.B288];[.G288];[.F290]-[.F289])" office:value-type="time" office:time-value="PT00H02M27S" calcext:value-type="time">
            <text:p>00:02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9 </text:p>
          </table:table-cell>
          <table:table-cell office:value-type="string" calcext:value-type="string">
            <text:p><text:s/>Wed Sep 20 21:59:3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90];13;8))" office:value-type="float" office:value="0.916400462962963" calcext:value-type="float">
            <text:p>0.916400463</text:p>
          </table:table-cell>
          <table:table-cell table:formula="of:=IF([.B290]=[.B289];[.G289];[.F291]-[.F290])" office:value-type="time" office:time-value="PT00H02M28S" calcext:value-type="time">
            <text:p>00:02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29 </text:p>
          </table:table-cell>
          <table:table-cell office:value-type="string" calcext:value-type="string">
            <text:p><text:s/>Wed Sep 20 22:02:05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291];13;8))" office:value-type="float" office:value="0.918113425925926" calcext:value-type="float">
            <text:p>0.9181134259</text:p>
          </table:table-cell>
          <table:table-cell table:formula="of:=IF([.B291]=[.B290];[.G290];[.F292]-[.F291])" office:value-type="time" office:time-value="PT00H02M28S" calcext:value-type="time">
            <text:p>00:02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 </text:p>
          </table:table-cell>
          <table:table-cell office:value-type="string" calcext:value-type="string">
            <text:p><text:s/>Wed Sep 20 21:57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92];13;8))" office:value-type="float" office:value="0.914965277777778" calcext:value-type="float">
            <text:p>0.9149652778</text:p>
          </table:table-cell>
          <table:table-cell table:formula="of:=IF([.B292]=[.B291];[.G291];[.F293]-[.F292])" office:value-type="time" office:time-value="PT00H00M15S" calcext:value-type="time">
            <text:p>00:00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 </text:p>
          </table:table-cell>
          <table:table-cell office:value-type="string" calcext:value-type="string">
            <text:p><text:s/>Wed Sep 20 21:57:48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293];13;8))" office:value-type="float" office:value="0.915138888888889" calcext:value-type="float">
            <text:p>0.9151388889</text:p>
          </table:table-cell>
          <table:table-cell table:formula="of:=IF([.B293]=[.B292];[.G292];[.F294]-[.F293])" office:value-type="time" office:time-value="PT00H00M15S" calcext:value-type="time">
            <text:p>00:00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0 </text:p>
          </table:table-cell>
          <table:table-cell office:value-type="string" calcext:value-type="string">
            <text:p><text:s/>Wed Sep 20 21:59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94];13;8))" office:value-type="float" office:value="0.916412037037037" calcext:value-type="float">
            <text:p>0.916412037</text:p>
          </table:table-cell>
          <table:table-cell table:formula="of:=IF([.B294]=[.B293];[.G293];[.F295]-[.F294])" office:value-type="time" office:time-value="PT00H02M28S" calcext:value-type="time">
            <text:p>00:02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0 </text:p>
          </table:table-cell>
          <table:table-cell office:value-type="string" calcext:value-type="string">
            <text:p><text:s/>Wed Sep 20 22:02:06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295];13;8))" office:value-type="float" office:value="0.918125" calcext:value-type="float">
            <text:p>0.918125</text:p>
          </table:table-cell>
          <table:table-cell table:formula="of:=IF([.B295]=[.B294];[.G294];[.F296]-[.F295])" office:value-type="time" office:time-value="PT00H02M28S" calcext:value-type="time">
            <text:p>00:02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1 </text:p>
          </table:table-cell>
          <table:table-cell office:value-type="string" calcext:value-type="string">
            <text:p><text:s/>Wed Sep 20 21:59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96];13;8))" office:value-type="float" office:value="0.916412037037037" calcext:value-type="float">
            <text:p>0.916412037</text:p>
          </table:table-cell>
          <table:table-cell table:formula="of:=IF([.B296]=[.B295];[.G295];[.F297]-[.F296])" office:value-type="time" office:time-value="PT00H02M31S" calcext:value-type="time">
            <text:p>00:02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1 </text:p>
          </table:table-cell>
          <table:table-cell office:value-type="string" calcext:value-type="string">
            <text:p><text:s/>Wed Sep 20 22:02:09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297];13;8))" office:value-type="float" office:value="0.918159722222222" calcext:value-type="float">
            <text:p>0.9181597222</text:p>
          </table:table-cell>
          <table:table-cell table:formula="of:=IF([.B297]=[.B296];[.G296];[.F298]-[.F297])" office:value-type="time" office:time-value="PT00H02M31S" calcext:value-type="time">
            <text:p>00:02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2 </text:p>
          </table:table-cell>
          <table:table-cell office:value-type="string" calcext:value-type="string">
            <text:p><text:s/>Wed Sep 20 21:59:3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298];13;8))" office:value-type="float" office:value="0.916423611111111" calcext:value-type="float">
            <text:p>0.9164236111</text:p>
          </table:table-cell>
          <table:table-cell table:formula="of:=IF([.B298]=[.B297];[.G297];[.F299]-[.F298])" office:value-type="time" office:time-value="PT00H02M30S" calcext:value-type="time">
            <text:p>00:02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2 </text:p>
          </table:table-cell>
          <table:table-cell office:value-type="string" calcext:value-type="string">
            <text:p><text:s/>Wed Sep 20 22:02:09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299];13;8))" office:value-type="float" office:value="0.918159722222222" calcext:value-type="float">
            <text:p>0.9181597222</text:p>
          </table:table-cell>
          <table:table-cell table:formula="of:=IF([.B299]=[.B298];[.G298];[.F300]-[.F299])" office:value-type="time" office:time-value="PT00H02M30S" calcext:value-type="time">
            <text:p>00:02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3 </text:p>
          </table:table-cell>
          <table:table-cell office:value-type="string" calcext:value-type="string">
            <text:p><text:s/>Wed Sep 20 21:59:4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00];13;8))" office:value-type="float" office:value="0.916435185185185" calcext:value-type="float">
            <text:p>0.9164351852</text:p>
          </table:table-cell>
          <table:table-cell table:formula="of:=IF([.B300]=[.B299];[.G299];[.F301]-[.F300])" office:value-type="time" office:time-value="PT00H02M33S" calcext:value-type="time">
            <text:p>00:02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3 </text:p>
          </table:table-cell>
          <table:table-cell office:value-type="string" calcext:value-type="string">
            <text:p><text:s/>Wed Sep 20 22:02:13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301];13;8))" office:value-type="float" office:value="0.918206018518518" calcext:value-type="float">
            <text:p>0.9182060185</text:p>
          </table:table-cell>
          <table:table-cell table:formula="of:=IF([.B301]=[.B300];[.G300];[.F302]-[.F301])" office:value-type="time" office:time-value="PT00H02M33S" calcext:value-type="time">
            <text:p>00:02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4 </text:p>
          </table:table-cell>
          <table:table-cell office:value-type="string" calcext:value-type="string">
            <text:p><text:s/>Wed Sep 20 21:59:4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02];13;8))" office:value-type="float" office:value="0.916446759259259" calcext:value-type="float">
            <text:p>0.9164467593</text:p>
          </table:table-cell>
          <table:table-cell table:formula="of:=IF([.B302]=[.B301];[.G301];[.F303]-[.F302])" office:value-type="time" office:time-value="PT00H02M34S" calcext:value-type="time">
            <text:p>00:02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4 </text:p>
          </table:table-cell>
          <table:table-cell office:value-type="string" calcext:value-type="string">
            <text:p><text:s/>Wed Sep 20 22:02:15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303];13;8))" office:value-type="float" office:value="0.918229166666667" calcext:value-type="float">
            <text:p>0.9182291667</text:p>
          </table:table-cell>
          <table:table-cell table:formula="of:=IF([.B303]=[.B302];[.G302];[.F304]-[.F303])" office:value-type="time" office:time-value="PT00H02M34S" calcext:value-type="time">
            <text:p>00:02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5 </text:p>
          </table:table-cell>
          <table:table-cell office:value-type="string" calcext:value-type="string">
            <text:p><text:s/>Wed Sep 20 21:59:4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04];13;8))" office:value-type="float" office:value="0.916446759259259" calcext:value-type="float">
            <text:p>0.9164467593</text:p>
          </table:table-cell>
          <table:table-cell table:formula="of:=IF([.B304]=[.B303];[.G303];[.F305]-[.F304])" office:value-type="time" office:time-value="PT00H02M34S" calcext:value-type="time">
            <text:p>00:02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5 </text:p>
          </table:table-cell>
          <table:table-cell office:value-type="string" calcext:value-type="string">
            <text:p><text:s/>Wed Sep 20 22:02:15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305];13;8))" office:value-type="float" office:value="0.918229166666667" calcext:value-type="float">
            <text:p>0.9182291667</text:p>
          </table:table-cell>
          <table:table-cell table:formula="of:=IF([.B305]=[.B304];[.G304];[.F306]-[.F305])" office:value-type="time" office:time-value="PT00H02M34S" calcext:value-type="time">
            <text:p>00:02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6 </text:p>
          </table:table-cell>
          <table:table-cell office:value-type="string" calcext:value-type="string">
            <text:p><text:s/>Wed Sep 20 21:59:4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06];13;8))" office:value-type="float" office:value="0.916458333333333" calcext:value-type="float">
            <text:p>0.9164583333</text:p>
          </table:table-cell>
          <table:table-cell table:formula="of:=IF([.B306]=[.B305];[.G305];[.F307]-[.F306])" office:value-type="time" office:time-value="PT00H02M33S" calcext:value-type="time">
            <text:p>00:02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6 </text:p>
          </table:table-cell>
          <table:table-cell office:value-type="string" calcext:value-type="string">
            <text:p><text:s/>Wed Sep 20 22:02:15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307];13;8))" office:value-type="float" office:value="0.918229166666667" calcext:value-type="float">
            <text:p>0.9182291667</text:p>
          </table:table-cell>
          <table:table-cell table:formula="of:=IF([.B307]=[.B306];[.G306];[.F308]-[.F307])" office:value-type="time" office:time-value="PT00H02M33S" calcext:value-type="time">
            <text:p>00:02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7 </text:p>
          </table:table-cell>
          <table:table-cell office:value-type="string" calcext:value-type="string">
            <text:p><text:s/>Wed Sep 20 21:59:4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08];13;8))" office:value-type="float" office:value="0.916458333333333" calcext:value-type="float">
            <text:p>0.9164583333</text:p>
          </table:table-cell>
          <table:table-cell table:formula="of:=IF([.B308]=[.B307];[.G307];[.F309]-[.F308])" office:value-type="time" office:time-value="PT00H02M35S" calcext:value-type="time">
            <text:p>00:02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7 </text:p>
          </table:table-cell>
          <table:table-cell office:value-type="string" calcext:value-type="string">
            <text:p><text:s/>Wed Sep 20 22:02:17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309];13;8))" office:value-type="float" office:value="0.918252314814815" calcext:value-type="float">
            <text:p>0.9182523148</text:p>
          </table:table-cell>
          <table:table-cell table:formula="of:=IF([.B309]=[.B308];[.G308];[.F310]-[.F309])" office:value-type="time" office:time-value="PT00H02M35S" calcext:value-type="time">
            <text:p>00:02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8 </text:p>
          </table:table-cell>
          <table:table-cell office:value-type="string" calcext:value-type="string">
            <text:p><text:s/>Wed Sep 20 21:59:4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10];13;8))" office:value-type="float" office:value="0.916469907407407" calcext:value-type="float">
            <text:p>0.9164699074</text:p>
          </table:table-cell>
          <table:table-cell table:formula="of:=IF([.B310]=[.B309];[.G309];[.F311]-[.F310])" office:value-type="time" office:time-value="PT00H02M35S" calcext:value-type="time">
            <text:p>00:02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8 </text:p>
          </table:table-cell>
          <table:table-cell office:value-type="string" calcext:value-type="string">
            <text:p><text:s/>Wed Sep 20 22:02:18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311];13;8))" office:value-type="float" office:value="0.918263888888889" calcext:value-type="float">
            <text:p>0.9182638889</text:p>
          </table:table-cell>
          <table:table-cell table:formula="of:=IF([.B311]=[.B310];[.G310];[.F312]-[.F311])" office:value-type="time" office:time-value="PT00H02M35S" calcext:value-type="time">
            <text:p>00:02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9 </text:p>
          </table:table-cell>
          <table:table-cell office:value-type="string" calcext:value-type="string">
            <text:p><text:s/>Wed Sep 20 21:59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12];13;8))" office:value-type="float" office:value="0.916481481481481" calcext:value-type="float">
            <text:p>0.9164814815</text:p>
          </table:table-cell>
          <table:table-cell table:formula="of:=IF([.B312]=[.B311];[.G311];[.F313]-[.F312])" office:value-type="time" office:time-value="PT00H02M35S" calcext:value-type="time">
            <text:p>00:02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39 </text:p>
          </table:table-cell>
          <table:table-cell office:value-type="string" calcext:value-type="string">
            <text:p><text:s/>Wed Sep 20 22:02:19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313];13;8))" office:value-type="float" office:value="0.918275462962963" calcext:value-type="float">
            <text:p>0.918275463</text:p>
          </table:table-cell>
          <table:table-cell table:formula="of:=IF([.B313]=[.B312];[.G312];[.F314]-[.F313])" office:value-type="time" office:time-value="PT00H02M35S" calcext:value-type="time">
            <text:p>00:02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 </text:p>
          </table:table-cell>
          <table:table-cell office:value-type="string" calcext:value-type="string">
            <text:p><text:s/>Wed Sep 20 21:57:3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14];13;8))" office:value-type="float" office:value="0.914976851851852" calcext:value-type="float">
            <text:p>0.9149768519</text:p>
          </table:table-cell>
          <table:table-cell table:formula="of:=IF([.B314]=[.B313];[.G313];[.F315]-[.F314])" office:value-type="time" office:time-value="PT00H00M15S" calcext:value-type="time">
            <text:p>00:00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 </text:p>
          </table:table-cell>
          <table:table-cell office:value-type="string" calcext:value-type="string">
            <text:p><text:s/>Wed Sep 20 21:57:49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315];13;8))" office:value-type="float" office:value="0.915150462962963" calcext:value-type="float">
            <text:p>0.915150463</text:p>
          </table:table-cell>
          <table:table-cell table:formula="of:=IF([.B315]=[.B314];[.G314];[.F316]-[.F315])" office:value-type="time" office:time-value="PT00H00M15S" calcext:value-type="time">
            <text:p>00:00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0 </text:p>
          </table:table-cell>
          <table:table-cell office:value-type="string" calcext:value-type="string">
            <text:p><text:s/>Wed Sep 20 21:59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16];13;8))" office:value-type="float" office:value="0.916481481481481" calcext:value-type="float">
            <text:p>0.9164814815</text:p>
          </table:table-cell>
          <table:table-cell table:formula="of:=IF([.B316]=[.B315];[.G315];[.F317]-[.F316])" office:value-type="time" office:time-value="PT00H02M38S" calcext:value-type="time">
            <text:p>00:02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0 </text:p>
          </table:table-cell>
          <table:table-cell office:value-type="string" calcext:value-type="string">
            <text:p><text:s/>Wed Sep 20 22:02:22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317];13;8))" office:value-type="float" office:value="0.918310185185185" calcext:value-type="float">
            <text:p>0.9183101852</text:p>
          </table:table-cell>
          <table:table-cell table:formula="of:=IF([.B317]=[.B316];[.G316];[.F318]-[.F317])" office:value-type="time" office:time-value="PT00H02M38S" calcext:value-type="time">
            <text:p>00:02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1 </text:p>
          </table:table-cell>
          <table:table-cell office:value-type="string" calcext:value-type="string">
            <text:p><text:s/>Wed Sep 20 21:59:4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18];13;8))" office:value-type="float" office:value="0.916493055555556" calcext:value-type="float">
            <text:p>0.9164930556</text:p>
          </table:table-cell>
          <table:table-cell table:formula="of:=IF([.B318]=[.B317];[.G317];[.F319]-[.F318])" office:value-type="time" office:time-value="PT00H02M37S" calcext:value-type="time">
            <text:p>00:02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1 </text:p>
          </table:table-cell>
          <table:table-cell office:value-type="string" calcext:value-type="string">
            <text:p><text:s/>Wed Sep 20 22:02:22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319];13;8))" office:value-type="float" office:value="0.918310185185185" calcext:value-type="float">
            <text:p>0.9183101852</text:p>
          </table:table-cell>
          <table:table-cell table:formula="of:=IF([.B319]=[.B318];[.G318];[.F320]-[.F319])" office:value-type="time" office:time-value="PT00H02M37S" calcext:value-type="time">
            <text:p>00:02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2 </text:p>
          </table:table-cell>
          <table:table-cell office:value-type="string" calcext:value-type="string">
            <text:p><text:s/>Wed Sep 20 21:59:4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20];13;8))" office:value-type="float" office:value="0.91650462962963" calcext:value-type="float">
            <text:p>0.9165046296</text:p>
          </table:table-cell>
          <table:table-cell table:formula="of:=IF([.B320]=[.B319];[.G319];[.F321]-[.F320])" office:value-type="time" office:time-value="PT00H02M41S" calcext:value-type="time">
            <text:p>00:02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2 </text:p>
          </table:table-cell>
          <table:table-cell office:value-type="string" calcext:value-type="string">
            <text:p><text:s/>Wed Sep 20 22:02:27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321];13;8))" office:value-type="float" office:value="0.918368055555555" calcext:value-type="float">
            <text:p>0.9183680556</text:p>
          </table:table-cell>
          <table:table-cell table:formula="of:=IF([.B321]=[.B320];[.G320];[.F322]-[.F321])" office:value-type="time" office:time-value="PT00H02M41S" calcext:value-type="time">
            <text:p>00:02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3 </text:p>
          </table:table-cell>
          <table:table-cell office:value-type="string" calcext:value-type="string">
            <text:p><text:s/>Wed Sep 20 21:59:4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22];13;8))" office:value-type="float" office:value="0.91650462962963" calcext:value-type="float">
            <text:p>0.9165046296</text:p>
          </table:table-cell>
          <table:table-cell table:formula="of:=IF([.B322]=[.B321];[.G321];[.F323]-[.F322])" office:value-type="time" office:time-value="PT00H02M44S" calcext:value-type="time">
            <text:p>00:02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3 </text:p>
          </table:table-cell>
          <table:table-cell office:value-type="string" calcext:value-type="string">
            <text:p><text:s/>Wed Sep 20 22:02:30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323];13;8))" office:value-type="float" office:value="0.918402777777778" calcext:value-type="float">
            <text:p>0.9184027778</text:p>
          </table:table-cell>
          <table:table-cell table:formula="of:=IF([.B323]=[.B322];[.G322];[.F324]-[.F323])" office:value-type="time" office:time-value="PT00H02M44S" calcext:value-type="time">
            <text:p>00:02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4 </text:p>
          </table:table-cell>
          <table:table-cell office:value-type="string" calcext:value-type="string">
            <text:p><text:s/>Wed Sep 20 21:59:4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24];13;8))" office:value-type="float" office:value="0.916516203703704" calcext:value-type="float">
            <text:p>0.9165162037</text:p>
          </table:table-cell>
          <table:table-cell table:formula="of:=IF([.B324]=[.B323];[.G323];[.F325]-[.F324])" office:value-type="time" office:time-value="PT00H02M42S" calcext:value-type="time">
            <text:p>00:02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4 </text:p>
          </table:table-cell>
          <table:table-cell office:value-type="string" calcext:value-type="string">
            <text:p><text:s/>Wed Sep 20 22:02:29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325];13;8))" office:value-type="float" office:value="0.918391203703704" calcext:value-type="float">
            <text:p>0.9183912037</text:p>
          </table:table-cell>
          <table:table-cell table:formula="of:=IF([.B325]=[.B324];[.G324];[.F326]-[.F325])" office:value-type="time" office:time-value="PT00H02M42S" calcext:value-type="time">
            <text:p>00:02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5 </text:p>
          </table:table-cell>
          <table:table-cell office:value-type="string" calcext:value-type="string">
            <text:p><text:s/>Wed Sep 20 21:59:4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26];13;8))" office:value-type="float" office:value="0.916516203703704" calcext:value-type="float">
            <text:p>0.9165162037</text:p>
          </table:table-cell>
          <table:table-cell table:formula="of:=IF([.B326]=[.B325];[.G325];[.F327]-[.F326])" office:value-type="time" office:time-value="PT00H02M41S" calcext:value-type="time">
            <text:p>00:02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5 </text:p>
          </table:table-cell>
          <table:table-cell office:value-type="string" calcext:value-type="string">
            <text:p><text:s/>Wed Sep 20 22:02:28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327];13;8))" office:value-type="float" office:value="0.91837962962963" calcext:value-type="float">
            <text:p>0.9183796296</text:p>
          </table:table-cell>
          <table:table-cell table:formula="of:=IF([.B327]=[.B326];[.G326];[.F328]-[.F327])" office:value-type="time" office:time-value="PT00H02M41S" calcext:value-type="time">
            <text:p>00:02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6 </text:p>
          </table:table-cell>
          <table:table-cell office:value-type="string" calcext:value-type="string">
            <text:p><text:s/>Wed Sep 20 21:59:4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28];13;8))" office:value-type="float" office:value="0.916527777777778" calcext:value-type="float">
            <text:p>0.9165277778</text:p>
          </table:table-cell>
          <table:table-cell table:formula="of:=IF([.B328]=[.B327];[.G327];[.F329]-[.F328])" office:value-type="time" office:time-value="PT00H02M42S" calcext:value-type="time">
            <text:p>00:02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6 </text:p>
          </table:table-cell>
          <table:table-cell office:value-type="string" calcext:value-type="string">
            <text:p><text:s/>Wed Sep 20 22:02:30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329];13;8))" office:value-type="float" office:value="0.918402777777778" calcext:value-type="float">
            <text:p>0.9184027778</text:p>
          </table:table-cell>
          <table:table-cell table:formula="of:=IF([.B329]=[.B328];[.G328];[.F330]-[.F329])" office:value-type="time" office:time-value="PT00H02M42S" calcext:value-type="time">
            <text:p>00:02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7 </text:p>
          </table:table-cell>
          <table:table-cell office:value-type="string" calcext:value-type="string">
            <text:p><text:s/>Wed Sep 20 21:59:4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30];13;8))" office:value-type="float" office:value="0.916527777777778" calcext:value-type="float">
            <text:p>0.9165277778</text:p>
          </table:table-cell>
          <table:table-cell table:formula="of:=IF([.B330]=[.B329];[.G329];[.F331]-[.F330])" office:value-type="time" office:time-value="PT00H02M43S" calcext:value-type="time">
            <text:p>00:02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7 </text:p>
          </table:table-cell>
          <table:table-cell office:value-type="string" calcext:value-type="string">
            <text:p><text:s/>Wed Sep 20 22:02:31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331];13;8))" office:value-type="float" office:value="0.918414351851852" calcext:value-type="float">
            <text:p>0.9184143519</text:p>
          </table:table-cell>
          <table:table-cell table:formula="of:=IF([.B331]=[.B330];[.G330];[.F332]-[.F331])" office:value-type="time" office:time-value="PT00H02M43S" calcext:value-type="time">
            <text:p>00:02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8 </text:p>
          </table:table-cell>
          <table:table-cell office:value-type="string" calcext:value-type="string">
            <text:p><text:s/>Wed Sep 20 21:59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32];13;8))" office:value-type="float" office:value="0.916539351851852" calcext:value-type="float">
            <text:p>0.9165393519</text:p>
          </table:table-cell>
          <table:table-cell table:formula="of:=IF([.B332]=[.B331];[.G331];[.F333]-[.F332])" office:value-type="time" office:time-value="PT00H02M43S" calcext:value-type="time">
            <text:p>00:02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8 </text:p>
          </table:table-cell>
          <table:table-cell office:value-type="string" calcext:value-type="string">
            <text:p><text:s/>Wed Sep 20 22:02:3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333];13;8))" office:value-type="float" office:value="0.918425925925926" calcext:value-type="float">
            <text:p>0.9184259259</text:p>
          </table:table-cell>
          <table:table-cell table:formula="of:=IF([.B333]=[.B332];[.G332];[.F334]-[.F333])" office:value-type="time" office:time-value="PT00H02M43S" calcext:value-type="time">
            <text:p>00:02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9 </text:p>
          </table:table-cell>
          <table:table-cell office:value-type="string" calcext:value-type="string">
            <text:p><text:s/>Wed Sep 20 21:59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34];13;8))" office:value-type="float" office:value="0.916539351851852" calcext:value-type="float">
            <text:p>0.9165393519</text:p>
          </table:table-cell>
          <table:table-cell table:formula="of:=IF([.B334]=[.B333];[.G333];[.F335]-[.F334])" office:value-type="time" office:time-value="PT00H02M47S" calcext:value-type="time">
            <text:p>00:02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49 </text:p>
          </table:table-cell>
          <table:table-cell office:value-type="string" calcext:value-type="string">
            <text:p><text:s/>Wed Sep 20 22:02:36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335];13;8))" office:value-type="float" office:value="0.918472222222222" calcext:value-type="float">
            <text:p>0.9184722222</text:p>
          </table:table-cell>
          <table:table-cell table:formula="of:=IF([.B335]=[.B334];[.G334];[.F336]-[.F335])" office:value-type="time" office:time-value="PT00H02M47S" calcext:value-type="time">
            <text:p>00:02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 </text:p>
          </table:table-cell>
          <table:table-cell office:value-type="string" calcext:value-type="string">
            <text:p><text:s/>Wed Sep 20 21:57:3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36];13;8))" office:value-type="float" office:value="0.914988425925926" calcext:value-type="float">
            <text:p>0.9149884259</text:p>
          </table:table-cell>
          <table:table-cell table:formula="of:=IF([.B336]=[.B335];[.G335];[.F337]-[.F336])" office:value-type="time" office:time-value="PT00H00M15S" calcext:value-type="time">
            <text:p>00:00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 </text:p>
          </table:table-cell>
          <table:table-cell office:value-type="string" calcext:value-type="string">
            <text:p><text:s/>Wed Sep 20 21:57:50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337];13;8))" office:value-type="float" office:value="0.915162037037037" calcext:value-type="float">
            <text:p>0.915162037</text:p>
          </table:table-cell>
          <table:table-cell table:formula="of:=IF([.B337]=[.B336];[.G336];[.F338]-[.F337])" office:value-type="time" office:time-value="PT00H00M15S" calcext:value-type="time">
            <text:p>00:00: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0 </text:p>
          </table:table-cell>
          <table:table-cell office:value-type="string" calcext:value-type="string">
            <text:p><text:s/>Wed Sep 20 21:59:5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38];13;8))" office:value-type="float" office:value="0.916550925925926" calcext:value-type="float">
            <text:p>0.9165509259</text:p>
          </table:table-cell>
          <table:table-cell table:formula="of:=IF([.B338]=[.B337];[.G337];[.F339]-[.F338])" office:value-type="time" office:time-value="PT00H02M47S" calcext:value-type="time">
            <text:p>00:02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0 </text:p>
          </table:table-cell>
          <table:table-cell office:value-type="string" calcext:value-type="string">
            <text:p><text:s/>Wed Sep 20 22:02:37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339];13;8))" office:value-type="float" office:value="0.918483796296296" calcext:value-type="float">
            <text:p>0.9184837963</text:p>
          </table:table-cell>
          <table:table-cell table:formula="of:=IF([.B339]=[.B338];[.G338];[.F340]-[.F339])" office:value-type="time" office:time-value="PT00H02M47S" calcext:value-type="time">
            <text:p>00:02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1 </text:p>
          </table:table-cell>
          <table:table-cell office:value-type="string" calcext:value-type="string">
            <text:p><text:s/>Wed Sep 20 21:59:5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40];13;8))" office:value-type="float" office:value="0.9165625" calcext:value-type="float">
            <text:p>0.9165625</text:p>
          </table:table-cell>
          <table:table-cell table:formula="of:=IF([.B340]=[.B339];[.G339];[.F341]-[.F340])" office:value-type="time" office:time-value="PT00H02M52S" calcext:value-type="time">
            <text:p>00:02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1 </text:p>
          </table:table-cell>
          <table:table-cell office:value-type="string" calcext:value-type="string">
            <text:p><text:s/>Wed Sep 20 22:02:43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341];13;8))" office:value-type="float" office:value="0.918553240740741" calcext:value-type="float">
            <text:p>0.9185532407</text:p>
          </table:table-cell>
          <table:table-cell table:formula="of:=IF([.B341]=[.B340];[.G340];[.F342]-[.F341])" office:value-type="time" office:time-value="PT00H02M52S" calcext:value-type="time">
            <text:p>00:02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2 </text:p>
          </table:table-cell>
          <table:table-cell office:value-type="string" calcext:value-type="string">
            <text:p><text:s/>Wed Sep 20 21:59:5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42];13;8))" office:value-type="float" office:value="0.916574074074074" calcext:value-type="float">
            <text:p>0.9165740741</text:p>
          </table:table-cell>
          <table:table-cell table:formula="of:=IF([.B342]=[.B341];[.G341];[.F343]-[.F342])" office:value-type="time" office:time-value="PT00H02M51S" calcext:value-type="time">
            <text:p>00:02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2 </text:p>
          </table:table-cell>
          <table:table-cell office:value-type="string" calcext:value-type="string">
            <text:p><text:s/>Wed Sep 20 22:02:43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343];13;8))" office:value-type="float" office:value="0.918553240740741" calcext:value-type="float">
            <text:p>0.9185532407</text:p>
          </table:table-cell>
          <table:table-cell table:formula="of:=IF([.B343]=[.B342];[.G342];[.F344]-[.F343])" office:value-type="time" office:time-value="PT00H02M51S" calcext:value-type="time">
            <text:p>00:02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3 </text:p>
          </table:table-cell>
          <table:table-cell office:value-type="string" calcext:value-type="string">
            <text:p><text:s/>Wed Sep 20 21:59:5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44];13;8))" office:value-type="float" office:value="0.916574074074074" calcext:value-type="float">
            <text:p>0.9165740741</text:p>
          </table:table-cell>
          <table:table-cell table:formula="of:=IF([.B344]=[.B343];[.G343];[.F345]-[.F344])" office:value-type="time" office:time-value="PT00H02M52S" calcext:value-type="time">
            <text:p>00:02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3 </text:p>
          </table:table-cell>
          <table:table-cell office:value-type="string" calcext:value-type="string">
            <text:p><text:s/>Wed Sep 20 22:02:44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345];13;8))" office:value-type="float" office:value="0.918564814814815" calcext:value-type="float">
            <text:p>0.9185648148</text:p>
          </table:table-cell>
          <table:table-cell table:formula="of:=IF([.B345]=[.B344];[.G344];[.F346]-[.F345])" office:value-type="time" office:time-value="PT00H02M52S" calcext:value-type="time">
            <text:p>00:02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4 </text:p>
          </table:table-cell>
          <table:table-cell office:value-type="string" calcext:value-type="string">
            <text:p><text:s/>Wed Sep 20 21:59:5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46];13;8))" office:value-type="float" office:value="0.916585648148148" calcext:value-type="float">
            <text:p>0.9165856481</text:p>
          </table:table-cell>
          <table:table-cell table:formula="of:=IF([.B346]=[.B345];[.G345];[.F347]-[.F346])" office:value-type="time" office:time-value="PT00H02M51S" calcext:value-type="time">
            <text:p>00:02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4 </text:p>
          </table:table-cell>
          <table:table-cell office:value-type="string" calcext:value-type="string">
            <text:p><text:s/>Wed Sep 20 22:02:44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347];13;8))" office:value-type="float" office:value="0.918564814814815" calcext:value-type="float">
            <text:p>0.9185648148</text:p>
          </table:table-cell>
          <table:table-cell table:formula="of:=IF([.B347]=[.B346];[.G346];[.F348]-[.F347])" office:value-type="time" office:time-value="PT00H02M51S" calcext:value-type="time">
            <text:p>00:02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5 </text:p>
          </table:table-cell>
          <table:table-cell office:value-type="string" calcext:value-type="string">
            <text:p><text:s/>Wed Sep 20 21:59:5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48];13;8))" office:value-type="float" office:value="0.916597222222222" calcext:value-type="float">
            <text:p>0.9165972222</text:p>
          </table:table-cell>
          <table:table-cell table:formula="of:=IF([.B348]=[.B347];[.G347];[.F349]-[.F348])" office:value-type="time" office:time-value="PT00H02M51S" calcext:value-type="time">
            <text:p>00:02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5 </text:p>
          </table:table-cell>
          <table:table-cell office:value-type="string" calcext:value-type="string">
            <text:p><text:s/>Wed Sep 20 22:02:45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349];13;8))" office:value-type="float" office:value="0.918576388888889" calcext:value-type="float">
            <text:p>0.9185763889</text:p>
          </table:table-cell>
          <table:table-cell table:formula="of:=IF([.B349]=[.B348];[.G348];[.F350]-[.F349])" office:value-type="time" office:time-value="PT00H02M51S" calcext:value-type="time">
            <text:p>00:02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6 </text:p>
          </table:table-cell>
          <table:table-cell office:value-type="string" calcext:value-type="string">
            <text:p><text:s/>Wed Sep 20 21:59:5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50];13;8))" office:value-type="float" office:value="0.916597222222222" calcext:value-type="float">
            <text:p>0.9165972222</text:p>
          </table:table-cell>
          <table:table-cell table:formula="of:=IF([.B350]=[.B349];[.G349];[.F351]-[.F350])" office:value-type="time" office:time-value="PT00H02M51S" calcext:value-type="time">
            <text:p>00:02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6 </text:p>
          </table:table-cell>
          <table:table-cell office:value-type="string" calcext:value-type="string">
            <text:p><text:s/>Wed Sep 20 22:02:45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351];13;8))" office:value-type="float" office:value="0.918576388888889" calcext:value-type="float">
            <text:p>0.9185763889</text:p>
          </table:table-cell>
          <table:table-cell table:formula="of:=IF([.B351]=[.B350];[.G350];[.F352]-[.F351])" office:value-type="time" office:time-value="PT00H02M51S" calcext:value-type="time">
            <text:p>00:02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7 </text:p>
          </table:table-cell>
          <table:table-cell office:value-type="string" calcext:value-type="string">
            <text:p><text:s/>Wed Sep 20 21:59:5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52];13;8))" office:value-type="float" office:value="0.916608796296296" calcext:value-type="float">
            <text:p>0.9166087963</text:p>
          </table:table-cell>
          <table:table-cell table:formula="of:=IF([.B352]=[.B351];[.G351];[.F353]-[.F352])" office:value-type="time" office:time-value="PT00H02M52S" calcext:value-type="time">
            <text:p>00:02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7 </text:p>
          </table:table-cell>
          <table:table-cell office:value-type="string" calcext:value-type="string">
            <text:p><text:s/>Wed Sep 20 22:02:4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353];13;8))" office:value-type="float" office:value="0.918599537037037" calcext:value-type="float">
            <text:p>0.918599537</text:p>
          </table:table-cell>
          <table:table-cell table:formula="of:=IF([.B353]=[.B352];[.G352];[.F354]-[.F353])" office:value-type="time" office:time-value="PT00H02M52S" calcext:value-type="time">
            <text:p>00:02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8 </text:p>
          </table:table-cell>
          <table:table-cell office:value-type="string" calcext:value-type="string">
            <text:p><text:s/>Wed Sep 20 21:59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54];13;8))" office:value-type="float" office:value="0.91662037037037" calcext:value-type="float">
            <text:p>0.9166203704</text:p>
          </table:table-cell>
          <table:table-cell table:formula="of:=IF([.B354]=[.B353];[.G353];[.F355]-[.F354])" office:value-type="time" office:time-value="PT00H02M53S" calcext:value-type="time">
            <text:p>00:02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8 </text:p>
          </table:table-cell>
          <table:table-cell office:value-type="string" calcext:value-type="string">
            <text:p><text:s/>Wed Sep 20 22:02:49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355];13;8))" office:value-type="float" office:value="0.918622685185185" calcext:value-type="float">
            <text:p>0.9186226852</text:p>
          </table:table-cell>
          <table:table-cell table:formula="of:=IF([.B355]=[.B354];[.G354];[.F356]-[.F355])" office:value-type="time" office:time-value="PT00H02M53S" calcext:value-type="time">
            <text:p>00:02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9 </text:p>
          </table:table-cell>
          <table:table-cell office:value-type="string" calcext:value-type="string">
            <text:p><text:s/>Wed Sep 20 21:59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56];13;8))" office:value-type="float" office:value="0.91662037037037" calcext:value-type="float">
            <text:p>0.9166203704</text:p>
          </table:table-cell>
          <table:table-cell table:formula="of:=IF([.B356]=[.B355];[.G355];[.F357]-[.F356])" office:value-type="time" office:time-value="PT00H02M54S" calcext:value-type="time">
            <text:p>00:02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59 </text:p>
          </table:table-cell>
          <table:table-cell office:value-type="string" calcext:value-type="string">
            <text:p><text:s/>Wed Sep 20 22:02:50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357];13;8))" office:value-type="float" office:value="0.918634259259259" calcext:value-type="float">
            <text:p>0.9186342593</text:p>
          </table:table-cell>
          <table:table-cell table:formula="of:=IF([.B357]=[.B356];[.G356];[.F358]-[.F357])" office:value-type="time" office:time-value="PT00H02M54S" calcext:value-type="time">
            <text:p>00:02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 </text:p>
          </table:table-cell>
          <table:table-cell office:value-type="string" calcext:value-type="string">
            <text:p><text:s/>Wed Sep 20 21:57:3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58];13;8))" office:value-type="float" office:value="0.914988425925926" calcext:value-type="float">
            <text:p>0.9149884259</text:p>
          </table:table-cell>
          <table:table-cell table:formula="of:=IF([.B358]=[.B357];[.G357];[.F359]-[.F358])" office:value-type="time" office:time-value="PT00H00M17S" calcext:value-type="time">
            <text:p>00:00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 </text:p>
          </table:table-cell>
          <table:table-cell office:value-type="string" calcext:value-type="string">
            <text:p><text:s/>Wed Sep 20 21:57:52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359];13;8))" office:value-type="float" office:value="0.915185185185185" calcext:value-type="float">
            <text:p>0.9151851852</text:p>
          </table:table-cell>
          <table:table-cell table:formula="of:=IF([.B359]=[.B358];[.G358];[.F360]-[.F359])" office:value-type="time" office:time-value="PT00H00M17S" calcext:value-type="time">
            <text:p>00:00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0 </text:p>
          </table:table-cell>
          <table:table-cell office:value-type="string" calcext:value-type="string">
            <text:p><text:s/>Wed Sep 20 21:59:5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60];13;8))" office:value-type="float" office:value="0.916631944444444" calcext:value-type="float">
            <text:p>0.9166319444</text:p>
          </table:table-cell>
          <table:table-cell table:formula="of:=IF([.B360]=[.B359];[.G359];[.F361]-[.F360])" office:value-type="time" office:time-value="PT00H02M57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0 </text:p>
          </table:table-cell>
          <table:table-cell office:value-type="string" calcext:value-type="string">
            <text:p><text:s/>Wed Sep 20 22:02:54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361];13;8))" office:value-type="float" office:value="0.918680555555556" calcext:value-type="float">
            <text:p>0.9186805556</text:p>
          </table:table-cell>
          <table:table-cell table:formula="of:=IF([.B361]=[.B360];[.G360];[.F362]-[.F361])" office:value-type="time" office:time-value="PT00H02M57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1 </text:p>
          </table:table-cell>
          <table:table-cell office:value-type="string" calcext:value-type="string">
            <text:p><text:s/>Wed Sep 20 21:59:5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62];13;8))" office:value-type="float" office:value="0.916631944444444" calcext:value-type="float">
            <text:p>0.9166319444</text:p>
          </table:table-cell>
          <table:table-cell table:formula="of:=IF([.B362]=[.B361];[.G361];[.F363]-[.F362])" office:value-type="time" office:time-value="PT00H02M57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1 </text:p>
          </table:table-cell>
          <table:table-cell office:value-type="string" calcext:value-type="string">
            <text:p><text:s/>Wed Sep 20 22:02:54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363];13;8))" office:value-type="float" office:value="0.918680555555556" calcext:value-type="float">
            <text:p>0.9186805556</text:p>
          </table:table-cell>
          <table:table-cell table:formula="of:=IF([.B363]=[.B362];[.G362];[.F364]-[.F363])" office:value-type="time" office:time-value="PT00H02M57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2 </text:p>
          </table:table-cell>
          <table:table-cell office:value-type="string" calcext:value-type="string">
            <text:p><text:s/>Wed Sep 20 21:59:5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64];13;8))" office:value-type="float" office:value="0.916643518518518" calcext:value-type="float">
            <text:p>0.9166435185</text:p>
          </table:table-cell>
          <table:table-cell table:formula="of:=IF([.B364]=[.B363];[.G363];[.F365]-[.F364])" office:value-type="time" office:time-value="PT00H02M57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2 </text:p>
          </table:table-cell>
          <table:table-cell office:value-type="string" calcext:value-type="string">
            <text:p><text:s/>Wed Sep 20 22:02:55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365];13;8))" office:value-type="float" office:value="0.91869212962963" calcext:value-type="float">
            <text:p>0.9186921296</text:p>
          </table:table-cell>
          <table:table-cell table:formula="of:=IF([.B365]=[.B364];[.G364];[.F366]-[.F365])" office:value-type="time" office:time-value="PT00H02M57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3 </text:p>
          </table:table-cell>
          <table:table-cell office:value-type="string" calcext:value-type="string">
            <text:p><text:s/>Wed Sep 20 21:59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66];13;8))" office:value-type="float" office:value="0.916655092592593" calcext:value-type="float">
            <text:p>0.9166550926</text:p>
          </table:table-cell>
          <table:table-cell table:formula="of:=IF([.B366]=[.B365];[.G365];[.F367]-[.F366])" office:value-type="time" office:time-value="PT00H02M55S" calcext:value-type="time">
            <text:p>00:02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3 </text:p>
          </table:table-cell>
          <table:table-cell office:value-type="string" calcext:value-type="string">
            <text:p><text:s/>Wed Sep 20 22:02:54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367];13;8))" office:value-type="float" office:value="0.918680555555556" calcext:value-type="float">
            <text:p>0.9186805556</text:p>
          </table:table-cell>
          <table:table-cell table:formula="of:=IF([.B367]=[.B366];[.G366];[.F368]-[.F367])" office:value-type="time" office:time-value="PT00H02M55S" calcext:value-type="time">
            <text:p>00:02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4 </text:p>
          </table:table-cell>
          <table:table-cell office:value-type="string" calcext:value-type="string">
            <text:p><text:s/>Wed Sep 20 21:59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68];13;8))" office:value-type="float" office:value="0.916655092592593" calcext:value-type="float">
            <text:p>0.9166550926</text:p>
          </table:table-cell>
          <table:table-cell table:formula="of:=IF([.B368]=[.B367];[.G367];[.F369]-[.F368])" office:value-type="time" office:time-value="PT00H02M57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4 </text:p>
          </table:table-cell>
          <table:table-cell office:value-type="string" calcext:value-type="string">
            <text:p><text:s/>Wed Sep 20 22:02:56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369];13;8))" office:value-type="float" office:value="0.918703703703704" calcext:value-type="float">
            <text:p>0.9187037037</text:p>
          </table:table-cell>
          <table:table-cell table:formula="of:=IF([.B369]=[.B368];[.G368];[.F370]-[.F369])" office:value-type="time" office:time-value="PT00H02M57S" calcext:value-type="time">
            <text:p>00:02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5 </text:p>
          </table:table-cell>
          <table:table-cell office:value-type="string" calcext:value-type="string">
            <text:p><text:s/>Wed Sep 20 21:59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70];13;8))" office:value-type="float" office:value="0.916655092592593" calcext:value-type="float">
            <text:p>0.9166550926</text:p>
          </table:table-cell>
          <table:table-cell table:formula="of:=IF([.B370]=[.B369];[.G369];[.F371]-[.F370])" office:value-type="time" office:time-value="PT00H02M56S" calcext:value-type="time">
            <text:p>00:02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5 </text:p>
          </table:table-cell>
          <table:table-cell office:value-type="string" calcext:value-type="string">
            <text:p><text:s/>Wed Sep 20 22:02:55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371];13;8))" office:value-type="float" office:value="0.91869212962963" calcext:value-type="float">
            <text:p>0.9186921296</text:p>
          </table:table-cell>
          <table:table-cell table:formula="of:=IF([.B371]=[.B370];[.G370];[.F372]-[.F371])" office:value-type="time" office:time-value="PT00H02M56S" calcext:value-type="time">
            <text:p>00:02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6 </text:p>
          </table:table-cell>
          <table:table-cell office:value-type="string" calcext:value-type="string">
            <text:p><text:s/>Wed Sep 20 21:59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72];13;8))" office:value-type="float" office:value="0.916655092592593" calcext:value-type="float">
            <text:p>0.9166550926</text:p>
          </table:table-cell>
          <table:table-cell table:formula="of:=IF([.B372]=[.B371];[.G371];[.F373]-[.F372])" office:value-type="time" office:time-value="PT00H02M58S" calcext:value-type="time">
            <text:p>00:02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6 </text:p>
          </table:table-cell>
          <table:table-cell office:value-type="string" calcext:value-type="string">
            <text:p><text:s/>Wed Sep 20 22:02:5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373];13;8))" office:value-type="float" office:value="0.918715277777778" calcext:value-type="float">
            <text:p>0.9187152778</text:p>
          </table:table-cell>
          <table:table-cell table:formula="of:=IF([.B373]=[.B372];[.G372];[.F374]-[.F373])" office:value-type="time" office:time-value="PT00H02M58S" calcext:value-type="time">
            <text:p>00:02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7 </text:p>
          </table:table-cell>
          <table:table-cell office:value-type="string" calcext:value-type="string">
            <text:p><text:s/>Wed Sep 20 22:00:0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74];13;8))" office:value-type="float" office:value="0.916666666666667" calcext:value-type="float">
            <text:p>0.9166666667</text:p>
          </table:table-cell>
          <table:table-cell table:formula="of:=IF([.B374]=[.B373];[.G373];[.F375]-[.F374])" office:value-type="time" office:time-value="PT00H03M00S" calcext:value-type="time">
            <text:p>00:0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7 </text:p>
          </table:table-cell>
          <table:table-cell office:value-type="string" calcext:value-type="string">
            <text:p><text:s/>Wed Sep 20 22:03:00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375];13;8))" office:value-type="float" office:value="0.91875" calcext:value-type="float">
            <text:p>0.91875</text:p>
          </table:table-cell>
          <table:table-cell table:formula="of:=IF([.B375]=[.B374];[.G374];[.F376]-[.F375])" office:value-type="time" office:time-value="PT00H03M00S" calcext:value-type="time">
            <text:p>00:03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8 </text:p>
          </table:table-cell>
          <table:table-cell office:value-type="string" calcext:value-type="string">
            <text:p><text:s/>Wed Sep 20 22:00:0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76];13;8))" office:value-type="float" office:value="0.916666666666667" calcext:value-type="float">
            <text:p>0.9166666667</text:p>
          </table:table-cell>
          <table:table-cell table:formula="of:=IF([.B376]=[.B375];[.G375];[.F377]-[.F376])" office:value-type="time" office:time-value="PT00H03M01S" calcext:value-type="time">
            <text:p>00:03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8 </text:p>
          </table:table-cell>
          <table:table-cell office:value-type="string" calcext:value-type="string">
            <text:p><text:s/>Wed Sep 20 22:03:01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377];13;8))" office:value-type="float" office:value="0.918761574074074" calcext:value-type="float">
            <text:p>0.9187615741</text:p>
          </table:table-cell>
          <table:table-cell table:formula="of:=IF([.B377]=[.B376];[.G376];[.F378]-[.F377])" office:value-type="time" office:time-value="PT00H03M01S" calcext:value-type="time">
            <text:p>00:03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9 </text:p>
          </table:table-cell>
          <table:table-cell office:value-type="string" calcext:value-type="string">
            <text:p><text:s/>Wed Sep 20 22:00:0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78];13;8))" office:value-type="float" office:value="0.916678240740741" calcext:value-type="float">
            <text:p>0.9166782407</text:p>
          </table:table-cell>
          <table:table-cell table:formula="of:=IF([.B378]=[.B377];[.G377];[.F379]-[.F378])" office:value-type="time" office:time-value="PT00H03M08S" calcext:value-type="time">
            <text:p>00:03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69 </text:p>
          </table:table-cell>
          <table:table-cell office:value-type="string" calcext:value-type="string">
            <text:p><text:s/>Wed Sep 20 22:03:09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379];13;8))" office:value-type="float" office:value="0.918854166666667" calcext:value-type="float">
            <text:p>0.9188541667</text:p>
          </table:table-cell>
          <table:table-cell table:formula="of:=IF([.B379]=[.B378];[.G378];[.F380]-[.F379])" office:value-type="time" office:time-value="PT00H03M08S" calcext:value-type="time">
            <text:p>00:03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 </text:p>
          </table:table-cell>
          <table:table-cell office:value-type="string" calcext:value-type="string">
            <text:p><text:s/>Wed Sep 20 21:57:3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80];13;8))" office:value-type="float" office:value="0.915" calcext:value-type="float">
            <text:p>0.915</text:p>
          </table:table-cell>
          <table:table-cell table:formula="of:=IF([.B380]=[.B379];[.G379];[.F381]-[.F380])" office:value-type="time" office:time-value="PT00H00M1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 </text:p>
          </table:table-cell>
          <table:table-cell office:value-type="string" calcext:value-type="string">
            <text:p><text:s/>Wed Sep 20 21:57:54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381];13;8))" office:value-type="float" office:value="0.915208333333333" calcext:value-type="float">
            <text:p>0.9152083333</text:p>
          </table:table-cell>
          <table:table-cell table:formula="of:=IF([.B381]=[.B380];[.G380];[.F382]-[.F381])" office:value-type="time" office:time-value="PT00H00M1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0 </text:p>
          </table:table-cell>
          <table:table-cell office:value-type="string" calcext:value-type="string">
            <text:p><text:s/>Wed Sep 20 22:00:0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82];13;8))" office:value-type="float" office:value="0.916678240740741" calcext:value-type="float">
            <text:p>0.9166782407</text:p>
          </table:table-cell>
          <table:table-cell table:formula="of:=IF([.B382]=[.B381];[.G381];[.F383]-[.F382])" office:value-type="time" office:time-value="PT00H03M06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0 </text:p>
          </table:table-cell>
          <table:table-cell office:value-type="string" calcext:value-type="string">
            <text:p><text:s/>Wed Sep 20 22:03:07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383];13;8))" office:value-type="float" office:value="0.918831018518519" calcext:value-type="float">
            <text:p>0.9188310185</text:p>
          </table:table-cell>
          <table:table-cell table:formula="of:=IF([.B383]=[.B382];[.G382];[.F384]-[.F383])" office:value-type="time" office:time-value="PT00H03M06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1 </text:p>
          </table:table-cell>
          <table:table-cell office:value-type="string" calcext:value-type="string">
            <text:p><text:s/>Wed Sep 20 22:00:0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84];13;8))" office:value-type="float" office:value="0.916678240740741" calcext:value-type="float">
            <text:p>0.9166782407</text:p>
          </table:table-cell>
          <table:table-cell table:formula="of:=IF([.B384]=[.B383];[.G383];[.F385]-[.F384])" office:value-type="time" office:time-value="PT00H03M06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1 </text:p>
          </table:table-cell>
          <table:table-cell office:value-type="string" calcext:value-type="string">
            <text:p><text:s/>Wed Sep 20 22:03:07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385];13;8))" office:value-type="float" office:value="0.918831018518519" calcext:value-type="float">
            <text:p>0.9188310185</text:p>
          </table:table-cell>
          <table:table-cell table:formula="of:=IF([.B385]=[.B384];[.G384];[.F386]-[.F385])" office:value-type="time" office:time-value="PT00H03M06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2 </text:p>
          </table:table-cell>
          <table:table-cell office:value-type="string" calcext:value-type="string">
            <text:p><text:s/>Wed Sep 20 22:00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86];13;8))" office:value-type="float" office:value="0.916689814814815" calcext:value-type="float">
            <text:p>0.9166898148</text:p>
          </table:table-cell>
          <table:table-cell table:formula="of:=IF([.B386]=[.B385];[.G385];[.F387]-[.F386])" office:value-type="time" office:time-value="PT00H03M07S" calcext:value-type="time">
            <text:p>00:03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2 </text:p>
          </table:table-cell>
          <table:table-cell office:value-type="string" calcext:value-type="string">
            <text:p><text:s/>Wed Sep 20 22:03:09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387];13;8))" office:value-type="float" office:value="0.918854166666667" calcext:value-type="float">
            <text:p>0.9188541667</text:p>
          </table:table-cell>
          <table:table-cell table:formula="of:=IF([.B387]=[.B386];[.G386];[.F388]-[.F387])" office:value-type="time" office:time-value="PT00H03M07S" calcext:value-type="time">
            <text:p>00:03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3 </text:p>
          </table:table-cell>
          <table:table-cell office:value-type="string" calcext:value-type="string">
            <text:p><text:s/>Wed Sep 20 22:00:0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88];13;8))" office:value-type="float" office:value="0.916701388888889" calcext:value-type="float">
            <text:p>0.9167013889</text:p>
          </table:table-cell>
          <table:table-cell table:formula="of:=IF([.B388]=[.B387];[.G387];[.F389]-[.F388])" office:value-type="time" office:time-value="PT00H03M06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3 </text:p>
          </table:table-cell>
          <table:table-cell office:value-type="string" calcext:value-type="string">
            <text:p><text:s/>Wed Sep 20 22:03:09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389];13;8))" office:value-type="float" office:value="0.918854166666667" calcext:value-type="float">
            <text:p>0.9188541667</text:p>
          </table:table-cell>
          <table:table-cell table:formula="of:=IF([.B389]=[.B388];[.G388];[.F390]-[.F389])" office:value-type="time" office:time-value="PT00H03M06S" calcext:value-type="time">
            <text:p>00:03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4 </text:p>
          </table:table-cell>
          <table:table-cell office:value-type="string" calcext:value-type="string">
            <text:p><text:s/>Wed Sep 20 22:00:0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90];13;8))" office:value-type="float" office:value="0.916701388888889" calcext:value-type="float">
            <text:p>0.9167013889</text:p>
          </table:table-cell>
          <table:table-cell table:formula="of:=IF([.B390]=[.B389];[.G389];[.F391]-[.F390])" office:value-type="time" office:time-value="PT00H03M07S" calcext:value-type="time">
            <text:p>00:03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4 </text:p>
          </table:table-cell>
          <table:table-cell office:value-type="string" calcext:value-type="string">
            <text:p><text:s/>Wed Sep 20 22:03:10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391];13;8))" office:value-type="float" office:value="0.918865740740741" calcext:value-type="float">
            <text:p>0.9188657407</text:p>
          </table:table-cell>
          <table:table-cell table:formula="of:=IF([.B391]=[.B390];[.G390];[.F392]-[.F391])" office:value-type="time" office:time-value="PT00H03M07S" calcext:value-type="time">
            <text:p>00:03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5 </text:p>
          </table:table-cell>
          <table:table-cell office:value-type="string" calcext:value-type="string">
            <text:p><text:s/>Wed Sep 20 22:00:0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92];13;8))" office:value-type="float" office:value="0.916712962962963" calcext:value-type="float">
            <text:p>0.916712963</text:p>
          </table:table-cell>
          <table:table-cell table:formula="of:=IF([.B392]=[.B391];[.G391];[.F393]-[.F392])" office:value-type="time" office:time-value="PT00H03M08S" calcext:value-type="time">
            <text:p>00:03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5 </text:p>
          </table:table-cell>
          <table:table-cell office:value-type="string" calcext:value-type="string">
            <text:p><text:s/>Wed Sep 20 22:03:1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393];13;8))" office:value-type="float" office:value="0.918888888888889" calcext:value-type="float">
            <text:p>0.9188888889</text:p>
          </table:table-cell>
          <table:table-cell table:formula="of:=IF([.B393]=[.B392];[.G392];[.F394]-[.F393])" office:value-type="time" office:time-value="PT00H03M08S" calcext:value-type="time">
            <text:p>00:03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6 </text:p>
          </table:table-cell>
          <table:table-cell office:value-type="string" calcext:value-type="string">
            <text:p><text:s/>Wed Sep 20 22:00:0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94];13;8))" office:value-type="float" office:value="0.916712962962963" calcext:value-type="float">
            <text:p>0.916712963</text:p>
          </table:table-cell>
          <table:table-cell table:formula="of:=IF([.B394]=[.B393];[.G393];[.F395]-[.F394])" office:value-type="time" office:time-value="PT00H03M10S" calcext:value-type="time">
            <text:p>00:03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6 </text:p>
          </table:table-cell>
          <table:table-cell office:value-type="string" calcext:value-type="string">
            <text:p><text:s/>Wed Sep 20 22:03:1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395];13;8))" office:value-type="float" office:value="0.918912037037037" calcext:value-type="float">
            <text:p>0.918912037</text:p>
          </table:table-cell>
          <table:table-cell table:formula="of:=IF([.B395]=[.B394];[.G394];[.F396]-[.F395])" office:value-type="time" office:time-value="PT00H03M10S" calcext:value-type="time">
            <text:p>00:03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7 </text:p>
          </table:table-cell>
          <table:table-cell office:value-type="string" calcext:value-type="string">
            <text:p><text:s/>Wed Sep 20 22:00:0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96];13;8))" office:value-type="float" office:value="0.916724537037037" calcext:value-type="float">
            <text:p>0.916724537</text:p>
          </table:table-cell>
          <table:table-cell table:formula="of:=IF([.B396]=[.B395];[.G395];[.F397]-[.F396])" office:value-type="time" office:time-value="PT00H03M10S" calcext:value-type="time">
            <text:p>00:03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7 </text:p>
          </table:table-cell>
          <table:table-cell office:value-type="string" calcext:value-type="string">
            <text:p><text:s/>Wed Sep 20 22:03:15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397];13;8))" office:value-type="float" office:value="0.918923611111111" calcext:value-type="float">
            <text:p>0.9189236111</text:p>
          </table:table-cell>
          <table:table-cell table:formula="of:=IF([.B397]=[.B396];[.G396];[.F398]-[.F397])" office:value-type="time" office:time-value="PT00H03M10S" calcext:value-type="time">
            <text:p>00:03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8 </text:p>
          </table:table-cell>
          <table:table-cell office:value-type="string" calcext:value-type="string">
            <text:p><text:s/>Wed Sep 20 22:00:0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398];13;8))" office:value-type="float" office:value="0.916724537037037" calcext:value-type="float">
            <text:p>0.916724537</text:p>
          </table:table-cell>
          <table:table-cell table:formula="of:=IF([.B398]=[.B397];[.G397];[.F399]-[.F398])" office:value-type="time" office:time-value="PT00H03M17S" calcext:value-type="time">
            <text:p>00:03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8 </text:p>
          </table:table-cell>
          <table:table-cell office:value-type="string" calcext:value-type="string">
            <text:p><text:s/>Wed Sep 20 22:03:22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399];13;8))" office:value-type="float" office:value="0.91900462962963" calcext:value-type="float">
            <text:p>0.9190046296</text:p>
          </table:table-cell>
          <table:table-cell table:formula="of:=IF([.B399]=[.B398];[.G398];[.F400]-[.F399])" office:value-type="time" office:time-value="PT00H03M17S" calcext:value-type="time">
            <text:p>00:03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9 </text:p>
          </table:table-cell>
          <table:table-cell office:value-type="string" calcext:value-type="string">
            <text:p><text:s/>Wed Sep 20 22:00:0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00];13;8))" office:value-type="float" office:value="0.916736111111111" calcext:value-type="float">
            <text:p>0.9167361111</text:p>
          </table:table-cell>
          <table:table-cell table:formula="of:=IF([.B400]=[.B399];[.G399];[.F401]-[.F400])" office:value-type="time" office:time-value="PT00H03M16S" calcext:value-type="time">
            <text:p>00:03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79 </text:p>
          </table:table-cell>
          <table:table-cell office:value-type="string" calcext:value-type="string">
            <text:p><text:s/>Wed Sep 20 22:03:22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401];13;8))" office:value-type="float" office:value="0.91900462962963" calcext:value-type="float">
            <text:p>0.9190046296</text:p>
          </table:table-cell>
          <table:table-cell table:formula="of:=IF([.B401]=[.B400];[.G400];[.F402]-[.F401])" office:value-type="time" office:time-value="PT00H03M16S" calcext:value-type="time">
            <text:p>00:03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 </text:p>
          </table:table-cell>
          <table:table-cell office:value-type="string" calcext:value-type="string">
            <text:p><text:s/>Wed Sep 20 21:57:3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02];13;8))" office:value-type="float" office:value="0.915011574074074" calcext:value-type="float">
            <text:p>0.9150115741</text:p>
          </table:table-cell>
          <table:table-cell table:formula="of:=IF([.B402]=[.B401];[.G401];[.F403]-[.F402])" office:value-type="time" office:time-value="PT00H00M16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 </text:p>
          </table:table-cell>
          <table:table-cell office:value-type="string" calcext:value-type="string">
            <text:p><text:s/>Wed Sep 20 21:57:53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403];13;8))" office:value-type="float" office:value="0.915196759259259" calcext:value-type="float">
            <text:p>0.9151967593</text:p>
          </table:table-cell>
          <table:table-cell table:formula="of:=IF([.B403]=[.B402];[.G402];[.F404]-[.F403])" office:value-type="time" office:time-value="PT00H00M16S" calcext:value-type="time">
            <text:p>00:00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0 </text:p>
          </table:table-cell>
          <table:table-cell office:value-type="string" calcext:value-type="string">
            <text:p><text:s/>Wed Sep 20 22:00:0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04];13;8))" office:value-type="float" office:value="0.916736111111111" calcext:value-type="float">
            <text:p>0.9167361111</text:p>
          </table:table-cell>
          <table:table-cell table:formula="of:=IF([.B404]=[.B403];[.G403];[.F405]-[.F404])" office:value-type="time" office:time-value="PT00H03M18S" calcext:value-type="time">
            <text:p>00:03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0 </text:p>
          </table:table-cell>
          <table:table-cell office:value-type="string" calcext:value-type="string">
            <text:p><text:s/>Wed Sep 20 22:03:24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405];13;8))" office:value-type="float" office:value="0.919027777777778" calcext:value-type="float">
            <text:p>0.9190277778</text:p>
          </table:table-cell>
          <table:table-cell table:formula="of:=IF([.B405]=[.B404];[.G404];[.F406]-[.F405])" office:value-type="time" office:time-value="PT00H03M18S" calcext:value-type="time">
            <text:p>00:03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1 </text:p>
          </table:table-cell>
          <table:table-cell office:value-type="string" calcext:value-type="string">
            <text:p><text:s/>Wed Sep 20 22:00:0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06];13;8))" office:value-type="float" office:value="0.916747685185185" calcext:value-type="float">
            <text:p>0.9167476852</text:p>
          </table:table-cell>
          <table:table-cell table:formula="of:=IF([.B406]=[.B405];[.G405];[.F407]-[.F406])" office:value-type="time" office:time-value="PT00H03M18S" calcext:value-type="time">
            <text:p>00:03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1 </text:p>
          </table:table-cell>
          <table:table-cell office:value-type="string" calcext:value-type="string">
            <text:p><text:s/>Wed Sep 20 22:03:25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407];13;8))" office:value-type="float" office:value="0.919039351851852" calcext:value-type="float">
            <text:p>0.9190393519</text:p>
          </table:table-cell>
          <table:table-cell table:formula="of:=IF([.B407]=[.B406];[.G406];[.F408]-[.F407])" office:value-type="time" office:time-value="PT00H03M18S" calcext:value-type="time">
            <text:p>00:03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2 </text:p>
          </table:table-cell>
          <table:table-cell office:value-type="string" calcext:value-type="string">
            <text:p><text:s/>Wed Sep 20 22:00:0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08];13;8))" office:value-type="float" office:value="0.916747685185185" calcext:value-type="float">
            <text:p>0.9167476852</text:p>
          </table:table-cell>
          <table:table-cell table:formula="of:=IF([.B408]=[.B407];[.G407];[.F409]-[.F408])" office:value-type="time" office:time-value="PT00H03M16S" calcext:value-type="time">
            <text:p>00:03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2 </text:p>
          </table:table-cell>
          <table:table-cell office:value-type="string" calcext:value-type="string">
            <text:p><text:s/>Wed Sep 20 22:03:23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409];13;8))" office:value-type="float" office:value="0.919016203703704" calcext:value-type="float">
            <text:p>0.9190162037</text:p>
          </table:table-cell>
          <table:table-cell table:formula="of:=IF([.B409]=[.B408];[.G408];[.F410]-[.F409])" office:value-type="time" office:time-value="PT00H03M16S" calcext:value-type="time">
            <text:p>00:03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3 </text:p>
          </table:table-cell>
          <table:table-cell office:value-type="string" calcext:value-type="string">
            <text:p><text:s/>Wed Sep 20 22:00:0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10];13;8))" office:value-type="float" office:value="0.916759259259259" calcext:value-type="float">
            <text:p>0.9167592593</text:p>
          </table:table-cell>
          <table:table-cell table:formula="of:=IF([.B410]=[.B409];[.G409];[.F411]-[.F410])" office:value-type="time" office:time-value="PT00H03M17S" calcext:value-type="time">
            <text:p>00:03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3 </text:p>
          </table:table-cell>
          <table:table-cell office:value-type="string" calcext:value-type="string">
            <text:p><text:s/>Wed Sep 20 22:03:25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411];13;8))" office:value-type="float" office:value="0.919039351851852" calcext:value-type="float">
            <text:p>0.9190393519</text:p>
          </table:table-cell>
          <table:table-cell table:formula="of:=IF([.B411]=[.B410];[.G410];[.F412]-[.F411])" office:value-type="time" office:time-value="PT00H03M17S" calcext:value-type="time">
            <text:p>00:03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4 </text:p>
          </table:table-cell>
          <table:table-cell office:value-type="string" calcext:value-type="string">
            <text:p><text:s/>Wed Sep 20 22:00:0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12];13;8))" office:value-type="float" office:value="0.916770833333333" calcext:value-type="float">
            <text:p>0.9167708333</text:p>
          </table:table-cell>
          <table:table-cell table:formula="of:=IF([.B412]=[.B411];[.G411];[.F413]-[.F412])" office:value-type="time" office:time-value="PT00H03M17S" calcext:value-type="time">
            <text:p>00:03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4 </text:p>
          </table:table-cell>
          <table:table-cell office:value-type="string" calcext:value-type="string">
            <text:p><text:s/>Wed Sep 20 22:03:26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413];13;8))" office:value-type="float" office:value="0.919050925925926" calcext:value-type="float">
            <text:p>0.9190509259</text:p>
          </table:table-cell>
          <table:table-cell table:formula="of:=IF([.B413]=[.B412];[.G412];[.F414]-[.F413])" office:value-type="time" office:time-value="PT00H03M17S" calcext:value-type="time">
            <text:p>00:03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5 </text:p>
          </table:table-cell>
          <table:table-cell office:value-type="string" calcext:value-type="string">
            <text:p><text:s/>Wed Sep 20 22:00:0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14];13;8))" office:value-type="float" office:value="0.916770833333333" calcext:value-type="float">
            <text:p>0.9167708333</text:p>
          </table:table-cell>
          <table:table-cell table:formula="of:=IF([.B414]=[.B413];[.G413];[.F415]-[.F414])" office:value-type="time" office:time-value="PT00H03M20S" calcext:value-type="time">
            <text:p>00:03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5 </text:p>
          </table:table-cell>
          <table:table-cell office:value-type="string" calcext:value-type="string">
            <text:p><text:s/>Wed Sep 20 22:03:29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415];13;8))" office:value-type="float" office:value="0.919085648148148" calcext:value-type="float">
            <text:p>0.9190856481</text:p>
          </table:table-cell>
          <table:table-cell table:formula="of:=IF([.B415]=[.B414];[.G414];[.F416]-[.F415])" office:value-type="time" office:time-value="PT00H03M20S" calcext:value-type="time">
            <text:p>00:03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6 </text:p>
          </table:table-cell>
          <table:table-cell office:value-type="string" calcext:value-type="string">
            <text:p><text:s/>Wed Sep 20 22:00:0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16];13;8))" office:value-type="float" office:value="0.916770833333333" calcext:value-type="float">
            <text:p>0.9167708333</text:p>
          </table:table-cell>
          <table:table-cell table:formula="of:=IF([.B416]=[.B415];[.G415];[.F417]-[.F416])" office:value-type="time" office:time-value="PT00H03M21S" calcext:value-type="time">
            <text:p>00:03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6 </text:p>
          </table:table-cell>
          <table:table-cell office:value-type="string" calcext:value-type="string">
            <text:p><text:s/>Wed Sep 20 22:03:30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417];13;8))" office:value-type="float" office:value="0.919097222222222" calcext:value-type="float">
            <text:p>0.9190972222</text:p>
          </table:table-cell>
          <table:table-cell table:formula="of:=IF([.B417]=[.B416];[.G416];[.F418]-[.F417])" office:value-type="time" office:time-value="PT00H03M21S" calcext:value-type="time">
            <text:p>00:03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7 </text:p>
          </table:table-cell>
          <table:table-cell office:value-type="string" calcext:value-type="string">
            <text:p><text:s/>Wed Sep 20 22:00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18];13;8))" office:value-type="float" office:value="0.916782407407407" calcext:value-type="float">
            <text:p>0.9167824074</text:p>
          </table:table-cell>
          <table:table-cell table:formula="of:=IF([.B418]=[.B417];[.G417];[.F419]-[.F418])" office:value-type="time" office:time-value="PT00H03M26S" calcext:value-type="time">
            <text:p>00:03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7 </text:p>
          </table:table-cell>
          <table:table-cell office:value-type="string" calcext:value-type="string">
            <text:p><text:s/>Wed Sep 20 22:03:36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419];13;8))" office:value-type="float" office:value="0.919166666666667" calcext:value-type="float">
            <text:p>0.9191666667</text:p>
          </table:table-cell>
          <table:table-cell table:formula="of:=IF([.B419]=[.B418];[.G418];[.F420]-[.F419])" office:value-type="time" office:time-value="PT00H03M26S" calcext:value-type="time">
            <text:p>00:03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8 </text:p>
          </table:table-cell>
          <table:table-cell office:value-type="string" calcext:value-type="string">
            <text:p><text:s/>Wed Sep 20 22:00:1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20];13;8))" office:value-type="float" office:value="0.916793981481482" calcext:value-type="float">
            <text:p>0.9167939815</text:p>
          </table:table-cell>
          <table:table-cell table:formula="of:=IF([.B420]=[.B419];[.G419];[.F421]-[.F420])" office:value-type="time" office:time-value="PT00H03M25S" calcext:value-type="time">
            <text:p>00:03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8 </text:p>
          </table:table-cell>
          <table:table-cell office:value-type="string" calcext:value-type="string">
            <text:p><text:s/>Wed Sep 20 22:03:36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421];13;8))" office:value-type="float" office:value="0.919166666666667" calcext:value-type="float">
            <text:p>0.9191666667</text:p>
          </table:table-cell>
          <table:table-cell table:formula="of:=IF([.B421]=[.B420];[.G420];[.F422]-[.F421])" office:value-type="time" office:time-value="PT00H03M25S" calcext:value-type="time">
            <text:p>00:03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9 </text:p>
          </table:table-cell>
          <table:table-cell office:value-type="string" calcext:value-type="string">
            <text:p><text:s/>Wed Sep 20 22:00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22];13;8))" office:value-type="float" office:value="0.916805555555555" calcext:value-type="float">
            <text:p>0.9168055556</text:p>
          </table:table-cell>
          <table:table-cell table:formula="of:=IF([.B422]=[.B421];[.G421];[.F423]-[.F422])" office:value-type="time" office:time-value="PT00H03M25S" calcext:value-type="time">
            <text:p>00:03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89 </text:p>
          </table:table-cell>
          <table:table-cell office:value-type="string" calcext:value-type="string">
            <text:p><text:s/>Wed Sep 20 22:03:37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423];13;8))" office:value-type="float" office:value="0.919178240740741" calcext:value-type="float">
            <text:p>0.9191782407</text:p>
          </table:table-cell>
          <table:table-cell table:formula="of:=IF([.B423]=[.B422];[.G422];[.F424]-[.F423])" office:value-type="time" office:time-value="PT00H03M25S" calcext:value-type="time">
            <text:p>00:03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 </text:p>
          </table:table-cell>
          <table:table-cell office:value-type="string" calcext:value-type="string">
            <text:p><text:s/>Wed Sep 20 21:57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24];13;8))" office:value-type="float" office:value="0.915023148148148" calcext:value-type="float">
            <text:p>0.9150231481</text:p>
          </table:table-cell>
          <table:table-cell table:formula="of:=IF([.B424]=[.B423];[.G423];[.F425]-[.F424])" office:value-type="time" office:time-value="PT00H00M17S" calcext:value-type="time">
            <text:p>00:00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 </text:p>
          </table:table-cell>
          <table:table-cell office:value-type="string" calcext:value-type="string">
            <text:p><text:s/>Wed Sep 20 21:57:55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425];13;8))" office:value-type="float" office:value="0.915219907407407" calcext:value-type="float">
            <text:p>0.9152199074</text:p>
          </table:table-cell>
          <table:table-cell table:formula="of:=IF([.B425]=[.B424];[.G424];[.F426]-[.F425])" office:value-type="time" office:time-value="PT00H00M17S" calcext:value-type="time">
            <text:p>00:00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0 </text:p>
          </table:table-cell>
          <table:table-cell office:value-type="string" calcext:value-type="string">
            <text:p><text:s/>Wed Sep 20 22:00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26];13;8))" office:value-type="float" office:value="0.916805555555555" calcext:value-type="float">
            <text:p>0.9168055556</text:p>
          </table:table-cell>
          <table:table-cell table:formula="of:=IF([.B426]=[.B425];[.G425];[.F427]-[.F426])" office:value-type="time" office:time-value="PT00H03M27S" calcext:value-type="time">
            <text:p>00:03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0 </text:p>
          </table:table-cell>
          <table:table-cell office:value-type="string" calcext:value-type="string">
            <text:p><text:s/>Wed Sep 20 22:03:39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427];13;8))" office:value-type="float" office:value="0.919201388888889" calcext:value-type="float">
            <text:p>0.9192013889</text:p>
          </table:table-cell>
          <table:table-cell table:formula="of:=IF([.B427]=[.B426];[.G426];[.F428]-[.F427])" office:value-type="time" office:time-value="PT00H03M27S" calcext:value-type="time">
            <text:p>00:03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1 </text:p>
          </table:table-cell>
          <table:table-cell office:value-type="string" calcext:value-type="string">
            <text:p><text:s/>Wed Sep 20 22:00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28];13;8))" office:value-type="float" office:value="0.916805555555555" calcext:value-type="float">
            <text:p>0.9168055556</text:p>
          </table:table-cell>
          <table:table-cell table:formula="of:=IF([.B428]=[.B427];[.G427];[.F429]-[.F428])" office:value-type="time" office:time-value="PT00H03M26S" calcext:value-type="time">
            <text:p>00:03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1 </text:p>
          </table:table-cell>
          <table:table-cell office:value-type="string" calcext:value-type="string">
            <text:p><text:s/>Wed Sep 20 22:03:3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429];13;8))" office:value-type="float" office:value="0.919189814814815" calcext:value-type="float">
            <text:p>0.9191898148</text:p>
          </table:table-cell>
          <table:table-cell table:formula="of:=IF([.B429]=[.B428];[.G428];[.F430]-[.F429])" office:value-type="time" office:time-value="PT00H03M26S" calcext:value-type="time">
            <text:p>00:03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2 </text:p>
          </table:table-cell>
          <table:table-cell office:value-type="string" calcext:value-type="string">
            <text:p><text:s/>Wed Sep 20 22:00:1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30];13;8))" office:value-type="float" office:value="0.91681712962963" calcext:value-type="float">
            <text:p>0.9168171296</text:p>
          </table:table-cell>
          <table:table-cell table:formula="of:=IF([.B430]=[.B429];[.G429];[.F431]-[.F430])" office:value-type="time" office:time-value="PT00H03M26S" calcext:value-type="time">
            <text:p>00:03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2 </text:p>
          </table:table-cell>
          <table:table-cell office:value-type="string" calcext:value-type="string">
            <text:p><text:s/>Wed Sep 20 22:03:3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431];13;8))" office:value-type="float" office:value="0.919201388888889" calcext:value-type="float">
            <text:p>0.9192013889</text:p>
          </table:table-cell>
          <table:table-cell table:formula="of:=IF([.B431]=[.B430];[.G430];[.F432]-[.F431])" office:value-type="time" office:time-value="PT00H03M26S" calcext:value-type="time">
            <text:p>00:03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3 </text:p>
          </table:table-cell>
          <table:table-cell office:value-type="string" calcext:value-type="string">
            <text:p><text:s/>Wed Sep 20 22:00:1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32];13;8))" office:value-type="float" office:value="0.91681712962963" calcext:value-type="float">
            <text:p>0.9168171296</text:p>
          </table:table-cell>
          <table:table-cell table:formula="of:=IF([.B432]=[.B431];[.G431];[.F433]-[.F432])" office:value-type="time" office:time-value="PT00H03M26S" calcext:value-type="time">
            <text:p>00:03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3 </text:p>
          </table:table-cell>
          <table:table-cell office:value-type="string" calcext:value-type="string">
            <text:p><text:s/>Wed Sep 20 22:03:39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433];13;8))" office:value-type="float" office:value="0.919201388888889" calcext:value-type="float">
            <text:p>0.9192013889</text:p>
          </table:table-cell>
          <table:table-cell table:formula="of:=IF([.B433]=[.B432];[.G432];[.F434]-[.F433])" office:value-type="time" office:time-value="PT00H03M26S" calcext:value-type="time">
            <text:p>00:03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4 </text:p>
          </table:table-cell>
          <table:table-cell office:value-type="string" calcext:value-type="string">
            <text:p><text:s/>Wed Sep 20 22:00:1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34];13;8))" office:value-type="float" office:value="0.916828703703704" calcext:value-type="float">
            <text:p>0.9168287037</text:p>
          </table:table-cell>
          <table:table-cell table:formula="of:=IF([.B434]=[.B433];[.G433];[.F435]-[.F434])" office:value-type="time" office:time-value="PT00H03M29S" calcext:value-type="time">
            <text:p>00:03: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4 </text:p>
          </table:table-cell>
          <table:table-cell office:value-type="string" calcext:value-type="string">
            <text:p><text:s/>Wed Sep 20 22:03:43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435];13;8))" office:value-type="float" office:value="0.919247685185185" calcext:value-type="float">
            <text:p>0.9192476852</text:p>
          </table:table-cell>
          <table:table-cell table:formula="of:=IF([.B435]=[.B434];[.G434];[.F436]-[.F435])" office:value-type="time" office:time-value="PT00H03M29S" calcext:value-type="time">
            <text:p>00:03: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5 </text:p>
          </table:table-cell>
          <table:table-cell office:value-type="string" calcext:value-type="string">
            <text:p><text:s/>Wed Sep 20 22:00:1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36];13;8))" office:value-type="float" office:value="0.916828703703704" calcext:value-type="float">
            <text:p>0.9168287037</text:p>
          </table:table-cell>
          <table:table-cell table:formula="of:=IF([.B436]=[.B435];[.G435];[.F437]-[.F436])" office:value-type="time" office:time-value="PT00H03M30S" calcext:value-type="time">
            <text:p>00:03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5 </text:p>
          </table:table-cell>
          <table:table-cell office:value-type="string" calcext:value-type="string">
            <text:p><text:s/>Wed Sep 20 22:03:44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437];13;8))" office:value-type="float" office:value="0.919259259259259" calcext:value-type="float">
            <text:p>0.9192592593</text:p>
          </table:table-cell>
          <table:table-cell table:formula="of:=IF([.B437]=[.B436];[.G436];[.F438]-[.F437])" office:value-type="time" office:time-value="PT00H03M30S" calcext:value-type="time">
            <text:p>00:03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6 </text:p>
          </table:table-cell>
          <table:table-cell office:value-type="string" calcext:value-type="string">
            <text:p><text:s/>Wed Sep 20 22:00:1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38];13;8))" office:value-type="float" office:value="0.916840277777778" calcext:value-type="float">
            <text:p>0.9168402778</text:p>
          </table:table-cell>
          <table:table-cell table:formula="of:=IF([.B438]=[.B437];[.G437];[.F439]-[.F438])" office:value-type="time" office:time-value="PT00H03M33S" calcext:value-type="time">
            <text:p>00:03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6 </text:p>
          </table:table-cell>
          <table:table-cell office:value-type="string" calcext:value-type="string">
            <text:p><text:s/>Wed Sep 20 22:03:48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439];13;8))" office:value-type="float" office:value="0.919305555555555" calcext:value-type="float">
            <text:p>0.9193055556</text:p>
          </table:table-cell>
          <table:table-cell table:formula="of:=IF([.B439]=[.B438];[.G438];[.F440]-[.F439])" office:value-type="time" office:time-value="PT00H03M33S" calcext:value-type="time">
            <text:p>00:03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7 </text:p>
          </table:table-cell>
          <table:table-cell office:value-type="string" calcext:value-type="string">
            <text:p><text:s/>Wed Sep 20 22:00:1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40];13;8))" office:value-type="float" office:value="0.916840277777778" calcext:value-type="float">
            <text:p>0.9168402778</text:p>
          </table:table-cell>
          <table:table-cell table:formula="of:=IF([.B440]=[.B439];[.G439];[.F441]-[.F440])" office:value-type="time" office:time-value="PT00H03M34S" calcext:value-type="time">
            <text:p>00:03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7 </text:p>
          </table:table-cell>
          <table:table-cell office:value-type="string" calcext:value-type="string">
            <text:p><text:s/>Wed Sep 20 22:03:49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441];13;8))" office:value-type="float" office:value="0.91931712962963" calcext:value-type="float">
            <text:p>0.9193171296</text:p>
          </table:table-cell>
          <table:table-cell table:formula="of:=IF([.B441]=[.B440];[.G440];[.F442]-[.F441])" office:value-type="time" office:time-value="PT00H03M34S" calcext:value-type="time">
            <text:p>00:03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8 </text:p>
          </table:table-cell>
          <table:table-cell office:value-type="string" calcext:value-type="string">
            <text:p><text:s/>Wed Sep 20 22:00:1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42];13;8))" office:value-type="float" office:value="0.916840277777778" calcext:value-type="float">
            <text:p>0.9168402778</text:p>
          </table:table-cell>
          <table:table-cell table:formula="of:=IF([.B442]=[.B441];[.G441];[.F443]-[.F442])" office:value-type="time" office:time-value="PT00H03M35S" calcext:value-type="time">
            <text:p>00:03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8 </text:p>
          </table:table-cell>
          <table:table-cell office:value-type="string" calcext:value-type="string">
            <text:p><text:s/>Wed Sep 20 22:03:50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443];13;8))" office:value-type="float" office:value="0.919328703703704" calcext:value-type="float">
            <text:p>0.9193287037</text:p>
          </table:table-cell>
          <table:table-cell table:formula="of:=IF([.B443]=[.B442];[.G442];[.F444]-[.F443])" office:value-type="time" office:time-value="PT00H03M35S" calcext:value-type="time">
            <text:p>00:03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9 </text:p>
          </table:table-cell>
          <table:table-cell office:value-type="string" calcext:value-type="string">
            <text:p><text:s/>Wed Sep 20 22:00:1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44];13;8))" office:value-type="float" office:value="0.916851851851852" calcext:value-type="float">
            <text:p>0.9168518519</text:p>
          </table:table-cell>
          <table:table-cell table:formula="of:=IF([.B444]=[.B443];[.G443];[.F445]-[.F444])" office:value-type="time" office:time-value="PT00H03M37S" calcext:value-type="time">
            <text:p>00:03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299 </text:p>
          </table:table-cell>
          <table:table-cell office:value-type="string" calcext:value-type="string">
            <text:p><text:s/>Wed Sep 20 22:03:53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445];13;8))" office:value-type="float" office:value="0.919363425925926" calcext:value-type="float">
            <text:p>0.9193634259</text:p>
          </table:table-cell>
          <table:table-cell table:formula="of:=IF([.B445]=[.B444];[.G444];[.F446]-[.F445])" office:value-type="time" office:time-value="PT00H03M37S" calcext:value-type="time">
            <text:p>00:03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 </text:p>
          </table:table-cell>
          <table:table-cell office:value-type="string" calcext:value-type="string">
            <text:p><text:s/>Wed Sep 20 21:57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46];13;8))" office:value-type="float" office:value="0.914837962962963" calcext:value-type="float">
            <text:p>0.914837963</text:p>
          </table:table-cell>
          <table:table-cell table:formula="of:=IF([.B446]=[.B445];[.G445];[.F447]-[.F446])" office:value-type="time" office:time-value="PT00H00M03S" calcext:value-type="time">
            <text:p>00:00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 </text:p>
          </table:table-cell>
          <table:table-cell office:value-type="string" calcext:value-type="string">
            <text:p><text:s/>Wed Sep 20 21:57:25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447];13;8))" office:value-type="float" office:value="0.914872685185185" calcext:value-type="float">
            <text:p>0.9148726852</text:p>
          </table:table-cell>
          <table:table-cell table:formula="of:=IF([.B447]=[.B446];[.G446];[.F448]-[.F447])" office:value-type="time" office:time-value="PT00H00M03S" calcext:value-type="time">
            <text:p>00:00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 </text:p>
          </table:table-cell>
          <table:table-cell office:value-type="string" calcext:value-type="string">
            <text:p><text:s/>Wed Sep 20 21:57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48];13;8))" office:value-type="float" office:value="0.915023148148148" calcext:value-type="float">
            <text:p>0.9150231481</text:p>
          </table:table-cell>
          <table:table-cell table:formula="of:=IF([.B448]=[.B447];[.G447];[.F449]-[.F448])" office:value-type="time" office:time-value="PT00H00M1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 </text:p>
          </table:table-cell>
          <table:table-cell office:value-type="string" calcext:value-type="string">
            <text:p><text:s/>Wed Sep 20 21:57:56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449];13;8))" office:value-type="float" office:value="0.915231481481481" calcext:value-type="float">
            <text:p>0.9152314815</text:p>
          </table:table-cell>
          <table:table-cell table:formula="of:=IF([.B449]=[.B448];[.G448];[.F450]-[.F449])" office:value-type="time" office:time-value="PT00H00M1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0 </text:p>
          </table:table-cell>
          <table:table-cell office:value-type="string" calcext:value-type="string">
            <text:p><text:s/>Wed Sep 20 22:00:1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50];13;8))" office:value-type="float" office:value="0.916851851851852" calcext:value-type="float">
            <text:p>0.9168518519</text:p>
          </table:table-cell>
          <table:table-cell table:formula="of:=IF([.B450]=[.B449];[.G449];[.F451]-[.F450])" office:value-type="time" office:time-value="PT00H03M36S" calcext:value-type="time">
            <text:p>00:03: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0 </text:p>
          </table:table-cell>
          <table:table-cell office:value-type="string" calcext:value-type="string">
            <text:p><text:s/>Wed Sep 20 22:03:52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451];13;8))" office:value-type="float" office:value="0.919351851851852" calcext:value-type="float">
            <text:p>0.9193518519</text:p>
          </table:table-cell>
          <table:table-cell table:formula="of:=IF([.B451]=[.B450];[.G450];[.F452]-[.F451])" office:value-type="time" office:time-value="PT00H03M36S" calcext:value-type="time">
            <text:p>00:03: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1 </text:p>
          </table:table-cell>
          <table:table-cell office:value-type="string" calcext:value-type="string">
            <text:p><text:s/>Wed Sep 20 22:00:1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52];13;8))" office:value-type="float" office:value="0.916863425925926" calcext:value-type="float">
            <text:p>0.9168634259</text:p>
          </table:table-cell>
          <table:table-cell table:formula="of:=IF([.B452]=[.B451];[.G451];[.F453]-[.F452])" office:value-type="time" office:time-value="PT00H03M35S" calcext:value-type="time">
            <text:p>00:03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1 </text:p>
          </table:table-cell>
          <table:table-cell office:value-type="string" calcext:value-type="string">
            <text:p><text:s/>Wed Sep 20 22:03:5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453];13;8))" office:value-type="float" office:value="0.919351851851852" calcext:value-type="float">
            <text:p>0.9193518519</text:p>
          </table:table-cell>
          <table:table-cell table:formula="of:=IF([.B453]=[.B452];[.G452];[.F454]-[.F453])" office:value-type="time" office:time-value="PT00H03M35S" calcext:value-type="time">
            <text:p>00:03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2 </text:p>
          </table:table-cell>
          <table:table-cell office:value-type="string" calcext:value-type="string">
            <text:p><text:s/>Wed Sep 20 22:00:1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54];13;8))" office:value-type="float" office:value="0.916863425925926" calcext:value-type="float">
            <text:p>0.9168634259</text:p>
          </table:table-cell>
          <table:table-cell table:formula="of:=IF([.B454]=[.B453];[.G453];[.F455]-[.F454])" office:value-type="time" office:time-value="PT00H03M35S" calcext:value-type="time">
            <text:p>00:03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2 </text:p>
          </table:table-cell>
          <table:table-cell office:value-type="string" calcext:value-type="string">
            <text:p><text:s/>Wed Sep 20 22:03:52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455];13;8))" office:value-type="float" office:value="0.919351851851852" calcext:value-type="float">
            <text:p>0.9193518519</text:p>
          </table:table-cell>
          <table:table-cell table:formula="of:=IF([.B455]=[.B454];[.G454];[.F456]-[.F455])" office:value-type="time" office:time-value="PT00H03M35S" calcext:value-type="time">
            <text:p>00:03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3 </text:p>
          </table:table-cell>
          <table:table-cell office:value-type="string" calcext:value-type="string">
            <text:p><text:s/>Wed Sep 20 22:00:1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56];13;8))" office:value-type="float" office:value="0.916875" calcext:value-type="float">
            <text:p>0.916875</text:p>
          </table:table-cell>
          <table:table-cell table:formula="of:=IF([.B456]=[.B455];[.G455];[.F457]-[.F456])" office:value-type="time" office:time-value="PT00H03M39S" calcext:value-type="time">
            <text:p>00:03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3 </text:p>
          </table:table-cell>
          <table:table-cell office:value-type="string" calcext:value-type="string">
            <text:p><text:s/>Wed Sep 20 22:03:57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457];13;8))" office:value-type="float" office:value="0.919409722222222" calcext:value-type="float">
            <text:p>0.9194097222</text:p>
          </table:table-cell>
          <table:table-cell table:formula="of:=IF([.B457]=[.B456];[.G456];[.F458]-[.F457])" office:value-type="time" office:time-value="PT00H03M39S" calcext:value-type="time">
            <text:p>00:03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4 </text:p>
          </table:table-cell>
          <table:table-cell office:value-type="string" calcext:value-type="string">
            <text:p><text:s/>Wed Sep 20 22:00:1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58];13;8))" office:value-type="float" office:value="0.916875" calcext:value-type="float">
            <text:p>0.916875</text:p>
          </table:table-cell>
          <table:table-cell table:formula="of:=IF([.B458]=[.B457];[.G457];[.F459]-[.F458])" office:value-type="time" office:time-value="PT00H03M40S" calcext:value-type="time">
            <text:p>00:03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4 </text:p>
          </table:table-cell>
          <table:table-cell office:value-type="string" calcext:value-type="string">
            <text:p><text:s/>Wed Sep 20 22:03:58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459];13;8))" office:value-type="float" office:value="0.919421296296296" calcext:value-type="float">
            <text:p>0.9194212963</text:p>
          </table:table-cell>
          <table:table-cell table:formula="of:=IF([.B459]=[.B458];[.G458];[.F460]-[.F459])" office:value-type="time" office:time-value="PT00H03M40S" calcext:value-type="time">
            <text:p>00:03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5 </text:p>
          </table:table-cell>
          <table:table-cell office:value-type="string" calcext:value-type="string">
            <text:p><text:s/>Wed Sep 20 22:00:1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60];13;8))" office:value-type="float" office:value="0.916886574074074" calcext:value-type="float">
            <text:p>0.9168865741</text:p>
          </table:table-cell>
          <table:table-cell table:formula="of:=IF([.B460]=[.B459];[.G459];[.F461]-[.F460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5 </text:p>
          </table:table-cell>
          <table:table-cell office:value-type="string" calcext:value-type="string">
            <text:p><text:s/>Wed Sep 20 22:04:03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461];13;8))" office:value-type="float" office:value="0.919479166666667" calcext:value-type="float">
            <text:p>0.9194791667</text:p>
          </table:table-cell>
          <table:table-cell table:formula="of:=IF([.B461]=[.B460];[.G460];[.F462]-[.F461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6 </text:p>
          </table:table-cell>
          <table:table-cell office:value-type="string" calcext:value-type="string">
            <text:p><text:s/>Wed Sep 20 22:00:1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62];13;8))" office:value-type="float" office:value="0.916886574074074" calcext:value-type="float">
            <text:p>0.9168865741</text:p>
          </table:table-cell>
          <table:table-cell table:formula="of:=IF([.B462]=[.B461];[.G461];[.F463]-[.F462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6 </text:p>
          </table:table-cell>
          <table:table-cell office:value-type="string" calcext:value-type="string">
            <text:p><text:s/>Wed Sep 20 22:04:03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463];13;8))" office:value-type="float" office:value="0.919479166666667" calcext:value-type="float">
            <text:p>0.9194791667</text:p>
          </table:table-cell>
          <table:table-cell table:formula="of:=IF([.B463]=[.B462];[.G462];[.F464]-[.F463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7 </text:p>
          </table:table-cell>
          <table:table-cell office:value-type="string" calcext:value-type="string">
            <text:p><text:s/>Wed Sep 20 22:00:2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64];13;8))" office:value-type="float" office:value="0.916898148148148" calcext:value-type="float">
            <text:p>0.9168981481</text:p>
          </table:table-cell>
          <table:table-cell table:formula="of:=IF([.B464]=[.B463];[.G463];[.F465]-[.F464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7 </text:p>
          </table:table-cell>
          <table:table-cell office:value-type="string" calcext:value-type="string">
            <text:p><text:s/>Wed Sep 20 22:04:04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465];13;8))" office:value-type="float" office:value="0.919490740740741" calcext:value-type="float">
            <text:p>0.9194907407</text:p>
          </table:table-cell>
          <table:table-cell table:formula="of:=IF([.B465]=[.B464];[.G464];[.F466]-[.F465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8 </text:p>
          </table:table-cell>
          <table:table-cell office:value-type="string" calcext:value-type="string">
            <text:p><text:s/>Wed Sep 20 22:00:2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66];13;8))" office:value-type="float" office:value="0.916909722222222" calcext:value-type="float">
            <text:p>0.9169097222</text:p>
          </table:table-cell>
          <table:table-cell table:formula="of:=IF([.B466]=[.B465];[.G465];[.F467]-[.F466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8 </text:p>
          </table:table-cell>
          <table:table-cell office:value-type="string" calcext:value-type="string">
            <text:p><text:s/>Wed Sep 20 22:04:05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467];13;8))" office:value-type="float" office:value="0.919502314814815" calcext:value-type="float">
            <text:p>0.9195023148</text:p>
          </table:table-cell>
          <table:table-cell table:formula="of:=IF([.B467]=[.B466];[.G466];[.F468]-[.F467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9 </text:p>
          </table:table-cell>
          <table:table-cell office:value-type="string" calcext:value-type="string">
            <text:p><text:s/>Wed Sep 20 22:00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68];13;8))" office:value-type="float" office:value="0.916921296296296" calcext:value-type="float">
            <text:p>0.9169212963</text:p>
          </table:table-cell>
          <table:table-cell table:formula="of:=IF([.B468]=[.B467];[.G467];[.F469]-[.F468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09 </text:p>
          </table:table-cell>
          <table:table-cell office:value-type="string" calcext:value-type="string">
            <text:p><text:s/>Wed Sep 20 22:04:06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469];13;8))" office:value-type="float" office:value="0.919513888888889" calcext:value-type="float">
            <text:p>0.9195138889</text:p>
          </table:table-cell>
          <table:table-cell table:formula="of:=IF([.B469]=[.B468];[.G468];[.F470]-[.F469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 </text:p>
          </table:table-cell>
          <table:table-cell office:value-type="string" calcext:value-type="string">
            <text:p><text:s/>Wed Sep 20 21:57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70];13;8))" office:value-type="float" office:value="0.915023148148148" calcext:value-type="float">
            <text:p>0.9150231481</text:p>
          </table:table-cell>
          <table:table-cell table:formula="of:=IF([.B470]=[.B469];[.G469];[.F471]-[.F470])" office:value-type="time" office:time-value="PT00H00M17S" calcext:value-type="time">
            <text:p>00:00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 </text:p>
          </table:table-cell>
          <table:table-cell office:value-type="string" calcext:value-type="string">
            <text:p><text:s/>Wed Sep 20 21:57:55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471];13;8))" office:value-type="float" office:value="0.915219907407407" calcext:value-type="float">
            <text:p>0.9152199074</text:p>
          </table:table-cell>
          <table:table-cell table:formula="of:=IF([.B471]=[.B470];[.G470];[.F472]-[.F471])" office:value-type="time" office:time-value="PT00H00M17S" calcext:value-type="time">
            <text:p>00:00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0 </text:p>
          </table:table-cell>
          <table:table-cell office:value-type="string" calcext:value-type="string">
            <text:p><text:s/>Wed Sep 20 22:00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72];13;8))" office:value-type="float" office:value="0.916921296296296" calcext:value-type="float">
            <text:p>0.9169212963</text:p>
          </table:table-cell>
          <table:table-cell table:formula="of:=IF([.B472]=[.B471];[.G471];[.F473]-[.F472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0 </text:p>
          </table:table-cell>
          <table:table-cell office:value-type="string" calcext:value-type="string">
            <text:p><text:s/>Wed Sep 20 22:04:06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473];13;8))" office:value-type="float" office:value="0.919513888888889" calcext:value-type="float">
            <text:p>0.9195138889</text:p>
          </table:table-cell>
          <table:table-cell table:formula="of:=IF([.B473]=[.B472];[.G472];[.F474]-[.F473])" office:value-type="time" office:time-value="PT00H03M44S" calcext:value-type="time">
            <text:p>00:03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1 </text:p>
          </table:table-cell>
          <table:table-cell office:value-type="string" calcext:value-type="string">
            <text:p><text:s/>Wed Sep 20 22:00:2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74];13;8))" office:value-type="float" office:value="0.91693287037037" calcext:value-type="float">
            <text:p>0.9169328704</text:p>
          </table:table-cell>
          <table:table-cell table:formula="of:=IF([.B474]=[.B473];[.G473];[.F475]-[.F474])" office:value-type="time" office:time-value="PT00H03M45S" calcext:value-type="time">
            <text:p>00:03: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1 </text:p>
          </table:table-cell>
          <table:table-cell office:value-type="string" calcext:value-type="string">
            <text:p><text:s/>Wed Sep 20 22:04:0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475];13;8))" office:value-type="float" office:value="0.919537037037037" calcext:value-type="float">
            <text:p>0.919537037</text:p>
          </table:table-cell>
          <table:table-cell table:formula="of:=IF([.B475]=[.B474];[.G474];[.F476]-[.F475])" office:value-type="time" office:time-value="PT00H03M45S" calcext:value-type="time">
            <text:p>00:03: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2 </text:p>
          </table:table-cell>
          <table:table-cell office:value-type="string" calcext:value-type="string">
            <text:p><text:s/>Wed Sep 20 22:00:2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76];13;8))" office:value-type="float" office:value="0.91693287037037" calcext:value-type="float">
            <text:p>0.9169328704</text:p>
          </table:table-cell>
          <table:table-cell table:formula="of:=IF([.B476]=[.B475];[.G475];[.F477]-[.F476])" office:value-type="time" office:time-value="PT00H03M49S" calcext:value-type="time">
            <text:p>00:03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2 </text:p>
          </table:table-cell>
          <table:table-cell office:value-type="string" calcext:value-type="string">
            <text:p><text:s/>Wed Sep 20 22:04:12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477];13;8))" office:value-type="float" office:value="0.919583333333333" calcext:value-type="float">
            <text:p>0.9195833333</text:p>
          </table:table-cell>
          <table:table-cell table:formula="of:=IF([.B477]=[.B476];[.G476];[.F478]-[.F477])" office:value-type="time" office:time-value="PT00H03M49S" calcext:value-type="time">
            <text:p>00:03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3 </text:p>
          </table:table-cell>
          <table:table-cell office:value-type="string" calcext:value-type="string">
            <text:p><text:s/>Wed Sep 20 22:00:2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78];13;8))" office:value-type="float" office:value="0.91693287037037" calcext:value-type="float">
            <text:p>0.9169328704</text:p>
          </table:table-cell>
          <table:table-cell table:formula="of:=IF([.B478]=[.B477];[.G477];[.F479]-[.F478])" office:value-type="time" office:time-value="PT00H03M49S" calcext:value-type="time">
            <text:p>00:03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3 </text:p>
          </table:table-cell>
          <table:table-cell office:value-type="string" calcext:value-type="string">
            <text:p><text:s/>Wed Sep 20 22:04:12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479];13;8))" office:value-type="float" office:value="0.919583333333333" calcext:value-type="float">
            <text:p>0.9195833333</text:p>
          </table:table-cell>
          <table:table-cell table:formula="of:=IF([.B479]=[.B478];[.G478];[.F480]-[.F479])" office:value-type="time" office:time-value="PT00H03M49S" calcext:value-type="time">
            <text:p>00:03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4 </text:p>
          </table:table-cell>
          <table:table-cell office:value-type="string" calcext:value-type="string">
            <text:p><text:s/>Wed Sep 20 22:00:2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80];13;8))" office:value-type="float" office:value="0.916944444444444" calcext:value-type="float">
            <text:p>0.9169444444</text:p>
          </table:table-cell>
          <table:table-cell table:formula="of:=IF([.B480]=[.B479];[.G479];[.F481]-[.F480])" office:value-type="time" office:time-value="PT00H03M51S" calcext:value-type="time">
            <text:p>00:03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4 </text:p>
          </table:table-cell>
          <table:table-cell office:value-type="string" calcext:value-type="string">
            <text:p><text:s/>Wed Sep 20 22:04:15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481];13;8))" office:value-type="float" office:value="0.919618055555556" calcext:value-type="float">
            <text:p>0.9196180556</text:p>
          </table:table-cell>
          <table:table-cell table:formula="of:=IF([.B481]=[.B480];[.G480];[.F482]-[.F481])" office:value-type="time" office:time-value="PT00H03M51S" calcext:value-type="time">
            <text:p>00:03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5 </text:p>
          </table:table-cell>
          <table:table-cell office:value-type="string" calcext:value-type="string">
            <text:p><text:s/>Wed Sep 20 22:00:2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82];13;8))" office:value-type="float" office:value="0.916944444444444" calcext:value-type="float">
            <text:p>0.9169444444</text:p>
          </table:table-cell>
          <table:table-cell table:formula="of:=IF([.B482]=[.B481];[.G481];[.F483]-[.F482])" office:value-type="time" office:time-value="PT00H03M53S" calcext:value-type="time">
            <text:p>00:03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5 </text:p>
          </table:table-cell>
          <table:table-cell office:value-type="string" calcext:value-type="string">
            <text:p><text:s/>Wed Sep 20 22:04:17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483];13;8))" office:value-type="float" office:value="0.919641203703704" calcext:value-type="float">
            <text:p>0.9196412037</text:p>
          </table:table-cell>
          <table:table-cell table:formula="of:=IF([.B483]=[.B482];[.G482];[.F484]-[.F483])" office:value-type="time" office:time-value="PT00H03M53S" calcext:value-type="time">
            <text:p>00:03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6 </text:p>
          </table:table-cell>
          <table:table-cell office:value-type="string" calcext:value-type="string">
            <text:p><text:s/>Wed Sep 20 22:00:2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84];13;8))" office:value-type="float" office:value="0.916956018518519" calcext:value-type="float">
            <text:p>0.9169560185</text:p>
          </table:table-cell>
          <table:table-cell table:formula="of:=IF([.B484]=[.B483];[.G483];[.F485]-[.F484])" office:value-type="time" office:time-value="PT00H03M53S" calcext:value-type="time">
            <text:p>00:03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6 </text:p>
          </table:table-cell>
          <table:table-cell office:value-type="string" calcext:value-type="string">
            <text:p><text:s/>Wed Sep 20 22:04:18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485];13;8))" office:value-type="float" office:value="0.919652777777778" calcext:value-type="float">
            <text:p>0.9196527778</text:p>
          </table:table-cell>
          <table:table-cell table:formula="of:=IF([.B485]=[.B484];[.G484];[.F486]-[.F485])" office:value-type="time" office:time-value="PT00H03M53S" calcext:value-type="time">
            <text:p>00:03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7 </text:p>
          </table:table-cell>
          <table:table-cell office:value-type="string" calcext:value-type="string">
            <text:p><text:s/>Wed Sep 20 22:00:2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86];13;8))" office:value-type="float" office:value="0.916967592592593" calcext:value-type="float">
            <text:p>0.9169675926</text:p>
          </table:table-cell>
          <table:table-cell table:formula="of:=IF([.B486]=[.B485];[.G485];[.F487]-[.F486])" office:value-type="time" office:time-value="PT00H03M52S" calcext:value-type="time">
            <text:p>00:03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7 </text:p>
          </table:table-cell>
          <table:table-cell office:value-type="string" calcext:value-type="string">
            <text:p><text:s/>Wed Sep 20 22:04:18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487];13;8))" office:value-type="float" office:value="0.919652777777778" calcext:value-type="float">
            <text:p>0.9196527778</text:p>
          </table:table-cell>
          <table:table-cell table:formula="of:=IF([.B487]=[.B486];[.G486];[.F488]-[.F487])" office:value-type="time" office:time-value="PT00H03M52S" calcext:value-type="time">
            <text:p>00:03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8 </text:p>
          </table:table-cell>
          <table:table-cell office:value-type="string" calcext:value-type="string">
            <text:p><text:s/>Wed Sep 20 22:00:2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88];13;8))" office:value-type="float" office:value="0.916979166666667" calcext:value-type="float">
            <text:p>0.9169791667</text:p>
          </table:table-cell>
          <table:table-cell table:formula="of:=IF([.B488]=[.B487];[.G487];[.F489]-[.F488])" office:value-type="time" office:time-value="PT00H03M52S" calcext:value-type="time">
            <text:p>00:03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8 </text:p>
          </table:table-cell>
          <table:table-cell office:value-type="string" calcext:value-type="string">
            <text:p><text:s/>Wed Sep 20 22:04:19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489];13;8))" office:value-type="float" office:value="0.919664351851852" calcext:value-type="float">
            <text:p>0.9196643519</text:p>
          </table:table-cell>
          <table:table-cell table:formula="of:=IF([.B489]=[.B488];[.G488];[.F490]-[.F489])" office:value-type="time" office:time-value="PT00H03M52S" calcext:value-type="time">
            <text:p>00:03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9 </text:p>
          </table:table-cell>
          <table:table-cell office:value-type="string" calcext:value-type="string">
            <text:p><text:s/>Wed Sep 20 22:00:2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90];13;8))" office:value-type="float" office:value="0.916979166666667" calcext:value-type="float">
            <text:p>0.9169791667</text:p>
          </table:table-cell>
          <table:table-cell table:formula="of:=IF([.B490]=[.B489];[.G489];[.F491]-[.F490])" office:value-type="time" office:time-value="PT00H03M53S" calcext:value-type="time">
            <text:p>00:03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19 </text:p>
          </table:table-cell>
          <table:table-cell office:value-type="string" calcext:value-type="string">
            <text:p><text:s/>Wed Sep 20 22:04:20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491];13;8))" office:value-type="float" office:value="0.919675925925926" calcext:value-type="float">
            <text:p>0.9196759259</text:p>
          </table:table-cell>
          <table:table-cell table:formula="of:=IF([.B491]=[.B490];[.G490];[.F492]-[.F491])" office:value-type="time" office:time-value="PT00H03M53S" calcext:value-type="time">
            <text:p>00:03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 </text:p>
          </table:table-cell>
          <table:table-cell office:value-type="string" calcext:value-type="string">
            <text:p><text:s/>Wed Sep 20 21:57:3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92];13;8))" office:value-type="float" office:value="0.915034722222222" calcext:value-type="float">
            <text:p>0.9150347222</text:p>
          </table:table-cell>
          <table:table-cell table:formula="of:=IF([.B492]=[.B491];[.G491];[.F493]-[.F492])" office:value-type="time" office:time-value="PT00H00M1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 </text:p>
          </table:table-cell>
          <table:table-cell office:value-type="string" calcext:value-type="string">
            <text:p><text:s/>Wed Sep 20 21:57:57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493];13;8))" office:value-type="float" office:value="0.915243055555555" calcext:value-type="float">
            <text:p>0.9152430556</text:p>
          </table:table-cell>
          <table:table-cell table:formula="of:=IF([.B493]=[.B492];[.G492];[.F494]-[.F493])" office:value-type="time" office:time-value="PT00H00M1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0 </text:p>
          </table:table-cell>
          <table:table-cell office:value-type="string" calcext:value-type="string">
            <text:p><text:s/>Wed Sep 20 22:00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94];13;8))" office:value-type="float" office:value="0.916990740740741" calcext:value-type="float">
            <text:p>0.9169907407</text:p>
          </table:table-cell>
          <table:table-cell table:formula="of:=IF([.B494]=[.B493];[.G493];[.F495]-[.F494])" office:value-type="time" office:time-value="PT00H03M55S" calcext:value-type="time">
            <text:p>00:03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0 </text:p>
          </table:table-cell>
          <table:table-cell office:value-type="string" calcext:value-type="string">
            <text:p><text:s/>Wed Sep 20 22:04:23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495];13;8))" office:value-type="float" office:value="0.919710648148148" calcext:value-type="float">
            <text:p>0.9197106481</text:p>
          </table:table-cell>
          <table:table-cell table:formula="of:=IF([.B495]=[.B494];[.G494];[.F496]-[.F495])" office:value-type="time" office:time-value="PT00H03M55S" calcext:value-type="time">
            <text:p>00:03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1 </text:p>
          </table:table-cell>
          <table:table-cell office:value-type="string" calcext:value-type="string">
            <text:p><text:s/>Wed Sep 20 22:00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96];13;8))" office:value-type="float" office:value="0.916990740740741" calcext:value-type="float">
            <text:p>0.9169907407</text:p>
          </table:table-cell>
          <table:table-cell table:formula="of:=IF([.B496]=[.B495];[.G495];[.F497]-[.F496])" office:value-type="time" office:time-value="PT00H03M58S" calcext:value-type="time">
            <text:p>00:03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1 </text:p>
          </table:table-cell>
          <table:table-cell office:value-type="string" calcext:value-type="string">
            <text:p><text:s/>Wed Sep 20 22:04:26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497];13;8))" office:value-type="float" office:value="0.91974537037037" calcext:value-type="float">
            <text:p>0.9197453704</text:p>
          </table:table-cell>
          <table:table-cell table:formula="of:=IF([.B497]=[.B496];[.G496];[.F498]-[.F497])" office:value-type="time" office:time-value="PT00H03M58S" calcext:value-type="time">
            <text:p>00:03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2 </text:p>
          </table:table-cell>
          <table:table-cell office:value-type="string" calcext:value-type="string">
            <text:p><text:s/>Wed Sep 20 22:00:2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498];13;8))" office:value-type="float" office:value="0.917002314814815" calcext:value-type="float">
            <text:p>0.9170023148</text:p>
          </table:table-cell>
          <table:table-cell table:formula="of:=IF([.B498]=[.B497];[.G497];[.F499]-[.F498])" office:value-type="time" office:time-value="PT00H03M57S" calcext:value-type="time">
            <text:p>00:03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2 </text:p>
          </table:table-cell>
          <table:table-cell office:value-type="string" calcext:value-type="string">
            <text:p><text:s/>Wed Sep 20 22:04:26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499];13;8))" office:value-type="float" office:value="0.91974537037037" calcext:value-type="float">
            <text:p>0.9197453704</text:p>
          </table:table-cell>
          <table:table-cell table:formula="of:=IF([.B499]=[.B498];[.G498];[.F500]-[.F499])" office:value-type="time" office:time-value="PT00H03M57S" calcext:value-type="time">
            <text:p>00:03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3 </text:p>
          </table:table-cell>
          <table:table-cell office:value-type="string" calcext:value-type="string">
            <text:p><text:s/>Wed Sep 20 22:00:2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00];13;8))" office:value-type="float" office:value="0.917002314814815" calcext:value-type="float">
            <text:p>0.9170023148</text:p>
          </table:table-cell>
          <table:table-cell table:formula="of:=IF([.B500]=[.B499];[.G499];[.F501]-[.F500])" office:value-type="time" office:time-value="PT00H04M01S" calcext:value-type="time">
            <text:p>00:04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3 </text:p>
          </table:table-cell>
          <table:table-cell office:value-type="string" calcext:value-type="string">
            <text:p><text:s/>Wed Sep 20 22:04:30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501];13;8))" office:value-type="float" office:value="0.919791666666667" calcext:value-type="float">
            <text:p>0.9197916667</text:p>
          </table:table-cell>
          <table:table-cell table:formula="of:=IF([.B501]=[.B500];[.G500];[.F502]-[.F501])" office:value-type="time" office:time-value="PT00H04M01S" calcext:value-type="time">
            <text:p>00:04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4 </text:p>
          </table:table-cell>
          <table:table-cell office:value-type="string" calcext:value-type="string">
            <text:p><text:s/>Wed Sep 20 22:00:3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02];13;8))" office:value-type="float" office:value="0.917013888888889" calcext:value-type="float">
            <text:p>0.9170138889</text:p>
          </table:table-cell>
          <table:table-cell table:formula="of:=IF([.B502]=[.B501];[.G501];[.F503]-[.F502])" office:value-type="time" office:time-value="PT00H04M01S" calcext:value-type="time">
            <text:p>00:04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4 </text:p>
          </table:table-cell>
          <table:table-cell office:value-type="string" calcext:value-type="string">
            <text:p><text:s/>Wed Sep 20 22:04:31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503];13;8))" office:value-type="float" office:value="0.919803240740741" calcext:value-type="float">
            <text:p>0.9198032407</text:p>
          </table:table-cell>
          <table:table-cell table:formula="of:=IF([.B503]=[.B502];[.G502];[.F504]-[.F503])" office:value-type="time" office:time-value="PT00H04M01S" calcext:value-type="time">
            <text:p>00:04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5 </text:p>
          </table:table-cell>
          <table:table-cell office:value-type="string" calcext:value-type="string">
            <text:p><text:s/>Wed Sep 20 22:00:3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04];13;8))" office:value-type="float" office:value="0.917025462962963" calcext:value-type="float">
            <text:p>0.917025463</text:p>
          </table:table-cell>
          <table:table-cell table:formula="of:=IF([.B504]=[.B503];[.G503];[.F505]-[.F504])" office:value-type="time" office:time-value="PT00H04M01S" calcext:value-type="time">
            <text:p>00:04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5 </text:p>
          </table:table-cell>
          <table:table-cell office:value-type="string" calcext:value-type="string">
            <text:p><text:s/>Wed Sep 20 22:04:32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505];13;8))" office:value-type="float" office:value="0.919814814814815" calcext:value-type="float">
            <text:p>0.9198148148</text:p>
          </table:table-cell>
          <table:table-cell table:formula="of:=IF([.B505]=[.B504];[.G504];[.F506]-[.F505])" office:value-type="time" office:time-value="PT00H04M01S" calcext:value-type="time">
            <text:p>00:04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6 </text:p>
          </table:table-cell>
          <table:table-cell office:value-type="string" calcext:value-type="string">
            <text:p><text:s/>Wed Sep 20 22:00:3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06];13;8))" office:value-type="float" office:value="0.917025462962963" calcext:value-type="float">
            <text:p>0.917025463</text:p>
          </table:table-cell>
          <table:table-cell table:formula="of:=IF([.B506]=[.B505];[.G505];[.F507]-[.F506])" office:value-type="time" office:time-value="PT00H04M02S" calcext:value-type="time">
            <text:p>00:04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6 </text:p>
          </table:table-cell>
          <table:table-cell office:value-type="string" calcext:value-type="string">
            <text:p><text:s/>Wed Sep 20 22:04:33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507];13;8))" office:value-type="float" office:value="0.919826388888889" calcext:value-type="float">
            <text:p>0.9198263889</text:p>
          </table:table-cell>
          <table:table-cell table:formula="of:=IF([.B507]=[.B506];[.G506];[.F508]-[.F507])" office:value-type="time" office:time-value="PT00H04M02S" calcext:value-type="time">
            <text:p>00:04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7 </text:p>
          </table:table-cell>
          <table:table-cell office:value-type="string" calcext:value-type="string">
            <text:p><text:s/>Wed Sep 20 22:00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08];13;8))" office:value-type="float" office:value="0.917037037037037" calcext:value-type="float">
            <text:p>0.917037037</text:p>
          </table:table-cell>
          <table:table-cell table:formula="of:=IF([.B508]=[.B507];[.G507];[.F509]-[.F508])" office:value-type="time" office:time-value="PT00H04M01S" calcext:value-type="time">
            <text:p>00:04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7 </text:p>
          </table:table-cell>
          <table:table-cell office:value-type="string" calcext:value-type="string">
            <text:p><text:s/>Wed Sep 20 22:04:33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509];13;8))" office:value-type="float" office:value="0.919826388888889" calcext:value-type="float">
            <text:p>0.9198263889</text:p>
          </table:table-cell>
          <table:table-cell table:formula="of:=IF([.B509]=[.B508];[.G508];[.F510]-[.F509])" office:value-type="time" office:time-value="PT00H04M01S" calcext:value-type="time">
            <text:p>00:04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8 </text:p>
          </table:table-cell>
          <table:table-cell office:value-type="string" calcext:value-type="string">
            <text:p><text:s/>Wed Sep 20 22:00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10];13;8))" office:value-type="float" office:value="0.917037037037037" calcext:value-type="float">
            <text:p>0.917037037</text:p>
          </table:table-cell>
          <table:table-cell table:formula="of:=IF([.B510]=[.B509];[.G509];[.F511]-[.F510])" office:value-type="time" office:time-value="PT00H04M02S" calcext:value-type="time">
            <text:p>00:04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8 </text:p>
          </table:table-cell>
          <table:table-cell office:value-type="string" calcext:value-type="string">
            <text:p><text:s/>Wed Sep 20 22:04:34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511];13;8))" office:value-type="float" office:value="0.919837962962963" calcext:value-type="float">
            <text:p>0.919837963</text:p>
          </table:table-cell>
          <table:table-cell table:formula="of:=IF([.B511]=[.B510];[.G510];[.F512]-[.F511])" office:value-type="time" office:time-value="PT00H04M02S" calcext:value-type="time">
            <text:p>00:04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9 </text:p>
          </table:table-cell>
          <table:table-cell office:value-type="string" calcext:value-type="string">
            <text:p><text:s/>Wed Sep 20 22:00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12];13;8))" office:value-type="float" office:value="0.917048611111111" calcext:value-type="float">
            <text:p>0.9170486111</text:p>
          </table:table-cell>
          <table:table-cell table:formula="of:=IF([.B512]=[.B511];[.G511];[.F513]-[.F512])" office:value-type="time" office:time-value="PT00H04M05S" calcext:value-type="time">
            <text:p>00:04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29 </text:p>
          </table:table-cell>
          <table:table-cell office:value-type="string" calcext:value-type="string">
            <text:p><text:s/>Wed Sep 20 22:04:3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513];13;8))" office:value-type="float" office:value="0.919884259259259" calcext:value-type="float">
            <text:p>0.9198842593</text:p>
          </table:table-cell>
          <table:table-cell table:formula="of:=IF([.B513]=[.B512];[.G512];[.F514]-[.F513])" office:value-type="time" office:time-value="PT00H04M05S" calcext:value-type="time">
            <text:p>00:04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 </text:p>
          </table:table-cell>
          <table:table-cell office:value-type="string" calcext:value-type="string">
            <text:p><text:s/>Wed Sep 20 21:57:4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14];13;8))" office:value-type="float" office:value="0.915046296296296" calcext:value-type="float">
            <text:p>0.9150462963</text:p>
          </table:table-cell>
          <table:table-cell table:formula="of:=IF([.B514]=[.B513];[.G513];[.F515]-[.F514])" office:value-type="time" office:time-value="PT00H00M1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 </text:p>
          </table:table-cell>
          <table:table-cell office:value-type="string" calcext:value-type="string">
            <text:p><text:s/>Wed Sep 20 21:57:58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515];13;8))" office:value-type="float" office:value="0.91525462962963" calcext:value-type="float">
            <text:p>0.9152546296</text:p>
          </table:table-cell>
          <table:table-cell table:formula="of:=IF([.B515]=[.B514];[.G514];[.F516]-[.F515])" office:value-type="time" office:time-value="PT00H00M18S" calcext:value-type="time">
            <text:p>00:00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0 </text:p>
          </table:table-cell>
          <table:table-cell office:value-type="string" calcext:value-type="string">
            <text:p><text:s/>Wed Sep 20 22:00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16];13;8))" office:value-type="float" office:value="0.917048611111111" calcext:value-type="float">
            <text:p>0.9170486111</text:p>
          </table:table-cell>
          <table:table-cell table:formula="of:=IF([.B516]=[.B515];[.G515];[.F517]-[.F516])" office:value-type="time" office:time-value="PT00H04M07S" calcext:value-type="time">
            <text:p>00:04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0 </text:p>
          </table:table-cell>
          <table:table-cell office:value-type="string" calcext:value-type="string">
            <text:p><text:s/>Wed Sep 20 22:04:40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517];13;8))" office:value-type="float" office:value="0.919907407407407" calcext:value-type="float">
            <text:p>0.9199074074</text:p>
          </table:table-cell>
          <table:table-cell table:formula="of:=IF([.B517]=[.B516];[.G516];[.F518]-[.F517])" office:value-type="time" office:time-value="PT00H04M07S" calcext:value-type="time">
            <text:p>00:04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1 </text:p>
          </table:table-cell>
          <table:table-cell office:value-type="string" calcext:value-type="string">
            <text:p><text:s/>Wed Sep 20 22:00:3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18];13;8))" office:value-type="float" office:value="0.917060185185185" calcext:value-type="float">
            <text:p>0.9170601852</text:p>
          </table:table-cell>
          <table:table-cell table:formula="of:=IF([.B518]=[.B517];[.G517];[.F519]-[.F518])" office:value-type="time" office:time-value="PT00H04M05S" calcext:value-type="time">
            <text:p>00:04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1 </text:p>
          </table:table-cell>
          <table:table-cell office:value-type="string" calcext:value-type="string">
            <text:p><text:s/>Wed Sep 20 22:04:39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519];13;8))" office:value-type="float" office:value="0.919895833333333" calcext:value-type="float">
            <text:p>0.9198958333</text:p>
          </table:table-cell>
          <table:table-cell table:formula="of:=IF([.B519]=[.B518];[.G518];[.F520]-[.F519])" office:value-type="time" office:time-value="PT00H04M05S" calcext:value-type="time">
            <text:p>00:04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2 </text:p>
          </table:table-cell>
          <table:table-cell office:value-type="string" calcext:value-type="string">
            <text:p><text:s/>Wed Sep 20 22:00:3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20];13;8))" office:value-type="float" office:value="0.917071759259259" calcext:value-type="float">
            <text:p>0.9170717593</text:p>
          </table:table-cell>
          <table:table-cell table:formula="of:=IF([.B520]=[.B519];[.G519];[.F521]-[.F520])" office:value-type="time" office:time-value="PT00H04M10S" calcext:value-type="time">
            <text:p>00:04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2 </text:p>
          </table:table-cell>
          <table:table-cell office:value-type="string" calcext:value-type="string">
            <text:p><text:s/>Wed Sep 20 22:04:45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521];13;8))" office:value-type="float" office:value="0.919965277777778" calcext:value-type="float">
            <text:p>0.9199652778</text:p>
          </table:table-cell>
          <table:table-cell table:formula="of:=IF([.B521]=[.B520];[.G520];[.F522]-[.F521])" office:value-type="time" office:time-value="PT00H04M10S" calcext:value-type="time">
            <text:p>00:04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3 </text:p>
          </table:table-cell>
          <table:table-cell office:value-type="string" calcext:value-type="string">
            <text:p><text:s/>Wed Sep 20 22:00:3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22];13;8))" office:value-type="float" office:value="0.917083333333333" calcext:value-type="float">
            <text:p>0.9170833333</text:p>
          </table:table-cell>
          <table:table-cell table:formula="of:=IF([.B522]=[.B521];[.G521];[.F523]-[.F522])" office:value-type="time" office:time-value="PT00H04M08S" calcext:value-type="time">
            <text:p>00:04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3 </text:p>
          </table:table-cell>
          <table:table-cell office:value-type="string" calcext:value-type="string">
            <text:p><text:s/>Wed Sep 20 22:04:44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523];13;8))" office:value-type="float" office:value="0.919953703703704" calcext:value-type="float">
            <text:p>0.9199537037</text:p>
          </table:table-cell>
          <table:table-cell table:formula="of:=IF([.B523]=[.B522];[.G522];[.F524]-[.F523])" office:value-type="time" office:time-value="PT00H04M08S" calcext:value-type="time">
            <text:p>00:04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4 </text:p>
          </table:table-cell>
          <table:table-cell office:value-type="string" calcext:value-type="string">
            <text:p><text:s/>Wed Sep 20 22:00:3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24];13;8))" office:value-type="float" office:value="0.917083333333333" calcext:value-type="float">
            <text:p>0.9170833333</text:p>
          </table:table-cell>
          <table:table-cell table:formula="of:=IF([.B524]=[.B523];[.G523];[.F525]-[.F524])" office:value-type="time" office:time-value="PT00H04M10S" calcext:value-type="time">
            <text:p>00:04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4 </text:p>
          </table:table-cell>
          <table:table-cell office:value-type="string" calcext:value-type="string">
            <text:p><text:s/>Wed Sep 20 22:04:46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525];13;8))" office:value-type="float" office:value="0.919976851851852" calcext:value-type="float">
            <text:p>0.9199768519</text:p>
          </table:table-cell>
          <table:table-cell table:formula="of:=IF([.B525]=[.B524];[.G524];[.F526]-[.F525])" office:value-type="time" office:time-value="PT00H04M10S" calcext:value-type="time">
            <text:p>00:04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5 </text:p>
          </table:table-cell>
          <table:table-cell office:value-type="string" calcext:value-type="string">
            <text:p><text:s/>Wed Sep 20 22:00:3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26];13;8))" office:value-type="float" office:value="0.917094907407407" calcext:value-type="float">
            <text:p>0.9170949074</text:p>
          </table:table-cell>
          <table:table-cell table:formula="of:=IF([.B526]=[.B525];[.G525];[.F527]-[.F526])" office:value-type="time" office:time-value="PT00H04M10S" calcext:value-type="time">
            <text:p>00:04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5 </text:p>
          </table:table-cell>
          <table:table-cell office:value-type="string" calcext:value-type="string">
            <text:p><text:s/>Wed Sep 20 22:04:4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527];13;8))" office:value-type="float" office:value="0.919988425925926" calcext:value-type="float">
            <text:p>0.9199884259</text:p>
          </table:table-cell>
          <table:table-cell table:formula="of:=IF([.B527]=[.B526];[.G526];[.F528]-[.F527])" office:value-type="time" office:time-value="PT00H04M10S" calcext:value-type="time">
            <text:p>00:04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6 </text:p>
          </table:table-cell>
          <table:table-cell office:value-type="string" calcext:value-type="string">
            <text:p><text:s/>Wed Sep 20 22:00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28];13;8))" office:value-type="float" office:value="0.917106481481481" calcext:value-type="float">
            <text:p>0.9171064815</text:p>
          </table:table-cell>
          <table:table-cell table:formula="of:=IF([.B528]=[.B527];[.G527];[.F529]-[.F528])" office:value-type="time" office:time-value="PT00H04M09S" calcext:value-type="time">
            <text:p>00:04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6 </text:p>
          </table:table-cell>
          <table:table-cell office:value-type="string" calcext:value-type="string">
            <text:p><text:s/>Wed Sep 20 22:04:47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529];13;8))" office:value-type="float" office:value="0.919988425925926" calcext:value-type="float">
            <text:p>0.9199884259</text:p>
          </table:table-cell>
          <table:table-cell table:formula="of:=IF([.B529]=[.B528];[.G528];[.F530]-[.F529])" office:value-type="time" office:time-value="PT00H04M09S" calcext:value-type="time">
            <text:p>00:04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7 </text:p>
          </table:table-cell>
          <table:table-cell office:value-type="string" calcext:value-type="string">
            <text:p><text:s/>Wed Sep 20 22:00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30];13;8))" office:value-type="float" office:value="0.917106481481481" calcext:value-type="float">
            <text:p>0.9171064815</text:p>
          </table:table-cell>
          <table:table-cell table:formula="of:=IF([.B530]=[.B529];[.G529];[.F531]-[.F530])" office:value-type="time" office:time-value="PT00H04M10S" calcext:value-type="time">
            <text:p>00:04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7 </text:p>
          </table:table-cell>
          <table:table-cell office:value-type="string" calcext:value-type="string">
            <text:p><text:s/>Wed Sep 20 22:04:48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531];13;8))" office:value-type="float" office:value="0.92" calcext:value-type="float">
            <text:p>0.92</text:p>
          </table:table-cell>
          <table:table-cell table:formula="of:=IF([.B531]=[.B530];[.G530];[.F532]-[.F531])" office:value-type="time" office:time-value="PT00H04M10S" calcext:value-type="time">
            <text:p>00:04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8 </text:p>
          </table:table-cell>
          <table:table-cell office:value-type="string" calcext:value-type="string">
            <text:p><text:s/>Wed Sep 20 22:00:3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32];13;8))" office:value-type="float" office:value="0.917118055555556" calcext:value-type="float">
            <text:p>0.9171180556</text:p>
          </table:table-cell>
          <table:table-cell table:formula="of:=IF([.B532]=[.B531];[.G531];[.F533]-[.F532])" office:value-type="time" office:time-value="PT00H04M14S" calcext:value-type="time">
            <text:p>00:04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8 </text:p>
          </table:table-cell>
          <table:table-cell office:value-type="string" calcext:value-type="string">
            <text:p><text:s/>Wed Sep 20 22:04:53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533];13;8))" office:value-type="float" office:value="0.92005787037037" calcext:value-type="float">
            <text:p>0.9200578704</text:p>
          </table:table-cell>
          <table:table-cell table:formula="of:=IF([.B533]=[.B532];[.G532];[.F534]-[.F533])" office:value-type="time" office:time-value="PT00H04M14S" calcext:value-type="time">
            <text:p>00:04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9 </text:p>
          </table:table-cell>
          <table:table-cell office:value-type="string" calcext:value-type="string">
            <text:p><text:s/>Wed Sep 20 22:00:4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34];13;8))" office:value-type="float" office:value="0.91712962962963" calcext:value-type="float">
            <text:p>0.9171296296</text:p>
          </table:table-cell>
          <table:table-cell table:formula="of:=IF([.B534]=[.B533];[.G533];[.F535]-[.F534])" office:value-type="time" office:time-value="PT00H04M14S" calcext:value-type="time">
            <text:p>00:04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39 </text:p>
          </table:table-cell>
          <table:table-cell office:value-type="string" calcext:value-type="string">
            <text:p><text:s/>Wed Sep 20 22:04:54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535];13;8))" office:value-type="float" office:value="0.920069444444444" calcext:value-type="float">
            <text:p>0.9200694444</text:p>
          </table:table-cell>
          <table:table-cell table:formula="of:=IF([.B535]=[.B534];[.G534];[.F536]-[.F535])" office:value-type="time" office:time-value="PT00H04M14S" calcext:value-type="time">
            <text:p>00:04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 </text:p>
          </table:table-cell>
          <table:table-cell office:value-type="string" calcext:value-type="string">
            <text:p><text:s/>Wed Sep 20 21:57:4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36];13;8))" office:value-type="float" office:value="0.915046296296296" calcext:value-type="float">
            <text:p>0.9150462963</text:p>
          </table:table-cell>
          <table:table-cell table:formula="of:=IF([.B536]=[.B535];[.G535];[.F537]-[.F536])" office:value-type="time" office:time-value="PT00H00M19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 </text:p>
          </table:table-cell>
          <table:table-cell office:value-type="string" calcext:value-type="string">
            <text:p><text:s/>Wed Sep 20 21:57:59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537];13;8))" office:value-type="float" office:value="0.915266203703704" calcext:value-type="float">
            <text:p>0.9152662037</text:p>
          </table:table-cell>
          <table:table-cell table:formula="of:=IF([.B537]=[.B536];[.G536];[.F538]-[.F537])" office:value-type="time" office:time-value="PT00H00M19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0 </text:p>
          </table:table-cell>
          <table:table-cell office:value-type="string" calcext:value-type="string">
            <text:p><text:s/>Wed Sep 20 22:00:4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38];13;8))" office:value-type="float" office:value="0.917141203703704" calcext:value-type="float">
            <text:p>0.9171412037</text:p>
          </table:table-cell>
          <table:table-cell table:formula="of:=IF([.B538]=[.B537];[.G537];[.F539]-[.F538])" office:value-type="time" office:time-value="PT00H04M13S" calcext:value-type="time">
            <text:p>00:04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0 </text:p>
          </table:table-cell>
          <table:table-cell office:value-type="string" calcext:value-type="string">
            <text:p><text:s/>Wed Sep 20 22:04:5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539];13;8))" office:value-type="float" office:value="0.920069444444444" calcext:value-type="float">
            <text:p>0.9200694444</text:p>
          </table:table-cell>
          <table:table-cell table:formula="of:=IF([.B539]=[.B538];[.G538];[.F540]-[.F539])" office:value-type="time" office:time-value="PT00H04M13S" calcext:value-type="time">
            <text:p>00:04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1 </text:p>
          </table:table-cell>
          <table:table-cell office:value-type="string" calcext:value-type="string">
            <text:p><text:s/>Wed Sep 20 22:00:4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40];13;8))" office:value-type="float" office:value="0.917141203703704" calcext:value-type="float">
            <text:p>0.9171412037</text:p>
          </table:table-cell>
          <table:table-cell table:formula="of:=IF([.B540]=[.B539];[.G539];[.F541]-[.F540])" office:value-type="time" office:time-value="PT00H04M17S" calcext:value-type="time">
            <text:p>00:04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1 </text:p>
          </table:table-cell>
          <table:table-cell office:value-type="string" calcext:value-type="string">
            <text:p><text:s/>Wed Sep 20 22:04:58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541];13;8))" office:value-type="float" office:value="0.920115740740741" calcext:value-type="float">
            <text:p>0.9201157407</text:p>
          </table:table-cell>
          <table:table-cell table:formula="of:=IF([.B541]=[.B540];[.G540];[.F542]-[.F541])" office:value-type="time" office:time-value="PT00H04M17S" calcext:value-type="time">
            <text:p>00:04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2 </text:p>
          </table:table-cell>
          <table:table-cell office:value-type="string" calcext:value-type="string">
            <text:p><text:s/>Wed Sep 20 22:00:4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42];13;8))" office:value-type="float" office:value="0.917141203703704" calcext:value-type="float">
            <text:p>0.9171412037</text:p>
          </table:table-cell>
          <table:table-cell table:formula="of:=IF([.B542]=[.B541];[.G541];[.F543]-[.F542])" office:value-type="time" office:time-value="PT00H04M17S" calcext:value-type="time">
            <text:p>00:04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2 </text:p>
          </table:table-cell>
          <table:table-cell office:value-type="string" calcext:value-type="string">
            <text:p><text:s/>Wed Sep 20 22:04:58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543];13;8))" office:value-type="float" office:value="0.920115740740741" calcext:value-type="float">
            <text:p>0.9201157407</text:p>
          </table:table-cell>
          <table:table-cell table:formula="of:=IF([.B543]=[.B542];[.G542];[.F544]-[.F543])" office:value-type="time" office:time-value="PT00H04M17S" calcext:value-type="time">
            <text:p>00:04: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3 </text:p>
          </table:table-cell>
          <table:table-cell office:value-type="string" calcext:value-type="string">
            <text:p><text:s/>Wed Sep 20 22:00:4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44];13;8))" office:value-type="float" office:value="0.917152777777778" calcext:value-type="float">
            <text:p>0.9171527778</text:p>
          </table:table-cell>
          <table:table-cell table:formula="of:=IF([.B544]=[.B543];[.G543];[.F545]-[.F544])" office:value-type="time" office:time-value="PT00H04M18S" calcext:value-type="time">
            <text:p>00:04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3 </text:p>
          </table:table-cell>
          <table:table-cell office:value-type="string" calcext:value-type="string">
            <text:p><text:s/>Wed Sep 20 22:05:00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545];13;8))" office:value-type="float" office:value="0.920138888888889" calcext:value-type="float">
            <text:p>0.9201388889</text:p>
          </table:table-cell>
          <table:table-cell table:formula="of:=IF([.B545]=[.B544];[.G544];[.F546]-[.F545])" office:value-type="time" office:time-value="PT00H04M18S" calcext:value-type="time">
            <text:p>00:04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4 </text:p>
          </table:table-cell>
          <table:table-cell office:value-type="string" calcext:value-type="string">
            <text:p><text:s/>Wed Sep 20 22:00:4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46];13;8))" office:value-type="float" office:value="0.917164351851852" calcext:value-type="float">
            <text:p>0.9171643519</text:p>
          </table:table-cell>
          <table:table-cell table:formula="of:=IF([.B546]=[.B545];[.G545];[.F547]-[.F546])" office:value-type="time" office:time-value="PT00H04M16S" calcext:value-type="time">
            <text:p>00:04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4 </text:p>
          </table:table-cell>
          <table:table-cell office:value-type="string" calcext:value-type="string">
            <text:p><text:s/>Wed Sep 20 22:04:59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547];13;8))" office:value-type="float" office:value="0.920127314814815" calcext:value-type="float">
            <text:p>0.9201273148</text:p>
          </table:table-cell>
          <table:table-cell table:formula="of:=IF([.B547]=[.B546];[.G546];[.F548]-[.F547])" office:value-type="time" office:time-value="PT00H04M16S" calcext:value-type="time">
            <text:p>00:04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5 </text:p>
          </table:table-cell>
          <table:table-cell office:value-type="string" calcext:value-type="string">
            <text:p><text:s/>Wed Sep 20 22:00:4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48];13;8))" office:value-type="float" office:value="0.917164351851852" calcext:value-type="float">
            <text:p>0.9171643519</text:p>
          </table:table-cell>
          <table:table-cell table:formula="of:=IF([.B548]=[.B547];[.G547];[.F549]-[.F548])" office:value-type="time" office:time-value="PT00H04M18S" calcext:value-type="time">
            <text:p>00:04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5 </text:p>
          </table:table-cell>
          <table:table-cell office:value-type="string" calcext:value-type="string">
            <text:p><text:s/>Wed Sep 20 22:05:01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549];13;8))" office:value-type="float" office:value="0.920150462962963" calcext:value-type="float">
            <text:p>0.920150463</text:p>
          </table:table-cell>
          <table:table-cell table:formula="of:=IF([.B549]=[.B548];[.G548];[.F550]-[.F549])" office:value-type="time" office:time-value="PT00H04M18S" calcext:value-type="time">
            <text:p>00:04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6 </text:p>
          </table:table-cell>
          <table:table-cell office:value-type="string" calcext:value-type="string">
            <text:p><text:s/>Wed Sep 20 22:00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50];13;8))" office:value-type="float" office:value="0.917175925925926" calcext:value-type="float">
            <text:p>0.9171759259</text:p>
          </table:table-cell>
          <table:table-cell table:formula="of:=IF([.B550]=[.B549];[.G549];[.F551]-[.F550])" office:value-type="time" office:time-value="PT00H04M18S" calcext:value-type="time">
            <text:p>00:04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6 </text:p>
          </table:table-cell>
          <table:table-cell office:value-type="string" calcext:value-type="string">
            <text:p><text:s/>Wed Sep 20 22:05:02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551];13;8))" office:value-type="float" office:value="0.920162037037037" calcext:value-type="float">
            <text:p>0.920162037</text:p>
          </table:table-cell>
          <table:table-cell table:formula="of:=IF([.B551]=[.B550];[.G550];[.F552]-[.F551])" office:value-type="time" office:time-value="PT00H04M18S" calcext:value-type="time">
            <text:p>00:04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7 </text:p>
          </table:table-cell>
          <table:table-cell office:value-type="string" calcext:value-type="string">
            <text:p><text:s/>Wed Sep 20 22:00:4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52];13;8))" office:value-type="float" office:value="0.9171875" calcext:value-type="float">
            <text:p>0.9171875</text:p>
          </table:table-cell>
          <table:table-cell table:formula="of:=IF([.B552]=[.B551];[.G551];[.F553]-[.F552])" office:value-type="time" office:time-value="PT00H04M20S" calcext:value-type="time">
            <text:p>00:04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7 </text:p>
          </table:table-cell>
          <table:table-cell office:value-type="string" calcext:value-type="string">
            <text:p><text:s/>Wed Sep 20 22:05:05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553];13;8))" office:value-type="float" office:value="0.920196759259259" calcext:value-type="float">
            <text:p>0.9201967593</text:p>
          </table:table-cell>
          <table:table-cell table:formula="of:=IF([.B553]=[.B552];[.G552];[.F554]-[.F553])" office:value-type="time" office:time-value="PT00H04M20S" calcext:value-type="time">
            <text:p>00:04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8 </text:p>
          </table:table-cell>
          <table:table-cell office:value-type="string" calcext:value-type="string">
            <text:p><text:s/>Wed Sep 20 22:00:4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54];13;8))" office:value-type="float" office:value="0.917199074074074" calcext:value-type="float">
            <text:p>0.9171990741</text:p>
          </table:table-cell>
          <table:table-cell table:formula="of:=IF([.B554]=[.B553];[.G553];[.F555]-[.F554])" office:value-type="time" office:time-value="PT00H04M21S" calcext:value-type="time">
            <text:p>00:04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8 </text:p>
          </table:table-cell>
          <table:table-cell office:value-type="string" calcext:value-type="string">
            <text:p><text:s/>Wed Sep 20 22:05:07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555];13;8))" office:value-type="float" office:value="0.920219907407407" calcext:value-type="float">
            <text:p>0.9202199074</text:p>
          </table:table-cell>
          <table:table-cell table:formula="of:=IF([.B555]=[.B554];[.G554];[.F556]-[.F555])" office:value-type="time" office:time-value="PT00H04M21S" calcext:value-type="time">
            <text:p>00:04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9 </text:p>
          </table:table-cell>
          <table:table-cell office:value-type="string" calcext:value-type="string">
            <text:p><text:s/>Wed Sep 20 22:00:4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56];13;8))" office:value-type="float" office:value="0.917199074074074" calcext:value-type="float">
            <text:p>0.9171990741</text:p>
          </table:table-cell>
          <table:table-cell table:formula="of:=IF([.B556]=[.B555];[.G555];[.F557]-[.F556])" office:value-type="time" office:time-value="PT00H04M21S" calcext:value-type="time">
            <text:p>00:04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49 </text:p>
          </table:table-cell>
          <table:table-cell office:value-type="string" calcext:value-type="string">
            <text:p><text:s/>Wed Sep 20 22:05:07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557];13;8))" office:value-type="float" office:value="0.920219907407407" calcext:value-type="float">
            <text:p>0.9202199074</text:p>
          </table:table-cell>
          <table:table-cell table:formula="of:=IF([.B557]=[.B556];[.G556];[.F558]-[.F557])" office:value-type="time" office:time-value="PT00H04M21S" calcext:value-type="time">
            <text:p>00:04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 </text:p>
          </table:table-cell>
          <table:table-cell office:value-type="string" calcext:value-type="string">
            <text:p><text:s/>Wed Sep 20 21:57:4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58];13;8))" office:value-type="float" office:value="0.91505787037037" calcext:value-type="float">
            <text:p>0.9150578704</text:p>
          </table:table-cell>
          <table:table-cell table:formula="of:=IF([.B558]=[.B557];[.G557];[.F559]-[.F558])" office:value-type="time" office:time-value="PT00H00M20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 </text:p>
          </table:table-cell>
          <table:table-cell office:value-type="string" calcext:value-type="string">
            <text:p><text:s/>Wed Sep 20 21:58:01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559];13;8))" office:value-type="float" office:value="0.915289351851852" calcext:value-type="float">
            <text:p>0.9152893519</text:p>
          </table:table-cell>
          <table:table-cell table:formula="of:=IF([.B559]=[.B558];[.G558];[.F560]-[.F559])" office:value-type="time" office:time-value="PT00H00M20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0 </text:p>
          </table:table-cell>
          <table:table-cell office:value-type="string" calcext:value-type="string">
            <text:p><text:s/>Wed Sep 20 22:00:4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60];13;8))" office:value-type="float" office:value="0.917210648148148" calcext:value-type="float">
            <text:p>0.9172106481</text:p>
          </table:table-cell>
          <table:table-cell table:formula="of:=IF([.B560]=[.B559];[.G559];[.F561]-[.F560])" office:value-type="time" office:time-value="PT00H04M24S" calcext:value-type="time">
            <text:p>00:04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0 </text:p>
          </table:table-cell>
          <table:table-cell office:value-type="string" calcext:value-type="string">
            <text:p><text:s/>Wed Sep 20 22:05:11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561];13;8))" office:value-type="float" office:value="0.920266203703704" calcext:value-type="float">
            <text:p>0.9202662037</text:p>
          </table:table-cell>
          <table:table-cell table:formula="of:=IF([.B561]=[.B560];[.G560];[.F562]-[.F561])" office:value-type="time" office:time-value="PT00H04M24S" calcext:value-type="time">
            <text:p>00:04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1 </text:p>
          </table:table-cell>
          <table:table-cell office:value-type="string" calcext:value-type="string">
            <text:p><text:s/>Wed Sep 20 22:00:4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62];13;8))" office:value-type="float" office:value="0.917222222222222" calcext:value-type="float">
            <text:p>0.9172222222</text:p>
          </table:table-cell>
          <table:table-cell table:formula="of:=IF([.B562]=[.B561];[.G561];[.F563]-[.F562])" office:value-type="time" office:time-value="PT00H04M24S" calcext:value-type="time">
            <text:p>00:04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1 </text:p>
          </table:table-cell>
          <table:table-cell office:value-type="string" calcext:value-type="string">
            <text:p><text:s/>Wed Sep 20 22:05:12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563];13;8))" office:value-type="float" office:value="0.920277777777778" calcext:value-type="float">
            <text:p>0.9202777778</text:p>
          </table:table-cell>
          <table:table-cell table:formula="of:=IF([.B563]=[.B562];[.G562];[.F564]-[.F563])" office:value-type="time" office:time-value="PT00H04M24S" calcext:value-type="time">
            <text:p>00:04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2 </text:p>
          </table:table-cell>
          <table:table-cell office:value-type="string" calcext:value-type="string">
            <text:p><text:s/>Wed Sep 20 22:00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64];13;8))" office:value-type="float" office:value="0.917233796296296" calcext:value-type="float">
            <text:p>0.9172337963</text:p>
          </table:table-cell>
          <table:table-cell table:formula="of:=IF([.B564]=[.B563];[.G563];[.F565]-[.F564])" office:value-type="time" office:time-value="PT00H04M23S" calcext:value-type="time">
            <text:p>00:04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2 </text:p>
          </table:table-cell>
          <table:table-cell office:value-type="string" calcext:value-type="string">
            <text:p><text:s/>Wed Sep 20 22:05:1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565];13;8))" office:value-type="float" office:value="0.920277777777778" calcext:value-type="float">
            <text:p>0.9202777778</text:p>
          </table:table-cell>
          <table:table-cell table:formula="of:=IF([.B565]=[.B564];[.G564];[.F566]-[.F565])" office:value-type="time" office:time-value="PT00H04M23S" calcext:value-type="time">
            <text:p>00:04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3 </text:p>
          </table:table-cell>
          <table:table-cell office:value-type="string" calcext:value-type="string">
            <text:p><text:s/>Wed Sep 20 22:00:5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66];13;8))" office:value-type="float" office:value="0.91724537037037" calcext:value-type="float">
            <text:p>0.9172453704</text:p>
          </table:table-cell>
          <table:table-cell table:formula="of:=IF([.B566]=[.B565];[.G565];[.F567]-[.F566])" office:value-type="time" office:time-value="PT00H04M22S" calcext:value-type="time">
            <text:p>00:04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3 </text:p>
          </table:table-cell>
          <table:table-cell office:value-type="string" calcext:value-type="string">
            <text:p><text:s/>Wed Sep 20 22:05:12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567];13;8))" office:value-type="float" office:value="0.920277777777778" calcext:value-type="float">
            <text:p>0.9202777778</text:p>
          </table:table-cell>
          <table:table-cell table:formula="of:=IF([.B567]=[.B566];[.G566];[.F568]-[.F567])" office:value-type="time" office:time-value="PT00H04M22S" calcext:value-type="time">
            <text:p>00:04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4 </text:p>
          </table:table-cell>
          <table:table-cell office:value-type="string" calcext:value-type="string">
            <text:p><text:s/>Wed Sep 20 22:00:5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68];13;8))" office:value-type="float" office:value="0.91724537037037" calcext:value-type="float">
            <text:p>0.9172453704</text:p>
          </table:table-cell>
          <table:table-cell table:formula="of:=IF([.B568]=[.B567];[.G567];[.F569]-[.F568])" office:value-type="time" office:time-value="PT00H04M24S" calcext:value-type="time">
            <text:p>00:04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4 </text:p>
          </table:table-cell>
          <table:table-cell office:value-type="string" calcext:value-type="string">
            <text:p><text:s/>Wed Sep 20 22:05:14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569];13;8))" office:value-type="float" office:value="0.920300925925926" calcext:value-type="float">
            <text:p>0.9203009259</text:p>
          </table:table-cell>
          <table:table-cell table:formula="of:=IF([.B569]=[.B568];[.G568];[.F570]-[.F569])" office:value-type="time" office:time-value="PT00H04M24S" calcext:value-type="time">
            <text:p>00:04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5 </text:p>
          </table:table-cell>
          <table:table-cell office:value-type="string" calcext:value-type="string">
            <text:p><text:s/>Wed Sep 20 22:00:5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70];13;8))" office:value-type="float" office:value="0.917256944444445" calcext:value-type="float">
            <text:p>0.9172569444</text:p>
          </table:table-cell>
          <table:table-cell table:formula="of:=IF([.B570]=[.B569];[.G569];[.F571]-[.F570])" office:value-type="time" office:time-value="PT00H04M25S" calcext:value-type="time">
            <text:p>00:04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5 </text:p>
          </table:table-cell>
          <table:table-cell office:value-type="string" calcext:value-type="string">
            <text:p><text:s/>Wed Sep 20 22:05:16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571];13;8))" office:value-type="float" office:value="0.920324074074074" calcext:value-type="float">
            <text:p>0.9203240741</text:p>
          </table:table-cell>
          <table:table-cell table:formula="of:=IF([.B571]=[.B570];[.G570];[.F572]-[.F571])" office:value-type="time" office:time-value="PT00H04M25S" calcext:value-type="time">
            <text:p>00:04: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6 </text:p>
          </table:table-cell>
          <table:table-cell office:value-type="string" calcext:value-type="string">
            <text:p><text:s/>Wed Sep 20 22:00:5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72];13;8))" office:value-type="float" office:value="0.917268518518518" calcext:value-type="float">
            <text:p>0.9172685185</text:p>
          </table:table-cell>
          <table:table-cell table:formula="of:=IF([.B572]=[.B571];[.G571];[.F573]-[.F572])" office:value-type="time" office:time-value="PT00H04M26S" calcext:value-type="time">
            <text:p>00:04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6 </text:p>
          </table:table-cell>
          <table:table-cell office:value-type="string" calcext:value-type="string">
            <text:p><text:s/>Wed Sep 20 22:05:1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573];13;8))" office:value-type="float" office:value="0.920347222222222" calcext:value-type="float">
            <text:p>0.9203472222</text:p>
          </table:table-cell>
          <table:table-cell table:formula="of:=IF([.B573]=[.B572];[.G572];[.F574]-[.F573])" office:value-type="time" office:time-value="PT00H04M26S" calcext:value-type="time">
            <text:p>00:04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7 </text:p>
          </table:table-cell>
          <table:table-cell office:value-type="string" calcext:value-type="string">
            <text:p><text:s/>Wed Sep 20 22:00:5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74];13;8))" office:value-type="float" office:value="0.917268518518518" calcext:value-type="float">
            <text:p>0.9172685185</text:p>
          </table:table-cell>
          <table:table-cell table:formula="of:=IF([.B574]=[.B573];[.G573];[.F575]-[.F574])" office:value-type="time" office:time-value="PT00H04M28S" calcext:value-type="time">
            <text:p>00:04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7 </text:p>
          </table:table-cell>
          <table:table-cell office:value-type="string" calcext:value-type="string">
            <text:p><text:s/>Wed Sep 20 22:05:20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575];13;8))" office:value-type="float" office:value="0.92037037037037" calcext:value-type="float">
            <text:p>0.9203703704</text:p>
          </table:table-cell>
          <table:table-cell table:formula="of:=IF([.B575]=[.B574];[.G574];[.F576]-[.F575])" office:value-type="time" office:time-value="PT00H04M28S" calcext:value-type="time">
            <text:p>00:04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8 </text:p>
          </table:table-cell>
          <table:table-cell office:value-type="string" calcext:value-type="string">
            <text:p><text:s/>Wed Sep 20 22:00:5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76];13;8))" office:value-type="float" office:value="0.917280092592593" calcext:value-type="float">
            <text:p>0.9172800926</text:p>
          </table:table-cell>
          <table:table-cell table:formula="of:=IF([.B576]=[.B575];[.G575];[.F577]-[.F576])" office:value-type="time" office:time-value="PT00H04M27S" calcext:value-type="time">
            <text:p>00:04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8 </text:p>
          </table:table-cell>
          <table:table-cell office:value-type="string" calcext:value-type="string">
            <text:p><text:s/>Wed Sep 20 22:05:20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577];13;8))" office:value-type="float" office:value="0.92037037037037" calcext:value-type="float">
            <text:p>0.9203703704</text:p>
          </table:table-cell>
          <table:table-cell table:formula="of:=IF([.B577]=[.B576];[.G576];[.F578]-[.F577])" office:value-type="time" office:time-value="PT00H04M27S" calcext:value-type="time">
            <text:p>00:04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9 </text:p>
          </table:table-cell>
          <table:table-cell office:value-type="string" calcext:value-type="string">
            <text:p><text:s/>Wed Sep 20 22:00:5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78];13;8))" office:value-type="float" office:value="0.917291666666667" calcext:value-type="float">
            <text:p>0.9172916667</text:p>
          </table:table-cell>
          <table:table-cell table:formula="of:=IF([.B578]=[.B577];[.G577];[.F579]-[.F578])" office:value-type="time" office:time-value="PT00H04M30S" calcext:value-type="time">
            <text:p>00:04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59 </text:p>
          </table:table-cell>
          <table:table-cell office:value-type="string" calcext:value-type="string">
            <text:p><text:s/>Wed Sep 20 22:05:24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579];13;8))" office:value-type="float" office:value="0.920416666666667" calcext:value-type="float">
            <text:p>0.9204166667</text:p>
          </table:table-cell>
          <table:table-cell table:formula="of:=IF([.B579]=[.B578];[.G578];[.F580]-[.F579])" office:value-type="time" office:time-value="PT00H04M30S" calcext:value-type="time">
            <text:p>00:04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 </text:p>
          </table:table-cell>
          <table:table-cell office:value-type="string" calcext:value-type="string">
            <text:p><text:s/>Wed Sep 20 21:57:4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80];13;8))" office:value-type="float" office:value="0.915069444444444" calcext:value-type="float">
            <text:p>0.9150694444</text:p>
          </table:table-cell>
          <table:table-cell table:formula="of:=IF([.B580]=[.B579];[.G579];[.F581]-[.F580])" office:value-type="time" office:time-value="PT00H00M21S" calcext:value-type="time">
            <text:p>00:00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 </text:p>
          </table:table-cell>
          <table:table-cell office:value-type="string" calcext:value-type="string">
            <text:p><text:s/>Wed Sep 20 21:58:03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581];13;8))" office:value-type="float" office:value="0.9153125" calcext:value-type="float">
            <text:p>0.9153125</text:p>
          </table:table-cell>
          <table:table-cell table:formula="of:=IF([.B581]=[.B580];[.G580];[.F582]-[.F581])" office:value-type="time" office:time-value="PT00H00M21S" calcext:value-type="time">
            <text:p>00:00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0 </text:p>
          </table:table-cell>
          <table:table-cell office:value-type="string" calcext:value-type="string">
            <text:p><text:s/>Wed Sep 20 22:00:5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82];13;8))" office:value-type="float" office:value="0.917291666666667" calcext:value-type="float">
            <text:p>0.9172916667</text:p>
          </table:table-cell>
          <table:table-cell table:formula="of:=IF([.B582]=[.B581];[.G581];[.F583]-[.F582])" office:value-type="time" office:time-value="PT00H04M31S" calcext:value-type="time">
            <text:p>00:04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0 </text:p>
          </table:table-cell>
          <table:table-cell office:value-type="string" calcext:value-type="string">
            <text:p><text:s/>Wed Sep 20 22:05:25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583];13;8))" office:value-type="float" office:value="0.920428240740741" calcext:value-type="float">
            <text:p>0.9204282407</text:p>
          </table:table-cell>
          <table:table-cell table:formula="of:=IF([.B583]=[.B582];[.G582];[.F584]-[.F583])" office:value-type="time" office:time-value="PT00H04M31S" calcext:value-type="time">
            <text:p>00:04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1 </text:p>
          </table:table-cell>
          <table:table-cell office:value-type="string" calcext:value-type="string">
            <text:p><text:s/>Wed Sep 20 22:00:5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84];13;8))" office:value-type="float" office:value="0.917303240740741" calcext:value-type="float">
            <text:p>0.9173032407</text:p>
          </table:table-cell>
          <table:table-cell table:formula="of:=IF([.B584]=[.B583];[.G583];[.F585]-[.F584])" office:value-type="time" office:time-value="PT00H04M30S" calcext:value-type="time">
            <text:p>00:04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1 </text:p>
          </table:table-cell>
          <table:table-cell office:value-type="string" calcext:value-type="string">
            <text:p><text:s/>Wed Sep 20 22:05:25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585];13;8))" office:value-type="float" office:value="0.920428240740741" calcext:value-type="float">
            <text:p>0.9204282407</text:p>
          </table:table-cell>
          <table:table-cell table:formula="of:=IF([.B585]=[.B584];[.G584];[.F586]-[.F585])" office:value-type="time" office:time-value="PT00H04M30S" calcext:value-type="time">
            <text:p>00:04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2 </text:p>
          </table:table-cell>
          <table:table-cell office:value-type="string" calcext:value-type="string">
            <text:p><text:s/>Wed Sep 20 22:00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86];13;8))" office:value-type="float" office:value="0.917314814814815" calcext:value-type="float">
            <text:p>0.9173148148</text:p>
          </table:table-cell>
          <table:table-cell table:formula="of:=IF([.B586]=[.B585];[.G585];[.F587]-[.F586])" office:value-type="time" office:time-value="PT00H04M30S" calcext:value-type="time">
            <text:p>00:04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2 </text:p>
          </table:table-cell>
          <table:table-cell office:value-type="string" calcext:value-type="string">
            <text:p><text:s/>Wed Sep 20 22:05:26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587];13;8))" office:value-type="float" office:value="0.920439814814815" calcext:value-type="float">
            <text:p>0.9204398148</text:p>
          </table:table-cell>
          <table:table-cell table:formula="of:=IF([.B587]=[.B586];[.G586];[.F588]-[.F587])" office:value-type="time" office:time-value="PT00H04M30S" calcext:value-type="time">
            <text:p>00:04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3 </text:p>
          </table:table-cell>
          <table:table-cell office:value-type="string" calcext:value-type="string">
            <text:p><text:s/>Wed Sep 20 22:00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88];13;8))" office:value-type="float" office:value="0.917314814814815" calcext:value-type="float">
            <text:p>0.9173148148</text:p>
          </table:table-cell>
          <table:table-cell table:formula="of:=IF([.B588]=[.B587];[.G587];[.F589]-[.F588])" office:value-type="time" office:time-value="PT00H04M30S" calcext:value-type="time">
            <text:p>00:04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3 </text:p>
          </table:table-cell>
          <table:table-cell office:value-type="string" calcext:value-type="string">
            <text:p><text:s/>Wed Sep 20 22:05:26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589];13;8))" office:value-type="float" office:value="0.920439814814815" calcext:value-type="float">
            <text:p>0.9204398148</text:p>
          </table:table-cell>
          <table:table-cell table:formula="of:=IF([.B589]=[.B588];[.G588];[.F590]-[.F589])" office:value-type="time" office:time-value="PT00H04M30S" calcext:value-type="time">
            <text:p>00:04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4 </text:p>
          </table:table-cell>
          <table:table-cell office:value-type="string" calcext:value-type="string">
            <text:p><text:s/>Wed Sep 20 22:00:5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90];13;8))" office:value-type="float" office:value="0.917326388888889" calcext:value-type="float">
            <text:p>0.9173263889</text:p>
          </table:table-cell>
          <table:table-cell table:formula="of:=IF([.B590]=[.B589];[.G589];[.F591]-[.F590])" office:value-type="time" office:time-value="PT00H04M32S" calcext:value-type="time">
            <text:p>00:04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4 </text:p>
          </table:table-cell>
          <table:table-cell office:value-type="string" calcext:value-type="string">
            <text:p><text:s/>Wed Sep 20 22:05:2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591];13;8))" office:value-type="float" office:value="0.920474537037037" calcext:value-type="float">
            <text:p>0.920474537</text:p>
          </table:table-cell>
          <table:table-cell table:formula="of:=IF([.B591]=[.B590];[.G590];[.F592]-[.F591])" office:value-type="time" office:time-value="PT00H04M32S" calcext:value-type="time">
            <text:p>00:04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5 </text:p>
          </table:table-cell>
          <table:table-cell office:value-type="string" calcext:value-type="string">
            <text:p><text:s/>Wed Sep 20 22:00:5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92];13;8))" office:value-type="float" office:value="0.917337962962963" calcext:value-type="float">
            <text:p>0.917337963</text:p>
          </table:table-cell>
          <table:table-cell table:formula="of:=IF([.B592]=[.B591];[.G591];[.F593]-[.F592])" office:value-type="time" office:time-value="PT00H04M34S" calcext:value-type="time">
            <text:p>00:04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5 </text:p>
          </table:table-cell>
          <table:table-cell office:value-type="string" calcext:value-type="string">
            <text:p><text:s/>Wed Sep 20 22:05:32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593];13;8))" office:value-type="float" office:value="0.920509259259259" calcext:value-type="float">
            <text:p>0.9205092593</text:p>
          </table:table-cell>
          <table:table-cell table:formula="of:=IF([.B593]=[.B592];[.G592];[.F594]-[.F593])" office:value-type="time" office:time-value="PT00H04M34S" calcext:value-type="time">
            <text:p>00:04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6 </text:p>
          </table:table-cell>
          <table:table-cell office:value-type="string" calcext:value-type="string">
            <text:p><text:s/>Wed Sep 20 22:00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94];13;8))" office:value-type="float" office:value="0.917349537037037" calcext:value-type="float">
            <text:p>0.917349537</text:p>
          </table:table-cell>
          <table:table-cell table:formula="of:=IF([.B594]=[.B593];[.G593];[.F595]-[.F594])" office:value-type="time" office:time-value="PT00H04M35S" calcext:value-type="time">
            <text:p>00:04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6 </text:p>
          </table:table-cell>
          <table:table-cell office:value-type="string" calcext:value-type="string">
            <text:p><text:s/>Wed Sep 20 22:05:3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595];13;8))" office:value-type="float" office:value="0.920532407407407" calcext:value-type="float">
            <text:p>0.9205324074</text:p>
          </table:table-cell>
          <table:table-cell table:formula="of:=IF([.B595]=[.B594];[.G594];[.F596]-[.F595])" office:value-type="time" office:time-value="PT00H04M35S" calcext:value-type="time">
            <text:p>00:04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7 </text:p>
          </table:table-cell>
          <table:table-cell office:value-type="string" calcext:value-type="string">
            <text:p><text:s/>Wed Sep 20 22:00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96];13;8))" office:value-type="float" office:value="0.917349537037037" calcext:value-type="float">
            <text:p>0.917349537</text:p>
          </table:table-cell>
          <table:table-cell table:formula="of:=IF([.B596]=[.B595];[.G595];[.F597]-[.F596])" office:value-type="time" office:time-value="PT00H04M34S" calcext:value-type="time">
            <text:p>00:04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7 </text:p>
          </table:table-cell>
          <table:table-cell office:value-type="string" calcext:value-type="string">
            <text:p><text:s/>Wed Sep 20 22:05:3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597];13;8))" office:value-type="float" office:value="0.920520833333333" calcext:value-type="float">
            <text:p>0.9205208333</text:p>
          </table:table-cell>
          <table:table-cell table:formula="of:=IF([.B597]=[.B596];[.G596];[.F598]-[.F597])" office:value-type="time" office:time-value="PT00H04M34S" calcext:value-type="time">
            <text:p>00:04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8 </text:p>
          </table:table-cell>
          <table:table-cell office:value-type="string" calcext:value-type="string">
            <text:p><text:s/>Wed Sep 20 22:00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598];13;8))" office:value-type="float" office:value="0.917349537037037" calcext:value-type="float">
            <text:p>0.917349537</text:p>
          </table:table-cell>
          <table:table-cell table:formula="of:=IF([.B598]=[.B597];[.G597];[.F599]-[.F598])" office:value-type="time" office:time-value="PT00H04M39S" calcext:value-type="time">
            <text:p>00:04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8 </text:p>
          </table:table-cell>
          <table:table-cell office:value-type="string" calcext:value-type="string">
            <text:p><text:s/>Wed Sep 20 22:05:38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599];13;8))" office:value-type="float" office:value="0.920578703703704" calcext:value-type="float">
            <text:p>0.9205787037</text:p>
          </table:table-cell>
          <table:table-cell table:formula="of:=IF([.B599]=[.B598];[.G598];[.F600]-[.F599])" office:value-type="time" office:time-value="PT00H04M39S" calcext:value-type="time">
            <text:p>00:04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9 </text:p>
          </table:table-cell>
          <table:table-cell office:value-type="string" calcext:value-type="string">
            <text:p><text:s/>Wed Sep 20 22:01:0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00];13;8))" office:value-type="float" office:value="0.917361111111111" calcext:value-type="float">
            <text:p>0.9173611111</text:p>
          </table:table-cell>
          <table:table-cell table:formula="of:=IF([.B600]=[.B599];[.G599];[.F601]-[.F600])" office:value-type="time" office:time-value="PT00H04M39S" calcext:value-type="time">
            <text:p>00:04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69 </text:p>
          </table:table-cell>
          <table:table-cell office:value-type="string" calcext:value-type="string">
            <text:p><text:s/>Wed Sep 20 22:05:39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601];13;8))" office:value-type="float" office:value="0.920590277777778" calcext:value-type="float">
            <text:p>0.9205902778</text:p>
          </table:table-cell>
          <table:table-cell table:formula="of:=IF([.B601]=[.B600];[.G600];[.F602]-[.F601])" office:value-type="time" office:time-value="PT00H04M39S" calcext:value-type="time">
            <text:p>00:04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 </text:p>
          </table:table-cell>
          <table:table-cell office:value-type="string" calcext:value-type="string">
            <text:p><text:s/>Wed Sep 20 21:57:4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02];13;8))" office:value-type="float" office:value="0.915081018518518" calcext:value-type="float">
            <text:p>0.9150810185</text:p>
          </table:table-cell>
          <table:table-cell table:formula="of:=IF([.B602]=[.B601];[.G601];[.F603]-[.F602])" office:value-type="time" office:time-value="PT00H00M19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 </text:p>
          </table:table-cell>
          <table:table-cell office:value-type="string" calcext:value-type="string">
            <text:p><text:s/>Wed Sep 20 21:58:02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603];13;8))" office:value-type="float" office:value="0.915300925925926" calcext:value-type="float">
            <text:p>0.9153009259</text:p>
          </table:table-cell>
          <table:table-cell table:formula="of:=IF([.B603]=[.B602];[.G602];[.F604]-[.F603])" office:value-type="time" office:time-value="PT00H00M19S" calcext:value-type="time">
            <text:p>00:00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0 </text:p>
          </table:table-cell>
          <table:table-cell office:value-type="string" calcext:value-type="string">
            <text:p><text:s/>Wed Sep 20 22:01:0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04];13;8))" office:value-type="float" office:value="0.917372685185185" calcext:value-type="float">
            <text:p>0.9173726852</text:p>
          </table:table-cell>
          <table:table-cell table:formula="of:=IF([.B604]=[.B603];[.G603];[.F605]-[.F604])" office:value-type="time" office:time-value="PT00H04M38S" calcext:value-type="time">
            <text:p>00:04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0 </text:p>
          </table:table-cell>
          <table:table-cell office:value-type="string" calcext:value-type="string">
            <text:p><text:s/>Wed Sep 20 22:05:39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605];13;8))" office:value-type="float" office:value="0.920590277777778" calcext:value-type="float">
            <text:p>0.9205902778</text:p>
          </table:table-cell>
          <table:table-cell table:formula="of:=IF([.B605]=[.B604];[.G604];[.F606]-[.F605])" office:value-type="time" office:time-value="PT00H04M38S" calcext:value-type="time">
            <text:p>00:04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1 </text:p>
          </table:table-cell>
          <table:table-cell office:value-type="string" calcext:value-type="string">
            <text:p><text:s/>Wed Sep 20 22:01:0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06];13;8))" office:value-type="float" office:value="0.917372685185185" calcext:value-type="float">
            <text:p>0.9173726852</text:p>
          </table:table-cell>
          <table:table-cell table:formula="of:=IF([.B606]=[.B605];[.G605];[.F607]-[.F606])" office:value-type="time" office:time-value="PT00H04M38S" calcext:value-type="time">
            <text:p>00:04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1 </text:p>
          </table:table-cell>
          <table:table-cell office:value-type="string" calcext:value-type="string">
            <text:p><text:s/>Wed Sep 20 22:05:39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607];13;8))" office:value-type="float" office:value="0.920590277777778" calcext:value-type="float">
            <text:p>0.9205902778</text:p>
          </table:table-cell>
          <table:table-cell table:formula="of:=IF([.B607]=[.B606];[.G606];[.F608]-[.F607])" office:value-type="time" office:time-value="PT00H04M38S" calcext:value-type="time">
            <text:p>00:04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2 </text:p>
          </table:table-cell>
          <table:table-cell office:value-type="string" calcext:value-type="string">
            <text:p><text:s/>Wed Sep 20 22:01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08];13;8))" office:value-type="float" office:value="0.917384259259259" calcext:value-type="float">
            <text:p>0.9173842593</text:p>
          </table:table-cell>
          <table:table-cell table:formula="of:=IF([.B608]=[.B607];[.G607];[.F609]-[.F608])" office:value-type="time" office:time-value="PT00H04M40S" calcext:value-type="time">
            <text:p>00:04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2 </text:p>
          </table:table-cell>
          <table:table-cell office:value-type="string" calcext:value-type="string">
            <text:p><text:s/>Wed Sep 20 22:05:42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609];13;8))" office:value-type="float" office:value="0.920625" calcext:value-type="float">
            <text:p>0.920625</text:p>
          </table:table-cell>
          <table:table-cell table:formula="of:=IF([.B609]=[.B608];[.G608];[.F610]-[.F609])" office:value-type="time" office:time-value="PT00H04M40S" calcext:value-type="time">
            <text:p>00:04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3 </text:p>
          </table:table-cell>
          <table:table-cell office:value-type="string" calcext:value-type="string">
            <text:p><text:s/>Wed Sep 20 22:01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10];13;8))" office:value-type="float" office:value="0.917384259259259" calcext:value-type="float">
            <text:p>0.9173842593</text:p>
          </table:table-cell>
          <table:table-cell table:formula="of:=IF([.B610]=[.B609];[.G609];[.F611]-[.F610])" office:value-type="time" office:time-value="PT00H04M42S" calcext:value-type="time">
            <text:p>00:04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3 </text:p>
          </table:table-cell>
          <table:table-cell office:value-type="string" calcext:value-type="string">
            <text:p><text:s/>Wed Sep 20 22:05:44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611];13;8))" office:value-type="float" office:value="0.920648148148148" calcext:value-type="float">
            <text:p>0.9206481481</text:p>
          </table:table-cell>
          <table:table-cell table:formula="of:=IF([.B611]=[.B610];[.G610];[.F612]-[.F611])" office:value-type="time" office:time-value="PT00H04M42S" calcext:value-type="time">
            <text:p>00:04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4 </text:p>
          </table:table-cell>
          <table:table-cell office:value-type="string" calcext:value-type="string">
            <text:p><text:s/>Wed Sep 20 22:01:0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12];13;8))" office:value-type="float" office:value="0.917395833333333" calcext:value-type="float">
            <text:p>0.9173958333</text:p>
          </table:table-cell>
          <table:table-cell table:formula="of:=IF([.B612]=[.B611];[.G611];[.F613]-[.F612])" office:value-type="time" office:time-value="PT00H04M43S" calcext:value-type="time">
            <text:p>00:04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4 </text:p>
          </table:table-cell>
          <table:table-cell office:value-type="string" calcext:value-type="string">
            <text:p><text:s/>Wed Sep 20 22:05:46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613];13;8))" office:value-type="float" office:value="0.920671296296296" calcext:value-type="float">
            <text:p>0.9206712963</text:p>
          </table:table-cell>
          <table:table-cell table:formula="of:=IF([.B613]=[.B612];[.G612];[.F614]-[.F613])" office:value-type="time" office:time-value="PT00H04M43S" calcext:value-type="time">
            <text:p>00:04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5 </text:p>
          </table:table-cell>
          <table:table-cell office:value-type="string" calcext:value-type="string">
            <text:p><text:s/>Wed Sep 20 22:01:0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14];13;8))" office:value-type="float" office:value="0.917407407407407" calcext:value-type="float">
            <text:p>0.9174074074</text:p>
          </table:table-cell>
          <table:table-cell table:formula="of:=IF([.B614]=[.B613];[.G613];[.F615]-[.F614])" office:value-type="time" office:time-value="PT00H04M44S" calcext:value-type="time">
            <text:p>00:04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5 </text:p>
          </table:table-cell>
          <table:table-cell office:value-type="string" calcext:value-type="string">
            <text:p><text:s/>Wed Sep 20 22:05:48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615];13;8))" office:value-type="float" office:value="0.920694444444444" calcext:value-type="float">
            <text:p>0.9206944444</text:p>
          </table:table-cell>
          <table:table-cell table:formula="of:=IF([.B615]=[.B614];[.G614];[.F616]-[.F615])" office:value-type="time" office:time-value="PT00H04M44S" calcext:value-type="time">
            <text:p>00:04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6 </text:p>
          </table:table-cell>
          <table:table-cell office:value-type="string" calcext:value-type="string">
            <text:p><text:s/>Wed Sep 20 22:01:0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16];13;8))" office:value-type="float" office:value="0.917407407407407" calcext:value-type="float">
            <text:p>0.9174074074</text:p>
          </table:table-cell>
          <table:table-cell table:formula="of:=IF([.B616]=[.B615];[.G615];[.F617]-[.F616])" office:value-type="time" office:time-value="PT00H04M45S" calcext:value-type="time">
            <text:p>00:04: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6 </text:p>
          </table:table-cell>
          <table:table-cell office:value-type="string" calcext:value-type="string">
            <text:p><text:s/>Wed Sep 20 22:05:49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617];13;8))" office:value-type="float" office:value="0.920706018518519" calcext:value-type="float">
            <text:p>0.9207060185</text:p>
          </table:table-cell>
          <table:table-cell table:formula="of:=IF([.B617]=[.B616];[.G616];[.F618]-[.F617])" office:value-type="time" office:time-value="PT00H04M45S" calcext:value-type="time">
            <text:p>00:04: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7 </text:p>
          </table:table-cell>
          <table:table-cell office:value-type="string" calcext:value-type="string">
            <text:p><text:s/>Wed Sep 20 22:01:0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18];13;8))" office:value-type="float" office:value="0.917418981481482" calcext:value-type="float">
            <text:p>0.9174189815</text:p>
          </table:table-cell>
          <table:table-cell table:formula="of:=IF([.B618]=[.B617];[.G617];[.F619]-[.F618])" office:value-type="time" office:time-value="PT00H04M49S" calcext:value-type="time">
            <text:p>00:04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7 </text:p>
          </table:table-cell>
          <table:table-cell office:value-type="string" calcext:value-type="string">
            <text:p><text:s/>Wed Sep 20 22:05:54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619];13;8))" office:value-type="float" office:value="0.920763888888889" calcext:value-type="float">
            <text:p>0.9207638889</text:p>
          </table:table-cell>
          <table:table-cell table:formula="of:=IF([.B619]=[.B618];[.G618];[.F620]-[.F619])" office:value-type="time" office:time-value="PT00H04M49S" calcext:value-type="time">
            <text:p>00:04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8 </text:p>
          </table:table-cell>
          <table:table-cell office:value-type="string" calcext:value-type="string">
            <text:p><text:s/>Wed Sep 20 22:01:0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20];13;8))" office:value-type="float" office:value="0.917418981481482" calcext:value-type="float">
            <text:p>0.9174189815</text:p>
          </table:table-cell>
          <table:table-cell table:formula="of:=IF([.B620]=[.B619];[.G619];[.F621]-[.F620])" office:value-type="time" office:time-value="PT00H04M50S" calcext:value-type="time">
            <text:p>00:04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8 </text:p>
          </table:table-cell>
          <table:table-cell office:value-type="string" calcext:value-type="string">
            <text:p><text:s/>Wed Sep 20 22:05:55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621];13;8))" office:value-type="float" office:value="0.920775462962963" calcext:value-type="float">
            <text:p>0.920775463</text:p>
          </table:table-cell>
          <table:table-cell table:formula="of:=IF([.B621]=[.B620];[.G620];[.F622]-[.F621])" office:value-type="time" office:time-value="PT00H04M50S" calcext:value-type="time">
            <text:p>00:04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9 </text:p>
          </table:table-cell>
          <table:table-cell office:value-type="string" calcext:value-type="string">
            <text:p><text:s/>Wed Sep 20 22:01:0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22];13;8))" office:value-type="float" office:value="0.917430555555555" calcext:value-type="float">
            <text:p>0.9174305556</text:p>
          </table:table-cell>
          <table:table-cell table:formula="of:=IF([.B622]=[.B621];[.G621];[.F623]-[.F622])" office:value-type="time" office:time-value="PT00H04M50S" calcext:value-type="time">
            <text:p>00:04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79 </text:p>
          </table:table-cell>
          <table:table-cell office:value-type="string" calcext:value-type="string">
            <text:p><text:s/>Wed Sep 20 22:05:56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623];13;8))" office:value-type="float" office:value="0.920787037037037" calcext:value-type="float">
            <text:p>0.920787037</text:p>
          </table:table-cell>
          <table:table-cell table:formula="of:=IF([.B623]=[.B622];[.G622];[.F624]-[.F623])" office:value-type="time" office:time-value="PT00H04M50S" calcext:value-type="time">
            <text:p>00:04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 </text:p>
          </table:table-cell>
          <table:table-cell office:value-type="string" calcext:value-type="string">
            <text:p><text:s/>Wed Sep 20 21:57:4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24];13;8))" office:value-type="float" office:value="0.915081018518518" calcext:value-type="float">
            <text:p>0.9150810185</text:p>
          </table:table-cell>
          <table:table-cell table:formula="of:=IF([.B624]=[.B623];[.G623];[.F625]-[.F624])" office:value-type="time" office:time-value="PT00H00M20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 </text:p>
          </table:table-cell>
          <table:table-cell office:value-type="string" calcext:value-type="string">
            <text:p><text:s/>Wed Sep 20 21:58:03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625];13;8))" office:value-type="float" office:value="0.9153125" calcext:value-type="float">
            <text:p>0.9153125</text:p>
          </table:table-cell>
          <table:table-cell table:formula="of:=IF([.B625]=[.B624];[.G624];[.F626]-[.F625])" office:value-type="time" office:time-value="PT00H00M20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0 </text:p>
          </table:table-cell>
          <table:table-cell office:value-type="string" calcext:value-type="string">
            <text:p><text:s/>Wed Sep 20 22:01:0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26];13;8))" office:value-type="float" office:value="0.91744212962963" calcext:value-type="float">
            <text:p>0.9174421296</text:p>
          </table:table-cell>
          <table:table-cell table:formula="of:=IF([.B626]=[.B625];[.G625];[.F627]-[.F626])" office:value-type="time" office:time-value="PT00H04M47S" calcext:value-type="time">
            <text:p>00:04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0 </text:p>
          </table:table-cell>
          <table:table-cell office:value-type="string" calcext:value-type="string">
            <text:p><text:s/>Wed Sep 20 22:05:54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627];13;8))" office:value-type="float" office:value="0.920763888888889" calcext:value-type="float">
            <text:p>0.9207638889</text:p>
          </table:table-cell>
          <table:table-cell table:formula="of:=IF([.B627]=[.B626];[.G626];[.F628]-[.F627])" office:value-type="time" office:time-value="PT00H04M47S" calcext:value-type="time">
            <text:p>00:04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1 </text:p>
          </table:table-cell>
          <table:table-cell office:value-type="string" calcext:value-type="string">
            <text:p><text:s/>Wed Sep 20 22:01:0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28];13;8))" office:value-type="float" office:value="0.91744212962963" calcext:value-type="float">
            <text:p>0.9174421296</text:p>
          </table:table-cell>
          <table:table-cell table:formula="of:=IF([.B628]=[.B627];[.G627];[.F629]-[.F628])" office:value-type="time" office:time-value="PT00H04M49S" calcext:value-type="time">
            <text:p>00:04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1 </text:p>
          </table:table-cell>
          <table:table-cell office:value-type="string" calcext:value-type="string">
            <text:p><text:s/>Wed Sep 20 22:05:56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629];13;8))" office:value-type="float" office:value="0.920787037037037" calcext:value-type="float">
            <text:p>0.920787037</text:p>
          </table:table-cell>
          <table:table-cell table:formula="of:=IF([.B629]=[.B628];[.G628];[.F630]-[.F629])" office:value-type="time" office:time-value="PT00H04M49S" calcext:value-type="time">
            <text:p>00:04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2 </text:p>
          </table:table-cell>
          <table:table-cell office:value-type="string" calcext:value-type="string">
            <text:p><text:s/>Wed Sep 20 22:01:0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30];13;8))" office:value-type="float" office:value="0.917453703703704" calcext:value-type="float">
            <text:p>0.9174537037</text:p>
          </table:table-cell>
          <table:table-cell table:formula="of:=IF([.B630]=[.B629];[.G629];[.F631]-[.F630])" office:value-type="time" office:time-value="PT00H04M51S" calcext:value-type="time">
            <text:p>00:04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2 </text:p>
          </table:table-cell>
          <table:table-cell office:value-type="string" calcext:value-type="string">
            <text:p><text:s/>Wed Sep 20 22:05:5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631];13;8))" office:value-type="float" office:value="0.920821759259259" calcext:value-type="float">
            <text:p>0.9208217593</text:p>
          </table:table-cell>
          <table:table-cell table:formula="of:=IF([.B631]=[.B630];[.G630];[.F632]-[.F631])" office:value-type="time" office:time-value="PT00H04M51S" calcext:value-type="time">
            <text:p>00:04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3 </text:p>
          </table:table-cell>
          <table:table-cell office:value-type="string" calcext:value-type="string">
            <text:p><text:s/>Wed Sep 20 22:01:0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32];13;8))" office:value-type="float" office:value="0.917453703703704" calcext:value-type="float">
            <text:p>0.9174537037</text:p>
          </table:table-cell>
          <table:table-cell table:formula="of:=IF([.B632]=[.B631];[.G631];[.F633]-[.F632])" office:value-type="time" office:time-value="PT00H04M53S" calcext:value-type="time">
            <text:p>00:04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3 </text:p>
          </table:table-cell>
          <table:table-cell office:value-type="string" calcext:value-type="string">
            <text:p><text:s/>Wed Sep 20 22:06:01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633];13;8))" office:value-type="float" office:value="0.920844907407407" calcext:value-type="float">
            <text:p>0.9208449074</text:p>
          </table:table-cell>
          <table:table-cell table:formula="of:=IF([.B633]=[.B632];[.G632];[.F634]-[.F633])" office:value-type="time" office:time-value="PT00H04M53S" calcext:value-type="time">
            <text:p>00:04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4 </text:p>
          </table:table-cell>
          <table:table-cell office:value-type="string" calcext:value-type="string">
            <text:p><text:s/>Wed Sep 20 22:01:0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34];13;8))" office:value-type="float" office:value="0.917465277777778" calcext:value-type="float">
            <text:p>0.9174652778</text:p>
          </table:table-cell>
          <table:table-cell table:formula="of:=IF([.B634]=[.B633];[.G633];[.F635]-[.F634])" office:value-type="time" office:time-value="PT00H04M54S" calcext:value-type="time">
            <text:p>00:04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4 </text:p>
          </table:table-cell>
          <table:table-cell office:value-type="string" calcext:value-type="string">
            <text:p><text:s/>Wed Sep 20 22:06:0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635];13;8))" office:value-type="float" office:value="0.920868055555555" calcext:value-type="float">
            <text:p>0.9208680556</text:p>
          </table:table-cell>
          <table:table-cell table:formula="of:=IF([.B635]=[.B634];[.G634];[.F636]-[.F635])" office:value-type="time" office:time-value="PT00H04M54S" calcext:value-type="time">
            <text:p>00:04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5 </text:p>
          </table:table-cell>
          <table:table-cell office:value-type="string" calcext:value-type="string">
            <text:p><text:s/>Wed Sep 20 22:01:0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36];13;8))" office:value-type="float" office:value="0.917465277777778" calcext:value-type="float">
            <text:p>0.9174652778</text:p>
          </table:table-cell>
          <table:table-cell table:formula="of:=IF([.B636]=[.B635];[.G635];[.F637]-[.F636])" office:value-type="time" office:time-value="PT00H04M56S" calcext:value-type="time">
            <text:p>00:04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5 </text:p>
          </table:table-cell>
          <table:table-cell office:value-type="string" calcext:value-type="string">
            <text:p><text:s/>Wed Sep 20 22:06:05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637];13;8))" office:value-type="float" office:value="0.920891203703704" calcext:value-type="float">
            <text:p>0.9208912037</text:p>
          </table:table-cell>
          <table:table-cell table:formula="of:=IF([.B637]=[.B636];[.G636];[.F638]-[.F637])" office:value-type="time" office:time-value="PT00H04M56S" calcext:value-type="time">
            <text:p>00:04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6 </text:p>
          </table:table-cell>
          <table:table-cell office:value-type="string" calcext:value-type="string">
            <text:p><text:s/>Wed Sep 20 22:01:0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38];13;8))" office:value-type="float" office:value="0.917465277777778" calcext:value-type="float">
            <text:p>0.9174652778</text:p>
          </table:table-cell>
          <table:table-cell table:formula="of:=IF([.B638]=[.B637];[.G637];[.F639]-[.F638])"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6 </text:p>
          </table:table-cell>
          <table:table-cell office:value-type="string" calcext:value-type="string">
            <text:p><text:s/>Wed Sep 20 22:06:09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639];13;8))" office:value-type="float" office:value="0.9209375" calcext:value-type="float">
            <text:p>0.9209375</text:p>
          </table:table-cell>
          <table:table-cell table:formula="of:=IF([.B639]=[.B638];[.G638];[.F640]-[.F639])"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7 </text:p>
          </table:table-cell>
          <table:table-cell office:value-type="string" calcext:value-type="string">
            <text:p><text:s/>Wed Sep 20 22:01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40];13;8))" office:value-type="float" office:value="0.917476851851852" calcext:value-type="float">
            <text:p>0.9174768519</text:p>
          </table:table-cell>
          <table:table-cell table:formula="of:=IF([.B640]=[.B639];[.G639];[.F641]-[.F640])" office:value-type="time" office:time-value="PT00H04M58S" calcext:value-type="time">
            <text:p>00:04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7 </text:p>
          </table:table-cell>
          <table:table-cell office:value-type="string" calcext:value-type="string">
            <text:p><text:s/>Wed Sep 20 22:06:08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641];13;8))" office:value-type="float" office:value="0.920925925925926" calcext:value-type="float">
            <text:p>0.9209259259</text:p>
          </table:table-cell>
          <table:table-cell table:formula="of:=IF([.B641]=[.B640];[.G640];[.F642]-[.F641])" office:value-type="time" office:time-value="PT00H04M58S" calcext:value-type="time">
            <text:p>00:04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8 </text:p>
          </table:table-cell>
          <table:table-cell office:value-type="string" calcext:value-type="string">
            <text:p><text:s/>Wed Sep 20 22:01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42];13;8))" office:value-type="float" office:value="0.917476851851852" calcext:value-type="float">
            <text:p>0.9174768519</text:p>
          </table:table-cell>
          <table:table-cell table:formula="of:=IF([.B642]=[.B641];[.G641];[.F643]-[.F642])"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8 </text:p>
          </table:table-cell>
          <table:table-cell office:value-type="string" calcext:value-type="string">
            <text:p><text:s/>Wed Sep 20 22:06:10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643];13;8))" office:value-type="float" office:value="0.920949074074074" calcext:value-type="float">
            <text:p>0.9209490741</text:p>
          </table:table-cell>
          <table:table-cell table:formula="of:=IF([.B643]=[.B642];[.G642];[.F644]-[.F643])"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9 </text:p>
          </table:table-cell>
          <table:table-cell office:value-type="string" calcext:value-type="string">
            <text:p><text:s/>Wed Sep 20 22:01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44];13;8))" office:value-type="float" office:value="0.917476851851852" calcext:value-type="float">
            <text:p>0.9174768519</text:p>
          </table:table-cell>
          <table:table-cell table:formula="of:=IF([.B644]=[.B643];[.G643];[.F645]-[.F644])"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89 </text:p>
          </table:table-cell>
          <table:table-cell office:value-type="string" calcext:value-type="string">
            <text:p><text:s/>Wed Sep 20 22:06:10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645];13;8))" office:value-type="float" office:value="0.920949074074074" calcext:value-type="float">
            <text:p>0.9209490741</text:p>
          </table:table-cell>
          <table:table-cell table:formula="of:=IF([.B645]=[.B644];[.G644];[.F646]-[.F645])"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 </text:p>
          </table:table-cell>
          <table:table-cell office:value-type="string" calcext:value-type="string">
            <text:p><text:s/>Wed Sep 20 21:57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46];13;8))" office:value-type="float" office:value="0.915092592592593" calcext:value-type="float">
            <text:p>0.9150925926</text:p>
          </table:table-cell>
          <table:table-cell table:formula="of:=IF([.B646]=[.B645];[.G645];[.F647]-[.F646])" office:value-type="time" office:time-value="PT00H00M20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 </text:p>
          </table:table-cell>
          <table:table-cell office:value-type="string" calcext:value-type="string">
            <text:p><text:s/>Wed Sep 20 21:58:04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647];13;8))" office:value-type="float" office:value="0.915324074074074" calcext:value-type="float">
            <text:p>0.9153240741</text:p>
          </table:table-cell>
          <table:table-cell table:formula="of:=IF([.B647]=[.B646];[.G646];[.F648]-[.F647])" office:value-type="time" office:time-value="PT00H00M20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0 </text:p>
          </table:table-cell>
          <table:table-cell office:value-type="string" calcext:value-type="string">
            <text:p><text:s/>Wed Sep 20 22:01:1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48];13;8))" office:value-type="float" office:value="0.917488425925926" calcext:value-type="float">
            <text:p>0.9174884259</text:p>
          </table:table-cell>
          <table:table-cell table:formula="of:=IF([.B648]=[.B647];[.G647];[.F649]-[.F648])"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0 </text:p>
          </table:table-cell>
          <table:table-cell office:value-type="string" calcext:value-type="string">
            <text:p><text:s/>Wed Sep 20 22:06:11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649];13;8))" office:value-type="float" office:value="0.920960648148148" calcext:value-type="float">
            <text:p>0.9209606481</text:p>
          </table:table-cell>
          <table:table-cell table:formula="of:=IF([.B649]=[.B648];[.G648];[.F650]-[.F649])" office:value-type="time" office:time-value="PT00H05M00S" calcext:value-type="time">
            <text:p>00:05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1 </text:p>
          </table:table-cell>
          <table:table-cell office:value-type="string" calcext:value-type="string">
            <text:p><text:s/>Wed Sep 20 22:01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50];13;8))" office:value-type="float" office:value="0.9175" calcext:value-type="float">
            <text:p>0.9175</text:p>
          </table:table-cell>
          <table:table-cell table:formula="of:=IF([.B650]=[.B649];[.G649];[.F651]-[.F650])" office:value-type="time" office:time-value="PT00H05M01S" calcext:value-type="time">
            <text:p>00:05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1 </text:p>
          </table:table-cell>
          <table:table-cell office:value-type="string" calcext:value-type="string">
            <text:p><text:s/>Wed Sep 20 22:06:13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651];13;8))" office:value-type="float" office:value="0.920983796296296" calcext:value-type="float">
            <text:p>0.9209837963</text:p>
          </table:table-cell>
          <table:table-cell table:formula="of:=IF([.B651]=[.B650];[.G650];[.F652]-[.F651])" office:value-type="time" office:time-value="PT00H05M01S" calcext:value-type="time">
            <text:p>00:05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2 </text:p>
          </table:table-cell>
          <table:table-cell office:value-type="string" calcext:value-type="string">
            <text:p><text:s/>Wed Sep 20 22:01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52];13;8))" office:value-type="float" office:value="0.9175" calcext:value-type="float">
            <text:p>0.9175</text:p>
          </table:table-cell>
          <table:table-cell table:formula="of:=IF([.B652]=[.B651];[.G651];[.F653]-[.F652])" office:value-type="time" office:time-value="PT00H05M03S" calcext:value-type="time">
            <text:p>00:05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2 </text:p>
          </table:table-cell>
          <table:table-cell office:value-type="string" calcext:value-type="string">
            <text:p><text:s/>Wed Sep 20 22:06:15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653];13;8))" office:value-type="float" office:value="0.921006944444444" calcext:value-type="float">
            <text:p>0.9210069444</text:p>
          </table:table-cell>
          <table:table-cell table:formula="of:=IF([.B653]=[.B652];[.G652];[.F654]-[.F653])" office:value-type="time" office:time-value="PT00H05M03S" calcext:value-type="time">
            <text:p>00:05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3 </text:p>
          </table:table-cell>
          <table:table-cell office:value-type="string" calcext:value-type="string">
            <text:p><text:s/>Wed Sep 20 22:01:1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54];13;8))" office:value-type="float" office:value="0.917511574074074" calcext:value-type="float">
            <text:p>0.9175115741</text:p>
          </table:table-cell>
          <table:table-cell table:formula="of:=IF([.B654]=[.B653];[.G653];[.F655]-[.F654])" office:value-type="time" office:time-value="PT00H05M04S" calcext:value-type="time">
            <text:p>00:05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3 </text:p>
          </table:table-cell>
          <table:table-cell office:value-type="string" calcext:value-type="string">
            <text:p><text:s/>Wed Sep 20 22:06:17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655];13;8))" office:value-type="float" office:value="0.921030092592593" calcext:value-type="float">
            <text:p>0.9210300926</text:p>
          </table:table-cell>
          <table:table-cell table:formula="of:=IF([.B655]=[.B654];[.G654];[.F656]-[.F655])" office:value-type="time" office:time-value="PT00H05M04S" calcext:value-type="time">
            <text:p>00:05: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4 </text:p>
          </table:table-cell>
          <table:table-cell office:value-type="string" calcext:value-type="string">
            <text:p><text:s/>Wed Sep 20 22:01:1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56];13;8))" office:value-type="float" office:value="0.917511574074074" calcext:value-type="float">
            <text:p>0.9175115741</text:p>
          </table:table-cell>
          <table:table-cell table:formula="of:=IF([.B656]=[.B655];[.G655];[.F657]-[.F656])" office:value-type="time" office:time-value="PT00H05M05S" calcext:value-type="time">
            <text:p>00:05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4 </text:p>
          </table:table-cell>
          <table:table-cell office:value-type="string" calcext:value-type="string">
            <text:p><text:s/>Wed Sep 20 22:06:18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657];13;8))" office:value-type="float" office:value="0.921041666666667" calcext:value-type="float">
            <text:p>0.9210416667</text:p>
          </table:table-cell>
          <table:table-cell table:formula="of:=IF([.B657]=[.B656];[.G656];[.F658]-[.F657])" office:value-type="time" office:time-value="PT00H05M05S" calcext:value-type="time">
            <text:p>00:05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5 </text:p>
          </table:table-cell>
          <table:table-cell office:value-type="string" calcext:value-type="string">
            <text:p><text:s/>Wed Sep 20 22:01:1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58];13;8))" office:value-type="float" office:value="0.917523148148148" calcext:value-type="float">
            <text:p>0.9175231481</text:p>
          </table:table-cell>
          <table:table-cell table:formula="of:=IF([.B658]=[.B657];[.G657];[.F659]-[.F658])" office:value-type="time" office:time-value="PT00H05M08S" calcext:value-type="time">
            <text:p>00:05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5 </text:p>
          </table:table-cell>
          <table:table-cell office:value-type="string" calcext:value-type="string">
            <text:p><text:s/>Wed Sep 20 22:06:22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659];13;8))" office:value-type="float" office:value="0.921087962962963" calcext:value-type="float">
            <text:p>0.921087963</text:p>
          </table:table-cell>
          <table:table-cell table:formula="of:=IF([.B659]=[.B658];[.G658];[.F660]-[.F659])" office:value-type="time" office:time-value="PT00H05M08S" calcext:value-type="time">
            <text:p>00:05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6 </text:p>
          </table:table-cell>
          <table:table-cell office:value-type="string" calcext:value-type="string">
            <text:p><text:s/>Wed Sep 20 22:01:1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60];13;8))" office:value-type="float" office:value="0.917534722222222" calcext:value-type="float">
            <text:p>0.9175347222</text:p>
          </table:table-cell>
          <table:table-cell table:formula="of:=IF([.B660]=[.B659];[.G659];[.F661]-[.F660])" office:value-type="time" office:time-value="PT00H05M07S" calcext:value-type="time">
            <text:p>00:05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6 </text:p>
          </table:table-cell>
          <table:table-cell office:value-type="string" calcext:value-type="string">
            <text:p><text:s/>Wed Sep 20 22:06:22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661];13;8))" office:value-type="float" office:value="0.921087962962963" calcext:value-type="float">
            <text:p>0.921087963</text:p>
          </table:table-cell>
          <table:table-cell table:formula="of:=IF([.B661]=[.B660];[.G660];[.F662]-[.F661])" office:value-type="time" office:time-value="PT00H05M07S" calcext:value-type="time">
            <text:p>00:05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7 </text:p>
          </table:table-cell>
          <table:table-cell office:value-type="string" calcext:value-type="string">
            <text:p><text:s/>Wed Sep 20 22:01:1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62];13;8))" office:value-type="float" office:value="0.917534722222222" calcext:value-type="float">
            <text:p>0.9175347222</text:p>
          </table:table-cell>
          <table:table-cell table:formula="of:=IF([.B662]=[.B661];[.G661];[.F663]-[.F662])" office:value-type="time" office:time-value="PT00H05M08S" calcext:value-type="time">
            <text:p>00:05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7 </text:p>
          </table:table-cell>
          <table:table-cell office:value-type="string" calcext:value-type="string">
            <text:p><text:s/>Wed Sep 20 22:06:23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663];13;8))" office:value-type="float" office:value="0.921099537037037" calcext:value-type="float">
            <text:p>0.921099537</text:p>
          </table:table-cell>
          <table:table-cell table:formula="of:=IF([.B663]=[.B662];[.G662];[.F664]-[.F663])" office:value-type="time" office:time-value="PT00H05M08S" calcext:value-type="time">
            <text:p>00:05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8 </text:p>
          </table:table-cell>
          <table:table-cell office:value-type="string" calcext:value-type="string">
            <text:p><text:s/>Wed Sep 20 22:01:1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64];13;8))" office:value-type="float" office:value="0.917534722222222" calcext:value-type="float">
            <text:p>0.9175347222</text:p>
          </table:table-cell>
          <table:table-cell table:formula="of:=IF([.B664]=[.B663];[.G663];[.F665]-[.F664])" office:value-type="time" office:time-value="PT00H05M09S" calcext:value-type="time">
            <text:p>00:05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8 </text:p>
          </table:table-cell>
          <table:table-cell office:value-type="string" calcext:value-type="string">
            <text:p><text:s/>Wed Sep 20 22:06:24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665];13;8))" office:value-type="float" office:value="0.921111111111111" calcext:value-type="float">
            <text:p>0.9211111111</text:p>
          </table:table-cell>
          <table:table-cell table:formula="of:=IF([.B665]=[.B664];[.G664];[.F666]-[.F665])" office:value-type="time" office:time-value="PT00H05M09S" calcext:value-type="time">
            <text:p>00:05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9 </text:p>
          </table:table-cell>
          <table:table-cell office:value-type="string" calcext:value-type="string">
            <text:p><text:s/>Wed Sep 20 22:01:1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66];13;8))" office:value-type="float" office:value="0.917546296296296" calcext:value-type="float">
            <text:p>0.9175462963</text:p>
          </table:table-cell>
          <table:table-cell table:formula="of:=IF([.B666]=[.B665];[.G665];[.F667]-[.F666])" office:value-type="time" office:time-value="PT00H05M09S" calcext:value-type="time">
            <text:p>00:05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399 </text:p>
          </table:table-cell>
          <table:table-cell office:value-type="string" calcext:value-type="string">
            <text:p><text:s/>Wed Sep 20 22:06:25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667];13;8))" office:value-type="float" office:value="0.921122685185185" calcext:value-type="float">
            <text:p>0.9211226852</text:p>
          </table:table-cell>
          <table:table-cell table:formula="of:=IF([.B667]=[.B666];[.G666];[.F668]-[.F667])" office:value-type="time" office:time-value="PT00H05M09S" calcext:value-type="time">
            <text:p>00:05: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 </text:p>
          </table:table-cell>
          <table:table-cell office:value-type="string" calcext:value-type="string">
            <text:p><text:s/>Wed Sep 20 21:57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68];13;8))" office:value-type="float" office:value="0.914837962962963" calcext:value-type="float">
            <text:p>0.914837963</text:p>
          </table:table-cell>
          <table:table-cell table:formula="of:=IF([.B668]=[.B667];[.G667];[.F669]-[.F668])" office:value-type="time" office:time-value="PT00H00M05S" calcext:value-type="time">
            <text:p>00:00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 </text:p>
          </table:table-cell>
          <table:table-cell office:value-type="string" calcext:value-type="string">
            <text:p><text:s/>Wed Sep 20 21:57:2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669];13;8))" office:value-type="float" office:value="0.914895833333333" calcext:value-type="float">
            <text:p>0.9148958333</text:p>
          </table:table-cell>
          <table:table-cell table:formula="of:=IF([.B669]=[.B668];[.G668];[.F670]-[.F669])" office:value-type="time" office:time-value="PT00H00M05S" calcext:value-type="time">
            <text:p>00:00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 </text:p>
          </table:table-cell>
          <table:table-cell office:value-type="string" calcext:value-type="string">
            <text:p><text:s/>Wed Sep 20 21:57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70];13;8))" office:value-type="float" office:value="0.915092592592593" calcext:value-type="float">
            <text:p>0.9150925926</text:p>
          </table:table-cell>
          <table:table-cell table:formula="of:=IF([.B670]=[.B669];[.G669];[.F671]-[.F670])" office:value-type="time" office:time-value="PT00H00M21S" calcext:value-type="time">
            <text:p>00:00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 </text:p>
          </table:table-cell>
          <table:table-cell office:value-type="string" calcext:value-type="string">
            <text:p><text:s/>Wed Sep 20 21:58:05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671];13;8))" office:value-type="float" office:value="0.915335648148148" calcext:value-type="float">
            <text:p>0.9153356481</text:p>
          </table:table-cell>
          <table:table-cell table:formula="of:=IF([.B671]=[.B670];[.G670];[.F672]-[.F671])" office:value-type="time" office:time-value="PT00H00M21S" calcext:value-type="time">
            <text:p>00:00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0 </text:p>
          </table:table-cell>
          <table:table-cell office:value-type="string" calcext:value-type="string">
            <text:p><text:s/>Wed Sep 20 22:01:1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72];13;8))" office:value-type="float" office:value="0.91755787037037" calcext:value-type="float">
            <text:p>0.9175578704</text:p>
          </table:table-cell>
          <table:table-cell table:formula="of:=IF([.B672]=[.B671];[.G671];[.F673]-[.F672])" office:value-type="time" office:time-value="PT00H05M10S" calcext:value-type="time">
            <text:p>00:05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0 </text:p>
          </table:table-cell>
          <table:table-cell office:value-type="string" calcext:value-type="string">
            <text:p><text:s/>Wed Sep 20 22:06:27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673];13;8))" office:value-type="float" office:value="0.921145833333333" calcext:value-type="float">
            <text:p>0.9211458333</text:p>
          </table:table-cell>
          <table:table-cell table:formula="of:=IF([.B673]=[.B672];[.G672];[.F674]-[.F673])" office:value-type="time" office:time-value="PT00H05M10S" calcext:value-type="time">
            <text:p>00:05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1 </text:p>
          </table:table-cell>
          <table:table-cell office:value-type="string" calcext:value-type="string">
            <text:p><text:s/>Wed Sep 20 22:01:1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74];13;8))" office:value-type="float" office:value="0.917569444444444" calcext:value-type="float">
            <text:p>0.9175694444</text:p>
          </table:table-cell>
          <table:table-cell table:formula="of:=IF([.B674]=[.B673];[.G673];[.F675]-[.F674])" office:value-type="time" office:time-value="PT00H05M12S" calcext:value-type="time">
            <text:p>00:05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1 </text:p>
          </table:table-cell>
          <table:table-cell office:value-type="string" calcext:value-type="string">
            <text:p><text:s/>Wed Sep 20 22:06:30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675];13;8))" office:value-type="float" office:value="0.921180555555556" calcext:value-type="float">
            <text:p>0.9211805556</text:p>
          </table:table-cell>
          <table:table-cell table:formula="of:=IF([.B675]=[.B674];[.G674];[.F676]-[.F675])" office:value-type="time" office:time-value="PT00H05M12S" calcext:value-type="time">
            <text:p>00:05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2 </text:p>
          </table:table-cell>
          <table:table-cell office:value-type="string" calcext:value-type="string">
            <text:p><text:s/>Wed Sep 20 22:01:1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76];13;8))" office:value-type="float" office:value="0.917581018518519" calcext:value-type="float">
            <text:p>0.9175810185</text:p>
          </table:table-cell>
          <table:table-cell table:formula="of:=IF([.B676]=[.B675];[.G675];[.F677]-[.F676])" office:value-type="time" office:time-value="PT00H05M13S" calcext:value-type="time">
            <text:p>00:05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2 </text:p>
          </table:table-cell>
          <table:table-cell office:value-type="string" calcext:value-type="string">
            <text:p><text:s/>Wed Sep 20 22:06:32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677];13;8))" office:value-type="float" office:value="0.921203703703704" calcext:value-type="float">
            <text:p>0.9212037037</text:p>
          </table:table-cell>
          <table:table-cell table:formula="of:=IF([.B677]=[.B676];[.G676];[.F678]-[.F677])" office:value-type="time" office:time-value="PT00H05M13S" calcext:value-type="time">
            <text:p>00:05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3 </text:p>
          </table:table-cell>
          <table:table-cell office:value-type="string" calcext:value-type="string">
            <text:p><text:s/>Wed Sep 20 22:01:1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78];13;8))" office:value-type="float" office:value="0.917581018518519" calcext:value-type="float">
            <text:p>0.9175810185</text:p>
          </table:table-cell>
          <table:table-cell table:formula="of:=IF([.B678]=[.B677];[.G677];[.F679]-[.F678])" office:value-type="time" office:time-value="PT00H05M14S" calcext:value-type="time">
            <text:p>00:05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3 </text:p>
          </table:table-cell>
          <table:table-cell office:value-type="string" calcext:value-type="string">
            <text:p><text:s/>Wed Sep 20 22:06:33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679];13;8))" office:value-type="float" office:value="0.921215277777778" calcext:value-type="float">
            <text:p>0.9212152778</text:p>
          </table:table-cell>
          <table:table-cell table:formula="of:=IF([.B679]=[.B678];[.G678];[.F680]-[.F679])" office:value-type="time" office:time-value="PT00H05M14S" calcext:value-type="time">
            <text:p>00:05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4 </text:p>
          </table:table-cell>
          <table:table-cell office:value-type="string" calcext:value-type="string">
            <text:p><text:s/>Wed Sep 20 22:01:2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80];13;8))" office:value-type="float" office:value="0.917592592592593" calcext:value-type="float">
            <text:p>0.9175925926</text:p>
          </table:table-cell>
          <table:table-cell table:formula="of:=IF([.B680]=[.B679];[.G679];[.F681]-[.F680])" office:value-type="time" office:time-value="PT00H05M16S" calcext:value-type="time">
            <text:p>00:05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4 </text:p>
          </table:table-cell>
          <table:table-cell office:value-type="string" calcext:value-type="string">
            <text:p><text:s/>Wed Sep 20 22:06:36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681];13;8))" office:value-type="float" office:value="0.92125" calcext:value-type="float">
            <text:p>0.92125</text:p>
          </table:table-cell>
          <table:table-cell table:formula="of:=IF([.B681]=[.B680];[.G680];[.F682]-[.F681])" office:value-type="time" office:time-value="PT00H05M16S" calcext:value-type="time">
            <text:p>00:05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5 </text:p>
          </table:table-cell>
          <table:table-cell office:value-type="string" calcext:value-type="string">
            <text:p><text:s/>Wed Sep 20 22:01:2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82];13;8))" office:value-type="float" office:value="0.917592592592593" calcext:value-type="float">
            <text:p>0.9175925926</text:p>
          </table:table-cell>
          <table:table-cell table:formula="of:=IF([.B682]=[.B681];[.G681];[.F683]-[.F682])" office:value-type="time" office:time-value="PT00H05M18S" calcext:value-type="time">
            <text:p>00:05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5 </text:p>
          </table:table-cell>
          <table:table-cell office:value-type="string" calcext:value-type="string">
            <text:p><text:s/>Wed Sep 20 22:06:38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683];13;8))" office:value-type="float" office:value="0.921273148148148" calcext:value-type="float">
            <text:p>0.9212731481</text:p>
          </table:table-cell>
          <table:table-cell table:formula="of:=IF([.B683]=[.B682];[.G682];[.F684]-[.F683])" office:value-type="time" office:time-value="PT00H05M18S" calcext:value-type="time">
            <text:p>00:05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6 </text:p>
          </table:table-cell>
          <table:table-cell office:value-type="string" calcext:value-type="string">
            <text:p><text:s/>Wed Sep 20 22:01:2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84];13;8))" office:value-type="float" office:value="0.917592592592593" calcext:value-type="float">
            <text:p>0.9175925926</text:p>
          </table:table-cell>
          <table:table-cell table:formula="of:=IF([.B684]=[.B683];[.G683];[.F685]-[.F684])" office:value-type="time" office:time-value="PT00H05M18S" calcext:value-type="time">
            <text:p>00:05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6 </text:p>
          </table:table-cell>
          <table:table-cell office:value-type="string" calcext:value-type="string">
            <text:p><text:s/>Wed Sep 20 22:06:38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685];13;8))" office:value-type="float" office:value="0.921273148148148" calcext:value-type="float">
            <text:p>0.9212731481</text:p>
          </table:table-cell>
          <table:table-cell table:formula="of:=IF([.B685]=[.B684];[.G684];[.F686]-[.F685])" office:value-type="time" office:time-value="PT00H05M18S" calcext:value-type="time">
            <text:p>00:05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7 </text:p>
          </table:table-cell>
          <table:table-cell office:value-type="string" calcext:value-type="string">
            <text:p><text:s/>Wed Sep 20 22:01:2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86];13;8))" office:value-type="float" office:value="0.917604166666667" calcext:value-type="float">
            <text:p>0.9176041667</text:p>
          </table:table-cell>
          <table:table-cell table:formula="of:=IF([.B686]=[.B685];[.G685];[.F687]-[.F686])" office:value-type="time" office:time-value="PT00H05M18S" calcext:value-type="time">
            <text:p>00:05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7 </text:p>
          </table:table-cell>
          <table:table-cell office:value-type="string" calcext:value-type="string">
            <text:p><text:s/>Wed Sep 20 22:06:39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687];13;8))" office:value-type="float" office:value="0.921284722222222" calcext:value-type="float">
            <text:p>0.9212847222</text:p>
          </table:table-cell>
          <table:table-cell table:formula="of:=IF([.B687]=[.B686];[.G686];[.F688]-[.F687])" office:value-type="time" office:time-value="PT00H05M18S" calcext:value-type="time">
            <text:p>00:05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8 </text:p>
          </table:table-cell>
          <table:table-cell office:value-type="string" calcext:value-type="string">
            <text:p><text:s/>Wed Sep 20 22:01:2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88];13;8))" office:value-type="float" office:value="0.917604166666667" calcext:value-type="float">
            <text:p>0.9176041667</text:p>
          </table:table-cell>
          <table:table-cell table:formula="of:=IF([.B688]=[.B687];[.G687];[.F689]-[.F688])" office:value-type="time" office:time-value="PT00H05M18S" calcext:value-type="time">
            <text:p>00:05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8 </text:p>
          </table:table-cell>
          <table:table-cell office:value-type="string" calcext:value-type="string">
            <text:p><text:s/>Wed Sep 20 22:06:39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689];13;8))" office:value-type="float" office:value="0.921284722222222" calcext:value-type="float">
            <text:p>0.9212847222</text:p>
          </table:table-cell>
          <table:table-cell table:formula="of:=IF([.B689]=[.B688];[.G688];[.F690]-[.F689])" office:value-type="time" office:time-value="PT00H05M18S" calcext:value-type="time">
            <text:p>00:05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9 </text:p>
          </table:table-cell>
          <table:table-cell office:value-type="string" calcext:value-type="string">
            <text:p><text:s/>Wed Sep 20 22:01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90];13;8))" office:value-type="float" office:value="0.917615740740741" calcext:value-type="float">
            <text:p>0.9176157407</text:p>
          </table:table-cell>
          <table:table-cell table:formula="of:=IF([.B690]=[.B689];[.G689];[.F691]-[.F690])" office:value-type="time" office:time-value="PT00H05M22S" calcext:value-type="time">
            <text:p>00:05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09 </text:p>
          </table:table-cell>
          <table:table-cell office:value-type="string" calcext:value-type="string">
            <text:p><text:s/>Wed Sep 20 22:06:44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691];13;8))" office:value-type="float" office:value="0.921342592592593" calcext:value-type="float">
            <text:p>0.9213425926</text:p>
          </table:table-cell>
          <table:table-cell table:formula="of:=IF([.B691]=[.B690];[.G690];[.F692]-[.F691])" office:value-type="time" office:time-value="PT00H05M22S" calcext:value-type="time">
            <text:p>00:05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 </text:p>
          </table:table-cell>
          <table:table-cell office:value-type="string" calcext:value-type="string">
            <text:p><text:s/>Wed Sep 20 21:57:4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92];13;8))" office:value-type="float" office:value="0.915104166666667" calcext:value-type="float">
            <text:p>0.9151041667</text:p>
          </table:table-cell>
          <table:table-cell table:formula="of:=IF([.B692]=[.B691];[.G691];[.F693]-[.F692])" office:value-type="time" office:time-value="PT00H00M20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 </text:p>
          </table:table-cell>
          <table:table-cell office:value-type="string" calcext:value-type="string">
            <text:p><text:s/>Wed Sep 20 21:58:05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693];13;8))" office:value-type="float" office:value="0.915335648148148" calcext:value-type="float">
            <text:p>0.9153356481</text:p>
          </table:table-cell>
          <table:table-cell table:formula="of:=IF([.B693]=[.B692];[.G692];[.F694]-[.F693])" office:value-type="time" office:time-value="PT00H00M20S" calcext:value-type="time">
            <text:p>00:00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0 </text:p>
          </table:table-cell>
          <table:table-cell office:value-type="string" calcext:value-type="string">
            <text:p><text:s/>Wed Sep 20 22:01:2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94];13;8))" office:value-type="float" office:value="0.917615740740741" calcext:value-type="float">
            <text:p>0.9176157407</text:p>
          </table:table-cell>
          <table:table-cell table:formula="of:=IF([.B694]=[.B693];[.G693];[.F695]-[.F694])" office:value-type="time" office:time-value="PT00H05M21S" calcext:value-type="time">
            <text:p>00:05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0 </text:p>
          </table:table-cell>
          <table:table-cell office:value-type="string" calcext:value-type="string">
            <text:p><text:s/>Wed Sep 20 22:06:43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695];13;8))" office:value-type="float" office:value="0.921331018518518" calcext:value-type="float">
            <text:p>0.9213310185</text:p>
          </table:table-cell>
          <table:table-cell table:formula="of:=IF([.B695]=[.B694];[.G694];[.F696]-[.F695])" office:value-type="time" office:time-value="PT00H05M21S" calcext:value-type="time">
            <text:p>00:05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1 </text:p>
          </table:table-cell>
          <table:table-cell office:value-type="string" calcext:value-type="string">
            <text:p><text:s/>Wed Sep 20 22:01:2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96];13;8))" office:value-type="float" office:value="0.917627314814815" calcext:value-type="float">
            <text:p>0.9176273148</text:p>
          </table:table-cell>
          <table:table-cell table:formula="of:=IF([.B696]=[.B695];[.G695];[.F697]-[.F696])" office:value-type="time" office:time-value="PT00H05M24S" calcext:value-type="time">
            <text:p>00:05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1 </text:p>
          </table:table-cell>
          <table:table-cell office:value-type="string" calcext:value-type="string">
            <text:p><text:s/>Wed Sep 20 22:06:47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697];13;8))" office:value-type="float" office:value="0.921377314814815" calcext:value-type="float">
            <text:p>0.9213773148</text:p>
          </table:table-cell>
          <table:table-cell table:formula="of:=IF([.B697]=[.B696];[.G696];[.F698]-[.F697])" office:value-type="time" office:time-value="PT00H05M24S" calcext:value-type="time">
            <text:p>00:05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2 </text:p>
          </table:table-cell>
          <table:table-cell office:value-type="string" calcext:value-type="string">
            <text:p><text:s/>Wed Sep 20 22:01:2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698];13;8))" office:value-type="float" office:value="0.917627314814815" calcext:value-type="float">
            <text:p>0.9176273148</text:p>
          </table:table-cell>
          <table:table-cell table:formula="of:=IF([.B698]=[.B697];[.G697];[.F699]-[.F698])" office:value-type="time" office:time-value="PT00H05M24S" calcext:value-type="time">
            <text:p>00:05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2 </text:p>
          </table:table-cell>
          <table:table-cell office:value-type="string" calcext:value-type="string">
            <text:p><text:s/>Wed Sep 20 22:06:47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699];13;8))" office:value-type="float" office:value="0.921377314814815" calcext:value-type="float">
            <text:p>0.9213773148</text:p>
          </table:table-cell>
          <table:table-cell table:formula="of:=IF([.B699]=[.B698];[.G698];[.F700]-[.F699])" office:value-type="time" office:time-value="PT00H05M24S" calcext:value-type="time">
            <text:p>00:05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3 </text:p>
          </table:table-cell>
          <table:table-cell office:value-type="string" calcext:value-type="string">
            <text:p><text:s/>Wed Sep 20 22:01:2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00];13;8))" office:value-type="float" office:value="0.917638888888889" calcext:value-type="float">
            <text:p>0.9176388889</text:p>
          </table:table-cell>
          <table:table-cell table:formula="of:=IF([.B700]=[.B699];[.G699];[.F701]-[.F700])" office:value-type="time" office:time-value="PT00H05M26S" calcext:value-type="time">
            <text:p>00:05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3 </text:p>
          </table:table-cell>
          <table:table-cell office:value-type="string" calcext:value-type="string">
            <text:p><text:s/>Wed Sep 20 22:06:50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701];13;8))" office:value-type="float" office:value="0.921412037037037" calcext:value-type="float">
            <text:p>0.921412037</text:p>
          </table:table-cell>
          <table:table-cell table:formula="of:=IF([.B701]=[.B700];[.G700];[.F702]-[.F701])" office:value-type="time" office:time-value="PT00H05M26S" calcext:value-type="time">
            <text:p>00:05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4 </text:p>
          </table:table-cell>
          <table:table-cell office:value-type="string" calcext:value-type="string">
            <text:p><text:s/>Wed Sep 20 22:01:2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02];13;8))" office:value-type="float" office:value="0.917650462962963" calcext:value-type="float">
            <text:p>0.917650463</text:p>
          </table:table-cell>
          <table:table-cell table:formula="of:=IF([.B702]=[.B701];[.G701];[.F703]-[.F702])" office:value-type="time" office:time-value="PT00H05M26S" calcext:value-type="time">
            <text:p>00:05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4 </text:p>
          </table:table-cell>
          <table:table-cell office:value-type="string" calcext:value-type="string">
            <text:p><text:s/>Wed Sep 20 22:06:51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703];13;8))" office:value-type="float" office:value="0.921423611111111" calcext:value-type="float">
            <text:p>0.9214236111</text:p>
          </table:table-cell>
          <table:table-cell table:formula="of:=IF([.B703]=[.B702];[.G702];[.F704]-[.F703])" office:value-type="time" office:time-value="PT00H05M26S" calcext:value-type="time">
            <text:p>00:05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5 </text:p>
          </table:table-cell>
          <table:table-cell office:value-type="string" calcext:value-type="string">
            <text:p><text:s/>Wed Sep 20 22:01:2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04];13;8))" office:value-type="float" office:value="0.917650462962963" calcext:value-type="float">
            <text:p>0.917650463</text:p>
          </table:table-cell>
          <table:table-cell table:formula="of:=IF([.B704]=[.B703];[.G703];[.F705]-[.F704])" office:value-type="time" office:time-value="PT00H05M27S" calcext:value-type="time">
            <text:p>00:05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5 </text:p>
          </table:table-cell>
          <table:table-cell office:value-type="string" calcext:value-type="string">
            <text:p><text:s/>Wed Sep 20 22:06:52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705];13;8))" office:value-type="float" office:value="0.921435185185185" calcext:value-type="float">
            <text:p>0.9214351852</text:p>
          </table:table-cell>
          <table:table-cell table:formula="of:=IF([.B705]=[.B704];[.G704];[.F706]-[.F705])" office:value-type="time" office:time-value="PT00H05M27S" calcext:value-type="time">
            <text:p>00:05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6 </text:p>
          </table:table-cell>
          <table:table-cell office:value-type="string" calcext:value-type="string">
            <text:p><text:s/>Wed Sep 20 22:01:2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06];13;8))" office:value-type="float" office:value="0.917650462962963" calcext:value-type="float">
            <text:p>0.917650463</text:p>
          </table:table-cell>
          <table:table-cell table:formula="of:=IF([.B706]=[.B705];[.G705];[.F707]-[.F706])" office:value-type="time" office:time-value="PT00H05M27S" calcext:value-type="time">
            <text:p>00:05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6 </text:p>
          </table:table-cell>
          <table:table-cell office:value-type="string" calcext:value-type="string">
            <text:p><text:s/>Wed Sep 20 22:06:5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707];13;8))" office:value-type="float" office:value="0.921435185185185" calcext:value-type="float">
            <text:p>0.9214351852</text:p>
          </table:table-cell>
          <table:table-cell table:formula="of:=IF([.B707]=[.B706];[.G706];[.F708]-[.F707])" office:value-type="time" office:time-value="PT00H05M27S" calcext:value-type="time">
            <text:p>00:05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7 </text:p>
          </table:table-cell>
          <table:table-cell office:value-type="string" calcext:value-type="string">
            <text:p><text:s/>Wed Sep 20 22:01:2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08];13;8))" office:value-type="float" office:value="0.917662037037037" calcext:value-type="float">
            <text:p>0.917662037</text:p>
          </table:table-cell>
          <table:table-cell table:formula="of:=IF([.B708]=[.B707];[.G707];[.F709]-[.F708])" office:value-type="time" office:time-value="PT00H05M27S" calcext:value-type="time">
            <text:p>00:05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7 </text:p>
          </table:table-cell>
          <table:table-cell office:value-type="string" calcext:value-type="string">
            <text:p><text:s/>Wed Sep 20 22:06:53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709];13;8))" office:value-type="float" office:value="0.921446759259259" calcext:value-type="float">
            <text:p>0.9214467593</text:p>
          </table:table-cell>
          <table:table-cell table:formula="of:=IF([.B709]=[.B708];[.G708];[.F710]-[.F709])" office:value-type="time" office:time-value="PT00H05M27S" calcext:value-type="time">
            <text:p>00:05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8 </text:p>
          </table:table-cell>
          <table:table-cell office:value-type="string" calcext:value-type="string">
            <text:p><text:s/>Wed Sep 20 22:01:2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10];13;8))" office:value-type="float" office:value="0.917673611111111" calcext:value-type="float">
            <text:p>0.9176736111</text:p>
          </table:table-cell>
          <table:table-cell table:formula="of:=IF([.B710]=[.B709];[.G709];[.F711]-[.F710])" office:value-type="time" office:time-value="PT00H05M30S" calcext:value-type="time">
            <text:p>00:05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8 </text:p>
          </table:table-cell>
          <table:table-cell office:value-type="string" calcext:value-type="string">
            <text:p><text:s/>Wed Sep 20 22:06:57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711];13;8))" office:value-type="float" office:value="0.921493055555556" calcext:value-type="float">
            <text:p>0.9214930556</text:p>
          </table:table-cell>
          <table:table-cell table:formula="of:=IF([.B711]=[.B710];[.G710];[.F712]-[.F711])" office:value-type="time" office:time-value="PT00H05M30S" calcext:value-type="time">
            <text:p>00:05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9 </text:p>
          </table:table-cell>
          <table:table-cell office:value-type="string" calcext:value-type="string">
            <text:p><text:s/>Wed Sep 20 22:01:2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12];13;8))" office:value-type="float" office:value="0.917673611111111" calcext:value-type="float">
            <text:p>0.9176736111</text:p>
          </table:table-cell>
          <table:table-cell table:formula="of:=IF([.B712]=[.B711];[.G711];[.F713]-[.F712])" office:value-type="time" office:time-value="PT00H05M31S" calcext:value-type="time">
            <text:p>00:05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19 </text:p>
          </table:table-cell>
          <table:table-cell office:value-type="string" calcext:value-type="string">
            <text:p><text:s/>Wed Sep 20 22:06:58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713];13;8))" office:value-type="float" office:value="0.92150462962963" calcext:value-type="float">
            <text:p>0.9215046296</text:p>
          </table:table-cell>
          <table:table-cell table:formula="of:=IF([.B713]=[.B712];[.G712];[.F714]-[.F713])" office:value-type="time" office:time-value="PT00H05M31S" calcext:value-type="time">
            <text:p>00:05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 </text:p>
          </table:table-cell>
          <table:table-cell office:value-type="string" calcext:value-type="string">
            <text:p><text:s/>Wed Sep 20 21:57:4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14];13;8))" office:value-type="float" office:value="0.915104166666667" calcext:value-type="float">
            <text:p>0.9151041667</text:p>
          </table:table-cell>
          <table:table-cell table:formula="of:=IF([.B714]=[.B713];[.G713];[.F715]-[.F714])" office:value-type="time" office:time-value="PT00H00M22S" calcext:value-type="time">
            <text:p>00:00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 </text:p>
          </table:table-cell>
          <table:table-cell office:value-type="string" calcext:value-type="string">
            <text:p><text:s/>Wed Sep 20 21:58:07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715];13;8))" office:value-type="float" office:value="0.915358796296296" calcext:value-type="float">
            <text:p>0.9153587963</text:p>
          </table:table-cell>
          <table:table-cell table:formula="of:=IF([.B715]=[.B714];[.G714];[.F716]-[.F715])" office:value-type="time" office:time-value="PT00H00M22S" calcext:value-type="time">
            <text:p>00:00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0 </text:p>
          </table:table-cell>
          <table:table-cell office:value-type="string" calcext:value-type="string">
            <text:p><text:s/>Wed Sep 20 22:01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16];13;8))" office:value-type="float" office:value="0.917685185185185" calcext:value-type="float">
            <text:p>0.9176851852</text:p>
          </table:table-cell>
          <table:table-cell table:formula="of:=IF([.B716]=[.B715];[.G715];[.F717]-[.F716])" office:value-type="time" office:time-value="PT00H05M34S" calcext:value-type="time">
            <text:p>00:05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0 </text:p>
          </table:table-cell>
          <table:table-cell office:value-type="string" calcext:value-type="string">
            <text:p><text:s/>Wed Sep 20 22:07:02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717];13;8))" office:value-type="float" office:value="0.921550925925926" calcext:value-type="float">
            <text:p>0.9215509259</text:p>
          </table:table-cell>
          <table:table-cell table:formula="of:=IF([.B717]=[.B716];[.G716];[.F718]-[.F717])" office:value-type="time" office:time-value="PT00H05M34S" calcext:value-type="time">
            <text:p>00:05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1 </text:p>
          </table:table-cell>
          <table:table-cell office:value-type="string" calcext:value-type="string">
            <text:p><text:s/>Wed Sep 20 22:01:2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18];13;8))" office:value-type="float" office:value="0.917685185185185" calcext:value-type="float">
            <text:p>0.9176851852</text:p>
          </table:table-cell>
          <table:table-cell table:formula="of:=IF([.B718]=[.B717];[.G717];[.F719]-[.F718])" office:value-type="time" office:time-value="PT00H05M33S" calcext:value-type="time">
            <text:p>00:05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1 </text:p>
          </table:table-cell>
          <table:table-cell office:value-type="string" calcext:value-type="string">
            <text:p><text:s/>Wed Sep 20 22:07:01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719];13;8))" office:value-type="float" office:value="0.921539351851852" calcext:value-type="float">
            <text:p>0.9215393519</text:p>
          </table:table-cell>
          <table:table-cell table:formula="of:=IF([.B719]=[.B718];[.G718];[.F720]-[.F719])" office:value-type="time" office:time-value="PT00H05M33S" calcext:value-type="time">
            <text:p>00:05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2 </text:p>
          </table:table-cell>
          <table:table-cell office:value-type="string" calcext:value-type="string">
            <text:p><text:s/>Wed Sep 20 22:01:2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20];13;8))" office:value-type="float" office:value="0.917696759259259" calcext:value-type="float">
            <text:p>0.9176967593</text:p>
          </table:table-cell>
          <table:table-cell table:formula="of:=IF([.B720]=[.B719];[.G719];[.F721]-[.F720])" office:value-type="time" office:time-value="PT00H05M36S" calcext:value-type="time">
            <text:p>00:05: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2 </text:p>
          </table:table-cell>
          <table:table-cell office:value-type="string" calcext:value-type="string">
            <text:p><text:s/>Wed Sep 20 22:07:05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721];13;8))" office:value-type="float" office:value="0.921585648148148" calcext:value-type="float">
            <text:p>0.9215856481</text:p>
          </table:table-cell>
          <table:table-cell table:formula="of:=IF([.B721]=[.B720];[.G720];[.F722]-[.F721])" office:value-type="time" office:time-value="PT00H05M36S" calcext:value-type="time">
            <text:p>00:05: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3 </text:p>
          </table:table-cell>
          <table:table-cell office:value-type="string" calcext:value-type="string">
            <text:p><text:s/>Wed Sep 20 22:01:2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22];13;8))" office:value-type="float" office:value="0.917696759259259" calcext:value-type="float">
            <text:p>0.9176967593</text:p>
          </table:table-cell>
          <table:table-cell table:formula="of:=IF([.B722]=[.B721];[.G721];[.F723]-[.F722])" office:value-type="time" office:time-value="PT00H05M36S" calcext:value-type="time">
            <text:p>00:05: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3 </text:p>
          </table:table-cell>
          <table:table-cell office:value-type="string" calcext:value-type="string">
            <text:p><text:s/>Wed Sep 20 22:07:05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723];13;8))" office:value-type="float" office:value="0.921585648148148" calcext:value-type="float">
            <text:p>0.9215856481</text:p>
          </table:table-cell>
          <table:table-cell table:formula="of:=IF([.B723]=[.B722];[.G722];[.F724]-[.F723])" office:value-type="time" office:time-value="PT00H05M36S" calcext:value-type="time">
            <text:p>00:05: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4 </text:p>
          </table:table-cell>
          <table:table-cell office:value-type="string" calcext:value-type="string">
            <text:p><text:s/>Wed Sep 20 22:01:3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24];13;8))" office:value-type="float" office:value="0.917708333333333" calcext:value-type="float">
            <text:p>0.9177083333</text:p>
          </table:table-cell>
          <table:table-cell table:formula="of:=IF([.B724]=[.B723];[.G723];[.F725]-[.F724])" office:value-type="time" office:time-value="PT00H05M37S" calcext:value-type="time">
            <text:p>00:05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4 </text:p>
          </table:table-cell>
          <table:table-cell office:value-type="string" calcext:value-type="string">
            <text:p><text:s/>Wed Sep 20 22:07:0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725];13;8))" office:value-type="float" office:value="0.921608796296296" calcext:value-type="float">
            <text:p>0.9216087963</text:p>
          </table:table-cell>
          <table:table-cell table:formula="of:=IF([.B725]=[.B724];[.G724];[.F726]-[.F725])" office:value-type="time" office:time-value="PT00H05M37S" calcext:value-type="time">
            <text:p>00:05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5 </text:p>
          </table:table-cell>
          <table:table-cell office:value-type="string" calcext:value-type="string">
            <text:p><text:s/>Wed Sep 20 22:01:3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26];13;8))" office:value-type="float" office:value="0.917719907407407" calcext:value-type="float">
            <text:p>0.9177199074</text:p>
          </table:table-cell>
          <table:table-cell table:formula="of:=IF([.B726]=[.B725];[.G725];[.F727]-[.F726])" office:value-type="time" office:time-value="PT00H05M35S" calcext:value-type="time">
            <text:p>00:05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5 </text:p>
          </table:table-cell>
          <table:table-cell office:value-type="string" calcext:value-type="string">
            <text:p><text:s/>Wed Sep 20 22:07:06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727];13;8))" office:value-type="float" office:value="0.921597222222222" calcext:value-type="float">
            <text:p>0.9215972222</text:p>
          </table:table-cell>
          <table:table-cell table:formula="of:=IF([.B727]=[.B726];[.G726];[.F728]-[.F727])" office:value-type="time" office:time-value="PT00H05M35S" calcext:value-type="time">
            <text:p>00:05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6 </text:p>
          </table:table-cell>
          <table:table-cell office:value-type="string" calcext:value-type="string">
            <text:p><text:s/>Wed Sep 20 22:01:3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28];13;8))" office:value-type="float" office:value="0.917719907407407" calcext:value-type="float">
            <text:p>0.9177199074</text:p>
          </table:table-cell>
          <table:table-cell table:formula="of:=IF([.B728]=[.B727];[.G727];[.F729]-[.F728])" office:value-type="time" office:time-value="PT00H05M37S" calcext:value-type="time">
            <text:p>00:05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6 </text:p>
          </table:table-cell>
          <table:table-cell office:value-type="string" calcext:value-type="string">
            <text:p><text:s/>Wed Sep 20 22:07:08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729];13;8))" office:value-type="float" office:value="0.92162037037037" calcext:value-type="float">
            <text:p>0.9216203704</text:p>
          </table:table-cell>
          <table:table-cell table:formula="of:=IF([.B729]=[.B728];[.G728];[.F730]-[.F729])" office:value-type="time" office:time-value="PT00H05M37S" calcext:value-type="time">
            <text:p>00:05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7 </text:p>
          </table:table-cell>
          <table:table-cell office:value-type="string" calcext:value-type="string">
            <text:p><text:s/>Wed Sep 20 22:01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30];13;8))" office:value-type="float" office:value="0.917731481481482" calcext:value-type="float">
            <text:p>0.9177314815</text:p>
          </table:table-cell>
          <table:table-cell table:formula="of:=IF([.B730]=[.B729];[.G729];[.F731]-[.F730])" office:value-type="time" office:time-value="PT00H05M41S" calcext:value-type="time">
            <text:p>00:05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7 </text:p>
          </table:table-cell>
          <table:table-cell office:value-type="string" calcext:value-type="string">
            <text:p><text:s/>Wed Sep 20 22:07:13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731];13;8))" office:value-type="float" office:value="0.921678240740741" calcext:value-type="float">
            <text:p>0.9216782407</text:p>
          </table:table-cell>
          <table:table-cell table:formula="of:=IF([.B731]=[.B730];[.G730];[.F732]-[.F731])" office:value-type="time" office:time-value="PT00H05M41S" calcext:value-type="time">
            <text:p>00:05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8 </text:p>
          </table:table-cell>
          <table:table-cell office:value-type="string" calcext:value-type="string">
            <text:p><text:s/>Wed Sep 20 22:01:3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32];13;8))" office:value-type="float" office:value="0.917731481481482" calcext:value-type="float">
            <text:p>0.9177314815</text:p>
          </table:table-cell>
          <table:table-cell table:formula="of:=IF([.B732]=[.B731];[.G731];[.F733]-[.F732])" office:value-type="time" office:time-value="PT00H05M42S" calcext:value-type="time">
            <text:p>00:05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8 </text:p>
          </table:table-cell>
          <table:table-cell office:value-type="string" calcext:value-type="string">
            <text:p><text:s/>Wed Sep 20 22:07:14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733];13;8))" office:value-type="float" office:value="0.921689814814815" calcext:value-type="float">
            <text:p>0.9216898148</text:p>
          </table:table-cell>
          <table:table-cell table:formula="of:=IF([.B733]=[.B732];[.G732];[.F734]-[.F733])" office:value-type="time" office:time-value="PT00H05M42S" calcext:value-type="time">
            <text:p>00:05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9 </text:p>
          </table:table-cell>
          <table:table-cell office:value-type="string" calcext:value-type="string">
            <text:p><text:s/>Wed Sep 20 22:01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34];13;8))" office:value-type="float" office:value="0.917743055555555" calcext:value-type="float">
            <text:p>0.9177430556</text:p>
          </table:table-cell>
          <table:table-cell table:formula="of:=IF([.B734]=[.B733];[.G733];[.F735]-[.F734])" office:value-type="time" office:time-value="PT00H05M42S" calcext:value-type="time">
            <text:p>00:05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29 </text:p>
          </table:table-cell>
          <table:table-cell office:value-type="string" calcext:value-type="string">
            <text:p><text:s/>Wed Sep 20 22:07:15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735];13;8))" office:value-type="float" office:value="0.921701388888889" calcext:value-type="float">
            <text:p>0.9217013889</text:p>
          </table:table-cell>
          <table:table-cell table:formula="of:=IF([.B735]=[.B734];[.G734];[.F736]-[.F735])" office:value-type="time" office:time-value="PT00H05M42S" calcext:value-type="time">
            <text:p>00:05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 </text:p>
          </table:table-cell>
          <table:table-cell office:value-type="string" calcext:value-type="string">
            <text:p><text:s/>Wed Sep 20 21:57:4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36];13;8))" office:value-type="float" office:value="0.915115740740741" calcext:value-type="float">
            <text:p>0.9151157407</text:p>
          </table:table-cell>
          <table:table-cell table:formula="of:=IF([.B736]=[.B735];[.G735];[.F737]-[.F736])" office:value-type="time" office:time-value="PT00H00M22S" calcext:value-type="time">
            <text:p>00:00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 </text:p>
          </table:table-cell>
          <table:table-cell office:value-type="string" calcext:value-type="string">
            <text:p><text:s/>Wed Sep 20 21:58:08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737];13;8))" office:value-type="float" office:value="0.91537037037037" calcext:value-type="float">
            <text:p>0.9153703704</text:p>
          </table:table-cell>
          <table:table-cell table:formula="of:=IF([.B737]=[.B736];[.G736];[.F738]-[.F737])" office:value-type="time" office:time-value="PT00H00M22S" calcext:value-type="time">
            <text:p>00:00: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0 </text:p>
          </table:table-cell>
          <table:table-cell office:value-type="string" calcext:value-type="string">
            <text:p><text:s/>Wed Sep 20 22:01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38];13;8))" office:value-type="float" office:value="0.917743055555555" calcext:value-type="float">
            <text:p>0.9177430556</text:p>
          </table:table-cell>
          <table:table-cell table:formula="of:=IF([.B738]=[.B737];[.G737];[.F739]-[.F738])" office:value-type="time" office:time-value="PT00H05M44S" calcext:value-type="time">
            <text:p>00:05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0 </text:p>
          </table:table-cell>
          <table:table-cell office:value-type="string" calcext:value-type="string">
            <text:p><text:s/>Wed Sep 20 22:07:17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739];13;8))" office:value-type="float" office:value="0.921724537037037" calcext:value-type="float">
            <text:p>0.921724537</text:p>
          </table:table-cell>
          <table:table-cell table:formula="of:=IF([.B739]=[.B738];[.G738];[.F740]-[.F739])" office:value-type="time" office:time-value="PT00H05M44S" calcext:value-type="time">
            <text:p>00:05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1 </text:p>
          </table:table-cell>
          <table:table-cell office:value-type="string" calcext:value-type="string">
            <text:p><text:s/>Wed Sep 20 22:01:3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40];13;8))" office:value-type="float" office:value="0.917743055555555" calcext:value-type="float">
            <text:p>0.9177430556</text:p>
          </table:table-cell>
          <table:table-cell table:formula="of:=IF([.B740]=[.B739];[.G739];[.F741]-[.F740])" office:value-type="time" office:time-value="PT00H05M48S" calcext:value-type="time">
            <text:p>00:05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1 </text:p>
          </table:table-cell>
          <table:table-cell office:value-type="string" calcext:value-type="string">
            <text:p><text:s/>Wed Sep 20 22:07:21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741];13;8))" office:value-type="float" office:value="0.921770833333333" calcext:value-type="float">
            <text:p>0.9217708333</text:p>
          </table:table-cell>
          <table:table-cell table:formula="of:=IF([.B741]=[.B740];[.G740];[.F742]-[.F741])" office:value-type="time" office:time-value="PT00H05M48S" calcext:value-type="time">
            <text:p>00:05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2 </text:p>
          </table:table-cell>
          <table:table-cell office:value-type="string" calcext:value-type="string">
            <text:p><text:s/>Wed Sep 20 22:01:3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42];13;8))" office:value-type="float" office:value="0.91775462962963" calcext:value-type="float">
            <text:p>0.9177546296</text:p>
          </table:table-cell>
          <table:table-cell table:formula="of:=IF([.B742]=[.B741];[.G741];[.F743]-[.F742])" office:value-type="time" office:time-value="PT00H05M46S" calcext:value-type="time">
            <text:p>00:05: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2 </text:p>
          </table:table-cell>
          <table:table-cell office:value-type="string" calcext:value-type="string">
            <text:p><text:s/>Wed Sep 20 22:07:20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743];13;8))" office:value-type="float" office:value="0.921759259259259" calcext:value-type="float">
            <text:p>0.9217592593</text:p>
          </table:table-cell>
          <table:table-cell table:formula="of:=IF([.B743]=[.B742];[.G742];[.F744]-[.F743])" office:value-type="time" office:time-value="PT00H05M46S" calcext:value-type="time">
            <text:p>00:05: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3 </text:p>
          </table:table-cell>
          <table:table-cell office:value-type="string" calcext:value-type="string">
            <text:p><text:s/>Wed Sep 20 22:01:3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44];13;8))" office:value-type="float" office:value="0.917766203703704" calcext:value-type="float">
            <text:p>0.9177662037</text:p>
          </table:table-cell>
          <table:table-cell table:formula="of:=IF([.B744]=[.B743];[.G743];[.F745]-[.F744])" office:value-type="time" office:time-value="PT00H05M46S" calcext:value-type="time">
            <text:p>00:05: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3 </text:p>
          </table:table-cell>
          <table:table-cell office:value-type="string" calcext:value-type="string">
            <text:p><text:s/>Wed Sep 20 22:07:21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745];13;8))" office:value-type="float" office:value="0.921770833333333" calcext:value-type="float">
            <text:p>0.9217708333</text:p>
          </table:table-cell>
          <table:table-cell table:formula="of:=IF([.B745]=[.B744];[.G744];[.F746]-[.F745])" office:value-type="time" office:time-value="PT00H05M46S" calcext:value-type="time">
            <text:p>00:05: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4 </text:p>
          </table:table-cell>
          <table:table-cell office:value-type="string" calcext:value-type="string">
            <text:p><text:s/>Wed Sep 20 22:01:3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46];13;8))" office:value-type="float" office:value="0.917766203703704" calcext:value-type="float">
            <text:p>0.9177662037</text:p>
          </table:table-cell>
          <table:table-cell table:formula="of:=IF([.B746]=[.B745];[.G745];[.F747]-[.F746])" office:value-type="time" office:time-value="PT00H05M47S" calcext:value-type="time">
            <text:p>00:05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4 </text:p>
          </table:table-cell>
          <table:table-cell office:value-type="string" calcext:value-type="string">
            <text:p><text:s/>Wed Sep 20 22:07:2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747];13;8))" office:value-type="float" office:value="0.921782407407407" calcext:value-type="float">
            <text:p>0.9217824074</text:p>
          </table:table-cell>
          <table:table-cell table:formula="of:=IF([.B747]=[.B746];[.G746];[.F748]-[.F747])" office:value-type="time" office:time-value="PT00H05M47S" calcext:value-type="time">
            <text:p>00:05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5 </text:p>
          </table:table-cell>
          <table:table-cell office:value-type="string" calcext:value-type="string">
            <text:p><text:s/>Wed Sep 20 22:01:3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48];13;8))" office:value-type="float" office:value="0.917766203703704" calcext:value-type="float">
            <text:p>0.9177662037</text:p>
          </table:table-cell>
          <table:table-cell table:formula="of:=IF([.B748]=[.B747];[.G747];[.F749]-[.F748])" office:value-type="time" office:time-value="PT00H05M49S" calcext:value-type="time">
            <text:p>00:05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5 </text:p>
          </table:table-cell>
          <table:table-cell office:value-type="string" calcext:value-type="string">
            <text:p><text:s/>Wed Sep 20 22:07:24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749];13;8))" office:value-type="float" office:value="0.921805555555556" calcext:value-type="float">
            <text:p>0.9218055556</text:p>
          </table:table-cell>
          <table:table-cell table:formula="of:=IF([.B749]=[.B748];[.G748];[.F750]-[.F749])" office:value-type="time" office:time-value="PT00H05M49S" calcext:value-type="time">
            <text:p>00:05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6 </text:p>
          </table:table-cell>
          <table:table-cell office:value-type="string" calcext:value-type="string">
            <text:p><text:s/>Wed Sep 20 22:01:3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50];13;8))" office:value-type="float" office:value="0.917777777777778" calcext:value-type="float">
            <text:p>0.9177777778</text:p>
          </table:table-cell>
          <table:table-cell table:formula="of:=IF([.B750]=[.B749];[.G749];[.F751]-[.F750])" office:value-type="time" office:time-value="PT00H05M51S" calcext:value-type="time">
            <text:p>00:05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6 </text:p>
          </table:table-cell>
          <table:table-cell office:value-type="string" calcext:value-type="string">
            <text:p><text:s/>Wed Sep 20 22:07:27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751];13;8))" office:value-type="float" office:value="0.921840277777778" calcext:value-type="float">
            <text:p>0.9218402778</text:p>
          </table:table-cell>
          <table:table-cell table:formula="of:=IF([.B751]=[.B750];[.G750];[.F752]-[.F751])" office:value-type="time" office:time-value="PT00H05M51S" calcext:value-type="time">
            <text:p>00:05: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7 </text:p>
          </table:table-cell>
          <table:table-cell office:value-type="string" calcext:value-type="string">
            <text:p><text:s/>Wed Sep 20 22:01:3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52];13;8))" office:value-type="float" office:value="0.917777777777778" calcext:value-type="float">
            <text:p>0.9177777778</text:p>
          </table:table-cell>
          <table:table-cell table:formula="of:=IF([.B752]=[.B751];[.G751];[.F753]-[.F752])" office:value-type="time" office:time-value="PT00H05M53S" calcext:value-type="time">
            <text:p>00:05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7 </text:p>
          </table:table-cell>
          <table:table-cell office:value-type="string" calcext:value-type="string">
            <text:p><text:s/>Wed Sep 20 22:07:29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753];13;8))" office:value-type="float" office:value="0.921863425925926" calcext:value-type="float">
            <text:p>0.9218634259</text:p>
          </table:table-cell>
          <table:table-cell table:formula="of:=IF([.B753]=[.B752];[.G752];[.F754]-[.F753])" office:value-type="time" office:time-value="PT00H05M53S" calcext:value-type="time">
            <text:p>00:05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8 </text:p>
          </table:table-cell>
          <table:table-cell office:value-type="string" calcext:value-type="string">
            <text:p><text:s/>Wed Sep 20 22:01:3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54];13;8))" office:value-type="float" office:value="0.917789351851852" calcext:value-type="float">
            <text:p>0.9177893519</text:p>
          </table:table-cell>
          <table:table-cell table:formula="of:=IF([.B754]=[.B753];[.G753];[.F755]-[.F754])" office:value-type="time" office:time-value="PT00H05M53S" calcext:value-type="time">
            <text:p>00:05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8 </text:p>
          </table:table-cell>
          <table:table-cell office:value-type="string" calcext:value-type="string">
            <text:p><text:s/>Wed Sep 20 22:07:30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755];13;8))" office:value-type="float" office:value="0.921875" calcext:value-type="float">
            <text:p>0.921875</text:p>
          </table:table-cell>
          <table:table-cell table:formula="of:=IF([.B755]=[.B754];[.G754];[.F756]-[.F755])" office:value-type="time" office:time-value="PT00H05M53S" calcext:value-type="time">
            <text:p>00:05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9 </text:p>
          </table:table-cell>
          <table:table-cell office:value-type="string" calcext:value-type="string">
            <text:p><text:s/>Wed Sep 20 22:01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56];13;8))" office:value-type="float" office:value="0.917800925925926" calcext:value-type="float">
            <text:p>0.9178009259</text:p>
          </table:table-cell>
          <table:table-cell table:formula="of:=IF([.B756]=[.B755];[.G755];[.F757]-[.F756])" office:value-type="time" office:time-value="PT00H05M54S" calcext:value-type="time">
            <text:p>00:05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39 </text:p>
          </table:table-cell>
          <table:table-cell office:value-type="string" calcext:value-type="string">
            <text:p><text:s/>Wed Sep 20 22:07:32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757];13;8))" office:value-type="float" office:value="0.921898148148148" calcext:value-type="float">
            <text:p>0.9218981481</text:p>
          </table:table-cell>
          <table:table-cell table:formula="of:=IF([.B757]=[.B756];[.G756];[.F758]-[.F757])" office:value-type="time" office:time-value="PT00H05M54S" calcext:value-type="time">
            <text:p>00:05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 </text:p>
          </table:table-cell>
          <table:table-cell office:value-type="string" calcext:value-type="string">
            <text:p><text:s/>Wed Sep 20 21:57:4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58];13;8))" office:value-type="float" office:value="0.915127314814815" calcext:value-type="float">
            <text:p>0.9151273148</text:p>
          </table:table-cell>
          <table:table-cell table:formula="of:=IF([.B758]=[.B757];[.G757];[.F759]-[.F758])" office:value-type="time" office:time-value="PT00H00M23S" calcext:value-type="time">
            <text:p>00:00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 </text:p>
          </table:table-cell>
          <table:table-cell office:value-type="string" calcext:value-type="string">
            <text:p><text:s/>Wed Sep 20 21:58:10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759];13;8))" office:value-type="float" office:value="0.915393518518518" calcext:value-type="float">
            <text:p>0.9153935185</text:p>
          </table:table-cell>
          <table:table-cell table:formula="of:=IF([.B759]=[.B758];[.G758];[.F760]-[.F759])" office:value-type="time" office:time-value="PT00H00M23S" calcext:value-type="time">
            <text:p>00:00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0 </text:p>
          </table:table-cell>
          <table:table-cell office:value-type="string" calcext:value-type="string">
            <text:p><text:s/>Wed Sep 20 22:01:3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60];13;8))" office:value-type="float" office:value="0.917800925925926" calcext:value-type="float">
            <text:p>0.9178009259</text:p>
          </table:table-cell>
          <table:table-cell table:formula="of:=IF([.B760]=[.B759];[.G759];[.F761]-[.F760])" office:value-type="time" office:time-value="PT00H05M55S" calcext:value-type="time">
            <text:p>00:05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0 </text:p>
          </table:table-cell>
          <table:table-cell office:value-type="string" calcext:value-type="string">
            <text:p><text:s/>Wed Sep 20 22:07:33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761];13;8))" office:value-type="float" office:value="0.921909722222222" calcext:value-type="float">
            <text:p>0.9219097222</text:p>
          </table:table-cell>
          <table:table-cell table:formula="of:=IF([.B761]=[.B760];[.G760];[.F762]-[.F761])" office:value-type="time" office:time-value="PT00H05M55S" calcext:value-type="time">
            <text:p>00:05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1 </text:p>
          </table:table-cell>
          <table:table-cell office:value-type="string" calcext:value-type="string">
            <text:p><text:s/>Wed Sep 20 22:01:3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62];13;8))" office:value-type="float" office:value="0.9178125" calcext:value-type="float">
            <text:p>0.9178125</text:p>
          </table:table-cell>
          <table:table-cell table:formula="of:=IF([.B762]=[.B761];[.G761];[.F763]-[.F762])" office:value-type="time" office:time-value="PT00H05M55S" calcext:value-type="time">
            <text:p>00:05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1 </text:p>
          </table:table-cell>
          <table:table-cell office:value-type="string" calcext:value-type="string">
            <text:p><text:s/>Wed Sep 20 22:07:34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763];13;8))" office:value-type="float" office:value="0.921921296296296" calcext:value-type="float">
            <text:p>0.9219212963</text:p>
          </table:table-cell>
          <table:table-cell table:formula="of:=IF([.B763]=[.B762];[.G762];[.F764]-[.F763])" office:value-type="time" office:time-value="PT00H05M55S" calcext:value-type="time">
            <text:p>00:05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2 </text:p>
          </table:table-cell>
          <table:table-cell office:value-type="string" calcext:value-type="string">
            <text:p><text:s/>Wed Sep 20 22:01:4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64];13;8))" office:value-type="float" office:value="0.917824074074074" calcext:value-type="float">
            <text:p>0.9178240741</text:p>
          </table:table-cell>
          <table:table-cell table:formula="of:=IF([.B764]=[.B763];[.G763];[.F765]-[.F764])" office:value-type="time" office:time-value="PT00H05M56S" calcext:value-type="time">
            <text:p>00:05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2 </text:p>
          </table:table-cell>
          <table:table-cell office:value-type="string" calcext:value-type="string">
            <text:p><text:s/>Wed Sep 20 22:07:36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765];13;8))" office:value-type="float" office:value="0.921944444444444" calcext:value-type="float">
            <text:p>0.9219444444</text:p>
          </table:table-cell>
          <table:table-cell table:formula="of:=IF([.B765]=[.B764];[.G764];[.F766]-[.F765])" office:value-type="time" office:time-value="PT00H05M56S" calcext:value-type="time">
            <text:p>00:05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3 </text:p>
          </table:table-cell>
          <table:table-cell office:value-type="string" calcext:value-type="string">
            <text:p><text:s/>Wed Sep 20 22:01:4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66];13;8))" office:value-type="float" office:value="0.917835648148148" calcext:value-type="float">
            <text:p>0.9178356481</text:p>
          </table:table-cell>
          <table:table-cell table:formula="of:=IF([.B766]=[.B765];[.G765];[.F767]-[.F766])" office:value-type="time" office:time-value="PT00H05M54S" calcext:value-type="time">
            <text:p>00:05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3 </text:p>
          </table:table-cell>
          <table:table-cell office:value-type="string" calcext:value-type="string">
            <text:p><text:s/>Wed Sep 20 22:07:35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767];13;8))" office:value-type="float" office:value="0.92193287037037" calcext:value-type="float">
            <text:p>0.9219328704</text:p>
          </table:table-cell>
          <table:table-cell table:formula="of:=IF([.B767]=[.B766];[.G766];[.F768]-[.F767])" office:value-type="time" office:time-value="PT00H05M54S" calcext:value-type="time">
            <text:p>00:05: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4 </text:p>
          </table:table-cell>
          <table:table-cell office:value-type="string" calcext:value-type="string">
            <text:p><text:s/>Wed Sep 20 22:01:4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68];13;8))" office:value-type="float" office:value="0.917835648148148" calcext:value-type="float">
            <text:p>0.9178356481</text:p>
          </table:table-cell>
          <table:table-cell table:formula="of:=IF([.B768]=[.B767];[.G767];[.F769]-[.F768])" office:value-type="time" office:time-value="PT00H05M56S" calcext:value-type="time">
            <text:p>00:05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4 </text:p>
          </table:table-cell>
          <table:table-cell office:value-type="string" calcext:value-type="string">
            <text:p><text:s/>Wed Sep 20 22:07:37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769];13;8))" office:value-type="float" office:value="0.921956018518518" calcext:value-type="float">
            <text:p>0.9219560185</text:p>
          </table:table-cell>
          <table:table-cell table:formula="of:=IF([.B769]=[.B768];[.G768];[.F770]-[.F769])" office:value-type="time" office:time-value="PT00H05M56S" calcext:value-type="time">
            <text:p>00:05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5 </text:p>
          </table:table-cell>
          <table:table-cell office:value-type="string" calcext:value-type="string">
            <text:p><text:s/>Wed Sep 20 22:01:4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70];13;8))" office:value-type="float" office:value="0.917847222222222" calcext:value-type="float">
            <text:p>0.9178472222</text:p>
          </table:table-cell>
          <table:table-cell table:formula="of:=IF([.B770]=[.B769];[.G769];[.F771]-[.F770])" office:value-type="time" office:time-value="PT00H05M59S" calcext:value-type="time">
            <text:p>00:05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5 </text:p>
          </table:table-cell>
          <table:table-cell office:value-type="string" calcext:value-type="string">
            <text:p><text:s/>Wed Sep 20 22:07:41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771];13;8))" office:value-type="float" office:value="0.922002314814815" calcext:value-type="float">
            <text:p>0.9220023148</text:p>
          </table:table-cell>
          <table:table-cell table:formula="of:=IF([.B771]=[.B770];[.G770];[.F772]-[.F771])" office:value-type="time" office:time-value="PT00H05M59S" calcext:value-type="time">
            <text:p>00:05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6 </text:p>
          </table:table-cell>
          <table:table-cell office:value-type="string" calcext:value-type="string">
            <text:p><text:s/>Wed Sep 20 22:01:4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72];13;8))" office:value-type="float" office:value="0.917847222222222" calcext:value-type="float">
            <text:p>0.9178472222</text:p>
          </table:table-cell>
          <table:table-cell table:formula="of:=IF([.B772]=[.B771];[.G771];[.F773]-[.F772])" office:value-type="time" office:time-value="PT00H06M01S" calcext:value-type="time">
            <text:p>00:06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6 </text:p>
          </table:table-cell>
          <table:table-cell office:value-type="string" calcext:value-type="string">
            <text:p><text:s/>Wed Sep 20 22:07:43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773];13;8))" office:value-type="float" office:value="0.922025462962963" calcext:value-type="float">
            <text:p>0.922025463</text:p>
          </table:table-cell>
          <table:table-cell table:formula="of:=IF([.B773]=[.B772];[.G772];[.F774]-[.F773])" office:value-type="time" office:time-value="PT00H06M01S" calcext:value-type="time">
            <text:p>00:06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7 </text:p>
          </table:table-cell>
          <table:table-cell office:value-type="string" calcext:value-type="string">
            <text:p><text:s/>Wed Sep 20 22:01:4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74];13;8))" office:value-type="float" office:value="0.917858796296296" calcext:value-type="float">
            <text:p>0.9178587963</text:p>
          </table:table-cell>
          <table:table-cell table:formula="of:=IF([.B774]=[.B773];[.G773];[.F775]-[.F774])" office:value-type="time" office:time-value="PT00H06M00S" calcext:value-type="time">
            <text:p>00:06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7 </text:p>
          </table:table-cell>
          <table:table-cell office:value-type="string" calcext:value-type="string">
            <text:p><text:s/>Wed Sep 20 22:07:43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775];13;8))" office:value-type="float" office:value="0.922025462962963" calcext:value-type="float">
            <text:p>0.922025463</text:p>
          </table:table-cell>
          <table:table-cell table:formula="of:=IF([.B775]=[.B774];[.G774];[.F776]-[.F775])" office:value-type="time" office:time-value="PT00H06M00S" calcext:value-type="time">
            <text:p>00:06: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8 </text:p>
          </table:table-cell>
          <table:table-cell office:value-type="string" calcext:value-type="string">
            <text:p><text:s/>Wed Sep 20 22:01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76];13;8))" office:value-type="float" office:value="0.91787037037037" calcext:value-type="float">
            <text:p>0.9178703704</text:p>
          </table:table-cell>
          <table:table-cell table:formula="of:=IF([.B776]=[.B775];[.G775];[.F777]-[.F776])" office:value-type="time" office:time-value="PT00H06M01S" calcext:value-type="time">
            <text:p>00:06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8 </text:p>
          </table:table-cell>
          <table:table-cell office:value-type="string" calcext:value-type="string">
            <text:p><text:s/>Wed Sep 20 22:07:45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777];13;8))" office:value-type="float" office:value="0.922048611111111" calcext:value-type="float">
            <text:p>0.9220486111</text:p>
          </table:table-cell>
          <table:table-cell table:formula="of:=IF([.B777]=[.B776];[.G776];[.F778]-[.F777])" office:value-type="time" office:time-value="PT00H06M01S" calcext:value-type="time">
            <text:p>00:06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9 </text:p>
          </table:table-cell>
          <table:table-cell office:value-type="string" calcext:value-type="string">
            <text:p><text:s/>Wed Sep 20 22:01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78];13;8))" office:value-type="float" office:value="0.91787037037037" calcext:value-type="float">
            <text:p>0.9178703704</text:p>
          </table:table-cell>
          <table:table-cell table:formula="of:=IF([.B778]=[.B777];[.G777];[.F779]-[.F778])" office:value-type="time" office:time-value="PT00H06M03S" calcext:value-type="time">
            <text:p>00:06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49 </text:p>
          </table:table-cell>
          <table:table-cell office:value-type="string" calcext:value-type="string">
            <text:p><text:s/>Wed Sep 20 22:07:47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779];13;8))" office:value-type="float" office:value="0.922071759259259" calcext:value-type="float">
            <text:p>0.9220717593</text:p>
          </table:table-cell>
          <table:table-cell table:formula="of:=IF([.B779]=[.B778];[.G778];[.F780]-[.F779])" office:value-type="time" office:time-value="PT00H06M03S" calcext:value-type="time">
            <text:p>00:06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 </text:p>
          </table:table-cell>
          <table:table-cell office:value-type="string" calcext:value-type="string">
            <text:p><text:s/>Wed Sep 20 21:57:4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80];13;8))" office:value-type="float" office:value="0.915127314814815" calcext:value-type="float">
            <text:p>0.9151273148</text:p>
          </table:table-cell>
          <table:table-cell table:formula="of:=IF([.B780]=[.B779];[.G779];[.F781]-[.F780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 </text:p>
          </table:table-cell>
          <table:table-cell office:value-type="string" calcext:value-type="string">
            <text:p><text:s/>Wed Sep 20 21:58:11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781];13;8))" office:value-type="float" office:value="0.915405092592593" calcext:value-type="float">
            <text:p>0.9154050926</text:p>
          </table:table-cell>
          <table:table-cell table:formula="of:=IF([.B781]=[.B780];[.G780];[.F782]-[.F781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0 </text:p>
          </table:table-cell>
          <table:table-cell office:value-type="string" calcext:value-type="string">
            <text:p><text:s/>Wed Sep 20 22:01:4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82];13;8))" office:value-type="float" office:value="0.91787037037037" calcext:value-type="float">
            <text:p>0.9178703704</text:p>
          </table:table-cell>
          <table:table-cell table:formula="of:=IF([.B782]=[.B781];[.G781];[.F783]-[.F782])" office:value-type="time" office:time-value="PT00H06M05S" calcext:value-type="time">
            <text:p>00:06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0 </text:p>
          </table:table-cell>
          <table:table-cell office:value-type="string" calcext:value-type="string">
            <text:p><text:s/>Wed Sep 20 22:07:49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783];13;8))" office:value-type="float" office:value="0.922094907407407" calcext:value-type="float">
            <text:p>0.9220949074</text:p>
          </table:table-cell>
          <table:table-cell table:formula="of:=IF([.B783]=[.B782];[.G782];[.F784]-[.F783])" office:value-type="time" office:time-value="PT00H06M05S" calcext:value-type="time">
            <text:p>00:06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1 </text:p>
          </table:table-cell>
          <table:table-cell office:value-type="string" calcext:value-type="string">
            <text:p><text:s/>Wed Sep 20 22:01:4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84];13;8))" office:value-type="float" office:value="0.917881944444444" calcext:value-type="float">
            <text:p>0.9178819444</text:p>
          </table:table-cell>
          <table:table-cell table:formula="of:=IF([.B784]=[.B783];[.G783];[.F785]-[.F784])" office:value-type="time" office:time-value="PT00H06M06S" calcext:value-type="time">
            <text:p>00:06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1 </text:p>
          </table:table-cell>
          <table:table-cell office:value-type="string" calcext:value-type="string">
            <text:p><text:s/>Wed Sep 20 22:07:51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785];13;8))" office:value-type="float" office:value="0.922118055555556" calcext:value-type="float">
            <text:p>0.9221180556</text:p>
          </table:table-cell>
          <table:table-cell table:formula="of:=IF([.B785]=[.B784];[.G784];[.F786]-[.F785])" office:value-type="time" office:time-value="PT00H06M06S" calcext:value-type="time">
            <text:p>00:06: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2 </text:p>
          </table:table-cell>
          <table:table-cell office:value-type="string" calcext:value-type="string">
            <text:p><text:s/>Wed Sep 20 22:01:4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86];13;8))" office:value-type="float" office:value="0.917881944444444" calcext:value-type="float">
            <text:p>0.9178819444</text:p>
          </table:table-cell>
          <table:table-cell table:formula="of:=IF([.B786]=[.B785];[.G785];[.F787]-[.F786])" office:value-type="time" office:time-value="PT00H06M05S" calcext:value-type="time">
            <text:p>00:06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2 </text:p>
          </table:table-cell>
          <table:table-cell office:value-type="string" calcext:value-type="string">
            <text:p><text:s/>Wed Sep 20 22:07:50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787];13;8))" office:value-type="float" office:value="0.922106481481481" calcext:value-type="float">
            <text:p>0.9221064815</text:p>
          </table:table-cell>
          <table:table-cell table:formula="of:=IF([.B787]=[.B786];[.G786];[.F788]-[.F787])" office:value-type="time" office:time-value="PT00H06M05S" calcext:value-type="time">
            <text:p>00:06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3 </text:p>
          </table:table-cell>
          <table:table-cell office:value-type="string" calcext:value-type="string">
            <text:p><text:s/>Wed Sep 20 22:01:4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88];13;8))" office:value-type="float" office:value="0.917893518518519" calcext:value-type="float">
            <text:p>0.9178935185</text:p>
          </table:table-cell>
          <table:table-cell table:formula="of:=IF([.B788]=[.B787];[.G787];[.F789]-[.F788])" office:value-type="time" office:time-value="PT00H06M05S" calcext:value-type="time">
            <text:p>00:06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3 </text:p>
          </table:table-cell>
          <table:table-cell office:value-type="string" calcext:value-type="string">
            <text:p><text:s/>Wed Sep 20 22:07:51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789];13;8))" office:value-type="float" office:value="0.922118055555556" calcext:value-type="float">
            <text:p>0.9221180556</text:p>
          </table:table-cell>
          <table:table-cell table:formula="of:=IF([.B789]=[.B788];[.G788];[.F790]-[.F789])" office:value-type="time" office:time-value="PT00H06M05S" calcext:value-type="time">
            <text:p>00:06: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4 </text:p>
          </table:table-cell>
          <table:table-cell office:value-type="string" calcext:value-type="string">
            <text:p><text:s/>Wed Sep 20 22:01:4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90];13;8))" office:value-type="float" office:value="0.917905092592592" calcext:value-type="float">
            <text:p>0.9179050926</text:p>
          </table:table-cell>
          <table:table-cell table:formula="of:=IF([.B790]=[.B789];[.G789];[.F791]-[.F790])" office:value-type="time" office:time-value="PT00H06M08S" calcext:value-type="time">
            <text:p>00:06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4 </text:p>
          </table:table-cell>
          <table:table-cell office:value-type="string" calcext:value-type="string">
            <text:p><text:s/>Wed Sep 20 22:07:55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791];13;8))" office:value-type="float" office:value="0.922164351851852" calcext:value-type="float">
            <text:p>0.9221643519</text:p>
          </table:table-cell>
          <table:table-cell table:formula="of:=IF([.B791]=[.B790];[.G790];[.F792]-[.F791])" office:value-type="time" office:time-value="PT00H06M08S" calcext:value-type="time">
            <text:p>00:06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5 </text:p>
          </table:table-cell>
          <table:table-cell office:value-type="string" calcext:value-type="string">
            <text:p><text:s/>Wed Sep 20 22:01:4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92];13;8))" office:value-type="float" office:value="0.917905092592592" calcext:value-type="float">
            <text:p>0.9179050926</text:p>
          </table:table-cell>
          <table:table-cell table:formula="of:=IF([.B792]=[.B791];[.G791];[.F793]-[.F792])" office:value-type="time" office:time-value="PT00H06M11S" calcext:value-type="time">
            <text:p>00:06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5 </text:p>
          </table:table-cell>
          <table:table-cell office:value-type="string" calcext:value-type="string">
            <text:p><text:s/>Wed Sep 20 22:07:58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793];13;8))" office:value-type="float" office:value="0.922199074074074" calcext:value-type="float">
            <text:p>0.9221990741</text:p>
          </table:table-cell>
          <table:table-cell table:formula="of:=IF([.B793]=[.B792];[.G792];[.F794]-[.F793])" office:value-type="time" office:time-value="PT00H06M11S" calcext:value-type="time">
            <text:p>00:06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6 </text:p>
          </table:table-cell>
          <table:table-cell office:value-type="string" calcext:value-type="string">
            <text:p><text:s/>Wed Sep 20 22:01:4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94];13;8))" office:value-type="float" office:value="0.917905092592592" calcext:value-type="float">
            <text:p>0.9179050926</text:p>
          </table:table-cell>
          <table:table-cell table:formula="of:=IF([.B794]=[.B793];[.G793];[.F795]-[.F794])" office:value-type="time" office:time-value="PT00H06M11S" calcext:value-type="time">
            <text:p>00:06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6 </text:p>
          </table:table-cell>
          <table:table-cell office:value-type="string" calcext:value-type="string">
            <text:p><text:s/>Wed Sep 20 22:07:58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795];13;8))" office:value-type="float" office:value="0.922199074074074" calcext:value-type="float">
            <text:p>0.9221990741</text:p>
          </table:table-cell>
          <table:table-cell table:formula="of:=IF([.B795]=[.B794];[.G794];[.F796]-[.F795])" office:value-type="time" office:time-value="PT00H06M11S" calcext:value-type="time">
            <text:p>00:06: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7 </text:p>
          </table:table-cell>
          <table:table-cell office:value-type="string" calcext:value-type="string">
            <text:p><text:s/>Wed Sep 20 22:01:4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96];13;8))" office:value-type="float" office:value="0.917916666666667" calcext:value-type="float">
            <text:p>0.9179166667</text:p>
          </table:table-cell>
          <table:table-cell table:formula="of:=IF([.B796]=[.B795];[.G795];[.F797]-[.F796])" office:value-type="time" office:time-value="PT00H06M10S" calcext:value-type="time">
            <text:p>00:06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7 </text:p>
          </table:table-cell>
          <table:table-cell office:value-type="string" calcext:value-type="string">
            <text:p><text:s/>Wed Sep 20 22:07:58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797];13;8))" office:value-type="float" office:value="0.922199074074074" calcext:value-type="float">
            <text:p>0.9221990741</text:p>
          </table:table-cell>
          <table:table-cell table:formula="of:=IF([.B797]=[.B796];[.G796];[.F798]-[.F797])" office:value-type="time" office:time-value="PT00H06M10S" calcext:value-type="time">
            <text:p>00:06: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8 </text:p>
          </table:table-cell>
          <table:table-cell office:value-type="string" calcext:value-type="string">
            <text:p><text:s/>Wed Sep 20 22:01:4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798];13;8))" office:value-type="float" office:value="0.917916666666667" calcext:value-type="float">
            <text:p>0.9179166667</text:p>
          </table:table-cell>
          <table:table-cell table:formula="of:=IF([.B798]=[.B797];[.G797];[.F799]-[.F798])" office:value-type="time" office:time-value="PT00H06M12S" calcext:value-type="time">
            <text:p>00:06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8 </text:p>
          </table:table-cell>
          <table:table-cell office:value-type="string" calcext:value-type="string">
            <text:p><text:s/>Wed Sep 20 22:08:00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799];13;8))" office:value-type="float" office:value="0.922222222222222" calcext:value-type="float">
            <text:p>0.9222222222</text:p>
          </table:table-cell>
          <table:table-cell table:formula="of:=IF([.B799]=[.B798];[.G798];[.F800]-[.F799])" office:value-type="time" office:time-value="PT00H06M12S" calcext:value-type="time">
            <text:p>00:06: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9 </text:p>
          </table:table-cell>
          <table:table-cell office:value-type="string" calcext:value-type="string">
            <text:p><text:s/>Wed Sep 20 22:01:4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00];13;8))" office:value-type="float" office:value="0.917916666666667" calcext:value-type="float">
            <text:p>0.9179166667</text:p>
          </table:table-cell>
          <table:table-cell table:formula="of:=IF([.B800]=[.B799];[.G799];[.F801]-[.F800])" office:value-type="time" office:time-value="PT00H06M13S" calcext:value-type="time">
            <text:p>00:06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59 </text:p>
          </table:table-cell>
          <table:table-cell office:value-type="string" calcext:value-type="string">
            <text:p><text:s/>Wed Sep 20 22:08:01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801];13;8))" office:value-type="float" office:value="0.922233796296296" calcext:value-type="float">
            <text:p>0.9222337963</text:p>
          </table:table-cell>
          <table:table-cell table:formula="of:=IF([.B801]=[.B800];[.G800];[.F802]-[.F801])" office:value-type="time" office:time-value="PT00H06M13S" calcext:value-type="time">
            <text:p>00:06: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 </text:p>
          </table:table-cell>
          <table:table-cell office:value-type="string" calcext:value-type="string">
            <text:p><text:s/>Wed Sep 20 21:57:4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02];13;8))" office:value-type="float" office:value="0.915138888888889" calcext:value-type="float">
            <text:p>0.9151388889</text:p>
          </table:table-cell>
          <table:table-cell table:formula="of:=IF([.B802]=[.B801];[.G801];[.F803]-[.F802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 </text:p>
          </table:table-cell>
          <table:table-cell office:value-type="string" calcext:value-type="string">
            <text:p><text:s/>Wed Sep 20 21:58:12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803];13;8))" office:value-type="float" office:value="0.915416666666667" calcext:value-type="float">
            <text:p>0.9154166667</text:p>
          </table:table-cell>
          <table:table-cell table:formula="of:=IF([.B803]=[.B802];[.G802];[.F804]-[.F803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0 </text:p>
          </table:table-cell>
          <table:table-cell office:value-type="string" calcext:value-type="string">
            <text:p><text:s/>Wed Sep 20 22:01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04];13;8))" office:value-type="float" office:value="0.917928240740741" calcext:value-type="float">
            <text:p>0.9179282407</text:p>
          </table:table-cell>
          <table:table-cell table:formula="of:=IF([.B804]=[.B803];[.G803];[.F805]-[.F804])" office:value-type="time" office:time-value="PT00H06M16S" calcext:value-type="time">
            <text:p>00:06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0 </text:p>
          </table:table-cell>
          <table:table-cell office:value-type="string" calcext:value-type="string">
            <text:p><text:s/>Wed Sep 20 22:08:05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805];13;8))" office:value-type="float" office:value="0.922280092592593" calcext:value-type="float">
            <text:p>0.9222800926</text:p>
          </table:table-cell>
          <table:table-cell table:formula="of:=IF([.B805]=[.B804];[.G804];[.F806]-[.F805])" office:value-type="time" office:time-value="PT00H06M16S" calcext:value-type="time">
            <text:p>00:06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1 </text:p>
          </table:table-cell>
          <table:table-cell office:value-type="string" calcext:value-type="string">
            <text:p><text:s/>Wed Sep 20 22:01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06];13;8))" office:value-type="float" office:value="0.917928240740741" calcext:value-type="float">
            <text:p>0.9179282407</text:p>
          </table:table-cell>
          <table:table-cell table:formula="of:=IF([.B806]=[.B805];[.G805];[.F807]-[.F806])" office:value-type="time" office:time-value="PT00H06M14S" calcext:value-type="time">
            <text:p>00:06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1 </text:p>
          </table:table-cell>
          <table:table-cell office:value-type="string" calcext:value-type="string">
            <text:p><text:s/>Wed Sep 20 22:08:03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807];13;8))" office:value-type="float" office:value="0.922256944444444" calcext:value-type="float">
            <text:p>0.9222569444</text:p>
          </table:table-cell>
          <table:table-cell table:formula="of:=IF([.B807]=[.B806];[.G806];[.F808]-[.F807])" office:value-type="time" office:time-value="PT00H06M14S" calcext:value-type="time">
            <text:p>00:06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2 </text:p>
          </table:table-cell>
          <table:table-cell office:value-type="string" calcext:value-type="string">
            <text:p><text:s/>Wed Sep 20 22:01:5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08];13;8))" office:value-type="float" office:value="0.917939814814815" calcext:value-type="float">
            <text:p>0.9179398148</text:p>
          </table:table-cell>
          <table:table-cell table:formula="of:=IF([.B808]=[.B807];[.G807];[.F809]-[.F808])" office:value-type="time" office:time-value="PT00H06M14S" calcext:value-type="time">
            <text:p>00:06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2 </text:p>
          </table:table-cell>
          <table:table-cell office:value-type="string" calcext:value-type="string">
            <text:p><text:s/>Wed Sep 20 22:08:04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809];13;8))" office:value-type="float" office:value="0.922268518518519" calcext:value-type="float">
            <text:p>0.9222685185</text:p>
          </table:table-cell>
          <table:table-cell table:formula="of:=IF([.B809]=[.B808];[.G808];[.F810]-[.F809])" office:value-type="time" office:time-value="PT00H06M14S" calcext:value-type="time">
            <text:p>00:06: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3 </text:p>
          </table:table-cell>
          <table:table-cell office:value-type="string" calcext:value-type="string">
            <text:p><text:s/>Wed Sep 20 22:01:5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10];13;8))" office:value-type="float" office:value="0.917939814814815" calcext:value-type="float">
            <text:p>0.9179398148</text:p>
          </table:table-cell>
          <table:table-cell table:formula="of:=IF([.B810]=[.B809];[.G809];[.F811]-[.F810])" office:value-type="time" office:time-value="PT00H06M18S" calcext:value-type="time">
            <text:p>00:06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3 </text:p>
          </table:table-cell>
          <table:table-cell office:value-type="string" calcext:value-type="string">
            <text:p><text:s/>Wed Sep 20 22:08:0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811];13;8))" office:value-type="float" office:value="0.922314814814815" calcext:value-type="float">
            <text:p>0.9223148148</text:p>
          </table:table-cell>
          <table:table-cell table:formula="of:=IF([.B811]=[.B810];[.G810];[.F812]-[.F811])" office:value-type="time" office:time-value="PT00H06M18S" calcext:value-type="time">
            <text:p>00:06: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4 </text:p>
          </table:table-cell>
          <table:table-cell office:value-type="string" calcext:value-type="string">
            <text:p><text:s/>Wed Sep 20 22:01:5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12];13;8))" office:value-type="float" office:value="0.917951388888889" calcext:value-type="float">
            <text:p>0.9179513889</text:p>
          </table:table-cell>
          <table:table-cell table:formula="of:=IF([.B812]=[.B811];[.G811];[.F813]-[.F812])" office:value-type="time" office:time-value="PT00H06M20S" calcext:value-type="time">
            <text:p>00:06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4 </text:p>
          </table:table-cell>
          <table:table-cell office:value-type="string" calcext:value-type="string">
            <text:p><text:s/>Wed Sep 20 22:08:11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813];13;8))" office:value-type="float" office:value="0.922349537037037" calcext:value-type="float">
            <text:p>0.922349537</text:p>
          </table:table-cell>
          <table:table-cell table:formula="of:=IF([.B813]=[.B812];[.G812];[.F814]-[.F813])" office:value-type="time" office:time-value="PT00H06M20S" calcext:value-type="time">
            <text:p>00:06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5 </text:p>
          </table:table-cell>
          <table:table-cell office:value-type="string" calcext:value-type="string">
            <text:p><text:s/>Wed Sep 20 22:01:5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14];13;8))" office:value-type="float" office:value="0.917951388888889" calcext:value-type="float">
            <text:p>0.9179513889</text:p>
          </table:table-cell>
          <table:table-cell table:formula="of:=IF([.B814]=[.B813];[.G813];[.F815]-[.F814])" office:value-type="time" office:time-value="PT00H06M20S" calcext:value-type="time">
            <text:p>00:06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5 </text:p>
          </table:table-cell>
          <table:table-cell office:value-type="string" calcext:value-type="string">
            <text:p><text:s/>Wed Sep 20 22:08:11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815];13;8))" office:value-type="float" office:value="0.922349537037037" calcext:value-type="float">
            <text:p>0.922349537</text:p>
          </table:table-cell>
          <table:table-cell table:formula="of:=IF([.B815]=[.B814];[.G814];[.F816]-[.F815])" office:value-type="time" office:time-value="PT00H06M20S" calcext:value-type="time">
            <text:p>00:06: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6 </text:p>
          </table:table-cell>
          <table:table-cell office:value-type="string" calcext:value-type="string">
            <text:p><text:s/>Wed Sep 20 22:01:5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16];13;8))" office:value-type="float" office:value="0.917962962962963" calcext:value-type="float">
            <text:p>0.917962963</text:p>
          </table:table-cell>
          <table:table-cell table:formula="of:=IF([.B816]=[.B815];[.G815];[.F817]-[.F816])" office:value-type="time" office:time-value="PT00H06M19S" calcext:value-type="time">
            <text:p>00:06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6 </text:p>
          </table:table-cell>
          <table:table-cell office:value-type="string" calcext:value-type="string">
            <text:p><text:s/>Wed Sep 20 22:08:11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817];13;8))" office:value-type="float" office:value="0.922349537037037" calcext:value-type="float">
            <text:p>0.922349537</text:p>
          </table:table-cell>
          <table:table-cell table:formula="of:=IF([.B817]=[.B816];[.G816];[.F818]-[.F817])" office:value-type="time" office:time-value="PT00H06M19S" calcext:value-type="time">
            <text:p>00:06: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7 </text:p>
          </table:table-cell>
          <table:table-cell office:value-type="string" calcext:value-type="string">
            <text:p><text:s/>Wed Sep 20 22:01:5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18];13;8))" office:value-type="float" office:value="0.917974537037037" calcext:value-type="float">
            <text:p>0.917974537</text:p>
          </table:table-cell>
          <table:table-cell table:formula="of:=IF([.B818]=[.B817];[.G817];[.F819]-[.F818])" office:value-type="time" office:time-value="PT00H06M21S" calcext:value-type="time">
            <text:p>00:06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7 </text:p>
          </table:table-cell>
          <table:table-cell office:value-type="string" calcext:value-type="string">
            <text:p><text:s/>Wed Sep 20 22:08:14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819];13;8))" office:value-type="float" office:value="0.922384259259259" calcext:value-type="float">
            <text:p>0.9223842593</text:p>
          </table:table-cell>
          <table:table-cell table:formula="of:=IF([.B819]=[.B818];[.G818];[.F820]-[.F819])" office:value-type="time" office:time-value="PT00H06M21S" calcext:value-type="time">
            <text:p>00:06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8 </text:p>
          </table:table-cell>
          <table:table-cell office:value-type="string" calcext:value-type="string">
            <text:p><text:s/>Wed Sep 20 22:01:5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20];13;8))" office:value-type="float" office:value="0.917974537037037" calcext:value-type="float">
            <text:p>0.917974537</text:p>
          </table:table-cell>
          <table:table-cell table:formula="of:=IF([.B820]=[.B819];[.G819];[.F821]-[.F820])" office:value-type="time" office:time-value="PT00H06M21S" calcext:value-type="time">
            <text:p>00:06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8 </text:p>
          </table:table-cell>
          <table:table-cell office:value-type="string" calcext:value-type="string">
            <text:p><text:s/>Wed Sep 20 22:08:14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821];13;8))" office:value-type="float" office:value="0.922384259259259" calcext:value-type="float">
            <text:p>0.9223842593</text:p>
          </table:table-cell>
          <table:table-cell table:formula="of:=IF([.B821]=[.B820];[.G820];[.F822]-[.F821])" office:value-type="time" office:time-value="PT00H06M21S" calcext:value-type="time">
            <text:p>00:06: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9 </text:p>
          </table:table-cell>
          <table:table-cell office:value-type="string" calcext:value-type="string">
            <text:p><text:s/>Wed Sep 20 22:01:5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22];13;8))" office:value-type="float" office:value="0.917986111111111" calcext:value-type="float">
            <text:p>0.9179861111</text:p>
          </table:table-cell>
          <table:table-cell table:formula="of:=IF([.B822]=[.B821];[.G821];[.F823]-[.F822])" office:value-type="time" office:time-value="PT00H06M23S" calcext:value-type="time">
            <text:p>00:06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69 </text:p>
          </table:table-cell>
          <table:table-cell office:value-type="string" calcext:value-type="string">
            <text:p><text:s/>Wed Sep 20 22:08:1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823];13;8))" office:value-type="float" office:value="0.922418981481481" calcext:value-type="float">
            <text:p>0.9224189815</text:p>
          </table:table-cell>
          <table:table-cell table:formula="of:=IF([.B823]=[.B822];[.G822];[.F824]-[.F823])" office:value-type="time" office:time-value="PT00H06M23S" calcext:value-type="time">
            <text:p>00:06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 </text:p>
          </table:table-cell>
          <table:table-cell office:value-type="string" calcext:value-type="string">
            <text:p><text:s/>Wed Sep 20 21:57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24];13;8))" office:value-type="float" office:value="0.915150462962963" calcext:value-type="float">
            <text:p>0.915150463</text:p>
          </table:table-cell>
          <table:table-cell table:formula="of:=IF([.B824]=[.B823];[.G823];[.F825]-[.F824])" office:value-type="time" office:time-value="PT00H00M23S" calcext:value-type="time">
            <text:p>00:00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 </text:p>
          </table:table-cell>
          <table:table-cell office:value-type="string" calcext:value-type="string">
            <text:p><text:s/>Wed Sep 20 21:58:1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825];13;8))" office:value-type="float" office:value="0.915416666666667" calcext:value-type="float">
            <text:p>0.9154166667</text:p>
          </table:table-cell>
          <table:table-cell table:formula="of:=IF([.B825]=[.B824];[.G824];[.F826]-[.F825])" office:value-type="time" office:time-value="PT00H00M23S" calcext:value-type="time">
            <text:p>00:00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0 </text:p>
          </table:table-cell>
          <table:table-cell office:value-type="string" calcext:value-type="string">
            <text:p><text:s/>Wed Sep 20 22:01:5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26];13;8))" office:value-type="float" office:value="0.917997685185185" calcext:value-type="float">
            <text:p>0.9179976852</text:p>
          </table:table-cell>
          <table:table-cell table:formula="of:=IF([.B826]=[.B825];[.G825];[.F827]-[.F826])" office:value-type="time" office:time-value="PT00H06M23S" calcext:value-type="time">
            <text:p>00:06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0 </text:p>
          </table:table-cell>
          <table:table-cell office:value-type="string" calcext:value-type="string">
            <text:p><text:s/>Wed Sep 20 22:08:18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827];13;8))" office:value-type="float" office:value="0.922430555555555" calcext:value-type="float">
            <text:p>0.9224305556</text:p>
          </table:table-cell>
          <table:table-cell table:formula="of:=IF([.B827]=[.B826];[.G826];[.F828]-[.F827])" office:value-type="time" office:time-value="PT00H06M23S" calcext:value-type="time">
            <text:p>00:06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1 </text:p>
          </table:table-cell>
          <table:table-cell office:value-type="string" calcext:value-type="string">
            <text:p><text:s/>Wed Sep 20 22:01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28];13;8))" office:value-type="float" office:value="0.918009259259259" calcext:value-type="float">
            <text:p>0.9180092593</text:p>
          </table:table-cell>
          <table:table-cell table:formula="of:=IF([.B828]=[.B827];[.G827];[.F829]-[.F828])" office:value-type="time" office:time-value="PT00H06M23S" calcext:value-type="time">
            <text:p>00:06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1 </text:p>
          </table:table-cell>
          <table:table-cell office:value-type="string" calcext:value-type="string">
            <text:p><text:s/>Wed Sep 20 22:08:19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829];13;8))" office:value-type="float" office:value="0.92244212962963" calcext:value-type="float">
            <text:p>0.9224421296</text:p>
          </table:table-cell>
          <table:table-cell table:formula="of:=IF([.B829]=[.B828];[.G828];[.F830]-[.F829])" office:value-type="time" office:time-value="PT00H06M23S" calcext:value-type="time">
            <text:p>00:06: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2 </text:p>
          </table:table-cell>
          <table:table-cell office:value-type="string" calcext:value-type="string">
            <text:p><text:s/>Wed Sep 20 22:01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30];13;8))" office:value-type="float" office:value="0.918009259259259" calcext:value-type="float">
            <text:p>0.9180092593</text:p>
          </table:table-cell>
          <table:table-cell table:formula="of:=IF([.B830]=[.B829];[.G829];[.F831]-[.F830])" office:value-type="time" office:time-value="PT00H06M27S" calcext:value-type="time">
            <text:p>00:06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2 </text:p>
          </table:table-cell>
          <table:table-cell office:value-type="string" calcext:value-type="string">
            <text:p><text:s/>Wed Sep 20 22:08:23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831];13;8))" office:value-type="float" office:value="0.922488425925926" calcext:value-type="float">
            <text:p>0.9224884259</text:p>
          </table:table-cell>
          <table:table-cell table:formula="of:=IF([.B831]=[.B830];[.G830];[.F832]-[.F831])" office:value-type="time" office:time-value="PT00H06M27S" calcext:value-type="time">
            <text:p>00:06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3 </text:p>
          </table:table-cell>
          <table:table-cell office:value-type="string" calcext:value-type="string">
            <text:p><text:s/>Wed Sep 20 22:01:5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32];13;8))" office:value-type="float" office:value="0.918020833333333" calcext:value-type="float">
            <text:p>0.9180208333</text:p>
          </table:table-cell>
          <table:table-cell table:formula="of:=IF([.B832]=[.B831];[.G831];[.F833]-[.F832])" office:value-type="time" office:time-value="PT00H06M29S" calcext:value-type="time">
            <text:p>00:06: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3 </text:p>
          </table:table-cell>
          <table:table-cell office:value-type="string" calcext:value-type="string">
            <text:p><text:s/>Wed Sep 20 22:08:26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833];13;8))" office:value-type="float" office:value="0.922523148148148" calcext:value-type="float">
            <text:p>0.9225231481</text:p>
          </table:table-cell>
          <table:table-cell table:formula="of:=IF([.B833]=[.B832];[.G832];[.F834]-[.F833])" office:value-type="time" office:time-value="PT00H06M29S" calcext:value-type="time">
            <text:p>00:06: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4 </text:p>
          </table:table-cell>
          <table:table-cell office:value-type="string" calcext:value-type="string">
            <text:p><text:s/>Wed Sep 20 22:01:5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34];13;8))" office:value-type="float" office:value="0.918020833333333" calcext:value-type="float">
            <text:p>0.9180208333</text:p>
          </table:table-cell>
          <table:table-cell table:formula="of:=IF([.B834]=[.B833];[.G833];[.F835]-[.F834])" office:value-type="time" office:time-value="PT00H06M28S" calcext:value-type="time">
            <text:p>00:06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4 </text:p>
          </table:table-cell>
          <table:table-cell office:value-type="string" calcext:value-type="string">
            <text:p><text:s/>Wed Sep 20 22:08:25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835];13;8))" office:value-type="float" office:value="0.922511574074074" calcext:value-type="float">
            <text:p>0.9225115741</text:p>
          </table:table-cell>
          <table:table-cell table:formula="of:=IF([.B835]=[.B834];[.G834];[.F836]-[.F835])" office:value-type="time" office:time-value="PT00H06M28S" calcext:value-type="time">
            <text:p>00:06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5 </text:p>
          </table:table-cell>
          <table:table-cell office:value-type="string" calcext:value-type="string">
            <text:p><text:s/>Wed Sep 20 22:01:5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36];13;8))" office:value-type="float" office:value="0.918032407407407" calcext:value-type="float">
            <text:p>0.9180324074</text:p>
          </table:table-cell>
          <table:table-cell table:formula="of:=IF([.B836]=[.B835];[.G835];[.F837]-[.F836])" office:value-type="time" office:time-value="PT00H06M28S" calcext:value-type="time">
            <text:p>00:06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5 </text:p>
          </table:table-cell>
          <table:table-cell office:value-type="string" calcext:value-type="string">
            <text:p><text:s/>Wed Sep 20 22:08:26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837];13;8))" office:value-type="float" office:value="0.922523148148148" calcext:value-type="float">
            <text:p>0.9225231481</text:p>
          </table:table-cell>
          <table:table-cell table:formula="of:=IF([.B837]=[.B836];[.G836];[.F838]-[.F837])" office:value-type="time" office:time-value="PT00H06M28S" calcext:value-type="time">
            <text:p>00:06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6 </text:p>
          </table:table-cell>
          <table:table-cell office:value-type="string" calcext:value-type="string">
            <text:p><text:s/>Wed Sep 20 22:01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38];13;8))" office:value-type="float" office:value="0.918043981481481" calcext:value-type="float">
            <text:p>0.9180439815</text:p>
          </table:table-cell>
          <table:table-cell table:formula="of:=IF([.B838]=[.B837];[.G837];[.F839]-[.F838])" office:value-type="time" office:time-value="PT00H06M30S" calcext:value-type="time">
            <text:p>00:06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6 </text:p>
          </table:table-cell>
          <table:table-cell office:value-type="string" calcext:value-type="string">
            <text:p><text:s/>Wed Sep 20 22:08:29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839];13;8))" office:value-type="float" office:value="0.92255787037037" calcext:value-type="float">
            <text:p>0.9225578704</text:p>
          </table:table-cell>
          <table:table-cell table:formula="of:=IF([.B839]=[.B838];[.G838];[.F840]-[.F839])" office:value-type="time" office:time-value="PT00H06M30S" calcext:value-type="time">
            <text:p>00:06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7 </text:p>
          </table:table-cell>
          <table:table-cell office:value-type="string" calcext:value-type="string">
            <text:p><text:s/>Wed Sep 20 22:01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40];13;8))" office:value-type="float" office:value="0.918043981481481" calcext:value-type="float">
            <text:p>0.9180439815</text:p>
          </table:table-cell>
          <table:table-cell table:formula="of:=IF([.B840]=[.B839];[.G839];[.F841]-[.F840])" office:value-type="time" office:time-value="PT00H06M29S" calcext:value-type="time">
            <text:p>00:06: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7 </text:p>
          </table:table-cell>
          <table:table-cell office:value-type="string" calcext:value-type="string">
            <text:p><text:s/>Wed Sep 20 22:08:28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841];13;8))" office:value-type="float" office:value="0.922546296296296" calcext:value-type="float">
            <text:p>0.9225462963</text:p>
          </table:table-cell>
          <table:table-cell table:formula="of:=IF([.B841]=[.B840];[.G840];[.F842]-[.F841])" office:value-type="time" office:time-value="PT00H06M29S" calcext:value-type="time">
            <text:p>00:06: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8 </text:p>
          </table:table-cell>
          <table:table-cell office:value-type="string" calcext:value-type="string">
            <text:p><text:s/>Wed Sep 20 22:02:0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42];13;8))" office:value-type="float" office:value="0.918055555555556" calcext:value-type="float">
            <text:p>0.9180555556</text:p>
          </table:table-cell>
          <table:table-cell table:formula="of:=IF([.B842]=[.B841];[.G841];[.F843]-[.F842])" office:value-type="time" office:time-value="PT00H06M32S" calcext:value-type="time">
            <text:p>00:06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8 </text:p>
          </table:table-cell>
          <table:table-cell office:value-type="string" calcext:value-type="string">
            <text:p><text:s/>Wed Sep 20 22:08:3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843];13;8))" office:value-type="float" office:value="0.922592592592593" calcext:value-type="float">
            <text:p>0.9225925926</text:p>
          </table:table-cell>
          <table:table-cell table:formula="of:=IF([.B843]=[.B842];[.G842];[.F844]-[.F843])" office:value-type="time" office:time-value="PT00H06M32S" calcext:value-type="time">
            <text:p>00:06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9 </text:p>
          </table:table-cell>
          <table:table-cell office:value-type="string" calcext:value-type="string">
            <text:p><text:s/>Wed Sep 20 22:02:0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44];13;8))" office:value-type="float" office:value="0.918055555555556" calcext:value-type="float">
            <text:p>0.9180555556</text:p>
          </table:table-cell>
          <table:table-cell table:formula="of:=IF([.B844]=[.B843];[.G843];[.F845]-[.F844])" office:value-type="time" office:time-value="PT00H06M34S" calcext:value-type="time">
            <text:p>00:06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79 </text:p>
          </table:table-cell>
          <table:table-cell office:value-type="string" calcext:value-type="string">
            <text:p><text:s/>Wed Sep 20 22:08:34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845];13;8))" office:value-type="float" office:value="0.922615740740741" calcext:value-type="float">
            <text:p>0.9226157407</text:p>
          </table:table-cell>
          <table:table-cell table:formula="of:=IF([.B845]=[.B844];[.G844];[.F846]-[.F845])" office:value-type="time" office:time-value="PT00H06M34S" calcext:value-type="time">
            <text:p>00:06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 </text:p>
          </table:table-cell>
          <table:table-cell office:value-type="string" calcext:value-type="string">
            <text:p><text:s/>Wed Sep 20 21:57:4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46];13;8))" office:value-type="float" office:value="0.915150462962963" calcext:value-type="float">
            <text:p>0.915150463</text:p>
          </table:table-cell>
          <table:table-cell table:formula="of:=IF([.B846]=[.B845];[.G845];[.F847]-[.F846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 </text:p>
          </table:table-cell>
          <table:table-cell office:value-type="string" calcext:value-type="string">
            <text:p><text:s/>Wed Sep 20 21:58:13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847];13;8))" office:value-type="float" office:value="0.915428240740741" calcext:value-type="float">
            <text:p>0.9154282407</text:p>
          </table:table-cell>
          <table:table-cell table:formula="of:=IF([.B847]=[.B846];[.G846];[.F848]-[.F847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0 </text:p>
          </table:table-cell>
          <table:table-cell office:value-type="string" calcext:value-type="string">
            <text:p><text:s/>Wed Sep 20 22:02:0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48];13;8))" office:value-type="float" office:value="0.918055555555556" calcext:value-type="float">
            <text:p>0.9180555556</text:p>
          </table:table-cell>
          <table:table-cell table:formula="of:=IF([.B848]=[.B847];[.G847];[.F849]-[.F848])" office:value-type="time" office:time-value="PT00H06M34S" calcext:value-type="time">
            <text:p>00:06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0 </text:p>
          </table:table-cell>
          <table:table-cell office:value-type="string" calcext:value-type="string">
            <text:p><text:s/>Wed Sep 20 22:08:34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849];13;8))" office:value-type="float" office:value="0.922615740740741" calcext:value-type="float">
            <text:p>0.9226157407</text:p>
          </table:table-cell>
          <table:table-cell table:formula="of:=IF([.B849]=[.B848];[.G848];[.F850]-[.F849])" office:value-type="time" office:time-value="PT00H06M34S" calcext:value-type="time">
            <text:p>00:06: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1 </text:p>
          </table:table-cell>
          <table:table-cell office:value-type="string" calcext:value-type="string">
            <text:p><text:s/>Wed Sep 20 22:02:0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50];13;8))" office:value-type="float" office:value="0.91806712962963" calcext:value-type="float">
            <text:p>0.9180671296</text:p>
          </table:table-cell>
          <table:table-cell table:formula="of:=IF([.B850]=[.B849];[.G849];[.F851]-[.F850])" office:value-type="time" office:time-value="PT00H06M37S" calcext:value-type="time">
            <text:p>00:0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1 </text:p>
          </table:table-cell>
          <table:table-cell office:value-type="string" calcext:value-type="string">
            <text:p><text:s/>Wed Sep 20 22:08:3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851];13;8))" office:value-type="float" office:value="0.922662037037037" calcext:value-type="float">
            <text:p>0.922662037</text:p>
          </table:table-cell>
          <table:table-cell table:formula="of:=IF([.B851]=[.B850];[.G850];[.F852]-[.F851])" office:value-type="time" office:time-value="PT00H06M37S" calcext:value-type="time">
            <text:p>00:0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2 </text:p>
          </table:table-cell>
          <table:table-cell office:value-type="string" calcext:value-type="string">
            <text:p><text:s/>Wed Sep 20 22:02:0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52];13;8))" office:value-type="float" office:value="0.91806712962963" calcext:value-type="float">
            <text:p>0.9180671296</text:p>
          </table:table-cell>
          <table:table-cell table:formula="of:=IF([.B852]=[.B851];[.G851];[.F853]-[.F852])" office:value-type="time" office:time-value="PT00H06M40S" calcext:value-type="time">
            <text:p>00:06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2 </text:p>
          </table:table-cell>
          <table:table-cell office:value-type="string" calcext:value-type="string">
            <text:p><text:s/>Wed Sep 20 22:08:41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853];13;8))" office:value-type="float" office:value="0.922696759259259" calcext:value-type="float">
            <text:p>0.9226967593</text:p>
          </table:table-cell>
          <table:table-cell table:formula="of:=IF([.B853]=[.B852];[.G852];[.F854]-[.F853])" office:value-type="time" office:time-value="PT00H06M40S" calcext:value-type="time">
            <text:p>00:06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3 </text:p>
          </table:table-cell>
          <table:table-cell office:value-type="string" calcext:value-type="string">
            <text:p><text:s/>Wed Sep 20 22:02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54];13;8))" office:value-type="float" office:value="0.918078703703704" calcext:value-type="float">
            <text:p>0.9180787037</text:p>
          </table:table-cell>
          <table:table-cell table:formula="of:=IF([.B854]=[.B853];[.G853];[.F855]-[.F854])" office:value-type="time" office:time-value="PT00H06M41S" calcext:value-type="time">
            <text:p>00:06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3 </text:p>
          </table:table-cell>
          <table:table-cell office:value-type="string" calcext:value-type="string">
            <text:p><text:s/>Wed Sep 20 22:08:4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855];13;8))" office:value-type="float" office:value="0.922719907407407" calcext:value-type="float">
            <text:p>0.9227199074</text:p>
          </table:table-cell>
          <table:table-cell table:formula="of:=IF([.B855]=[.B854];[.G854];[.F856]-[.F855])" office:value-type="time" office:time-value="PT00H06M41S" calcext:value-type="time">
            <text:p>00:06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4 </text:p>
          </table:table-cell>
          <table:table-cell office:value-type="string" calcext:value-type="string">
            <text:p><text:s/>Wed Sep 20 22:02:0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56];13;8))" office:value-type="float" office:value="0.918090277777778" calcext:value-type="float">
            <text:p>0.9180902778</text:p>
          </table:table-cell>
          <table:table-cell table:formula="of:=IF([.B856]=[.B855];[.G855];[.F857]-[.F856])" office:value-type="time" office:time-value="PT00H06M37S" calcext:value-type="time">
            <text:p>00:0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4 </text:p>
          </table:table-cell>
          <table:table-cell office:value-type="string" calcext:value-type="string">
            <text:p><text:s/>Wed Sep 20 22:08:40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857];13;8))" office:value-type="float" office:value="0.922685185185185" calcext:value-type="float">
            <text:p>0.9226851852</text:p>
          </table:table-cell>
          <table:table-cell table:formula="of:=IF([.B857]=[.B856];[.G856];[.F858]-[.F857])" office:value-type="time" office:time-value="PT00H06M37S" calcext:value-type="time">
            <text:p>00:06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5 </text:p>
          </table:table-cell>
          <table:table-cell office:value-type="string" calcext:value-type="string">
            <text:p><text:s/>Wed Sep 20 22:02:0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58];13;8))" office:value-type="float" office:value="0.918090277777778" calcext:value-type="float">
            <text:p>0.9180902778</text:p>
          </table:table-cell>
          <table:table-cell table:formula="of:=IF([.B858]=[.B857];[.G857];[.F859]-[.F858])" office:value-type="time" office:time-value="PT00H06M39S" calcext:value-type="time">
            <text:p>00:06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5 </text:p>
          </table:table-cell>
          <table:table-cell office:value-type="string" calcext:value-type="string">
            <text:p><text:s/>Wed Sep 20 22:08:42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859];13;8))" office:value-type="float" office:value="0.922708333333333" calcext:value-type="float">
            <text:p>0.9227083333</text:p>
          </table:table-cell>
          <table:table-cell table:formula="of:=IF([.B859]=[.B858];[.G858];[.F860]-[.F859])" office:value-type="time" office:time-value="PT00H06M39S" calcext:value-type="time">
            <text:p>00:06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6 </text:p>
          </table:table-cell>
          <table:table-cell office:value-type="string" calcext:value-type="string">
            <text:p><text:s/>Wed Sep 20 22:02:0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60];13;8))" office:value-type="float" office:value="0.918090277777778" calcext:value-type="float">
            <text:p>0.9180902778</text:p>
          </table:table-cell>
          <table:table-cell table:formula="of:=IF([.B860]=[.B859];[.G859];[.F861]-[.F860])" office:value-type="time" office:time-value="PT00H06M40S" calcext:value-type="time">
            <text:p>00:06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6 </text:p>
          </table:table-cell>
          <table:table-cell office:value-type="string" calcext:value-type="string">
            <text:p><text:s/>Wed Sep 20 22:08:43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861];13;8))" office:value-type="float" office:value="0.922719907407407" calcext:value-type="float">
            <text:p>0.9227199074</text:p>
          </table:table-cell>
          <table:table-cell table:formula="of:=IF([.B861]=[.B860];[.G860];[.F862]-[.F861])" office:value-type="time" office:time-value="PT00H06M40S" calcext:value-type="time">
            <text:p>00:06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7 </text:p>
          </table:table-cell>
          <table:table-cell office:value-type="string" calcext:value-type="string">
            <text:p><text:s/>Wed Sep 20 22:02:0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62];13;8))" office:value-type="float" office:value="0.918101851851852" calcext:value-type="float">
            <text:p>0.9181018519</text:p>
          </table:table-cell>
          <table:table-cell table:formula="of:=IF([.B862]=[.B861];[.G861];[.F863]-[.F862])" office:value-type="time" office:time-value="PT00H06M43S" calcext:value-type="time">
            <text:p>00:06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7 </text:p>
          </table:table-cell>
          <table:table-cell office:value-type="string" calcext:value-type="string">
            <text:p><text:s/>Wed Sep 20 22:08:4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863];13;8))" office:value-type="float" office:value="0.922766203703704" calcext:value-type="float">
            <text:p>0.9227662037</text:p>
          </table:table-cell>
          <table:table-cell table:formula="of:=IF([.B863]=[.B862];[.G862];[.F864]-[.F863])" office:value-type="time" office:time-value="PT00H06M43S" calcext:value-type="time">
            <text:p>00:06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8 </text:p>
          </table:table-cell>
          <table:table-cell office:value-type="string" calcext:value-type="string">
            <text:p><text:s/>Wed Sep 20 22:02:0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64];13;8))" office:value-type="float" office:value="0.918101851851852" calcext:value-type="float">
            <text:p>0.9181018519</text:p>
          </table:table-cell>
          <table:table-cell table:formula="of:=IF([.B864]=[.B863];[.G863];[.F865]-[.F864])" office:value-type="time" office:time-value="PT00H06M44S" calcext:value-type="time">
            <text:p>00:06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8 </text:p>
          </table:table-cell>
          <table:table-cell office:value-type="string" calcext:value-type="string">
            <text:p><text:s/>Wed Sep 20 22:08:48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865];13;8))" office:value-type="float" office:value="0.922777777777778" calcext:value-type="float">
            <text:p>0.9227777778</text:p>
          </table:table-cell>
          <table:table-cell table:formula="of:=IF([.B865]=[.B864];[.G864];[.F866]-[.F865])" office:value-type="time" office:time-value="PT00H06M44S" calcext:value-type="time">
            <text:p>00:06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9 </text:p>
          </table:table-cell>
          <table:table-cell office:value-type="string" calcext:value-type="string">
            <text:p><text:s/>Wed Sep 20 22:02:0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66];13;8))" office:value-type="float" office:value="0.918113425925926" calcext:value-type="float">
            <text:p>0.9181134259</text:p>
          </table:table-cell>
          <table:table-cell table:formula="of:=IF([.B866]=[.B865];[.G865];[.F867]-[.F866])" office:value-type="time" office:time-value="PT00H06M45S" calcext:value-type="time">
            <text:p>00:06: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89 </text:p>
          </table:table-cell>
          <table:table-cell office:value-type="string" calcext:value-type="string">
            <text:p><text:s/>Wed Sep 20 22:08:50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867];13;8))" office:value-type="float" office:value="0.922800925925926" calcext:value-type="float">
            <text:p>0.9228009259</text:p>
          </table:table-cell>
          <table:table-cell table:formula="of:=IF([.B867]=[.B866];[.G866];[.F868]-[.F867])" office:value-type="time" office:time-value="PT00H06M45S" calcext:value-type="time">
            <text:p>00:06: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 </text:p>
          </table:table-cell>
          <table:table-cell office:value-type="string" calcext:value-type="string">
            <text:p><text:s/>Wed Sep 20 21:57:5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68];13;8))" office:value-type="float" office:value="0.915162037037037" calcext:value-type="float">
            <text:p>0.915162037</text:p>
          </table:table-cell>
          <table:table-cell table:formula="of:=IF([.B868]=[.B867];[.G867];[.F869]-[.F868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 </text:p>
          </table:table-cell>
          <table:table-cell office:value-type="string" calcext:value-type="string">
            <text:p><text:s/>Wed Sep 20 21:58:14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869];13;8))" office:value-type="float" office:value="0.915439814814815" calcext:value-type="float">
            <text:p>0.9154398148</text:p>
          </table:table-cell>
          <table:table-cell table:formula="of:=IF([.B869]=[.B868];[.G868];[.F870]-[.F869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0 </text:p>
          </table:table-cell>
          <table:table-cell office:value-type="string" calcext:value-type="string">
            <text:p><text:s/>Wed Sep 20 22:02:0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70];13;8))" office:value-type="float" office:value="0.918125" calcext:value-type="float">
            <text:p>0.918125</text:p>
          </table:table-cell>
          <table:table-cell table:formula="of:=IF([.B870]=[.B869];[.G869];[.F871]-[.F870])" office:value-type="time" office:time-value="PT00H06M47S" calcext:value-type="time">
            <text:p>00:06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0 </text:p>
          </table:table-cell>
          <table:table-cell office:value-type="string" calcext:value-type="string">
            <text:p><text:s/>Wed Sep 20 22:08:53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871];13;8))" office:value-type="float" office:value="0.922835648148148" calcext:value-type="float">
            <text:p>0.9228356481</text:p>
          </table:table-cell>
          <table:table-cell table:formula="of:=IF([.B871]=[.B870];[.G870];[.F872]-[.F871])" office:value-type="time" office:time-value="PT00H06M47S" calcext:value-type="time">
            <text:p>00:06: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1 </text:p>
          </table:table-cell>
          <table:table-cell office:value-type="string" calcext:value-type="string">
            <text:p><text:s/>Wed Sep 20 22:02:0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72];13;8))" office:value-type="float" office:value="0.918125" calcext:value-type="float">
            <text:p>0.918125</text:p>
          </table:table-cell>
          <table:table-cell table:formula="of:=IF([.B872]=[.B871];[.G871];[.F873]-[.F872])" office:value-type="time" office:time-value="PT00H06M50S" calcext:value-type="time">
            <text:p>00:06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1 </text:p>
          </table:table-cell>
          <table:table-cell office:value-type="string" calcext:value-type="string">
            <text:p><text:s/>Wed Sep 20 22:08:56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873];13;8))" office:value-type="float" office:value="0.92287037037037" calcext:value-type="float">
            <text:p>0.9228703704</text:p>
          </table:table-cell>
          <table:table-cell table:formula="of:=IF([.B873]=[.B872];[.G872];[.F874]-[.F873])" office:value-type="time" office:time-value="PT00H06M50S" calcext:value-type="time">
            <text:p>00:06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2 </text:p>
          </table:table-cell>
          <table:table-cell office:value-type="string" calcext:value-type="string">
            <text:p><text:s/>Wed Sep 20 22:02:0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74];13;8))" office:value-type="float" office:value="0.918136574074074" calcext:value-type="float">
            <text:p>0.9181365741</text:p>
          </table:table-cell>
          <table:table-cell table:formula="of:=IF([.B874]=[.B873];[.G873];[.F875]-[.F874])" office:value-type="time" office:time-value="PT00H06M48S" calcext:value-type="time">
            <text:p>00:06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2 </text:p>
          </table:table-cell>
          <table:table-cell office:value-type="string" calcext:value-type="string">
            <text:p><text:s/>Wed Sep 20 22:08:55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875];13;8))" office:value-type="float" office:value="0.922858796296296" calcext:value-type="float">
            <text:p>0.9228587963</text:p>
          </table:table-cell>
          <table:table-cell table:formula="of:=IF([.B875]=[.B874];[.G874];[.F876]-[.F875])" office:value-type="time" office:time-value="PT00H06M48S" calcext:value-type="time">
            <text:p>00:06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3 </text:p>
          </table:table-cell>
          <table:table-cell office:value-type="string" calcext:value-type="string">
            <text:p><text:s/>Wed Sep 20 22:02:0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76];13;8))" office:value-type="float" office:value="0.918148148148148" calcext:value-type="float">
            <text:p>0.9181481481</text:p>
          </table:table-cell>
          <table:table-cell table:formula="of:=IF([.B876]=[.B875];[.G875];[.F877]-[.F876])" office:value-type="time" office:time-value="PT00H06M50S" calcext:value-type="time">
            <text:p>00:06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3 </text:p>
          </table:table-cell>
          <table:table-cell office:value-type="string" calcext:value-type="string">
            <text:p><text:s/>Wed Sep 20 22:08:58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877];13;8))" office:value-type="float" office:value="0.922893518518518" calcext:value-type="float">
            <text:p>0.9228935185</text:p>
          </table:table-cell>
          <table:table-cell table:formula="of:=IF([.B877]=[.B876];[.G876];[.F878]-[.F877])" office:value-type="time" office:time-value="PT00H06M50S" calcext:value-type="time">
            <text:p>00:06: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4 </text:p>
          </table:table-cell>
          <table:table-cell office:value-type="string" calcext:value-type="string">
            <text:p><text:s/>Wed Sep 20 22:02:0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78];13;8))" office:value-type="float" office:value="0.918159722222222" calcext:value-type="float">
            <text:p>0.9181597222</text:p>
          </table:table-cell>
          <table:table-cell table:formula="of:=IF([.B878]=[.B877];[.G877];[.F879]-[.F878])" office:value-type="time" office:time-value="PT00H06M49S" calcext:value-type="time">
            <text:p>00:06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4 </text:p>
          </table:table-cell>
          <table:table-cell office:value-type="string" calcext:value-type="string">
            <text:p><text:s/>Wed Sep 20 22:08:58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879];13;8))" office:value-type="float" office:value="0.922893518518518" calcext:value-type="float">
            <text:p>0.9228935185</text:p>
          </table:table-cell>
          <table:table-cell table:formula="of:=IF([.B879]=[.B878];[.G878];[.F880]-[.F879])" office:value-type="time" office:time-value="PT00H06M49S" calcext:value-type="time">
            <text:p>00:06: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5 </text:p>
          </table:table-cell>
          <table:table-cell office:value-type="string" calcext:value-type="string">
            <text:p><text:s/>Wed Sep 20 22:02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80];13;8))" office:value-type="float" office:value="0.918171296296296" calcext:value-type="float">
            <text:p>0.9181712963</text:p>
          </table:table-cell>
          <table:table-cell table:formula="of:=IF([.B880]=[.B879];[.G879];[.F881]-[.F880])" office:value-type="time" office:time-value="PT00H06M48S" calcext:value-type="time">
            <text:p>00:06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5 </text:p>
          </table:table-cell>
          <table:table-cell office:value-type="string" calcext:value-type="string">
            <text:p><text:s/>Wed Sep 20 22:08:58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881];13;8))" office:value-type="float" office:value="0.922893518518518" calcext:value-type="float">
            <text:p>0.9228935185</text:p>
          </table:table-cell>
          <table:table-cell table:formula="of:=IF([.B881]=[.B880];[.G880];[.F882]-[.F881])" office:value-type="time" office:time-value="PT00H06M48S" calcext:value-type="time">
            <text:p>00:06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6 </text:p>
          </table:table-cell>
          <table:table-cell office:value-type="string" calcext:value-type="string">
            <text:p><text:s/>Wed Sep 20 22:02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82];13;8))" office:value-type="float" office:value="0.918171296296296" calcext:value-type="float">
            <text:p>0.9181712963</text:p>
          </table:table-cell>
          <table:table-cell table:formula="of:=IF([.B882]=[.B881];[.G881];[.F883]-[.F882])" office:value-type="time" office:time-value="PT00H06M52S" calcext:value-type="time">
            <text:p>00:06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6 </text:p>
          </table:table-cell>
          <table:table-cell office:value-type="string" calcext:value-type="string">
            <text:p><text:s/>Wed Sep 20 22:09:02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883];13;8))" office:value-type="float" office:value="0.922939814814815" calcext:value-type="float">
            <text:p>0.9229398148</text:p>
          </table:table-cell>
          <table:table-cell table:formula="of:=IF([.B883]=[.B882];[.G882];[.F884]-[.F883])" office:value-type="time" office:time-value="PT00H06M52S" calcext:value-type="time">
            <text:p>00:06: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7 </text:p>
          </table:table-cell>
          <table:table-cell office:value-type="string" calcext:value-type="string">
            <text:p><text:s/>Wed Sep 20 22:02:1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84];13;8))" office:value-type="float" office:value="0.91818287037037" calcext:value-type="float">
            <text:p>0.9181828704</text:p>
          </table:table-cell>
          <table:table-cell table:formula="of:=IF([.B884]=[.B883];[.G883];[.F885]-[.F884])" office:value-type="time" office:time-value="PT00H06M53S" calcext:value-type="time">
            <text:p>00:06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7 </text:p>
          </table:table-cell>
          <table:table-cell office:value-type="string" calcext:value-type="string">
            <text:p><text:s/>Wed Sep 20 22:09:04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885];13;8))" office:value-type="float" office:value="0.922962962962963" calcext:value-type="float">
            <text:p>0.922962963</text:p>
          </table:table-cell>
          <table:table-cell table:formula="of:=IF([.B885]=[.B884];[.G884];[.F886]-[.F885])" office:value-type="time" office:time-value="PT00H06M53S" calcext:value-type="time">
            <text:p>00:06: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8 </text:p>
          </table:table-cell>
          <table:table-cell office:value-type="string" calcext:value-type="string">
            <text:p><text:s/>Wed Sep 20 22:02:1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86];13;8))" office:value-type="float" office:value="0.91818287037037" calcext:value-type="float">
            <text:p>0.9181828704</text:p>
          </table:table-cell>
          <table:table-cell table:formula="of:=IF([.B886]=[.B885];[.G885];[.F887]-[.F886])" office:value-type="time" office:time-value="PT00H06M55S" calcext:value-type="time">
            <text:p>00:06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8 </text:p>
          </table:table-cell>
          <table:table-cell office:value-type="string" calcext:value-type="string">
            <text:p><text:s/>Wed Sep 20 22:09:06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887];13;8))" office:value-type="float" office:value="0.922986111111111" calcext:value-type="float">
            <text:p>0.9229861111</text:p>
          </table:table-cell>
          <table:table-cell table:formula="of:=IF([.B887]=[.B886];[.G886];[.F888]-[.F887])" office:value-type="time" office:time-value="PT00H06M55S" calcext:value-type="time">
            <text:p>00:06: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9 </text:p>
          </table:table-cell>
          <table:table-cell office:value-type="string" calcext:value-type="string">
            <text:p><text:s/>Wed Sep 20 22:02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88];13;8))" office:value-type="float" office:value="0.918194444444444" calcext:value-type="float">
            <text:p>0.9181944444</text:p>
          </table:table-cell>
          <table:table-cell table:formula="of:=IF([.B888]=[.B887];[.G887];[.F889]-[.F888])" office:value-type="time" office:time-value="PT00H06M56S" calcext:value-type="time">
            <text:p>00:06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499 </text:p>
          </table:table-cell>
          <table:table-cell office:value-type="string" calcext:value-type="string">
            <text:p><text:s/>Wed Sep 20 22:09:0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889];13;8))" office:value-type="float" office:value="0.923009259259259" calcext:value-type="float">
            <text:p>0.9230092593</text:p>
          </table:table-cell>
          <table:table-cell table:formula="of:=IF([.B889]=[.B888];[.G888];[.F890]-[.F889])" office:value-type="time" office:time-value="PT00H06M56S" calcext:value-type="time">
            <text:p>00:06: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 </text:p>
          </table:table-cell>
          <table:table-cell office:value-type="string" calcext:value-type="string">
            <text:p><text:s/>Wed Sep 20 21:57:2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90];13;8))" office:value-type="float" office:value="0.914849537037037" calcext:value-type="float">
            <text:p>0.914849537</text:p>
          </table:table-cell>
          <table:table-cell table:formula="of:=IF([.B890]=[.B889];[.G889];[.F891]-[.F890])" office:value-type="time" office:time-value="PT00H00M07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 </text:p>
          </table:table-cell>
          <table:table-cell office:value-type="string" calcext:value-type="string">
            <text:p><text:s/>Wed Sep 20 21:57:30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891];13;8))" office:value-type="float" office:value="0.914930555555556" calcext:value-type="float">
            <text:p>0.9149305556</text:p>
          </table:table-cell>
          <table:table-cell table:formula="of:=IF([.B891]=[.B890];[.G890];[.F892]-[.F891])" office:value-type="time" office:time-value="PT00H00M07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 </text:p>
          </table:table-cell>
          <table:table-cell office:value-type="string" calcext:value-type="string">
            <text:p><text:s/>Wed Sep 20 21:57:5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92];13;8))" office:value-type="float" office:value="0.915162037037037" calcext:value-type="float">
            <text:p>0.915162037</text:p>
          </table:table-cell>
          <table:table-cell table:formula="of:=IF([.B892]=[.B891];[.G891];[.F893]-[.F892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 </text:p>
          </table:table-cell>
          <table:table-cell office:value-type="string" calcext:value-type="string">
            <text:p><text:s/>Wed Sep 20 21:58:14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893];13;8))" office:value-type="float" office:value="0.915439814814815" calcext:value-type="float">
            <text:p>0.9154398148</text:p>
          </table:table-cell>
          <table:table-cell table:formula="of:=IF([.B893]=[.B892];[.G892];[.F894]-[.F893])" office:value-type="time" office:time-value="PT00H00M24S" calcext:value-type="time">
            <text:p>00:00: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0 </text:p>
          </table:table-cell>
          <table:table-cell office:value-type="string" calcext:value-type="string">
            <text:p><text:s/>Wed Sep 20 22:02:1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94];13;8))" office:value-type="float" office:value="0.918206018518518" calcext:value-type="float">
            <text:p>0.9182060185</text:p>
          </table:table-cell>
          <table:table-cell table:formula="of:=IF([.B894]=[.B893];[.G893];[.F895]-[.F894])" office:value-type="time" office:time-value="PT00H06M57S" calcext:value-type="time">
            <text:p>00:06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0 </text:p>
          </table:table-cell>
          <table:table-cell office:value-type="string" calcext:value-type="string">
            <text:p><text:s/>Wed Sep 20 22:09:10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895];13;8))" office:value-type="float" office:value="0.923032407407407" calcext:value-type="float">
            <text:p>0.9230324074</text:p>
          </table:table-cell>
          <table:table-cell table:formula="of:=IF([.B895]=[.B894];[.G894];[.F896]-[.F895])" office:value-type="time" office:time-value="PT00H06M57S" calcext:value-type="time">
            <text:p>00:06: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1 </text:p>
          </table:table-cell>
          <table:table-cell office:value-type="string" calcext:value-type="string">
            <text:p><text:s/>Wed Sep 20 22:02:1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96];13;8))" office:value-type="float" office:value="0.918206018518518" calcext:value-type="float">
            <text:p>0.9182060185</text:p>
          </table:table-cell>
          <table:table-cell table:formula="of:=IF([.B896]=[.B895];[.G895];[.F897]-[.F896])" office:value-type="time" office:time-value="PT00H06M58S" calcext:value-type="time">
            <text:p>00:06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1 </text:p>
          </table:table-cell>
          <table:table-cell office:value-type="string" calcext:value-type="string">
            <text:p><text:s/>Wed Sep 20 22:09:11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897];13;8))" office:value-type="float" office:value="0.923043981481481" calcext:value-type="float">
            <text:p>0.9230439815</text:p>
          </table:table-cell>
          <table:table-cell table:formula="of:=IF([.B897]=[.B896];[.G896];[.F898]-[.F897])" office:value-type="time" office:time-value="PT00H06M58S" calcext:value-type="time">
            <text:p>00:06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2 </text:p>
          </table:table-cell>
          <table:table-cell office:value-type="string" calcext:value-type="string">
            <text:p><text:s/>Wed Sep 20 22:02:1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898];13;8))" office:value-type="float" office:value="0.918217592592593" calcext:value-type="float">
            <text:p>0.9182175926</text:p>
          </table:table-cell>
          <table:table-cell table:formula="of:=IF([.B898]=[.B897];[.G897];[.F899]-[.F898])" office:value-type="time" office:time-value="PT00H06M59S" calcext:value-type="time">
            <text:p>00:06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2 </text:p>
          </table:table-cell>
          <table:table-cell office:value-type="string" calcext:value-type="string">
            <text:p><text:s/>Wed Sep 20 22:09:1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899];13;8))" office:value-type="float" office:value="0.92306712962963" calcext:value-type="float">
            <text:p>0.9230671296</text:p>
          </table:table-cell>
          <table:table-cell table:formula="of:=IF([.B899]=[.B898];[.G898];[.F900]-[.F899])" office:value-type="time" office:time-value="PT00H06M59S" calcext:value-type="time">
            <text:p>00:06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3 </text:p>
          </table:table-cell>
          <table:table-cell office:value-type="string" calcext:value-type="string">
            <text:p><text:s/>Wed Sep 20 22:02:1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00];13;8))" office:value-type="float" office:value="0.918217592592593" calcext:value-type="float">
            <text:p>0.9182175926</text:p>
          </table:table-cell>
          <table:table-cell table:formula="of:=IF([.B900]=[.B899];[.G899];[.F901]-[.F900])" office:value-type="time" office:time-value="PT00H06M59S" calcext:value-type="time">
            <text:p>00:06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3 </text:p>
          </table:table-cell>
          <table:table-cell office:value-type="string" calcext:value-type="string">
            <text:p><text:s/>Wed Sep 20 22:09:13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901];13;8))" office:value-type="float" office:value="0.92306712962963" calcext:value-type="float">
            <text:p>0.9230671296</text:p>
          </table:table-cell>
          <table:table-cell table:formula="of:=IF([.B901]=[.B900];[.G900];[.F902]-[.F901])" office:value-type="time" office:time-value="PT00H06M59S" calcext:value-type="time">
            <text:p>00:06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4 </text:p>
          </table:table-cell>
          <table:table-cell office:value-type="string" calcext:value-type="string">
            <text:p><text:s/>Wed Sep 20 22:02:1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02];13;8))" office:value-type="float" office:value="0.918229166666667" calcext:value-type="float">
            <text:p>0.9182291667</text:p>
          </table:table-cell>
          <table:table-cell table:formula="of:=IF([.B902]=[.B901];[.G901];[.F903]-[.F902])" office:value-type="time" office:time-value="PT00H06M59S" calcext:value-type="time">
            <text:p>00:06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4 </text:p>
          </table:table-cell>
          <table:table-cell office:value-type="string" calcext:value-type="string">
            <text:p><text:s/>Wed Sep 20 22:09:14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903];13;8))" office:value-type="float" office:value="0.923078703703704" calcext:value-type="float">
            <text:p>0.9230787037</text:p>
          </table:table-cell>
          <table:table-cell table:formula="of:=IF([.B903]=[.B902];[.G902];[.F904]-[.F903])" office:value-type="time" office:time-value="PT00H06M59S" calcext:value-type="time">
            <text:p>00:06: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5 </text:p>
          </table:table-cell>
          <table:table-cell office:value-type="string" calcext:value-type="string">
            <text:p><text:s/>Wed Sep 20 22:02:1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04];13;8))" office:value-type="float" office:value="0.918240740740741" calcext:value-type="float">
            <text:p>0.9182407407</text:p>
          </table:table-cell>
          <table:table-cell table:formula="of:=IF([.B904]=[.B903];[.G903];[.F905]-[.F904])" office:value-type="time" office:time-value="PT00H07M01S" calcext:value-type="time">
            <text:p>00:07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5 </text:p>
          </table:table-cell>
          <table:table-cell office:value-type="string" calcext:value-type="string">
            <text:p><text:s/>Wed Sep 20 22:09:17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905];13;8))" office:value-type="float" office:value="0.923113425925926" calcext:value-type="float">
            <text:p>0.9231134259</text:p>
          </table:table-cell>
          <table:table-cell table:formula="of:=IF([.B905]=[.B904];[.G904];[.F906]-[.F905])" office:value-type="time" office:time-value="PT00H07M01S" calcext:value-type="time">
            <text:p>00:07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6 </text:p>
          </table:table-cell>
          <table:table-cell office:value-type="string" calcext:value-type="string">
            <text:p><text:s/>Wed Sep 20 22:02:1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06];13;8))" office:value-type="float" office:value="0.918252314814815" calcext:value-type="float">
            <text:p>0.9182523148</text:p>
          </table:table-cell>
          <table:table-cell table:formula="of:=IF([.B906]=[.B905];[.G905];[.F907]-[.F906])" office:value-type="time" office:time-value="PT00H07M01S" calcext:value-type="time">
            <text:p>00:07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6 </text:p>
          </table:table-cell>
          <table:table-cell office:value-type="string" calcext:value-type="string">
            <text:p><text:s/>Wed Sep 20 22:09:18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907];13;8))" office:value-type="float" office:value="0.923125" calcext:value-type="float">
            <text:p>0.923125</text:p>
          </table:table-cell>
          <table:table-cell table:formula="of:=IF([.B907]=[.B906];[.G906];[.F908]-[.F907])" office:value-type="time" office:time-value="PT00H07M01S" calcext:value-type="time">
            <text:p>00:07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7 </text:p>
          </table:table-cell>
          <table:table-cell office:value-type="string" calcext:value-type="string">
            <text:p><text:s/>Wed Sep 20 22:02:1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08];13;8))" office:value-type="float" office:value="0.918252314814815" calcext:value-type="float">
            <text:p>0.9182523148</text:p>
          </table:table-cell>
          <table:table-cell table:formula="of:=IF([.B908]=[.B907];[.G907];[.F909]-[.F908])" office:value-type="time" office:time-value="PT00H07M01S" calcext:value-type="time">
            <text:p>00:07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7 </text:p>
          </table:table-cell>
          <table:table-cell office:value-type="string" calcext:value-type="string">
            <text:p><text:s/>Wed Sep 20 22:09:18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909];13;8))" office:value-type="float" office:value="0.923125" calcext:value-type="float">
            <text:p>0.923125</text:p>
          </table:table-cell>
          <table:table-cell table:formula="of:=IF([.B909]=[.B908];[.G908];[.F910]-[.F909])" office:value-type="time" office:time-value="PT00H07M01S" calcext:value-type="time">
            <text:p>00:07: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8 </text:p>
          </table:table-cell>
          <table:table-cell office:value-type="string" calcext:value-type="string">
            <text:p><text:s/>Wed Sep 20 22:02:1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10];13;8))" office:value-type="float" office:value="0.918263888888889" calcext:value-type="float">
            <text:p>0.9182638889</text:p>
          </table:table-cell>
          <table:table-cell table:formula="of:=IF([.B910]=[.B909];[.G909];[.F911]-[.F910])" office:value-type="time" office:time-value="PT00H07M02S" calcext:value-type="time">
            <text:p>00:07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8 </text:p>
          </table:table-cell>
          <table:table-cell office:value-type="string" calcext:value-type="string">
            <text:p><text:s/>Wed Sep 20 22:09:20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911];13;8))" office:value-type="float" office:value="0.923148148148148" calcext:value-type="float">
            <text:p>0.9231481481</text:p>
          </table:table-cell>
          <table:table-cell table:formula="of:=IF([.B911]=[.B910];[.G910];[.F912]-[.F911])" office:value-type="time" office:time-value="PT00H07M02S" calcext:value-type="time">
            <text:p>00:07: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9 </text:p>
          </table:table-cell>
          <table:table-cell office:value-type="string" calcext:value-type="string">
            <text:p><text:s/>Wed Sep 20 22:02:1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12];13;8))" office:value-type="float" office:value="0.918263888888889" calcext:value-type="float">
            <text:p>0.9182638889</text:p>
          </table:table-cell>
          <table:table-cell table:formula="of:=IF([.B912]=[.B911];[.G911];[.F913]-[.F912])" office:value-type="time" office:time-value="PT00H07M03S" calcext:value-type="time">
            <text:p>00:07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09 </text:p>
          </table:table-cell>
          <table:table-cell office:value-type="string" calcext:value-type="string">
            <text:p><text:s/>Wed Sep 20 22:09:21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913];13;8))" office:value-type="float" office:value="0.923159722222222" calcext:value-type="float">
            <text:p>0.9231597222</text:p>
          </table:table-cell>
          <table:table-cell table:formula="of:=IF([.B913]=[.B912];[.G912];[.F914]-[.F913])" office:value-type="time" office:time-value="PT00H07M03S" calcext:value-type="time">
            <text:p>00:07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1 </text:p>
          </table:table-cell>
          <table:table-cell office:value-type="string" calcext:value-type="string">
            <text:p><text:s/>Wed Sep 20 21:57:5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14];13;8))" office:value-type="float" office:value="0.915173611111111" calcext:value-type="float">
            <text:p>0.9151736111</text:p>
          </table:table-cell>
          <table:table-cell table:formula="of:=IF([.B914]=[.B913];[.G913];[.F915]-[.F914])" office:value-type="time" office:time-value="PT00H00M26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1 </text:p>
          </table:table-cell>
          <table:table-cell office:value-type="string" calcext:value-type="string">
            <text:p><text:s/>Wed Sep 20 21:58:17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915];13;8))" office:value-type="float" office:value="0.915474537037037" calcext:value-type="float">
            <text:p>0.915474537</text:p>
          </table:table-cell>
          <table:table-cell table:formula="of:=IF([.B915]=[.B914];[.G914];[.F916]-[.F915])" office:value-type="time" office:time-value="PT00H00M26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10 </text:p>
          </table:table-cell>
          <table:table-cell office:value-type="string" calcext:value-type="string">
            <text:p><text:s/>Wed Sep 20 22:02:1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16];13;8))" office:value-type="float" office:value="0.918275462962963" calcext:value-type="float">
            <text:p>0.918275463</text:p>
          </table:table-cell>
          <table:table-cell table:formula="of:=IF([.B916]=[.B915];[.G915];[.F917]-[.F916])" office:value-type="time" office:time-value="PT00H07M03S" calcext:value-type="time">
            <text:p>00:07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10 </text:p>
          </table:table-cell>
          <table:table-cell office:value-type="string" calcext:value-type="string">
            <text:p><text:s/>Wed Sep 20 22:09:22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917];13;8))" office:value-type="float" office:value="0.923171296296296" calcext:value-type="float">
            <text:p>0.9231712963</text:p>
          </table:table-cell>
          <table:table-cell table:formula="of:=IF([.B917]=[.B916];[.G916];[.F918]-[.F917])" office:value-type="time" office:time-value="PT00H07M03S" calcext:value-type="time">
            <text:p>00:07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11 </text:p>
          </table:table-cell>
          <table:table-cell office:value-type="string" calcext:value-type="string">
            <text:p><text:s/>Wed Sep 20 22:02:2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18];13;8))" office:value-type="float" office:value="0.918287037037037" calcext:value-type="float">
            <text:p>0.918287037</text:p>
          </table:table-cell>
          <table:table-cell table:formula="of:=IF([.B918]=[.B917];[.G917];[.F919]-[.F918])" office:value-type="time" office:time-value="PT00H07M03S" calcext:value-type="time">
            <text:p>00:07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11 </text:p>
          </table:table-cell>
          <table:table-cell office:value-type="string" calcext:value-type="string">
            <text:p><text:s/>Wed Sep 20 22:09:2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919];13;8))" office:value-type="float" office:value="0.92318287037037" calcext:value-type="float">
            <text:p>0.9231828704</text:p>
          </table:table-cell>
          <table:table-cell table:formula="of:=IF([.B919]=[.B918];[.G918];[.F920]-[.F919])" office:value-type="time" office:time-value="PT00H07M03S" calcext:value-type="time">
            <text:p>00:07: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2 </text:p>
          </table:table-cell>
          <table:table-cell office:value-type="string" calcext:value-type="string">
            <text:p><text:s/>Wed Sep 20 21:57:5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20];13;8))" office:value-type="float" office:value="0.915173611111111" calcext:value-type="float">
            <text:p>0.9151736111</text:p>
          </table:table-cell>
          <table:table-cell table:formula="of:=IF([.B920]=[.B919];[.G919];[.F921]-[.F920])" office:value-type="time" office:time-value="PT00H00M26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2 </text:p>
          </table:table-cell>
          <table:table-cell office:value-type="string" calcext:value-type="string">
            <text:p><text:s/>Wed Sep 20 21:58:17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921];13;8))" office:value-type="float" office:value="0.915474537037037" calcext:value-type="float">
            <text:p>0.915474537</text:p>
          </table:table-cell>
          <table:table-cell table:formula="of:=IF([.B921]=[.B920];[.G920];[.F922]-[.F921])" office:value-type="time" office:time-value="PT00H00M26S" calcext:value-type="time">
            <text:p>00:00: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3 </text:p>
          </table:table-cell>
          <table:table-cell office:value-type="string" calcext:value-type="string">
            <text:p><text:s/>Wed Sep 20 21:57:5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22];13;8))" office:value-type="float" office:value="0.915185185185185" calcext:value-type="float">
            <text:p>0.9151851852</text:p>
          </table:table-cell>
          <table:table-cell table:formula="of:=IF([.B922]=[.B921];[.G921];[.F923]-[.F922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3 </text:p>
          </table:table-cell>
          <table:table-cell office:value-type="string" calcext:value-type="string">
            <text:p><text:s/>Wed Sep 20 21:58:20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923];13;8))" office:value-type="float" office:value="0.915509259259259" calcext:value-type="float">
            <text:p>0.9155092593</text:p>
          </table:table-cell>
          <table:table-cell table:formula="of:=IF([.B923]=[.B922];[.G922];[.F924]-[.F923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4 </text:p>
          </table:table-cell>
          <table:table-cell office:value-type="string" calcext:value-type="string">
            <text:p><text:s/>Wed Sep 20 21:57:5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24];13;8))" office:value-type="float" office:value="0.915185185185185" calcext:value-type="float">
            <text:p>0.9151851852</text:p>
          </table:table-cell>
          <table:table-cell table:formula="of:=IF([.B924]=[.B923];[.G923];[.F925]-[.F924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4 </text:p>
          </table:table-cell>
          <table:table-cell office:value-type="string" calcext:value-type="string">
            <text:p><text:s/>Wed Sep 20 21:58:20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925];13;8))" office:value-type="float" office:value="0.915509259259259" calcext:value-type="float">
            <text:p>0.9155092593</text:p>
          </table:table-cell>
          <table:table-cell table:formula="of:=IF([.B925]=[.B924];[.G924];[.F926]-[.F925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5 </text:p>
          </table:table-cell>
          <table:table-cell office:value-type="string" calcext:value-type="string">
            <text:p><text:s/>Wed Sep 20 21:57:5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26];13;8))" office:value-type="float" office:value="0.915196759259259" calcext:value-type="float">
            <text:p>0.9151967593</text:p>
          </table:table-cell>
          <table:table-cell table:formula="of:=IF([.B926]=[.B925];[.G925];[.F927]-[.F926])" office:value-type="time" office:time-value="PT00H00M27S" calcext:value-type="time">
            <text:p>00:00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5 </text:p>
          </table:table-cell>
          <table:table-cell office:value-type="string" calcext:value-type="string">
            <text:p><text:s/>Wed Sep 20 21:58:20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927];13;8))" office:value-type="float" office:value="0.915509259259259" calcext:value-type="float">
            <text:p>0.9155092593</text:p>
          </table:table-cell>
          <table:table-cell table:formula="of:=IF([.B927]=[.B926];[.G926];[.F928]-[.F927])" office:value-type="time" office:time-value="PT00H00M27S" calcext:value-type="time">
            <text:p>00:00: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6 </text:p>
          </table:table-cell>
          <table:table-cell office:value-type="string" calcext:value-type="string">
            <text:p><text:s/>Wed Sep 20 21:57:5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28];13;8))" office:value-type="float" office:value="0.915196759259259" calcext:value-type="float">
            <text:p>0.9151967593</text:p>
          </table:table-cell>
          <table:table-cell table:formula="of:=IF([.B928]=[.B927];[.G927];[.F929]-[.F928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6 </text:p>
          </table:table-cell>
          <table:table-cell office:value-type="string" calcext:value-type="string">
            <text:p><text:s/>Wed Sep 20 21:58:21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929];13;8))" office:value-type="float" office:value="0.915520833333333" calcext:value-type="float">
            <text:p>0.9155208333</text:p>
          </table:table-cell>
          <table:table-cell table:formula="of:=IF([.B929]=[.B928];[.G928];[.F930]-[.F929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7 </text:p>
          </table:table-cell>
          <table:table-cell office:value-type="string" calcext:value-type="string">
            <text:p><text:s/>Wed Sep 20 21:57:5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30];13;8))" office:value-type="float" office:value="0.915208333333333" calcext:value-type="float">
            <text:p>0.9152083333</text:p>
          </table:table-cell>
          <table:table-cell table:formula="of:=IF([.B930]=[.B929];[.G929];[.F931]-[.F930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7 </text:p>
          </table:table-cell>
          <table:table-cell office:value-type="string" calcext:value-type="string">
            <text:p><text:s/>Wed Sep 20 21:58:22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931];13;8))" office:value-type="float" office:value="0.915532407407407" calcext:value-type="float">
            <text:p>0.9155324074</text:p>
          </table:table-cell>
          <table:table-cell table:formula="of:=IF([.B931]=[.B930];[.G930];[.F932]-[.F931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8 </text:p>
          </table:table-cell>
          <table:table-cell office:value-type="string" calcext:value-type="string">
            <text:p><text:s/>Wed Sep 20 21:57:5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32];13;8))" office:value-type="float" office:value="0.915219907407407" calcext:value-type="float">
            <text:p>0.9152199074</text:p>
          </table:table-cell>
          <table:table-cell table:formula="of:=IF([.B932]=[.B931];[.G931];[.F933]-[.F932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8 </text:p>
          </table:table-cell>
          <table:table-cell office:value-type="string" calcext:value-type="string">
            <text:p><text:s/>Wed Sep 20 21:58:23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933];13;8))" office:value-type="float" office:value="0.915543981481481" calcext:value-type="float">
            <text:p>0.9155439815</text:p>
          </table:table-cell>
          <table:table-cell table:formula="of:=IF([.B933]=[.B932];[.G932];[.F934]-[.F933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9 </text:p>
          </table:table-cell>
          <table:table-cell office:value-type="string" calcext:value-type="string">
            <text:p><text:s/>Wed Sep 20 21:57:5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34];13;8))" office:value-type="float" office:value="0.915219907407407" calcext:value-type="float">
            <text:p>0.9152199074</text:p>
          </table:table-cell>
          <table:table-cell table:formula="of:=IF([.B934]=[.B933];[.G933];[.F935]-[.F934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59 </text:p>
          </table:table-cell>
          <table:table-cell office:value-type="string" calcext:value-type="string">
            <text:p><text:s/>Wed Sep 20 21:58:23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935];13;8))" office:value-type="float" office:value="0.915543981481481" calcext:value-type="float">
            <text:p>0.9155439815</text:p>
          </table:table-cell>
          <table:table-cell table:formula="of:=IF([.B935]=[.B934];[.G934];[.F936]-[.F935])" office:value-type="time" office:time-value="PT00H00M28S" calcext:value-type="time">
            <text:p>00:00: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 </text:p>
          </table:table-cell>
          <table:table-cell office:value-type="string" calcext:value-type="string">
            <text:p><text:s/>Wed Sep 20 21:57:2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36];13;8))" office:value-type="float" office:value="0.914861111111111" calcext:value-type="float">
            <text:p>0.9148611111</text:p>
          </table:table-cell>
          <table:table-cell table:formula="of:=IF([.B936]=[.B935];[.G935];[.F937]-[.F936])" office:value-type="time" office:time-value="PT00H00M07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 </text:p>
          </table:table-cell>
          <table:table-cell office:value-type="string" calcext:value-type="string">
            <text:p><text:s/>Wed Sep 20 21:57:31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937];13;8))" office:value-type="float" office:value="0.91494212962963" calcext:value-type="float">
            <text:p>0.9149421296</text:p>
          </table:table-cell>
          <table:table-cell table:formula="of:=IF([.B937]=[.B936];[.G936];[.F938]-[.F937])" office:value-type="time" office:time-value="PT00H00M07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0 </text:p>
          </table:table-cell>
          <table:table-cell office:value-type="string" calcext:value-type="string">
            <text:p><text:s/>Wed Sep 20 21:57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38];13;8))" office:value-type="float" office:value="0.915231481481481" calcext:value-type="float">
            <text:p>0.9152314815</text:p>
          </table:table-cell>
          <table:table-cell table:formula="of:=IF([.B938]=[.B937];[.G937];[.F939]-[.F938])" office:value-type="time" office:time-value="PT00H00M30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0 </text:p>
          </table:table-cell>
          <table:table-cell office:value-type="string" calcext:value-type="string">
            <text:p><text:s/>Wed Sep 20 21:58:26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939];13;8))" office:value-type="float" office:value="0.915578703703704" calcext:value-type="float">
            <text:p>0.9155787037</text:p>
          </table:table-cell>
          <table:table-cell table:formula="of:=IF([.B939]=[.B938];[.G938];[.F940]-[.F939])" office:value-type="time" office:time-value="PT00H00M30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1 </text:p>
          </table:table-cell>
          <table:table-cell office:value-type="string" calcext:value-type="string">
            <text:p><text:s/>Wed Sep 20 21:57:5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40];13;8))" office:value-type="float" office:value="0.915231481481481" calcext:value-type="float">
            <text:p>0.9152314815</text:p>
          </table:table-cell>
          <table:table-cell table:formula="of:=IF([.B940]=[.B939];[.G939];[.F941]-[.F940])" office:value-type="time" office:time-value="PT00H00M30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1 </text:p>
          </table:table-cell>
          <table:table-cell office:value-type="string" calcext:value-type="string">
            <text:p><text:s/>Wed Sep 20 21:58:26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941];13;8))" office:value-type="float" office:value="0.915578703703704" calcext:value-type="float">
            <text:p>0.9155787037</text:p>
          </table:table-cell>
          <table:table-cell table:formula="of:=IF([.B941]=[.B940];[.G940];[.F942]-[.F941])" office:value-type="time" office:time-value="PT00H00M30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2 </text:p>
          </table:table-cell>
          <table:table-cell office:value-type="string" calcext:value-type="string">
            <text:p><text:s/>Wed Sep 20 21:57:5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42];13;8))" office:value-type="float" office:value="0.915243055555555" calcext:value-type="float">
            <text:p>0.9152430556</text:p>
          </table:table-cell>
          <table:table-cell table:formula="of:=IF([.B942]=[.B941];[.G941];[.F943]-[.F942])" office:value-type="time" office:time-value="PT00H00M32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2 </text:p>
          </table:table-cell>
          <table:table-cell office:value-type="string" calcext:value-type="string">
            <text:p><text:s/>Wed Sep 20 21:58:29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943];13;8))" office:value-type="float" office:value="0.915613425925926" calcext:value-type="float">
            <text:p>0.9156134259</text:p>
          </table:table-cell>
          <table:table-cell table:formula="of:=IF([.B943]=[.B942];[.G942];[.F944]-[.F943])" office:value-type="time" office:time-value="PT00H00M32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3 </text:p>
          </table:table-cell>
          <table:table-cell office:value-type="string" calcext:value-type="string">
            <text:p><text:s/>Wed Sep 20 21:57:5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44];13;8))" office:value-type="float" office:value="0.91525462962963" calcext:value-type="float">
            <text:p>0.9152546296</text:p>
          </table:table-cell>
          <table:table-cell table:formula="of:=IF([.B944]=[.B943];[.G943];[.F945]-[.F944])" office:value-type="time" office:time-value="PT00H00M32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3 </text:p>
          </table:table-cell>
          <table:table-cell office:value-type="string" calcext:value-type="string">
            <text:p><text:s/>Wed Sep 20 21:58:30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945];13;8))" office:value-type="float" office:value="0.915625" calcext:value-type="float">
            <text:p>0.915625</text:p>
          </table:table-cell>
          <table:table-cell table:formula="of:=IF([.B945]=[.B944];[.G944];[.F946]-[.F945])" office:value-type="time" office:time-value="PT00H00M32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4 </text:p>
          </table:table-cell>
          <table:table-cell office:value-type="string" calcext:value-type="string">
            <text:p><text:s/>Wed Sep 20 21:57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46];13;8))" office:value-type="float" office:value="0.915266203703704" calcext:value-type="float">
            <text:p>0.9152662037</text:p>
          </table:table-cell>
          <table:table-cell table:formula="of:=IF([.B946]=[.B945];[.G945];[.F947]-[.F946])" office:value-type="time" office:time-value="PT00H00M30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4 </text:p>
          </table:table-cell>
          <table:table-cell office:value-type="string" calcext:value-type="string">
            <text:p><text:s/>Wed Sep 20 21:58:29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947];13;8))" office:value-type="float" office:value="0.915613425925926" calcext:value-type="float">
            <text:p>0.9156134259</text:p>
          </table:table-cell>
          <table:table-cell table:formula="of:=IF([.B947]=[.B946];[.G946];[.F948]-[.F947])" office:value-type="time" office:time-value="PT00H00M30S" calcext:value-type="time">
            <text:p>00:00: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5 </text:p>
          </table:table-cell>
          <table:table-cell office:value-type="string" calcext:value-type="string">
            <text:p><text:s/>Wed Sep 20 21:57:5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48];13;8))" office:value-type="float" office:value="0.915266203703704" calcext:value-type="float">
            <text:p>0.9152662037</text:p>
          </table:table-cell>
          <table:table-cell table:formula="of:=IF([.B948]=[.B947];[.G947];[.F949]-[.F948])" office:value-type="time" office:time-value="PT00H00M31S" calcext:value-type="time">
            <text:p>00:00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5 </text:p>
          </table:table-cell>
          <table:table-cell office:value-type="string" calcext:value-type="string">
            <text:p><text:s/>Wed Sep 20 21:58:30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949];13;8))" office:value-type="float" office:value="0.915625" calcext:value-type="float">
            <text:p>0.915625</text:p>
          </table:table-cell>
          <table:table-cell table:formula="of:=IF([.B949]=[.B948];[.G948];[.F950]-[.F949])" office:value-type="time" office:time-value="PT00H00M31S" calcext:value-type="time">
            <text:p>00:00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6 </text:p>
          </table:table-cell>
          <table:table-cell office:value-type="string" calcext:value-type="string">
            <text:p><text:s/>Wed Sep 20 21:58:0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50];13;8))" office:value-type="float" office:value="0.915277777777778" calcext:value-type="float">
            <text:p>0.9152777778</text:p>
          </table:table-cell>
          <table:table-cell table:formula="of:=IF([.B950]=[.B949];[.G949];[.F951]-[.F950])" office:value-type="time" office:time-value="PT00H00M32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6 </text:p>
          </table:table-cell>
          <table:table-cell office:value-type="string" calcext:value-type="string">
            <text:p><text:s/>Wed Sep 20 21:58:32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951];13;8))" office:value-type="float" office:value="0.915648148148148" calcext:value-type="float">
            <text:p>0.9156481481</text:p>
          </table:table-cell>
          <table:table-cell table:formula="of:=IF([.B951]=[.B950];[.G950];[.F952]-[.F951])" office:value-type="time" office:time-value="PT00H00M32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7 </text:p>
          </table:table-cell>
          <table:table-cell office:value-type="string" calcext:value-type="string">
            <text:p><text:s/>Wed Sep 20 21:58:0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52];13;8))" office:value-type="float" office:value="0.915277777777778" calcext:value-type="float">
            <text:p>0.9152777778</text:p>
          </table:table-cell>
          <table:table-cell table:formula="of:=IF([.B952]=[.B951];[.G951];[.F953]-[.F952])" office:value-type="time" office:time-value="PT00H00M32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7 </text:p>
          </table:table-cell>
          <table:table-cell office:value-type="string" calcext:value-type="string">
            <text:p><text:s/>Wed Sep 20 21:58:32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953];13;8))" office:value-type="float" office:value="0.915648148148148" calcext:value-type="float">
            <text:p>0.9156481481</text:p>
          </table:table-cell>
          <table:table-cell table:formula="of:=IF([.B953]=[.B952];[.G952];[.F954]-[.F953])" office:value-type="time" office:time-value="PT00H00M32S" calcext:value-type="time">
            <text:p>00:00: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8 </text:p>
          </table:table-cell>
          <table:table-cell office:value-type="string" calcext:value-type="string">
            <text:p><text:s/>Wed Sep 20 21:58:0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54];13;8))" office:value-type="float" office:value="0.915289351851852" calcext:value-type="float">
            <text:p>0.9152893519</text:p>
          </table:table-cell>
          <table:table-cell table:formula="of:=IF([.B954]=[.B953];[.G953];[.F955]-[.F954])" office:value-type="time" office:time-value="PT00H00M31S" calcext:value-type="time">
            <text:p>00:00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8 </text:p>
          </table:table-cell>
          <table:table-cell office:value-type="string" calcext:value-type="string">
            <text:p><text:s/>Wed Sep 20 21:58:32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955];13;8))" office:value-type="float" office:value="0.915648148148148" calcext:value-type="float">
            <text:p>0.9156481481</text:p>
          </table:table-cell>
          <table:table-cell table:formula="of:=IF([.B955]=[.B954];[.G954];[.F956]-[.F955])" office:value-type="time" office:time-value="PT00H00M31S" calcext:value-type="time">
            <text:p>00:00: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9 </text:p>
          </table:table-cell>
          <table:table-cell office:value-type="string" calcext:value-type="string">
            <text:p><text:s/>Wed Sep 20 21:58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56];13;8))" office:value-type="float" office:value="0.915300925925926" calcext:value-type="float">
            <text:p>0.9153009259</text:p>
          </table:table-cell>
          <table:table-cell table:formula="of:=IF([.B956]=[.B955];[.G955];[.F957]-[.F956])" office:value-type="time" office:time-value="PT00H00M33S" calcext:value-type="time">
            <text:p>00:00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69 </text:p>
          </table:table-cell>
          <table:table-cell office:value-type="string" calcext:value-type="string">
            <text:p><text:s/>Wed Sep 20 21:58:35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957];13;8))" office:value-type="float" office:value="0.91568287037037" calcext:value-type="float">
            <text:p>0.9156828704</text:p>
          </table:table-cell>
          <table:table-cell table:formula="of:=IF([.B957]=[.B956];[.G956];[.F958]-[.F957])" office:value-type="time" office:time-value="PT00H00M33S" calcext:value-type="time">
            <text:p>00:00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 </text:p>
          </table:table-cell>
          <table:table-cell office:value-type="string" calcext:value-type="string">
            <text:p><text:s/>Wed Sep 20 21:57:2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58];13;8))" office:value-type="float" office:value="0.914872685185185" calcext:value-type="float">
            <text:p>0.9148726852</text:p>
          </table:table-cell>
          <table:table-cell table:formula="of:=IF([.B958]=[.B957];[.G957];[.F959]-[.F958])" office:value-type="time" office:time-value="PT00H00M07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 </text:p>
          </table:table-cell>
          <table:table-cell office:value-type="string" calcext:value-type="string">
            <text:p><text:s/>Wed Sep 20 21:57:32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959];13;8))" office:value-type="float" office:value="0.914953703703704" calcext:value-type="float">
            <text:p>0.9149537037</text:p>
          </table:table-cell>
          <table:table-cell table:formula="of:=IF([.B959]=[.B958];[.G958];[.F960]-[.F959])" office:value-type="time" office:time-value="PT00H00M07S" calcext:value-type="time">
            <text:p>00:00: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0 </text:p>
          </table:table-cell>
          <table:table-cell office:value-type="string" calcext:value-type="string">
            <text:p><text:s/>Wed Sep 20 21:58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60];13;8))" office:value-type="float" office:value="0.915300925925926" calcext:value-type="float">
            <text:p>0.9153009259</text:p>
          </table:table-cell>
          <table:table-cell table:formula="of:=IF([.B960]=[.B959];[.G959];[.F961]-[.F960])" office:value-type="time" office:time-value="PT00H00M33S" calcext:value-type="time">
            <text:p>00:00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0 </text:p>
          </table:table-cell>
          <table:table-cell office:value-type="string" calcext:value-type="string">
            <text:p><text:s/>Wed Sep 20 21:58:35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961];13;8))" office:value-type="float" office:value="0.91568287037037" calcext:value-type="float">
            <text:p>0.9156828704</text:p>
          </table:table-cell>
          <table:table-cell table:formula="of:=IF([.B961]=[.B960];[.G960];[.F962]-[.F961])" office:value-type="time" office:time-value="PT00H00M33S" calcext:value-type="time">
            <text:p>00:00: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1 </text:p>
          </table:table-cell>
          <table:table-cell office:value-type="string" calcext:value-type="string">
            <text:p><text:s/>Wed Sep 20 21:58:0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62];13;8))" office:value-type="float" office:value="0.915300925925926" calcext:value-type="float">
            <text:p>0.9153009259</text:p>
          </table:table-cell>
          <table:table-cell table:formula="of:=IF([.B962]=[.B961];[.G961];[.F963]-[.F962])" office:value-type="time" office:time-value="PT00H00M35S" calcext:value-type="time">
            <text:p>00:00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1 </text:p>
          </table:table-cell>
          <table:table-cell office:value-type="string" calcext:value-type="string">
            <text:p><text:s/>Wed Sep 20 21:58:37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963];13;8))" office:value-type="float" office:value="0.915706018518518" calcext:value-type="float">
            <text:p>0.9157060185</text:p>
          </table:table-cell>
          <table:table-cell table:formula="of:=IF([.B963]=[.B962];[.G962];[.F964]-[.F963])" office:value-type="time" office:time-value="PT00H00M35S" calcext:value-type="time">
            <text:p>00:00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2 </text:p>
          </table:table-cell>
          <table:table-cell office:value-type="string" calcext:value-type="string">
            <text:p><text:s/>Wed Sep 20 21:58:0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64];13;8))" office:value-type="float" office:value="0.9153125" calcext:value-type="float">
            <text:p>0.9153125</text:p>
          </table:table-cell>
          <table:table-cell table:formula="of:=IF([.B964]=[.B963];[.G963];[.F965]-[.F964])" office:value-type="time" office:time-value="PT00H00M35S" calcext:value-type="time">
            <text:p>00:00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2 </text:p>
          </table:table-cell>
          <table:table-cell office:value-type="string" calcext:value-type="string">
            <text:p><text:s/>Wed Sep 20 21:58:3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965];13;8))" office:value-type="float" office:value="0.915717592592593" calcext:value-type="float">
            <text:p>0.9157175926</text:p>
          </table:table-cell>
          <table:table-cell table:formula="of:=IF([.B965]=[.B964];[.G964];[.F966]-[.F965])" office:value-type="time" office:time-value="PT00H00M35S" calcext:value-type="time">
            <text:p>00:00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3 </text:p>
          </table:table-cell>
          <table:table-cell office:value-type="string" calcext:value-type="string">
            <text:p><text:s/>Wed Sep 20 21:58:0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66];13;8))" office:value-type="float" office:value="0.9153125" calcext:value-type="float">
            <text:p>0.9153125</text:p>
          </table:table-cell>
          <table:table-cell table:formula="of:=IF([.B966]=[.B965];[.G965];[.F967]-[.F966])" office:value-type="time" office:time-value="PT00H00M35S" calcext:value-type="time">
            <text:p>00:00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3 </text:p>
          </table:table-cell>
          <table:table-cell office:value-type="string" calcext:value-type="string">
            <text:p><text:s/>Wed Sep 20 21:58:38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967];13;8))" office:value-type="float" office:value="0.915717592592593" calcext:value-type="float">
            <text:p>0.9157175926</text:p>
          </table:table-cell>
          <table:table-cell table:formula="of:=IF([.B967]=[.B966];[.G966];[.F968]-[.F967])" office:value-type="time" office:time-value="PT00H00M35S" calcext:value-type="time">
            <text:p>00:00: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4 </text:p>
          </table:table-cell>
          <table:table-cell office:value-type="string" calcext:value-type="string">
            <text:p><text:s/>Wed Sep 20 21:58:0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68];13;8))" office:value-type="float" office:value="0.915324074074074" calcext:value-type="float">
            <text:p>0.9153240741</text:p>
          </table:table-cell>
          <table:table-cell table:formula="of:=IF([.B968]=[.B967];[.G967];[.F969]-[.F968])" office:value-type="time" office:time-value="PT00H00M36S" calcext:value-type="time">
            <text:p>00:00: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4 </text:p>
          </table:table-cell>
          <table:table-cell office:value-type="string" calcext:value-type="string">
            <text:p><text:s/>Wed Sep 20 21:58:40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969];13;8))" office:value-type="float" office:value="0.915740740740741" calcext:value-type="float">
            <text:p>0.9157407407</text:p>
          </table:table-cell>
          <table:table-cell table:formula="of:=IF([.B969]=[.B968];[.G968];[.F970]-[.F969])" office:value-type="time" office:time-value="PT00H00M36S" calcext:value-type="time">
            <text:p>00:00: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5 </text:p>
          </table:table-cell>
          <table:table-cell office:value-type="string" calcext:value-type="string">
            <text:p><text:s/>Wed Sep 20 21:58:0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70];13;8))" office:value-type="float" office:value="0.915324074074074" calcext:value-type="float">
            <text:p>0.9153240741</text:p>
          </table:table-cell>
          <table:table-cell table:formula="of:=IF([.B970]=[.B969];[.G969];[.F971]-[.F970])" office:value-type="time" office:time-value="PT00H00M37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5 </text:p>
          </table:table-cell>
          <table:table-cell office:value-type="string" calcext:value-type="string">
            <text:p><text:s/>Wed Sep 20 21:58:41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971];13;8))" office:value-type="float" office:value="0.915752314814815" calcext:value-type="float">
            <text:p>0.9157523148</text:p>
          </table:table-cell>
          <table:table-cell table:formula="of:=IF([.B971]=[.B970];[.G970];[.F972]-[.F971])" office:value-type="time" office:time-value="PT00H00M37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6 </text:p>
          </table:table-cell>
          <table:table-cell office:value-type="string" calcext:value-type="string">
            <text:p><text:s/>Wed Sep 20 21:58:0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72];13;8))" office:value-type="float" office:value="0.915335648148148" calcext:value-type="float">
            <text:p>0.9153356481</text:p>
          </table:table-cell>
          <table:table-cell table:formula="of:=IF([.B972]=[.B971];[.G971];[.F973]-[.F972])" office:value-type="time" office:time-value="PT00H00M37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6 </text:p>
          </table:table-cell>
          <table:table-cell office:value-type="string" calcext:value-type="string">
            <text:p><text:s/>Wed Sep 20 21:58:42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973];13;8))" office:value-type="float" office:value="0.915763888888889" calcext:value-type="float">
            <text:p>0.9157638889</text:p>
          </table:table-cell>
          <table:table-cell table:formula="of:=IF([.B973]=[.B972];[.G972];[.F974]-[.F973])" office:value-type="time" office:time-value="PT00H00M37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7 </text:p>
          </table:table-cell>
          <table:table-cell office:value-type="string" calcext:value-type="string">
            <text:p><text:s/>Wed Sep 20 21:58:0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74];13;8))" office:value-type="float" office:value="0.915335648148148" calcext:value-type="float">
            <text:p>0.9153356481</text:p>
          </table:table-cell>
          <table:table-cell table:formula="of:=IF([.B974]=[.B973];[.G973];[.F975]-[.F974])" office:value-type="time" office:time-value="PT00H00M37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7 </text:p>
          </table:table-cell>
          <table:table-cell office:value-type="string" calcext:value-type="string">
            <text:p><text:s/>Wed Sep 20 21:58:42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975];13;8))" office:value-type="float" office:value="0.915763888888889" calcext:value-type="float">
            <text:p>0.9157638889</text:p>
          </table:table-cell>
          <table:table-cell table:formula="of:=IF([.B975]=[.B974];[.G974];[.F976]-[.F975])" office:value-type="time" office:time-value="PT00H00M37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8 </text:p>
          </table:table-cell>
          <table:table-cell office:value-type="string" calcext:value-type="string">
            <text:p><text:s/>Wed Sep 20 21:58:0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76];13;8))" office:value-type="float" office:value="0.915347222222222" calcext:value-type="float">
            <text:p>0.9153472222</text:p>
          </table:table-cell>
          <table:table-cell table:formula="of:=IF([.B976]=[.B975];[.G975];[.F977]-[.F976])" office:value-type="time" office:time-value="PT00H00M38S" calcext:value-type="time">
            <text:p>00:00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8 </text:p>
          </table:table-cell>
          <table:table-cell office:value-type="string" calcext:value-type="string">
            <text:p><text:s/>Wed Sep 20 21:58:44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977];13;8))" office:value-type="float" office:value="0.915787037037037" calcext:value-type="float">
            <text:p>0.915787037</text:p>
          </table:table-cell>
          <table:table-cell table:formula="of:=IF([.B977]=[.B976];[.G976];[.F978]-[.F977])" office:value-type="time" office:time-value="PT00H00M38S" calcext:value-type="time">
            <text:p>00:00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9 </text:p>
          </table:table-cell>
          <table:table-cell office:value-type="string" calcext:value-type="string">
            <text:p><text:s/>Wed Sep 20 21:58:0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78];13;8))" office:value-type="float" office:value="0.915358796296296" calcext:value-type="float">
            <text:p>0.9153587963</text:p>
          </table:table-cell>
          <table:table-cell table:formula="of:=IF([.B978]=[.B977];[.G977];[.F979]-[.F978])" office:value-type="time" office:time-value="PT00H00M37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79 </text:p>
          </table:table-cell>
          <table:table-cell office:value-type="string" calcext:value-type="string">
            <text:p><text:s/>Wed Sep 20 21:58:4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979];13;8))" office:value-type="float" office:value="0.915787037037037" calcext:value-type="float">
            <text:p>0.915787037</text:p>
          </table:table-cell>
          <table:table-cell table:formula="of:=IF([.B979]=[.B978];[.G978];[.F980]-[.F979])" office:value-type="time" office:time-value="PT00H00M37S" calcext:value-type="time">
            <text:p>00:00: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 </text:p>
          </table:table-cell>
          <table:table-cell office:value-type="string" calcext:value-type="string">
            <text:p><text:s/>Wed Sep 20 21:57:2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80];13;8))" office:value-type="float" office:value="0.914872685185185" calcext:value-type="float">
            <text:p>0.9148726852</text:p>
          </table:table-cell>
          <table:table-cell table:formula="of:=IF([.B980]=[.B979];[.G979];[.F981]-[.F980])" office:value-type="time" office:time-value="PT00H00M08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 </text:p>
          </table:table-cell>
          <table:table-cell office:value-type="string" calcext:value-type="string">
            <text:p><text:s/>Wed Sep 20 21:57:33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981];13;8))" office:value-type="float" office:value="0.914965277777778" calcext:value-type="float">
            <text:p>0.9149652778</text:p>
          </table:table-cell>
          <table:table-cell table:formula="of:=IF([.B981]=[.B980];[.G980];[.F982]-[.F981])" office:value-type="time" office:time-value="PT00H00M08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0 </text:p>
          </table:table-cell>
          <table:table-cell office:value-type="string" calcext:value-type="string">
            <text:p><text:s/>Wed Sep 20 21:58:0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82];13;8))" office:value-type="float" office:value="0.915358796296296" calcext:value-type="float">
            <text:p>0.9153587963</text:p>
          </table:table-cell>
          <table:table-cell table:formula="of:=IF([.B982]=[.B981];[.G981];[.F983]-[.F982])" office:value-type="time" office:time-value="PT00H00M39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0 </text:p>
          </table:table-cell>
          <table:table-cell office:value-type="string" calcext:value-type="string">
            <text:p><text:s/>Wed Sep 20 21:58:46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983];13;8))" office:value-type="float" office:value="0.915810185185185" calcext:value-type="float">
            <text:p>0.9158101852</text:p>
          </table:table-cell>
          <table:table-cell table:formula="of:=IF([.B983]=[.B982];[.G982];[.F984]-[.F983])" office:value-type="time" office:time-value="PT00H00M39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1 </text:p>
          </table:table-cell>
          <table:table-cell office:value-type="string" calcext:value-type="string">
            <text:p><text:s/>Wed Sep 20 21:58:0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84];13;8))" office:value-type="float" office:value="0.91537037037037" calcext:value-type="float">
            <text:p>0.9153703704</text:p>
          </table:table-cell>
          <table:table-cell table:formula="of:=IF([.B984]=[.B983];[.G983];[.F985]-[.F984])" office:value-type="time" office:time-value="PT00H00M39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1 </text:p>
          </table:table-cell>
          <table:table-cell office:value-type="string" calcext:value-type="string">
            <text:p><text:s/>Wed Sep 20 21:58:47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985];13;8))" office:value-type="float" office:value="0.915821759259259" calcext:value-type="float">
            <text:p>0.9158217593</text:p>
          </table:table-cell>
          <table:table-cell table:formula="of:=IF([.B985]=[.B984];[.G984];[.F986]-[.F985])" office:value-type="time" office:time-value="PT00H00M39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2 </text:p>
          </table:table-cell>
          <table:table-cell office:value-type="string" calcext:value-type="string">
            <text:p><text:s/>Wed Sep 20 21:58:0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86];13;8))" office:value-type="float" office:value="0.915381944444444" calcext:value-type="float">
            <text:p>0.9153819444</text:p>
          </table:table-cell>
          <table:table-cell table:formula="of:=IF([.B986]=[.B985];[.G985];[.F987]-[.F986])" office:value-type="time" office:time-value="PT00H00M38S" calcext:value-type="time">
            <text:p>00:00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2 </text:p>
          </table:table-cell>
          <table:table-cell office:value-type="string" calcext:value-type="string">
            <text:p><text:s/>Wed Sep 20 21:58:47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987];13;8))" office:value-type="float" office:value="0.915821759259259" calcext:value-type="float">
            <text:p>0.9158217593</text:p>
          </table:table-cell>
          <table:table-cell table:formula="of:=IF([.B987]=[.B986];[.G986];[.F988]-[.F987])" office:value-type="time" office:time-value="PT00H00M38S" calcext:value-type="time">
            <text:p>00:00: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3 </text:p>
          </table:table-cell>
          <table:table-cell office:value-type="string" calcext:value-type="string">
            <text:p><text:s/>Wed Sep 20 21:58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88];13;8))" office:value-type="float" office:value="0.915393518518518" calcext:value-type="float">
            <text:p>0.9153935185</text:p>
          </table:table-cell>
          <table:table-cell table:formula="of:=IF([.B988]=[.B987];[.G987];[.F989]-[.F988])" office:value-type="time" office:time-value="PT00H00M39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3 </text:p>
          </table:table-cell>
          <table:table-cell office:value-type="string" calcext:value-type="string">
            <text:p><text:s/>Wed Sep 20 21:58:49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989];13;8))" office:value-type="float" office:value="0.915844907407407" calcext:value-type="float">
            <text:p>0.9158449074</text:p>
          </table:table-cell>
          <table:table-cell table:formula="of:=IF([.B989]=[.B988];[.G988];[.F990]-[.F989])" office:value-type="time" office:time-value="PT00H00M39S" calcext:value-type="time">
            <text:p>00:00: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4 </text:p>
          </table:table-cell>
          <table:table-cell office:value-type="string" calcext:value-type="string">
            <text:p><text:s/>Wed Sep 20 21:58:10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90];13;8))" office:value-type="float" office:value="0.915393518518518" calcext:value-type="float">
            <text:p>0.9153935185</text:p>
          </table:table-cell>
          <table:table-cell table:formula="of:=IF([.B990]=[.B989];[.G989];[.F991]-[.F990])" office:value-type="time" office:time-value="PT00H00M40S" calcext:value-type="time">
            <text:p>00:00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4 </text:p>
          </table:table-cell>
          <table:table-cell office:value-type="string" calcext:value-type="string">
            <text:p><text:s/>Wed Sep 20 21:58:50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991];13;8))" office:value-type="float" office:value="0.915856481481482" calcext:value-type="float">
            <text:p>0.9158564815</text:p>
          </table:table-cell>
          <table:table-cell table:formula="of:=IF([.B991]=[.B990];[.G990];[.F992]-[.F991])" office:value-type="time" office:time-value="PT00H00M40S" calcext:value-type="time">
            <text:p>00:00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5 </text:p>
          </table:table-cell>
          <table:table-cell office:value-type="string" calcext:value-type="string">
            <text:p><text:s/>Wed Sep 20 21:58:11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92];13;8))" office:value-type="float" office:value="0.915405092592593" calcext:value-type="float">
            <text:p>0.9154050926</text:p>
          </table:table-cell>
          <table:table-cell table:formula="of:=IF([.B992]=[.B991];[.G991];[.F993]-[.F992])" office:value-type="time" office:time-value="PT00H00M40S" calcext:value-type="time">
            <text:p>00:00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5 </text:p>
          </table:table-cell>
          <table:table-cell office:value-type="string" calcext:value-type="string">
            <text:p><text:s/>Wed Sep 20 21:58:51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993];13;8))" office:value-type="float" office:value="0.915868055555555" calcext:value-type="float">
            <text:p>0.9158680556</text:p>
          </table:table-cell>
          <table:table-cell table:formula="of:=IF([.B993]=[.B992];[.G992];[.F994]-[.F993])" office:value-type="time" office:time-value="PT00H00M40S" calcext:value-type="time">
            <text:p>00:00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6 </text:p>
          </table:table-cell>
          <table:table-cell office:value-type="string" calcext:value-type="string">
            <text:p><text:s/>Wed Sep 20 21:58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94];13;8))" office:value-type="float" office:value="0.915416666666667" calcext:value-type="float">
            <text:p>0.9154166667</text:p>
          </table:table-cell>
          <table:table-cell table:formula="of:=IF([.B994]=[.B993];[.G993];[.F995]-[.F994])" office:value-type="time" office:time-value="PT00H00M40S" calcext:value-type="time">
            <text:p>00:00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6 </text:p>
          </table:table-cell>
          <table:table-cell office:value-type="string" calcext:value-type="string">
            <text:p><text:s/>Wed Sep 20 21:58:52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995];13;8))" office:value-type="float" office:value="0.91587962962963" calcext:value-type="float">
            <text:p>0.9158796296</text:p>
          </table:table-cell>
          <table:table-cell table:formula="of:=IF([.B995]=[.B994];[.G994];[.F996]-[.F995])" office:value-type="time" office:time-value="PT00H00M40S" calcext:value-type="time">
            <text:p>00:00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7 </text:p>
          </table:table-cell>
          <table:table-cell office:value-type="string" calcext:value-type="string">
            <text:p><text:s/>Wed Sep 20 21:58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96];13;8))" office:value-type="float" office:value="0.915416666666667" calcext:value-type="float">
            <text:p>0.9154166667</text:p>
          </table:table-cell>
          <table:table-cell table:formula="of:=IF([.B996]=[.B995];[.G995];[.F997]-[.F996])" office:value-type="time" office:time-value="PT00H00M41S" calcext:value-type="time">
            <text:p>00:00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7 </text:p>
          </table:table-cell>
          <table:table-cell office:value-type="string" calcext:value-type="string">
            <text:p><text:s/>Wed Sep 20 21:58:5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997];13;8))" office:value-type="float" office:value="0.915891203703704" calcext:value-type="float">
            <text:p>0.9158912037</text:p>
          </table:table-cell>
          <table:table-cell table:formula="of:=IF([.B997]=[.B996];[.G996];[.F998]-[.F997])" office:value-type="time" office:time-value="PT00H00M41S" calcext:value-type="time">
            <text:p>00:00: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8 </text:p>
          </table:table-cell>
          <table:table-cell office:value-type="string" calcext:value-type="string">
            <text:p><text:s/>Wed Sep 20 21:58:12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998];13;8))" office:value-type="float" office:value="0.915416666666667" calcext:value-type="float">
            <text:p>0.9154166667</text:p>
          </table:table-cell>
          <table:table-cell table:formula="of:=IF([.B998]=[.B997];[.G997];[.F999]-[.F998])" office:value-type="time" office:time-value="PT00H00M42S" calcext:value-type="time">
            <text:p>00:00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8 </text:p>
          </table:table-cell>
          <table:table-cell office:value-type="string" calcext:value-type="string">
            <text:p><text:s/>Wed Sep 20 21:58:5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999];13;8))" office:value-type="float" office:value="0.915902777777778" calcext:value-type="float">
            <text:p>0.9159027778</text:p>
          </table:table-cell>
          <table:table-cell table:formula="of:=IF([.B999]=[.B998];[.G998];[.F1000]-[.F999])" office:value-type="time" office:time-value="PT00H00M42S" calcext:value-type="time">
            <text:p>00:00: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9 </text:p>
          </table:table-cell>
          <table:table-cell office:value-type="string" calcext:value-type="string">
            <text:p><text:s/>Wed Sep 20 21:58:13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00];13;8))" office:value-type="float" office:value="0.915428240740741" calcext:value-type="float">
            <text:p>0.9154282407</text:p>
          </table:table-cell>
          <table:table-cell table:formula="of:=IF([.B1000]=[.B999];[.G999];[.F1001]-[.F1000])" office:value-type="time" office:time-value="PT00H00M43S" calcext:value-type="time">
            <text:p>00:00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89 </text:p>
          </table:table-cell>
          <table:table-cell office:value-type="string" calcext:value-type="string">
            <text:p><text:s/>Wed Sep 20 21:58:56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1001];13;8))" office:value-type="float" office:value="0.915925925925926" calcext:value-type="float">
            <text:p>0.9159259259</text:p>
          </table:table-cell>
          <table:table-cell table:formula="of:=IF([.B1001]=[.B1000];[.G1000];[.F1002]-[.F1001])" office:value-type="time" office:time-value="PT00H00M43S" calcext:value-type="time">
            <text:p>00:00: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 </text:p>
          </table:table-cell>
          <table:table-cell office:value-type="string" calcext:value-type="string">
            <text:p><text:s/>Wed Sep 20 21:57:2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02];13;8))" office:value-type="float" office:value="0.914884259259259" calcext:value-type="float">
            <text:p>0.9148842593</text:p>
          </table:table-cell>
          <table:table-cell table:formula="of:=IF([.B1002]=[.B1001];[.G1001];[.F1003]-[.F1002])" office:value-type="time" office:time-value="PT00H00M08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 </text:p>
          </table:table-cell>
          <table:table-cell office:value-type="string" calcext:value-type="string">
            <text:p><text:s/>Wed Sep 20 21:57:34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1003];13;8))" office:value-type="float" office:value="0.914976851851852" calcext:value-type="float">
            <text:p>0.9149768519</text:p>
          </table:table-cell>
          <table:table-cell table:formula="of:=IF([.B1003]=[.B1002];[.G1002];[.F1004]-[.F1003])" office:value-type="time" office:time-value="PT00H00M08S" calcext:value-type="time">
            <text:p>00:00: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0 </text:p>
          </table:table-cell>
          <table:table-cell office:value-type="string" calcext:value-type="string">
            <text:p><text:s/>Wed Sep 20 21:58:1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04];13;8))" office:value-type="float" office:value="0.915439814814815" calcext:value-type="float">
            <text:p>0.9154398148</text:p>
          </table:table-cell>
          <table:table-cell table:formula="of:=IF([.B1004]=[.B1003];[.G1003];[.F1005]-[.F1004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0 </text:p>
          </table:table-cell>
          <table:table-cell office:value-type="string" calcext:value-type="string">
            <text:p><text:s/>Wed Sep 20 21:58:58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1005];13;8))" office:value-type="float" office:value="0.915949074074074" calcext:value-type="float">
            <text:p>0.9159490741</text:p>
          </table:table-cell>
          <table:table-cell table:formula="of:=IF([.B1005]=[.B1004];[.G1004];[.F1006]-[.F1005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1 </text:p>
          </table:table-cell>
          <table:table-cell office:value-type="string" calcext:value-type="string">
            <text:p><text:s/>Wed Sep 20 21:58:14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06];13;8))" office:value-type="float" office:value="0.915439814814815" calcext:value-type="float">
            <text:p>0.9154398148</text:p>
          </table:table-cell>
          <table:table-cell table:formula="of:=IF([.B1006]=[.B1005];[.G1005];[.F1007]-[.F1006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1 </text:p>
          </table:table-cell>
          <table:table-cell office:value-type="string" calcext:value-type="string">
            <text:p><text:s/>Wed Sep 20 21:58:58 BRT 2017 </text:p>
          </table:table-cell>
          <table:table-cell office:value-type="string" calcext:value-type="string">
            <text:p><text:s/>received response: 197838</text:p>
          </table:table-cell>
          <table:table-cell/>
          <table:table-cell table:formula="of:=TIMEVALUE(MID([.C1007];13;8))" office:value-type="float" office:value="0.915949074074074" calcext:value-type="float">
            <text:p>0.9159490741</text:p>
          </table:table-cell>
          <table:table-cell table:formula="of:=IF([.B1007]=[.B1006];[.G1006];[.F1008]-[.F1007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2 </text:p>
          </table:table-cell>
          <table:table-cell office:value-type="string" calcext:value-type="string">
            <text:p><text:s/>Wed Sep 20 21:58:15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08];13;8))" office:value-type="float" office:value="0.915451388888889" calcext:value-type="float">
            <text:p>0.9154513889</text:p>
          </table:table-cell>
          <table:table-cell table:formula="of:=IF([.B1008]=[.B1007];[.G1007];[.F1009]-[.F1008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2 </text:p>
          </table:table-cell>
          <table:table-cell office:value-type="string" calcext:value-type="string">
            <text:p><text:s/>Wed Sep 20 21:58:59 BRT 2017 </text:p>
          </table:table-cell>
          <table:table-cell office:value-type="string" calcext:value-type="string">
            <text:p><text:s/>received response: 227838</text:p>
          </table:table-cell>
          <table:table-cell/>
          <table:table-cell table:formula="of:=TIMEVALUE(MID([.C1009];13;8))" office:value-type="float" office:value="0.915960648148148" calcext:value-type="float">
            <text:p>0.9159606481</text:p>
          </table:table-cell>
          <table:table-cell table:formula="of:=IF([.B1009]=[.B1008];[.G1008];[.F1010]-[.F1009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3 </text:p>
          </table:table-cell>
          <table:table-cell office:value-type="string" calcext:value-type="string">
            <text:p><text:s/>Wed Sep 20 21:58:16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10];13;8))" office:value-type="float" office:value="0.915462962962963" calcext:value-type="float">
            <text:p>0.915462963</text:p>
          </table:table-cell>
          <table:table-cell table:formula="of:=IF([.B1010]=[.B1009];[.G1009];[.F1011]-[.F1010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3 </text:p>
          </table:table-cell>
          <table:table-cell office:value-type="string" calcext:value-type="string">
            <text:p><text:s/>Wed Sep 20 21:59:00 BRT 2017 </text:p>
          </table:table-cell>
          <table:table-cell office:value-type="string" calcext:value-type="string">
            <text:p><text:s/>received response: 207838</text:p>
          </table:table-cell>
          <table:table-cell/>
          <table:table-cell table:formula="of:=TIMEVALUE(MID([.C1011];13;8))" office:value-type="float" office:value="0.915972222222222" calcext:value-type="float">
            <text:p>0.9159722222</text:p>
          </table:table-cell>
          <table:table-cell table:formula="of:=IF([.B1011]=[.B1010];[.G1010];[.F1012]-[.F1011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4 </text:p>
          </table:table-cell>
          <table:table-cell office:value-type="string" calcext:value-type="string">
            <text:p><text:s/>Wed Sep 20 21:58:1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12];13;8))" office:value-type="float" office:value="0.915474537037037" calcext:value-type="float">
            <text:p>0.915474537</text:p>
          </table:table-cell>
          <table:table-cell table:formula="of:=IF([.B1012]=[.B1011];[.G1011];[.F1013]-[.F1012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4 </text:p>
          </table:table-cell>
          <table:table-cell office:value-type="string" calcext:value-type="string">
            <text:p><text:s/>Wed Sep 20 21:59:01 BRT 2017 </text:p>
          </table:table-cell>
          <table:table-cell office:value-type="string" calcext:value-type="string">
            <text:p><text:s/>received response: 217838</text:p>
          </table:table-cell>
          <table:table-cell/>
          <table:table-cell table:formula="of:=TIMEVALUE(MID([.C1013];13;8))" office:value-type="float" office:value="0.915983796296296" calcext:value-type="float">
            <text:p>0.9159837963</text:p>
          </table:table-cell>
          <table:table-cell table:formula="of:=IF([.B1013]=[.B1012];[.G1012];[.F1014]-[.F1013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5 </text:p>
          </table:table-cell>
          <table:table-cell office:value-type="string" calcext:value-type="string">
            <text:p><text:s/>Wed Sep 20 21:58:17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14];13;8))" office:value-type="float" office:value="0.915474537037037" calcext:value-type="float">
            <text:p>0.915474537</text:p>
          </table:table-cell>
          <table:table-cell table:formula="of:=IF([.B1014]=[.B1013];[.G1013];[.F1015]-[.F1014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5 </text:p>
          </table:table-cell>
          <table:table-cell office:value-type="string" calcext:value-type="string">
            <text:p><text:s/>Wed Sep 20 21:59:01 BRT 2017 </text:p>
          </table:table-cell>
          <table:table-cell office:value-type="string" calcext:value-type="string">
            <text:p><text:s/>received response: 237838</text:p>
          </table:table-cell>
          <table:table-cell/>
          <table:table-cell table:formula="of:=TIMEVALUE(MID([.C1015];13;8))" office:value-type="float" office:value="0.915983796296296" calcext:value-type="float">
            <text:p>0.9159837963</text:p>
          </table:table-cell>
          <table:table-cell table:formula="of:=IF([.B1015]=[.B1014];[.G1014];[.F1016]-[.F1015])" office:value-type="time" office:time-value="PT00H00M44S" calcext:value-type="time">
            <text:p>00:00: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6 </text:p>
          </table:table-cell>
          <table:table-cell office:value-type="string" calcext:value-type="string">
            <text:p><text:s/>Wed Sep 20 21:58:1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16];13;8))" office:value-type="float" office:value="0.915486111111111" calcext:value-type="float">
            <text:p>0.9154861111</text:p>
          </table:table-cell>
          <table:table-cell table:formula="of:=IF([.B1016]=[.B1015];[.G1015];[.F1017]-[.F1016])" office:value-type="time" office:time-value="PT00H00M45S" calcext:value-type="time">
            <text:p>00:00: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6 </text:p>
          </table:table-cell>
          <table:table-cell office:value-type="string" calcext:value-type="string">
            <text:p><text:s/>Wed Sep 20 21:59:03 BRT 2017 </text:p>
          </table:table-cell>
          <table:table-cell office:value-type="string" calcext:value-type="string">
            <text:p><text:s/>received response: 247838</text:p>
          </table:table-cell>
          <table:table-cell/>
          <table:table-cell table:formula="of:=TIMEVALUE(MID([.C1017];13;8))" office:value-type="float" office:value="0.916006944444444" calcext:value-type="float">
            <text:p>0.9160069444</text:p>
          </table:table-cell>
          <table:table-cell table:formula="of:=IF([.B1017]=[.B1016];[.G1016];[.F1018]-[.F1017])" office:value-type="time" office:time-value="PT00H00M45S" calcext:value-type="time">
            <text:p>00:00: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7 </text:p>
          </table:table-cell>
          <table:table-cell office:value-type="string" calcext:value-type="string">
            <text:p><text:s/>Wed Sep 20 21:58:18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18];13;8))" office:value-type="float" office:value="0.915486111111111" calcext:value-type="float">
            <text:p>0.9154861111</text:p>
          </table:table-cell>
          <table:table-cell table:formula="of:=IF([.B1018]=[.B1017];[.G1017];[.F1019]-[.F1018])" office:value-type="time" office:time-value="PT00H00M46S" calcext:value-type="time">
            <text:p>00:00: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7 </text:p>
          </table:table-cell>
          <table:table-cell office:value-type="string" calcext:value-type="string">
            <text:p><text:s/>Wed Sep 20 21:59:04 BRT 2017 </text:p>
          </table:table-cell>
          <table:table-cell office:value-type="string" calcext:value-type="string">
            <text:p><text:s/>received response: 257838</text:p>
          </table:table-cell>
          <table:table-cell/>
          <table:table-cell table:formula="of:=TIMEVALUE(MID([.C1019];13;8))" office:value-type="float" office:value="0.916018518518519" calcext:value-type="float">
            <text:p>0.9160185185</text:p>
          </table:table-cell>
          <table:table-cell table:formula="of:=IF([.B1019]=[.B1018];[.G1018];[.F1020]-[.F1019])" office:value-type="time" office:time-value="PT00H00M46S" calcext:value-type="time">
            <text:p>00:00: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8 </text:p>
          </table:table-cell>
          <table:table-cell office:value-type="string" calcext:value-type="string">
            <text:p><text:s/>Wed Sep 20 21:58:1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20];13;8))" office:value-type="float" office:value="0.915497685185185" calcext:value-type="float">
            <text:p>0.9154976852</text:p>
          </table:table-cell>
          <table:table-cell table:formula="of:=IF([.B1020]=[.B1019];[.G1019];[.F1021]-[.F1020])" office:value-type="time" office:time-value="PT00H00M48S" calcext:value-type="time">
            <text:p>00:00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8 </text:p>
          </table:table-cell>
          <table:table-cell office:value-type="string" calcext:value-type="string">
            <text:p><text:s/>Wed Sep 20 21:59:07 BRT 2017 </text:p>
          </table:table-cell>
          <table:table-cell office:value-type="string" calcext:value-type="string">
            <text:p><text:s/>received response: 267838</text:p>
          </table:table-cell>
          <table:table-cell/>
          <table:table-cell table:formula="of:=TIMEVALUE(MID([.C1021];13;8))" office:value-type="float" office:value="0.916053240740741" calcext:value-type="float">
            <text:p>0.9160532407</text:p>
          </table:table-cell>
          <table:table-cell table:formula="of:=IF([.B1021]=[.B1020];[.G1020];[.F1022]-[.F1021])" office:value-type="time" office:time-value="PT00H00M48S" calcext:value-type="time">
            <text:p>00:00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9 </text:p>
          </table:table-cell>
          <table:table-cell office:value-type="string" calcext:value-type="string">
            <text:p><text:s/>Wed Sep 20 21:58:19 BRT 2017 </text:p>
          </table:table-cell>
          <table:table-cell office:value-type="string" calcext:value-type="string">
            <text:p><text:s/>request sent</text:p>
          </table:table-cell>
          <table:table-cell/>
          <table:table-cell table:formula="of:=TIMEVALUE(MID([.C1022];13;8))" office:value-type="float" office:value="0.915497685185185" calcext:value-type="float">
            <text:p>0.9154976852</text:p>
          </table:table-cell>
          <table:table-cell table:formula="of:=IF([.B1022]=[.B1021];[.G1021];[.F1023]-[.F1022])" office:value-type="time" office:time-value="PT00H00M48S" calcext:value-type="time">
            <text:p>00:00: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.com.camiloporto.scalability.client.ClientRequest </text:p>
          </table:table-cell>
          <table:table-cell office:value-type="string" calcext:value-type="string">
            <text:p><text:s/>Thread-99 </text:p>
          </table:table-cell>
          <table:table-cell office:value-type="string" calcext:value-type="string">
            <text:p><text:s/>Wed Sep 20 21:59:07 BRT 2017 </text:p>
          </table:table-cell>
          <table:table-cell office:value-type="string" calcext:value-type="string">
            <text:p><text:s/>received response: 277838</text:p>
          </table:table-cell>
          <table:table-cell/>
          <table:table-cell table:formula="of:=TIMEVALUE(MID([.C1023];13;8))" office:value-type="float" office:value="0.916053240740741" calcext:value-type="float">
            <text:p>0.9160532407</text:p>
          </table:table-cell>
          <table:table-cell table:formula="of:=IF([.B1023]=[.B1022];[.G1022];[.F1024]-[.F1023])" office:value-type="time" office:time-value="PT00H00M48S" calcext:value-type="time">
            <text:p>00:00:4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r.com.camiloporto.scalability.client.ClientRequest </text:p>
          </table:table-cell>
          <table:table-cell table:style-name="ce1" office:value-type="string" calcext:value-type="string">
            <text:p><text:s/>main </text:p>
          </table:table-cell>
          <table:table-cell table:style-name="ce3" office:value-type="string" calcext:value-type="string">
            <text:p><text:s/>Wed Sep 20 22:02:20 BRT 2017 </text:p>
          </table:table-cell>
          <table:table-cell table:style-name="ce1" office:value-type="string" calcext:value-type="string">
            <text:p><text:s/>stopped sending fire</text:p>
          </table:table-cell>
          <table:table-cell/>
          <table:table-cell table:formula="of:=TIMEVALUE(MID([.C1024];13;8))" office:value-type="float" office:value="0.918287037037037" calcext:value-type="float">
            <text:p>0.918287037</text:p>
          </table:table-cell>
          <table:table-cell table:formula="of:=[.F1024]-0" office:value-type="time" office:time-value="PT22H02M20S" calcext:value-type="time">
            <text:p>22:02:20</text:p>
          </table:table-cell>
          <table:table-cell table:style-name="ce1"/>
          <table:table-cell/>
        </table:table-row>
      </table:table>
      <table:table table:name="preparedData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F1:Sheet1.G10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22:30:42.718859122</meta:creation-date>
    <dc:date>2017-09-20T23:25:21.045415765</dc:date>
    <meta:editing-duration>PT31M43S</meta:editing-duration>
    <meta:editing-cycles>9</meta:editing-cycles>
    <meta:generator>LibreOffice/5.1.6.2$Linux_X86_64 LibreOffice_project/10m0$Build-2</meta:generator>
    <meta:document-statistic meta:table-count="2" meta:cell-count="6144" meta:object-count="0"/>
  </office:meta>
</office:document-meta>
</file>